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1"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8"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2"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3"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1"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4"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1"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7"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1"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1" fo:font-size="11pt" fo:letter-spacing="normal" fo:font-style="normal" fo:font-weight="normal" officeooo:paragraph-rsid="02a68c6f" fo:background-color="#ffffff" style:font-size-asian="11pt" style:font-size-complex="11pt" loext:padding="0in" loext:border="none"/>
    </style:style>
    <style:style style:name="P39"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1" fo:font-size="11pt" fo:letter-spacing="normal" fo:font-style="normal" fo:font-weight="normal" officeooo:paragraph-rsid="02a68c6f" style:font-size-asian="11pt" style:font-size-complex="11pt"/>
    </style:style>
    <style:style style:name="P4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1" style:family="paragraph" style:parent-style-name="Preformatted_20_Text">
      <style:paragraph-properties fo:margin-top="0in" fo:margin-bottom="0.0402in" style:contextual-spacing="false" fo:orphans="2" fo:widows="2"/>
      <style:text-properties fo:font-variant="normal" fo:text-transform="none" fo:color="#333333" loext:opacity="100%" fo:font-size="12pt" fo:letter-spacing="normal" fo:font-style="normal" fo:font-weight="normal" officeooo:paragraph-rsid="03488a36"/>
    </style:style>
    <style:style style:name="P42" style:family="paragraph" style:parent-style-name="Standard">
      <style:paragraph-properties style:writing-mode="lr-tb"/>
      <style:text-properties fo:font-variant="normal" fo:text-transform="none" fo:color="#333333" loext:opacity="100%" fo:font-size="12pt" fo:letter-spacing="normal" fo:font-style="normal" fo:font-weight="normal" officeooo:paragraph-rsid="02c23adc"/>
    </style:style>
    <style:style style:name="P43"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4"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6" style:family="paragraph" style:parent-style-name="Preformatted_20_Text">
      <style:paragraph-properties fo:orphans="2" fo:widows="2"/>
      <style:text-properties fo:font-variant="normal" fo:text-transform="none" fo:color="#333333" loext:opacity="100%" fo:letter-spacing="normal"/>
    </style:style>
    <style:style style:name="P47"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8"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49"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5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52"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4"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5"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8"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9"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60"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font-style="normal" style:text-underline-style="none" fo:font-weight="normal" officeooo:paragraph-rsid="02900e08" style:font-size-asian="11pt" style:font-size-complex="11pt"/>
    </style:style>
    <style:style style:name="P64"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65" style:family="paragraph" style:parent-style-name="Preformatted_20_Text">
      <style:paragraph-properties fo:orphans="2" fo:widows="2"/>
      <style:text-properties fo:font-variant="normal" fo:text-transform="none" fo:color="#333333" loext:opacity="100%" style:font-name="Consolas" fo:font-size="10pt" fo:letter-spacing="normal" fo:font-style="normal" fo:font-weight="normal" style:font-name-asian="Noto Sans Mono CJK SC" style:font-size-asian="10pt" style:font-name-complex="Liberation Mono" style:font-size-complex="10pt"/>
    </style:style>
    <style:style style:name="P6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font-size="10pt" fo:letter-spacing="normal" fo:font-style="normal" fo:font-weight="normal" style:font-name-asian="Noto Sans Mono CJK SC" style:font-size-asian="10pt" style:font-name-complex="Liberation Mono" style:font-size-complex="10pt"/>
    </style:style>
    <style:style style:name="P67"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8"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70"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1"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72"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8"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1"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845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a42c" officeooo:paragraph-rsid="032254e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loext:graphic-properties draw:fill="solid" draw:fill-color="#ffebeb" draw:fill-gradient-name="Gradient_20_16"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ffebeb" fo:padding="0.0598in" fo:border="0.06pt solid #c9211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4779c8" officeooo:paragraph-rsid="034779c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6"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7"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08"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9"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0" style:family="paragraph" style:parent-style-name="Text_20_body">
      <style:paragraph-properties fo:margin-top="0in" fo:margin-bottom="0.1799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1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1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1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1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15"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6"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7"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8"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officeooo:paragraph-rsid="031a0f5b" style:font-size-asian="11pt" style:language-asian="zxx" style:country-asian="none" style:font-size-complex="11pt" style:language-complex="zxx" style:country-complex="none"/>
    </style:style>
    <style:style style:name="P119" style:family="paragraph" style:parent-style-name="Standard">
      <loext:graphic-properties draw:fill-hatch-name="hatch"/>
      <style:paragraph-properties fo:padding="0.0402in" fo:border="0.06pt solid #f10d0c"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1"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2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d2159" fo:background-color="#ffffff" style:font-name-asian="Noto Sans Mono CJK SC" style:font-size-asian="12pt" style:font-weight-asian="normal" style:font-name-complex="Liberation Mono" style:font-size-complex="12pt" style:font-weight-complex="normal" loext:padding="0in" loext:border="none"/>
    </style:style>
    <style:style style:name="P1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3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2"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6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6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6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6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7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7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3961a9" fo:background-color="transparent" style:font-size-asian="11pt" style:font-weight-asian="normal" style:font-size-complex="11pt" style:font-weight-complex="normal" loext:padding="0in" loext:border="none"/>
    </style:style>
    <style:style style:name="P175"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76"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46ecec" fo:background-color="transparent" style:font-size-asian="11pt" style:font-weight-asian="normal" style:font-size-complex="11pt" style:font-weight-complex="normal" loext:padding="0in" loext:border="none"/>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7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7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81"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8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bold" officeooo:rsid="023e7fc3" officeooo:paragraph-rsid="030effe8" fo:background-color="transparent" style:font-size-asian="11pt" style:font-weight-asian="bold" style:font-size-complex="11pt" style:font-weight-complex="bold" loext:padding="0in" loext:border="none"/>
    </style:style>
    <style:style style:name="P183"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84"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85"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8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87"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88"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89"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0" style:family="paragraph" style:parent-style-name="Preformatted_20_Text">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4"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7"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9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1"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2"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6"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7"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8"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9"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21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font-style="normal" fo:font-weight="normal" officeooo:paragraph-rsid="02a0d5f9" style:font-size-asian="14pt" style:font-size-complex="14pt"/>
    </style:style>
    <style:style style:name="P211"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1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5"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216" style:family="paragraph" style:parent-style-name="Preformatted_20_Text">
      <style:paragraph-properties fo:margin-top="0in" fo:margin-bottom="0.1402in" style:contextual-spacing="false" style:writing-mode="lr-tb"/>
      <style:text-properties fo:font-variant="normal" fo:text-transform="none" style:use-window-font-color="true" loext:opacity="0%" fo:font-size="11pt" fo:letter-spacing="normal" fo:font-style="normal" fo:font-weight="normal"/>
    </style:style>
    <style:style style:name="P21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1"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1" fo:font-size="11pt" fo:font-style="normal" fo:font-weight="normal" officeooo:paragraph-rsid="0220d5d6" fo:background-color="#ffffff" style:font-size-asian="11pt" style:font-size-complex="11pt" loext:padding="0in" loext:border="none"/>
    </style:style>
    <style:style style:name="P219"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2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 fo:font-size="11pt" fo:letter-spacing="-0.0102in" fo:font-style="normal" fo:font-weight="normal" officeooo:paragraph-rsid="022f26bf" style:font-size-asian="11pt" style:font-size-complex="11pt"/>
    </style:style>
    <style:style style:name="P221"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2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3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3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3"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3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3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4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4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4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4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9"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3144773" fo:background-color="#1c1c1c" style:font-size-asian="11pt" style:font-weight-asian="normal" style:font-size-complex="11pt" style:font-weight-complex="normal" loext:padding="0in" loext:border="none"/>
    </style:style>
    <style:style style:name="P25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5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57" style:family="paragraph" style:parent-style-name="Standard">
      <loext:graphic-properties draw:fill="solid" draw:fill-color="#ffebeb" draw:fill-hatch-name="hatch" draw:opacity="100%"/>
      <style:paragraph-properties fo:margin-left="0in" fo:margin-right="0in" fo:margin-top="0in" fo:margin-bottom="0.2in" style:contextual-spacing="false" style:line-height-at-least="0.198in" fo:text-align="start" style:justify-single-word="false" fo:orphans="2" fo:widows="2" fo:text-indent="0in" style:auto-text-indent="false" fo:background-color="#ffebeb" fo:padding="0.0598in" fo:border="0.06pt solid #df0029"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5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64"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6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6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6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6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6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2"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3"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7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7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6"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7"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78"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79"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8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81"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7"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9"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3"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1eb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6"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7" style:family="paragraph" style:parent-style-name="Standard">
      <loext:graphic-properties draw:fill-hatch-name="hatch"/>
      <style:paragraph-properties fo:padding="0.0598in" fo:border="0.06pt solid #c9211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8" style:family="paragraph" style:parent-style-name="Heading_20_1">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9" style:family="paragraph" style:parent-style-name="Heading_20_1">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0" style:family="paragraph" style:parent-style-name="Text_20_body">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1"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4d96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2"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3"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4" style:family="paragraph" style:parent-style-name="Text_20_body">
      <style:paragraph-properties fo:margin-top="0.1402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bc25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6" style:family="paragraph" style:parent-style-name="Text_20_body">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e0f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7"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8"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39"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40"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41"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42"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3" style:family="paragraph" style:parent-style-name="Standard">
      <style:paragraph-properties fo:margin-top="0in" fo:margin-bottom="0.0201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4"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4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46"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47"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48"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4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ffa9c9"/>
    </style:style>
    <style:style style:name="P350"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51" style:family="paragraph" style:parent-style-name="Preformatted_20_Text">
      <style:paragraph-properties fo:orphans="2" fo:widows="2"/>
      <style:text-properties fo:font-variant="normal" fo:text-transform="none" fo:color="#000000" loext:opacity="100%" fo:letter-spacing="normal"/>
    </style:style>
    <style:style style:name="P352"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5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54"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55"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 fo:font-size="11pt" fo:letter-spacing="normal" fo:font-style="normal" fo:font-weight="normal" style:font-size-asian="11pt" style:font-size-complex="11pt"/>
    </style:style>
    <style:style style:name="P356"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 fo:font-size="11pt" fo:letter-spacing="normal" fo:font-style="normal" fo:font-weight="normal" officeooo:paragraph-rsid="02954c8e" style:font-size-asian="11pt" style:font-size-complex="11pt"/>
    </style:style>
    <style:style style:name="P357" style:family="paragraph" style:parent-style-name="Preformatted_20_Text">
      <style:paragraph-properties fo:margin-top="0in" fo:margin-bottom="0.3201in" style:contextual-spacing="false" fo:orphans="2" fo:widows="2"/>
      <style:text-properties fo:font-variant="normal" fo:text-transform="none" fo:color="#000000" loext:opacity="100%" style:font-name="Consolas" fo:font-size="11pt" fo:letter-spacing="normal" fo:font-style="normal" fo:font-weight="normal" style:font-size-asian="11pt" style:font-size-complex="11pt"/>
    </style:style>
    <style:style style:name="P358"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 fo:font-size="11pt" fo:letter-spacing="normal" fo:font-style="normal" style:text-underline-style="none" fo:font-weight="normal" officeooo:paragraph-rsid="02900e08" style:font-size-asian="11pt" style:font-size-complex="11pt"/>
    </style:style>
    <style:style style:name="P359"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 fo:font-size="11pt" fo:letter-spacing="normal" style:font-size-asian="11pt" style:font-size-complex="11pt"/>
    </style:style>
    <style:style style:name="P360"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 fo:font-size="11pt" fo:letter-spacing="normal" officeooo:paragraph-rsid="02954c8e" style:font-size-asian="11pt" style:font-size-complex="11pt"/>
    </style:style>
    <style:style style:name="P361"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6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63"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4"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65"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1"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66"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1"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67"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1"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68"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1"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69"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 fo:font-size="10pt" fo:letter-spacing="normal" fo:font-style="normal" fo:font-weight="normal" style:font-size-asian="10pt" style:font-size-complex="10pt"/>
    </style:style>
    <style:style style:name="P371"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372"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fo:color="#6b5e9b" loext:opacity="10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373" style:family="paragraph" style:parent-style-name="Standard">
      <loext:graphic-properties draw:fill-hatch-name="hatch"/>
      <style:paragraph-properties fo:margin-top="0in" fo:margin-bottom="0.0598in" style:contextual-spacing="false" fo:padding="0.0598in" fo:border="0.06pt solid #5b277d" style:writing-mode="lr-tb"/>
      <style:text-properties fo:font-variant="normal" fo:text-transform="none" fo:color="#5b277d"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rsid="033a9005" officeooo:paragraph-rsid="033a9005" fo:background-color="#ffffff"/>
    </style:style>
    <style:style style:name="P37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36699" loext:opacity="100%" style:font-name="Fira Mono" fo:letter-spacing="normal" fo:font-style="normal" fo:font-weight="normal" officeooo:rsid="033a9005" officeooo:paragraph-rsid="033a9005"/>
    </style:style>
    <style:style style:name="P37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 fo:font-size="11pt" fo:letter-spacing="normal" fo:font-style="normal" fo:font-weight="normal" officeooo:rsid="0272824e" officeooo:paragraph-rsid="0272824e" fo:background-color="#ffffff" style:font-size-asian="11pt" style:font-size-complex="11pt"/>
    </style:style>
    <style:style style:name="P37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 fo:font-size="11pt" fo:letter-spacing="normal" fo:font-style="normal" fo:font-weight="normal" officeooo:rsid="0272824e" officeooo:paragraph-rsid="0272824e" fo:background-color="#ffffff" style:font-size-asian="11pt" style:font-size-complex="11pt"/>
    </style:style>
    <style:style style:name="P37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 fo:font-size="11pt" fo:letter-spacing="normal" fo:font-style="normal" fo:font-weight="normal" officeooo:paragraph-rsid="0272824e" fo:background-color="#ffffff"/>
    </style:style>
    <style:style style:name="P37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Consolas" fo:font-size="11pt" fo:letter-spacing="normal" fo:font-style="normal" fo:font-weight="normal" officeooo:rsid="033a9005" officeooo:paragraph-rsid="033b8b70" fo:background-color="#ffffff"/>
    </style:style>
    <style:style style:name="P38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 fo:font-size="11pt" fo:letter-spacing="normal" fo:font-style="normal" fo:font-weight="normal" officeooo:rsid="033a9005" officeooo:paragraph-rsid="033b8b70" fo:background-color="#ffffff"/>
    </style:style>
    <style:style style:name="P38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fo:letter-spacing="normal" officeooo:paragraph-rsid="0272824e"/>
    </style:style>
    <style:style style:name="P38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385"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officeooo:paragraph-rsid="03448ca8" loext:padding="0in" loext:border="none"/>
    </style:style>
    <style:style style:name="P3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1"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87" style:family="paragraph" style:parent-style-name="Standard">
      <style:text-properties fo:color="#0000ff" loext:opacity="100%" style:font-name="Consolas1"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88"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89"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0"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1"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2"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93"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4"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5"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96" style:family="paragraph" style:parent-style-name="Text_20_body">
      <loext:graphic-properties draw:fill-hatch-name="hatch"/>
      <style:paragraph-properties fo:margin-left="0in" fo:margin-right="0in" fo:margin-top="0in" fo:margin-bottom="0.0598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397" style:family="paragraph" style:parent-style-name="Text_20_body">
      <loext:graphic-properties draw:fill-hatch-name="hatch"/>
      <style:paragraph-properties fo:margin-left="0in" fo:margin-right="0in" fo:margin-top="0in" fo:margin-bottom="0.1402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3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1"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9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1"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401"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402"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403"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404"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405"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406"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407"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40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40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41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619fff" fo:background-color="#1c1c1c"/>
    </style:style>
    <style:style style:name="P411" style:family="paragraph" style:parent-style-name="Standard">
      <style:paragraph-properties style:line-height-at-least="0.198in"/>
      <style:text-properties fo:color="#cccccc" loext:opacity="100%" style:font-name="Fira code" fo:font-size="10.5pt" fo:font-weight="normal" fo:background-color="#1c1c1c"/>
    </style:style>
    <style:style style:name="P412"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41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41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5"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6"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417"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41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41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0"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1"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422"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423"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424"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425"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42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427"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2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2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30"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31"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32"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3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3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3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36"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3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38"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3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4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41"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42"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43"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44"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4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4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4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48"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49"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5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51"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52"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5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54"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5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5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5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58"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59"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0"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61"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62"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6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6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65"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66"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67"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6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69"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70"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71"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7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73"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74"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09b034" fo:background-color="#1c1c1c"/>
    </style:style>
    <style:style style:name="P475" style:family="paragraph" style:parent-style-name="Standard">
      <style:paragraph-properties fo:margin-top="0.1in" fo:margin-bottom="0in" style:contextual-spacing="false" style:line-height-at-least="0.198in"/>
      <style:text-properties fo:color="#cccccc" loext:opacity="100%" style:font-name="Fira code" fo:font-size="10.5pt" fo:font-weight="normal" officeooo:paragraph-rsid="033d2159" fo:background-color="#1c1c1c"/>
    </style:style>
    <style:style style:name="P47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4577a5" fo:background-color="#1c1c1c"/>
    </style:style>
    <style:style style:name="P477"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30913c1" fo:background-color="#1c1c1c"/>
    </style:style>
    <style:style style:name="P47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34e0f40" fo:background-color="#1c1c1c"/>
    </style:style>
    <style:style style:name="P47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8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1"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2"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83" style:family="paragraph" style:parent-style-name="Standard">
      <style:paragraph-properties style:line-height-at-least="0.198in"/>
      <style:text-properties fo:color="#cccccc" loext:opacity="100%" fo:font-weight="normal" officeooo:paragraph-rsid="02f88c8b"/>
    </style:style>
    <style:style style:name="P4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8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6"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7"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88"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8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9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91"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9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9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94"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5"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97"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498"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49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50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01"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2"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3"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4"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5"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506"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507"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508"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509"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510" style:family="paragraph" style:parent-style-name="Text_20_body">
      <style:paragraph-properties fo:margin-top="0in" fo:margin-bottom="0in" style:contextual-spacing="false" fo:text-align="start" style:justify-single-word="false" fo:orphans="2" fo:widows="2"/>
    </style:style>
    <style:style style:name="P511"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5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33faf0"/>
    </style:style>
    <style:style style:name="P513" style:family="paragraph" style:parent-style-name="Text_20_body">
      <style:paragraph-properties fo:margin-top="0in" fo:margin-bottom="0.0201in" style:contextual-spacing="false" fo:text-align="start" style:justify-single-word="false" fo:orphans="2" fo:widows="2"/>
    </style:style>
    <style:style style:name="P51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515"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51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517" style:family="paragraph" style:parent-style-name="Standard">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c9211e"/>
      <style:text-properties officeooo:paragraph-rsid="0005e96b"/>
    </style:style>
    <style:style style:name="P518" style:family="paragraph" style:parent-style-name="Text_20_body">
      <style:paragraph-properties fo:margin-left="0in" fo:margin-right="0in" fo:margin-top="0in" fo:margin-bottom="0.0201in" style:contextual-spacing="false" fo:text-align="start" style:justify-single-word="false" fo:text-indent="0in" style:auto-text-indent="false" fo:padding="0.0398in" fo:border="0.06pt solid #000000"/>
      <style:text-properties officeooo:paragraph-rsid="0005e96b"/>
    </style:style>
    <style:style style:name="P51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520"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521"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522"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523"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524"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52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52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527"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52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529"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530"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53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53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53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534"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35"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3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37"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3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39"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40"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41"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3"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5"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4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4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4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4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50"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2fdf454"/>
    </style:style>
    <style:style style:name="P551"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30c5e7f"/>
    </style:style>
    <style:style style:name="P552"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31a0f5b"/>
    </style:style>
    <style:style style:name="P55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3d2159"/>
    </style:style>
    <style:style style:name="P55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33a9005"/>
    </style:style>
    <style:style style:name="P55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3a9005"/>
    </style:style>
    <style:style style:name="P5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3b4d7c"/>
    </style:style>
    <style:style style:name="P557" style:family="paragraph" style:parent-style-name="Preformatted_20_Text">
      <style:paragraph-properties fo:margin-top="0in" fo:margin-bottom="0in" style:contextual-spacing="false" fo:orphans="2" fo:widows="2"/>
    </style:style>
    <style:style style:name="P558" style:family="paragraph" style:parent-style-name="Text_20_body">
      <style:paragraph-properties fo:margin-left="0in" fo:margin-right="0in" fo:margin-top="0in" fo:margin-bottom="0.2in" style:contextual-spacing="false" fo:orphans="2" fo:widows="2" fo:text-indent="0in" style:auto-text-indent="false"/>
    </style:style>
    <style:style style:name="P559" style:family="paragraph" style:parent-style-name="List_20_Heading">
      <style:paragraph-properties fo:margin-left="0in" fo:margin-right="0in" fo:margin-top="0in" fo:margin-bottom="0.1402in" style:contextual-spacing="false" fo:orphans="2" fo:widows="2" fo:text-indent="0in" style:auto-text-indent="false"/>
    </style:style>
    <style:style style:name="P560" style:family="paragraph" style:parent-style-name="List_20_Heading">
      <style:paragraph-properties fo:margin-left="0in" fo:margin-right="0in" fo:margin-top="0in" fo:margin-bottom="0.3in" style:contextual-spacing="false" fo:orphans="2" fo:widows="2" fo:text-indent="0in" style:auto-text-indent="false"/>
    </style:style>
    <style:style style:name="P561" style:family="paragraph" style:parent-style-name="Text_20_body">
      <style:paragraph-properties fo:margin-left="0in" fo:margin-right="0in" fo:margin-top="0in" fo:margin-bottom="0in" style:contextual-spacing="false" fo:orphans="2" fo:widows="2" fo:text-indent="0in" style:auto-text-indent="false"/>
    </style:style>
    <style:style style:name="P562" style:family="paragraph" style:parent-style-name="List_20_Contents">
      <style:paragraph-properties fo:margin-left="0in" fo:margin-right="0in" fo:margin-top="0in" fo:margin-bottom="0.1965in" style:contextual-spacing="false" fo:orphans="2" fo:widows="2" fo:text-indent="0in" style:auto-text-indent="false"/>
    </style:style>
    <style:style style:name="P563" style:family="paragraph" style:parent-style-name="List_20_Heading">
      <style:paragraph-properties fo:margin-left="0in" fo:margin-right="0in" fo:margin-top="0in" fo:margin-bottom="0.1965in" style:contextual-spacing="false" fo:orphans="2" fo:widows="2" fo:text-indent="0in" style:auto-text-indent="false"/>
    </style:style>
    <style:style style:name="P564" style:family="paragraph" style:parent-style-name="Preformatted_20_Text">
      <style:paragraph-properties fo:orphans="2" fo:widows="2"/>
    </style:style>
    <style:style style:name="P565"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66" style:family="paragraph" style:parent-style-name="Standard">
      <style:paragraph-properties fo:margin-left="0in" fo:margin-right="0in" fo:orphans="2" fo:widows="2" fo:text-indent="0in" style:auto-text-indent="false"/>
      <style:text-properties officeooo:paragraph-rsid="02a68c6f"/>
    </style:style>
    <style:style style:name="P567"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68"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69"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70" style:family="paragraph" style:parent-style-name="Text_20_body">
      <style:paragraph-properties fo:margin-top="0in" fo:margin-bottom="0.1965in" style:contextual-spacing="false" fo:orphans="2" fo:widows="2"/>
      <style:text-properties officeooo:paragraph-rsid="02cfd75e"/>
    </style:style>
    <style:style style:name="P571"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72"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73"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74"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76"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7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7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79"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0"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81" style:family="paragraph" style:parent-style-name="Standard">
      <loext:graphic-properties draw:fill-hatch-name="hatch"/>
      <style:paragraph-properties fo:padding="0.0402in" fo:border="0.06pt solid #000000"/>
    </style:style>
    <style:style style:name="P582" style:family="paragraph" style:parent-style-name="Text_20_body">
      <loext:graphic-properties draw:fill-hatch-name="hatch"/>
      <style:paragraph-properties fo:padding="0.0402in" fo:border="0.06pt solid #000000"/>
    </style:style>
    <style:style style:name="P583" style:family="paragraph" style:parent-style-name="Standard">
      <style:paragraph-properties style:line-height-at-least="0.198in"/>
    </style:style>
    <style:style style:name="P584" style:family="paragraph" style:parent-style-name="Standard">
      <style:paragraph-properties fo:margin-top="0in" fo:margin-bottom="0.0402in" style:contextual-spacing="false" style:line-height-at-least="0.198in"/>
    </style:style>
    <style:style style:name="P585" style:family="paragraph" style:parent-style-name="List_20_Heading">
      <style:paragraph-properties fo:margin-top="0in" fo:margin-bottom="0.0598in" style:contextual-spacing="false" style:line-height-at-least="0.198in"/>
      <style:text-properties officeooo:paragraph-rsid="025e8590"/>
    </style:style>
    <style:style style:name="P586" style:family="paragraph" style:parent-style-name="Standard">
      <style:paragraph-properties fo:margin-top="0in" fo:margin-bottom="0.0598in" style:contextual-spacing="false" style:line-height-at-least="0.198in"/>
      <style:text-properties officeooo:paragraph-rsid="025e8590"/>
    </style:style>
    <style:style style:name="P587"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88"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89"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90" style:family="paragraph" style:parent-style-name="Standard">
      <style:paragraph-properties fo:margin-top="0in" fo:margin-bottom="0.1402in" style:contextual-spacing="false" style:line-height-at-least="0.198in"/>
      <style:text-properties officeooo:paragraph-rsid="025e8590"/>
    </style:style>
    <style:style style:name="P591" style:family="paragraph" style:parent-style-name="Standard">
      <style:paragraph-properties fo:margin-top="0in" fo:margin-bottom="0.0598in" style:contextual-spacing="false" style:line-height-at-least="0.198in"/>
      <style:text-properties officeooo:paragraph-rsid="02606b1a"/>
    </style:style>
    <style:style style:name="P592"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93" style:family="paragraph" style:parent-style-name="Standard">
      <style:paragraph-properties fo:margin-top="0in" fo:margin-bottom="0.0598in" style:contextual-spacing="false" style:line-height-at-least="0.198in"/>
      <style:text-properties officeooo:paragraph-rsid="02755b98"/>
    </style:style>
    <style:style style:name="P594"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95" style:family="paragraph" style:parent-style-name="Standard">
      <style:paragraph-properties fo:margin-top="0in" fo:margin-bottom="0.1in" style:contextual-spacing="false" style:line-height-at-least="0.198in"/>
      <style:text-properties officeooo:paragraph-rsid="02768a51"/>
    </style:style>
    <style:style style:name="P596" style:family="paragraph" style:parent-style-name="Standard">
      <style:paragraph-properties fo:margin-top="0in" fo:margin-bottom="0.1201in" style:contextual-spacing="false" style:line-height-at-least="0.198in"/>
      <style:text-properties officeooo:paragraph-rsid="02768a51"/>
    </style:style>
    <style:style style:name="P597"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598"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599"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30effe8"/>
    </style:style>
    <style:style style:name="P600" style:family="paragraph" style:parent-style-name="Standard">
      <style:paragraph-properties fo:margin-top="0in" fo:margin-bottom="0in" style:contextual-spacing="false" style:line-height-at-least="0.198in"/>
      <style:text-properties officeooo:paragraph-rsid="02832e41"/>
    </style:style>
    <style:style style:name="P601" style:family="paragraph" style:parent-style-name="Standard">
      <style:paragraph-properties fo:margin-top="0in" fo:margin-bottom="0.0402in" style:contextual-spacing="false" style:line-height-at-least="0.198in"/>
      <style:text-properties officeooo:paragraph-rsid="02857fce"/>
    </style:style>
    <style:style style:name="P602" style:family="paragraph" style:parent-style-name="Standard">
      <style:paragraph-properties fo:margin-top="0in" fo:margin-bottom="0in" style:contextual-spacing="false" style:line-height-at-least="0.198in"/>
    </style:style>
    <style:style style:name="P603"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604" style:family="paragraph" style:parent-style-name="Standard">
      <style:paragraph-properties fo:margin-top="0in" fo:margin-bottom="0.1965in" style:contextual-spacing="false" style:line-height-at-least="0.198in"/>
    </style:style>
    <style:style style:name="P605" style:family="paragraph" style:parent-style-name="Standard">
      <style:paragraph-properties style:line-height-at-least="0.198in"/>
      <style:text-properties officeooo:paragraph-rsid="029d5be8"/>
    </style:style>
    <style:style style:name="P606" style:family="paragraph" style:parent-style-name="Standard">
      <style:paragraph-properties fo:margin-top="0in" fo:margin-bottom="0.0402in" style:contextual-spacing="false" style:line-height-at-least="0.198in"/>
      <style:text-properties officeooo:paragraph-rsid="029d5be8"/>
    </style:style>
    <style:style style:name="P607" style:family="paragraph" style:parent-style-name="Standard">
      <style:paragraph-properties fo:margin-top="0in" fo:margin-bottom="0.0201in" style:contextual-spacing="false" style:line-height-at-least="0.198in"/>
    </style:style>
    <style:style style:name="P608" style:family="paragraph" style:parent-style-name="Standard">
      <style:paragraph-properties fo:margin-top="0in" fo:margin-bottom="0.0201in" style:contextual-spacing="false" style:line-height-at-least="0.198in"/>
      <style:text-properties officeooo:paragraph-rsid="02adcb84"/>
    </style:style>
    <style:style style:name="P609" style:family="paragraph" style:parent-style-name="Standard">
      <style:paragraph-properties style:line-height-at-least="0.198in"/>
      <style:text-properties officeooo:paragraph-rsid="02c06f80"/>
    </style:style>
    <style:style style:name="P610" style:family="paragraph" style:parent-style-name="Standard">
      <style:paragraph-properties fo:margin-top="0in" fo:margin-bottom="0.1402in" style:contextual-spacing="false" style:line-height-at-least="0.198in"/>
      <style:text-properties officeooo:paragraph-rsid="02c06f80"/>
    </style:style>
    <style:style style:name="P611" style:family="paragraph" style:parent-style-name="Standard">
      <style:paragraph-properties fo:margin-top="0in" fo:margin-bottom="0.0598in" style:contextual-spacing="false" style:line-height-at-least="0.198in"/>
    </style:style>
    <style:style style:name="P612" style:family="paragraph" style:parent-style-name="Standard">
      <style:paragraph-properties fo:margin-top="0in" fo:margin-bottom="0.0598in" style:contextual-spacing="false" style:line-height-at-least="0.198in"/>
      <style:text-properties officeooo:paragraph-rsid="02ffa9c9"/>
    </style:style>
    <style:style style:name="P613"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ab-stops>
          <style:tab-stop style:position="1.1839in"/>
        </style:tab-stops>
      </style:paragraph-properties>
      <style:text-properties officeooo:paragraph-rsid="0309b034"/>
    </style:style>
    <style:style style:name="P614"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ext-properties officeooo:paragraph-rsid="030a7e8b"/>
    </style:style>
    <style:style style:name="P615" style:family="paragraph" style:parent-style-name="Standard">
      <loext:graphic-properties draw:fill="none"/>
      <style:paragraph-properties fo:margin-left="1.1866in" fo:margin-right="0in" fo:margin-top="0in" fo:margin-bottom="0.1in" style:contextual-spacing="false" style:line-height-at-least="0.198in" fo:text-indent="0in" style:auto-text-indent="false" fo:background-color="transparent"/>
      <style:text-properties officeooo:paragraph-rsid="030a7e8b"/>
    </style:style>
    <style:style style:name="P616" style:family="paragraph" style:parent-style-name="Standard">
      <style:paragraph-properties fo:margin-top="0in" fo:margin-bottom="0.0598in" style:contextual-spacing="false" style:line-height-at-least="0.198in"/>
      <style:text-properties officeooo:paragraph-rsid="030baa5e"/>
    </style:style>
    <style:style style:name="P617" style:family="paragraph" style:parent-style-name="Standard">
      <style:paragraph-properties fo:margin-top="0in" fo:margin-bottom="0.1in" style:contextual-spacing="false" style:line-height-at-least="0.198in"/>
    </style:style>
    <style:style style:name="P61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19"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0"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621"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622"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23dba2"/>
    </style:style>
    <style:style style:name="P623"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624"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625"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626"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62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62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62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630"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631" style:family="paragraph" style:parent-style-name="Standard">
      <loext:graphic-properties draw:fill-hatch-name="hatch"/>
      <style:paragraph-properties fo:margin-left="0in" fo:margin-right="0in" fo:margin-top="0in" fo:margin-bottom="0.2in" style:contextual-spacing="false" fo:line-height="115%" fo:text-align="start" style:justify-single-word="false" fo:orphans="2" fo:widows="2" fo:text-indent="0in" style:auto-text-indent="false" fo:padding="0.0799in" fo:border="0.06pt solid #1e6a39" style:writing-mode="lr-tb"/>
      <style:text-properties officeooo:paragraph-rsid="03364d39"/>
    </style:style>
    <style:style style:name="P632"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633"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634"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635"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636"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63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638" style:family="paragraph" style:parent-style-name="Preformatted_20_Text">
      <style:paragraph-properties fo:margin-top="0in" fo:margin-bottom="0in" style:contextual-spacing="false" fo:orphans="2" fo:widows="2"/>
      <style:text-properties fo:color="#000000" loext:opacity="100%" fo:font-weight="normal"/>
    </style:style>
    <style:style style:name="P639"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640" style:family="paragraph" style:parent-style-name="Standard">
      <style:paragraph-properties fo:margin-top="0in" fo:margin-bottom="0.0201in" style:contextual-spacing="false"/>
      <style:text-properties officeooo:paragraph-rsid="028228a3"/>
    </style:style>
    <style:style style:name="P641" style:family="paragraph" style:parent-style-name="Standard">
      <style:paragraph-properties fo:margin-top="0in" fo:margin-bottom="0.1402in" style:contextual-spacing="false"/>
      <style:text-properties officeooo:paragraph-rsid="028228a3"/>
    </style:style>
    <style:style style:name="P642" style:family="paragraph" style:parent-style-name="Preformatted_20_Text">
      <style:paragraph-properties fo:margin-top="0in" fo:margin-bottom="0in" style:contextual-spacing="false" fo:orphans="2" fo:widows="2"/>
      <style:text-properties style:font-name="Consolas" fo:font-size="11pt" style:font-size-asian="11pt" style:font-size-complex="11pt"/>
    </style:style>
    <style:style style:name="P643" style:family="paragraph" style:parent-style-name="Standard">
      <style:paragraph-properties style:writing-mode="lr-tb"/>
    </style:style>
    <style:style style:name="P644" style:family="paragraph" style:parent-style-name="Heading_20_1">
      <style:paragraph-properties style:writing-mode="lr-tb"/>
    </style:style>
    <style:style style:name="P645" style:family="paragraph" style:parent-style-name="List_20_Contents">
      <style:paragraph-properties style:writing-mode="lr-tb"/>
    </style:style>
    <style:style style:name="P646" style:family="paragraph" style:parent-style-name="List_20_Heading">
      <style:paragraph-properties style:writing-mode="lr-tb"/>
    </style:style>
    <style:style style:name="P647" style:family="paragraph" style:parent-style-name="Standard">
      <loext:graphic-properties draw:fill-hatch-name="hatch"/>
      <style:paragraph-properties fo:padding="0.0598in" fo:border="0.06pt solid #000000" style:writing-mode="lr-tb"/>
    </style:style>
    <style:style style:name="P648" style:family="paragraph" style:parent-style-name="Standard">
      <loext:graphic-properties draw:fill-gradient-name="gradient" draw:fill-hatch-name="hatch"/>
      <style:paragraph-properties fo:padding="0.0598in" fo:border="0.06pt solid #000000" style:writing-mode="lr-tb"/>
    </style:style>
    <style:style style:name="P649"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50"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51"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2"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54"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55"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56" style:family="paragraph" style:parent-style-name="Standard">
      <style:text-properties officeooo:paragraph-rsid="02a68c6f"/>
    </style:style>
    <style:style style:name="P657" style:family="paragraph" style:parent-style-name="Standard">
      <loext:graphic-properties draw:fill="solid" draw:fill-color="#ffe1e1" draw:fill-gradient-name="Gradient_20_15" draw:fill-hatch-name="hatch" draw:opacity="100%"/>
      <style:paragraph-properties fo:margin-left="0in" fo:margin-right="0in" fo:margin-top="0in" fo:margin-bottom="0.1402in" style:contextual-spacing="false" fo:text-indent="0in" style:auto-text-indent="false" fo:background-color="#ffe1e1" fo:padding="0.0398in" fo:border="0.06pt solid #df0029"/>
      <style:text-properties officeooo:paragraph-rsid="02a68c6f"/>
    </style:style>
    <style:style style:name="P658"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59" style:family="paragraph" style:parent-style-name="Standard">
      <loext:graphic-properties draw:fill-hatch-name="hatch"/>
      <style:paragraph-properties fo:padding="0.0598in" fo:border="0.06pt solid #ff0000" style:writing-mode="lr-tb"/>
      <style:text-properties officeooo:paragraph-rsid="02c1436e"/>
    </style:style>
    <style:style style:name="P660" style:family="paragraph" style:parent-style-name="Text_20_body">
      <style:paragraph-properties fo:margin-top="0in" fo:margin-bottom="0.1799in" style:contextual-spacing="false"/>
      <style:text-properties officeooo:paragraph-rsid="02411280"/>
    </style:style>
    <style:style style:name="P661"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6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6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64"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65" style:family="paragraph" style:parent-style-name="Text_20_body">
      <style:paragraph-properties fo:margin-top="0in" fo:margin-bottom="0.1598in" style:contextual-spacing="false"/>
      <style:text-properties officeooo:paragraph-rsid="02b60c41"/>
    </style:style>
    <style:style style:name="P666" style:family="paragraph" style:parent-style-name="Standard">
      <style:paragraph-properties style:writing-mode="lr-tb"/>
      <style:text-properties fo:language="en" fo:country="GB" style:language-asian="zxx" style:country-asian="none" style:language-complex="zxx" style:country-complex="none"/>
    </style:style>
    <style:style style:name="P667" style:family="paragraph" style:parent-style-name="Heading_20_2">
      <style:paragraph-properties fo:margin-top="0in" fo:margin-bottom="0.0799in" style:contextual-spacing="false" style:writing-mode="lr-tb"/>
      <style:text-properties officeooo:paragraph-rsid="02c47bae"/>
    </style:style>
    <style:style style:name="P668" style:family="paragraph" style:parent-style-name="Text_20_body">
      <style:paragraph-properties fo:margin-top="0in" fo:margin-bottom="0.0799in" style:contextual-spacing="false" style:writing-mode="lr-tb"/>
      <style:text-properties officeooo:paragraph-rsid="02c47bae"/>
    </style:style>
    <style:style style:name="P669" style:family="paragraph" style:parent-style-name="Standard">
      <style:paragraph-properties fo:margin-top="0in" fo:margin-bottom="0in" style:contextual-spacing="false" style:writing-mode="lr-tb"/>
      <style:text-properties officeooo:paragraph-rsid="02c47bae"/>
    </style:style>
    <style:style style:name="P670" style:family="paragraph" style:parent-style-name="Standard">
      <loext:graphic-properties draw:fill-hatch-name="hatch"/>
      <style:paragraph-properties fo:padding="0.0598in" fo:border="0.06pt solid #f10d0c" style:writing-mode="lr-tb"/>
    </style:style>
    <style:style style:name="P671" style:family="paragraph" style:parent-style-name="List_20_Contents">
      <style:paragraph-properties fo:margin-top="0in" fo:margin-bottom="0.1201in" style:contextual-spacing="false" style:writing-mode="lr-tb"/>
    </style:style>
    <style:style style:name="P672" style:family="paragraph" style:parent-style-name="List_20_Heading">
      <style:paragraph-properties fo:margin-top="0in" fo:margin-bottom="0.1201in" style:contextual-spacing="false" style:writing-mode="lr-tb"/>
    </style:style>
    <style:style style:name="P673" style:family="paragraph" style:parent-style-name="Standard">
      <style:paragraph-properties fo:margin-top="0in" fo:margin-bottom="0.1402in" style:contextual-spacing="false" style:writing-mode="lr-tb"/>
    </style:style>
    <style:style style:name="P674" style:family="paragraph" style:parent-style-name="Standard">
      <style:paragraph-properties style:writing-mode="lr-tb"/>
      <style:text-properties officeooo:paragraph-rsid="02d97882"/>
    </style:style>
    <style:style style:name="P675" style:family="paragraph" style:parent-style-name="Standard">
      <style:paragraph-properties style:writing-mode="lr-tb"/>
      <style:text-properties officeooo:paragraph-rsid="02dd088b"/>
    </style:style>
    <style:style style:name="P676" style:family="paragraph" style:parent-style-name="Standard">
      <style:paragraph-properties fo:margin-top="0in" fo:margin-bottom="0.1in" style:contextual-spacing="false" style:writing-mode="lr-tb"/>
      <style:text-properties officeooo:paragraph-rsid="02e5a487"/>
    </style:style>
    <style:style style:name="P677" style:family="paragraph" style:parent-style-name="Standard">
      <style:paragraph-properties fo:margin-top="0in" fo:margin-bottom="0.1598in" style:contextual-spacing="false" style:writing-mode="lr-tb"/>
      <style:text-properties officeooo:paragraph-rsid="02e5a487"/>
    </style:style>
    <style:style style:name="P678" style:family="paragraph" style:parent-style-name="List_20_Contents">
      <style:paragraph-properties fo:margin-left="0in" fo:margin-right="0in" fo:text-indent="0in" style:auto-text-indent="false" style:writing-mode="lr-tb"/>
      <style:text-properties officeooo:paragraph-rsid="02e847a8"/>
    </style:style>
    <style:style style:name="P679" style:family="paragraph" style:parent-style-name="List_20_Heading">
      <style:paragraph-properties style:writing-mode="lr-tb"/>
      <style:text-properties officeooo:paragraph-rsid="02e847a8"/>
    </style:style>
    <style:style style:name="P680"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81" style:family="paragraph" style:parent-style-name="List_20_Heading">
      <style:paragraph-properties style:writing-mode="lr-tb"/>
      <style:text-properties officeooo:paragraph-rsid="02eb70a9"/>
    </style:style>
    <style:style style:name="P682" style:family="paragraph" style:parent-style-name="List_20_Contents">
      <style:paragraph-properties style:writing-mode="lr-tb"/>
      <style:text-properties officeooo:paragraph-rsid="02e328d1"/>
    </style:style>
    <style:style style:name="P683" style:family="paragraph" style:parent-style-name="List_20_Heading">
      <style:paragraph-properties style:writing-mode="lr-tb"/>
      <style:text-properties officeooo:paragraph-rsid="02e328d1"/>
    </style:style>
    <style:style style:name="P684" style:family="paragraph" style:parent-style-name="Standard">
      <style:paragraph-properties fo:margin-top="0in" fo:margin-bottom="0in" style:contextual-spacing="false"/>
      <style:text-properties officeooo:paragraph-rsid="02fa6d53"/>
    </style:style>
    <style:style style:name="P685" style:family="paragraph" style:parent-style-name="Text_20_body">
      <style:paragraph-properties fo:margin-top="0in" fo:margin-bottom="0in" style:contextual-spacing="false"/>
      <style:text-properties officeooo:paragraph-rsid="02fa6d53"/>
    </style:style>
    <style:style style:name="P686" style:family="paragraph" style:parent-style-name="Text_20_body">
      <style:paragraph-properties fo:margin-top="0in" fo:margin-bottom="0.1402in" style:contextual-spacing="false"/>
      <style:text-properties officeooo:paragraph-rsid="02fa6d53"/>
    </style:style>
    <style:style style:name="P687" style:family="paragraph" style:parent-style-name="Text_20_body">
      <style:paragraph-properties fo:margin-top="0in" fo:margin-bottom="0in" style:contextual-spacing="false" fo:text-align="start" style:justify-single-word="false" fo:orphans="2" fo:widows="2"/>
      <style:text-properties fo:color="#ed4c05" loext:opacity="100%" style:font-name="Consolas" fo:font-size="10pt" fo:letter-spacing="normal" fo:background-color="#ffffff" style:font-size-asian="10pt" style:font-size-complex="10pt" loext:padding="0in" loext:border="none"/>
    </style:style>
    <style:style style:name="P688" style:family="paragraph" style:parent-style-name="Text_20_body">
      <style:paragraph-properties fo:margin-top="0in" fo:margin-bottom="0.0799in" style:contextual-spacing="false" fo:text-align="start" style:justify-single-word="false" fo:orphans="2" fo:widows="2"/>
      <style:text-properties fo:color="#ed4c05" loext:opacity="100%" style:font-name="Consolas" fo:font-size="10pt" fo:letter-spacing="normal" fo:background-color="#ffffff" style:font-size-asian="10pt" style:font-size-complex="10pt" loext:padding="0in" loext:border="none"/>
    </style:style>
    <style:style style:name="P689" style:family="paragraph" style:parent-style-name="Text_20_body">
      <style:paragraph-properties fo:margin-top="0in" fo:margin-bottom="0in" style:contextual-spacing="false" fo:text-align="start" style:justify-single-word="false" fo:orphans="2" fo:widows="2"/>
      <style:text-properties fo:color="#669933" loext:opacity="100%" style:font-name="Consolas" fo:font-size="10pt" fo:letter-spacing="normal" fo:background-color="#ffffff" style:font-size-asian="10pt" style:font-size-complex="10pt" loext:padding="0in" loext:border="none"/>
    </style:style>
    <style:style style:name="P69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onsolas1" fo:font-size="10.5pt" fo:language="en" fo:country="US" style:text-underline-style="none" fo:font-weight="normal" officeooo:paragraph-rsid="01708a7b" style:font-size-asian="10.5pt" style:font-weight-asian="normal" style:font-size-complex="10.5pt" style:font-weight-complex="normal"/>
    </style:style>
    <style:style style:name="P691" style:family="paragraph" style:parent-style-name="Heading_20_2">
      <style:paragraph-properties fo:margin-top="0.1201in" fo:margin-bottom="0in" style:contextual-spacing="false" style:writing-mode="lr-tb"/>
      <style:text-properties officeooo:paragraph-rsid="03245dd5"/>
    </style:style>
    <style:style style:name="P692" style:family="paragraph" style:parent-style-name="Heading_20_2">
      <style:paragraph-properties fo:margin-top="0in" fo:margin-bottom="0.0799in" style:contextual-spacing="false" style:writing-mode="lr-tb"/>
      <style:text-properties officeooo:paragraph-rsid="03245dd5"/>
    </style:style>
    <style:style style:name="P693" style:family="paragraph" style:parent-style-name="Preformatted_20_Text">
      <loext:graphic-properties draw:fill-hatch-name="hatch"/>
      <style:paragraph-properties fo:padding="0.0402in" fo:border="0.06pt solid #f10d0c" style:writing-mode="lr-tb"/>
      <style:text-properties officeooo:paragraph-rsid="0322f3b4"/>
    </style:style>
    <style:style style:name="P694" style:family="paragraph" style:parent-style-name="Standard">
      <style:paragraph-properties style:writing-mode="lr-tb"/>
      <style:text-properties officeooo:paragraph-rsid="0322f3b4"/>
    </style:style>
    <style:style style:name="P695"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696"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31d85f9" fo:background-color="#1c1c1c"/>
    </style:style>
    <style:style style:name="P697" style:family="paragraph" style:parent-style-name="Text_20_body">
      <style:paragraph-properties fo:margin-top="0in" fo:margin-bottom="0in" style:contextual-spacing="false"/>
    </style:style>
    <style:style style:name="P698" style:family="paragraph" style:parent-style-name="Text_20_body">
      <style:paragraph-properties fo:margin-top="0in" fo:margin-bottom="0.0201in" style:contextual-spacing="false"/>
    </style:style>
    <style:style style:name="P699" style:family="paragraph" style:parent-style-name="Text_20_body">
      <style:paragraph-properties fo:margin-top="0in" fo:margin-bottom="0.2201in" style:contextual-spacing="false"/>
    </style:style>
    <style:style style:name="P700" style:family="paragraph" style:parent-style-name="Text_20_body">
      <style:paragraph-properties style:writing-mode="lr-tb"/>
      <style:text-properties officeooo:paragraph-rsid="0334d961"/>
    </style:style>
    <style:style style:name="P701" style:family="paragraph" style:parent-style-name="Text_20_body">
      <style:paragraph-properties fo:margin-top="0in" fo:margin-bottom="0in" style:contextual-spacing="false" fo:text-align="start" style:justify-single-word="false" fo:orphans="2" fo:widows="2"/>
      <style:text-properties fo:color="#4d4d4d" loext:opacity="100%" style:font-name="Consolas" fo:font-size="10pt" fo:letter-spacing="normal" fo:background-color="#ffffff" style:font-size-asian="10pt" style:font-size-complex="10pt" loext:padding="0in" loext:border="none"/>
    </style:style>
    <style:style style:name="P702" style:family="paragraph" style:parent-style-name="Text_20_body">
      <loext:graphic-properties draw:fill-hatch-name="hatch"/>
      <style:paragraph-properties fo:padding="0.0402in" fo:border="0.06pt solid #000000"/>
      <style:text-properties fo:color="#6b5e9b" loext:opacity="100%" style:font-name="Lato1" fo:font-size="10.5pt" fo:language="en" fo:country="GB" style:font-size-asian="10.5pt" style:font-size-complex="10.5pt"/>
    </style:style>
    <style:style style:name="P703"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style>
    <style:style style:name="P704"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705" style:family="paragraph" style:parent-style-name="Table_20_Contents">
      <style:text-properties fo:font-size="12pt"/>
    </style:style>
    <style:style style:name="P706" style:family="paragraph" style:parent-style-name="Table_20_Contents">
      <style:text-properties fo:font-size="12pt" officeooo:paragraph-rsid="03488a36"/>
    </style:style>
    <style:style style:name="P707" style:family="paragraph" style:parent-style-name="Table_20_Contents">
      <style:paragraph-properties fo:margin-top="0in" fo:margin-bottom="0.0402in" style:contextual-spacing="false"/>
      <style:text-properties fo:font-size="12pt"/>
    </style:style>
    <style:style style:name="P708" style:family="paragraph" style:parent-style-name="List_20_Contents" style:list-style-name="L11">
      <style:paragraph-properties fo:margin-top="0.0402in" fo:margin-bottom="0.0201in" style:contextual-spacing="false" style:writing-mode="lr-tb"/>
      <style:text-properties officeooo:paragraph-rsid="02ea0e78"/>
    </style:style>
    <style:style style:name="P709" style:family="paragraph" style:parent-style-name="List_20_Contents" style:list-style-name="L12">
      <style:paragraph-properties fo:margin-top="0in" fo:margin-bottom="0in" style:contextual-spacing="false" fo:orphans="2" fo:widows="2"/>
      <style:text-properties officeooo:paragraph-rsid="02f40e95"/>
    </style:style>
    <style:style style:name="P710" style:family="paragraph" style:parent-style-name="List_20_Contents" style:list-style-name="L12">
      <style:paragraph-properties fo:margin-top="0in" fo:margin-bottom="0.1965in" style:contextual-spacing="false" fo:orphans="2" fo:widows="2"/>
      <style:text-properties officeooo:paragraph-rsid="02f40e95"/>
    </style:style>
    <style:style style:name="P711"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12"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713"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714"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bold" officeooo:rsid="0256ad6d" officeooo:paragraph-rsid="0256ad6d" fo:background-color="transparent" style:font-size-asian="11pt" style:font-weight-asian="bold" style:font-size-complex="11pt" style:font-weight-complex="bold" loext:padding="0in" loext:border="none"/>
    </style:style>
    <style:style style:name="P715"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6"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7"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8"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9"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0"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1" style:family="paragraph" style:parent-style-name="Standard" style:list-style-name="L9">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2"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3"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4" style:family="paragraph" style:parent-style-name="Standard" style:list-style-name="L4">
      <style:paragraph-properties fo:margin-top="0in" fo:margin-bottom="0.0799in" style:contextual-spacing="false" style:line-height-at-least="0.198in"/>
      <style:text-properties officeooo:paragraph-rsid="02857fce"/>
    </style:style>
    <style:style style:name="P725" style:family="paragraph" style:parent-style-name="Standard" style:list-style-name="L9">
      <style:paragraph-properties style:writing-mode="lr-tb"/>
    </style:style>
    <style:style style:name="P726" style:family="paragraph" style:parent-style-name="Standard" style:list-style-name="L10">
      <style:paragraph-properties fo:margin-top="0in" fo:margin-bottom="0.1in" style:contextual-spacing="false" style:writing-mode="lr-tb"/>
      <style:text-properties officeooo:paragraph-rsid="02d4d800"/>
    </style:style>
    <style:style style:name="P727" style:family="paragraph" style:parent-style-name="Text_20_body" style:list-style-name="L1">
      <style:paragraph-properties fo:margin-top="0in" fo:margin-bottom="0.2201in" style:contextual-spacing="false" fo:orphans="2" fo:widows="2" fo:padding="0in" fo:border="none"/>
      <style:text-properties officeooo:paragraph-rsid="030400a4"/>
    </style:style>
    <style:style style:name="P728" style:family="paragraph" style:parent-style-name="Text_20_body" style:list-style-name="L1">
      <style:paragraph-properties fo:margin-top="0in" fo:margin-bottom="0.2201in" style:contextual-spacing="false" fo:orphans="2" fo:widows="2" fo:padding="0in" fo:border="none"/>
      <style:text-properties officeooo:paragraph-rsid="020f3597"/>
    </style:style>
    <style:style style:name="P729" style:family="paragraph" style:parent-style-name="Text_20_body" style:list-style-name="L1">
      <style:paragraph-properties fo:margin-top="0in" fo:margin-bottom="0.2in" style:contextual-spacing="false" fo:orphans="2" fo:widows="2" fo:padding="0in" fo:border="none"/>
      <style:text-properties officeooo:paragraph-rsid="020f3597"/>
    </style:style>
    <style:style style:name="P730" style:family="paragraph" style:parent-style-name="Text_20_body" style:list-style-name="L7">
      <style:paragraph-properties fo:margin-top="0in" fo:margin-bottom="0in" style:contextual-spacing="false" fo:orphans="2" fo:widows="2"/>
    </style:style>
    <style:style style:name="P731" style:family="paragraph" style:parent-style-name="Text_20_body" style:list-style-name="L13">
      <style:paragraph-properties fo:margin-top="0in" fo:margin-bottom="0in" style:contextual-spacing="false" fo:orphans="2" fo:widows="2" fo:padding="0in" fo:border="none"/>
    </style:style>
    <style:style style:name="P732" style:family="paragraph" style:parent-style-name="Text_20_body" style:list-style-name="L13">
      <style:paragraph-properties fo:margin-top="0in" fo:margin-bottom="0.0598in" style:contextual-spacing="false" fo:orphans="2" fo:widows="2" fo:padding="0in" fo:border="none"/>
    </style:style>
    <style:style style:name="P733" style:family="paragraph" style:parent-style-name="Text_20_body" style:list-style-name="L1">
      <style:paragraph-properties fo:margin-top="0in" fo:margin-bottom="0.2201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30400a4" style:font-size-asian="11pt" style:font-size-complex="11pt"/>
    </style:style>
    <style:style style:name="P734"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35" style:family="paragraph" style:parent-style-name="Text_20_body" style:list-style-name="L2">
      <style:paragraph-properties fo:margin-top="0in" fo:margin-bottom="0.1575in" style:contextual-spacing="false"/>
    </style:style>
    <style:style style:name="P736" style:family="paragraph" style:parent-style-name="Text_20_body" style:list-style-name="L2">
      <style:paragraph-properties fo:margin-top="0in" fo:margin-bottom="0.1965in" style:contextual-spacing="false"/>
      <style:text-properties officeooo:paragraph-rsid="021dbbc3"/>
    </style:style>
    <style:style style:name="P737" style:family="paragraph" style:parent-style-name="Text_20_body" style:list-style-name="L6">
      <style:paragraph-properties fo:margin-top="0in" fo:margin-bottom="0.1201in" style:contextual-spacing="false"/>
    </style:style>
    <style:style style:name="P738"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739"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 style:family="text">
      <style:text-properties fo:color="#0000ff" loext:opacity="100%" style:font-name="Consolas1"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1"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1" fo:font-size="11pt" fo:background-color="#ffffff" loext:char-shading-value="0"/>
    </style:style>
    <style:style style:name="T8"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9" style:family="text">
      <style:text-properties fo:color="#0000ff" loext:opacity="100%" style:font-name="Consolas1" fo:font-size="11pt" style:text-underline-style="none" officeooo:rsid="02900e08" fo:background-color="#ffffff" loext:char-shading-value="0" style:font-size-asian="11pt" style:font-size-complex="11pt"/>
    </style:style>
    <style:style style:name="T10" style:family="text">
      <style:text-properties fo:color="#0000ff"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 style:family="text">
      <style:text-properties fo:color="#0000ff" loext:opacity="100%" style:font-name="Consolas1" fo:background-color="#ffffff" loext:char-shading-value="0"/>
    </style:style>
    <style:style style:name="T12" style:family="text">
      <style:text-properties fo:color="#0000ff" loext:opacity="100%" style:font-name="Consolas1" fo:background-color="#ffffff" loext:char-shading-value="0" style:language-asian="zxx" style:country-asian="none" style:font-style-asian="normal" style:language-complex="zxx" style:country-complex="none" style:font-style-complex="normal"/>
    </style:style>
    <style:style style:name="T13" style:family="text">
      <style:text-properties fo:color="#0000ff" loext:opacity="100%" style:font-name="Consolas1" officeooo:rsid="0239ae5b" fo:background-color="#ffffff" loext:char-shading-value="0" style:font-name-asian="Noto Sans Mono CJK SC" style:font-name-complex="Liberation Mono"/>
    </style:style>
    <style:style style:name="T14" style:family="text">
      <style:text-properties fo:color="#0000ff" loext:opacity="100%" style:font-name="Consolas1" officeooo:rsid="0257dd9d" fo:background-color="#ffffff" loext:char-shading-value="0" style:font-name-asian="Noto Sans Mono CJK SC" style:font-name-complex="Liberation Mono"/>
    </style:style>
    <style:style style:name="T15" style:family="text">
      <style:text-properties fo:color="#0000ff" loext:opacity="100%" style:font-name="Consolas1" officeooo:rsid="005e9f9c" fo:background-color="#ffffff" loext:char-shading-value="0"/>
    </style:style>
    <style:style style:name="T16" style:family="text">
      <style:text-properties fo:color="#0000ff" loext:opacity="100%" style:font-name="Consolas1" fo:letter-spacing="-0.0071in" fo:background-color="#ffffff" loext:char-shading-value="0"/>
    </style:style>
    <style:style style:name="T17" style:family="text">
      <style:text-properties fo:color="#0000ff" loext:opacity="100%" style:font-name="Consolas1" fo:letter-spacing="-0.0071in" officeooo:rsid="0257dd9d" fo:background-color="#ffffff" loext:char-shading-value="0"/>
    </style:style>
    <style:style style:name="T18" style:family="text">
      <style:text-properties fo:color="#0000ff" loext:opacity="100%" officeooo:rsid="0005e96b" fo:background-color="transparent" loext:char-shading-value="0"/>
    </style:style>
    <style:style style:name="T19" style:family="text">
      <style:text-properties fo:color="#0000ff" loext:opacity="100%" style:font-name="Lato" fo:letter-spacing="-0.0055in"/>
    </style:style>
    <style:style style:name="T20"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1" style:family="text">
      <style:text-properties fo:color="#0000ff" loext:opacity="100%" fo:font-style="italic" style:font-style-asian="italic"/>
    </style:style>
    <style:style style:name="T22" style:family="text">
      <style:text-properties fo:color="#0000ff" loext:opacity="100%" fo:font-style="italic" style:font-style-asian="italic" style:font-style-complex="italic"/>
    </style:style>
    <style:style style:name="T23" style:family="text">
      <style:text-properties fo:color="#0000ff" loext:opacity="100%" fo:letter-spacing="-0.0055in"/>
    </style:style>
    <style:style style:name="T24" style:family="text">
      <style:text-properties fo:color="#0000ff" loext:opacity="100%" style:font-name="Lato1" fo:font-size="10.5pt" fo:language="en" fo:country="GB" style:font-size-asian="10.5pt" style:font-size-complex="10.5pt"/>
    </style:style>
    <style:style style:name="T25" style:family="text">
      <style:text-properties fo:color="#0000ff" loext:opacity="100%" style:font-name="Lato1" fo:font-weight="normal" style:font-weight-asian="normal" style:font-weight-complex="normal"/>
    </style:style>
    <style:style style:name="T26"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7" style:family="text">
      <style:text-properties fo:color="#0000ff" loext:opacity="100%" style:font-name="Lato1" fo:font-size="11pt" style:font-size-asian="11pt" style:font-weight-asian="normal" style:font-size-complex="11pt" style:font-weight-complex="normal"/>
    </style:style>
    <style:style style:name="T28" style:family="text">
      <style:text-properties fo:color="#0000ff" loext:opacity="100%" style:font-name="Lato1" fo:font-size="11pt" officeooo:rsid="02954c8e" style:font-size-asian="11pt" style:font-weight-asian="normal" style:font-size-complex="11pt" style:font-weight-complex="normal"/>
    </style:style>
    <style:style style:name="T29"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0"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1" style:family="text">
      <style:text-properties fo:color="#0000ff" loext:opacity="100%" style:font-name="Lato1" fo:font-size="11pt" style:font-name-asian="Noto Serif CJK SC" style:font-name-complex="Lohit Devanagari"/>
    </style:style>
    <style:style style:name="T32" style:family="text">
      <style:text-properties fo:color="#0000ff" loext:opacity="100%" style:font-name="Lato1" fo:font-size="11pt" officeooo:rsid="005e9f9c" fo:background-color="#ffffff" loext:char-shading-value="0"/>
    </style:style>
    <style:style style:name="T33" style:family="text">
      <style:text-properties fo:color="#0000ff" loext:opacity="100%" style:font-name="Consolas"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4"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5" style:family="text">
      <style:text-properties fo:color="#0000ff" loext:opacity="100%" style:font-name="Consolas" fo:font-size="11pt" fo:language="en" fo:country="GB" style:text-underline-style="none" officeooo:rsid="031a0f5b" fo:background-color="#ffffff" loext:char-shading-value="0" style:font-size-asian="11pt" style:font-weight-asian="normal" style:font-size-complex="11pt" style:font-weight-complex="normal" loext:padding="0in" loext:border="none"/>
    </style:style>
    <style:style style:name="T36" style:family="text">
      <style:text-properties fo:color="#0000ff" loext:opacity="100%"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 style:family="text">
      <style:text-properties fo:color="#0000ff" loext:opacity="100%" style:font-name="Consolas" fo:font-size="11pt" fo:language="en" fo:country="GB" style:text-underline-style="none" officeooo:rsid="02ffa9c9" style:font-size-asian="11pt" style:font-weight-asian="normal" style:font-size-complex="11pt" style:font-weight-complex="normal" loext:padding="0in" loext:border="none"/>
    </style:style>
    <style:style style:name="T38"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9" style:family="text">
      <style:text-properties fo:color="#0000ff" loext:opacity="100%" style:font-name="Consolas" fo:font-size="11pt"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1"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42" style:family="text">
      <style:text-properties fo:color="#0000ff" loext:opacity="100%" style:font-name="Consolas" fo:font-size="11pt" style:text-underline-style="none" officeooo:rsid="02ffa9c9" style:font-size-asian="11pt" style:font-size-complex="11pt"/>
    </style:style>
    <style:style style:name="T43" style:family="text">
      <style:text-properties fo:color="#0000ff" loext:opacity="100%" style:font-name="Consolas" fo:font-size="11pt" style:text-underline-style="none" officeooo:rsid="033b4d7c" style:font-size-asian="11pt" style:font-size-complex="11pt"/>
    </style:style>
    <style:style style:name="T44" style:family="text">
      <style:text-properties fo:color="#0000ff" loext:opacity="100%" style:font-name="Consolas"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5" style:family="text">
      <style:text-properties fo:color="#0000ff" loext:opacity="100%" style:font-name="Consolas"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6" style:family="text">
      <style:text-properties fo:color="#0000ff" loext:opacity="100%" style:font-name="Consolas" fo:font-size="11pt" officeooo:rsid="005e9f9c" fo:background-color="#ffffff" loext:char-shading-value="0" style:font-weight-asian="normal" style:font-weight-complex="normal" loext:padding="0in" loext:border="none"/>
    </style:style>
    <style:style style:name="T47" style:family="text">
      <style:text-properties fo:color="#0000ff" loext:opacity="100%" style:font-name="Consolas" fo:font-size="11pt" officeooo:rsid="031a0f5b" fo:background-color="#ffffff" loext:char-shading-value="0" style:font-weight-asian="normal" style:font-weight-complex="normal" loext:padding="0in" loext:border="none"/>
    </style:style>
    <style:style style:name="T48" style:family="text">
      <style:text-properties fo:color="#0000ff" loext:opacity="100%" style:font-name="Consolas" fo:font-size="11pt" officeooo:rsid="005e9f9c" fo:background-color="#ffffff" loext:char-shading-value="0"/>
    </style:style>
    <style:style style:name="T49" style:family="text">
      <style:text-properties fo:color="#0000ff" loext:opacity="100%" style:font-name="Consolas" fo:font-size="11pt" officeooo:rsid="02cfe1fe" fo:background-color="#ffffff" loext:char-shading-value="0"/>
    </style:style>
    <style:style style:name="T50" style:family="text">
      <style:text-properties fo:color="#0000ff" loext:opacity="100%" style:font-name="Consolas"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51" style:family="text">
      <style:text-properties fo:color="#0000ff" loext:opacity="100%" style:font-name="Consolas" fo:font-size="11pt" style:font-size-asian="11pt" style:font-size-complex="11pt"/>
    </style:style>
    <style:style style:name="T52" style:family="text">
      <style:text-properties fo:color="#0000ff" loext:opacity="100%" style:font-name="Consolas"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53" style:family="text">
      <style:text-properties fo:color="#0000ff" loext:opacity="100%" style:font-name="Consolas"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4" style:family="text">
      <style:text-properties fo:color="#0000ff" loext:opacity="100%" style:font-name="Consolas" fo:letter-spacing="normal" officeooo:rsid="005e9f9c" fo:background-color="#ffffff" loext:char-shading-value="0" style:font-weight-asian="normal" style:font-weight-complex="normal" loext:padding="0in" loext:border="none"/>
    </style:style>
    <style:style style:name="T55" style:family="text">
      <style:text-properties fo:color="#0000ff" loext:opacity="100%" style:font-name="Consolas" fo:letter-spacing="normal" officeooo:rsid="005e9f9c" fo:background-color="#ffffff" loext:char-shading-value="0" style:font-style-asian="normal" style:font-weight-asian="normal" style:font-style-complex="normal" style:font-weight-complex="normal" loext:padding="0in" loext:border="none"/>
    </style:style>
    <style:style style:name="T56" style:family="text">
      <style:text-properties fo:color="#0000ff" loext:opacity="100%" style:font-name="Consolas" officeooo:rsid="005e9f9c" fo:background-color="#ffffff" loext:char-shading-value="0"/>
    </style:style>
    <style:style style:name="T57" style:family="text">
      <style:text-properties fo:color="#0000ff" loext:opacity="100%" style:font-name="Consolas" officeooo:rsid="005e9f9c" fo:background-color="#ffffff" loext:char-shading-value="0" style:font-style-asian="normal" style:font-weight-asian="normal" style:font-style-complex="normal" style:font-weight-complex="normal" loext:padding="0in" loext:border="none"/>
    </style:style>
    <style:style style:name="T58" style:family="text">
      <style:text-properties fo:color="#0000ff" loext:opacity="100%" style:font-name="Consolas" officeooo:rsid="02ce30d0" fo:background-color="#ffffff" loext:char-shading-value="0" style:font-name-asian="Noto Sans Mono CJK SC" style:font-name-complex="Liberation Mono"/>
    </style:style>
    <style:style style:name="T59" style:family="text">
      <style:text-properties fo:color="#0000ff" loext:opacity="100%" style:font-name="Consolas" officeooo:rsid="02cfe1fe" fo:background-color="#ffffff" loext:char-shading-value="0" style:font-name-asian="Noto Sans Mono CJK SC" style:font-name-complex="Liberation Mono"/>
    </style:style>
    <style:style style:name="T60" style:family="text">
      <style:text-properties fo:color="#0000ff" loext:opacity="100%" style:font-name="Consolas" officeooo:rsid="0349e7c3" fo:background-color="#ffffff" loext:char-shading-value="0" style:font-name-asian="Noto Sans Mono CJK SC" style:font-name-complex="Liberation Mono"/>
    </style:style>
    <style:style style:name="T61" style:family="text">
      <style:text-properties fo:color="#0000ff" loext:opacity="100%" style:font-name="Consolas" officeooo:rsid="032254ef" fo:background-color="#ffffff" loext:char-shading-value="0"/>
    </style:style>
    <style:style style:name="T62" style:family="text">
      <style:text-properties fo:color="#0000ff"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3" style:family="text">
      <style:text-properties fo:color="#0000ff" loext:opacity="100%" style:font-name="Consolas" fo:language="en" fo:country="GB" style:text-underline-style="none" officeooo:rsid="02ffa9c9" style:font-size-asian="11pt" style:font-weight-asian="normal" style:font-size-complex="11pt" style:font-weight-complex="normal" loext:padding="0in" loext:border="none"/>
    </style:style>
    <style:style style:name="T64" style:family="text">
      <style:text-properties fo:color="#0000ff" loext:opacity="100%" style:font-name="Consolas" fo:language="en" fo:country="GB" style:text-underline-style="none" officeooo:rsid="02ffa9c9" style:font-weight-asian="normal" style:font-weight-complex="normal" loext:padding="0in" loext:border="none"/>
    </style:style>
    <style:style style:name="T65"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6"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color="#0000ff" loext:opacity="100%" officeooo:rsid="02287ce8"/>
    </style:style>
    <style:style style:name="T68"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69"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70"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71" style:family="text">
      <style:text-properties fo:color="#0000ff" loext:opacity="100%" style:text-line-through-style="none" style:text-line-through-type="none" style:font-name="Lato1" fo:font-size="11pt" officeooo:rsid="0334d961" style:text-blinking="false" style:font-name-asian="Noto Serif CJK SC" style:font-name-complex="Lohit Devanagari"/>
    </style:style>
    <style:style style:name="T72" style:family="text">
      <style:text-properties fo:color="#0000ff" loext:opacity="100%" style:text-line-through-style="none" style:text-line-through-type="none" style:font-name="Consolas" fo:font-size="11pt" officeooo:rsid="0334d961" style:text-blinking="false" style:font-name-asian="Noto Serif CJK SC" style:font-name-complex="Lohit Devanagari"/>
    </style:style>
    <style:style style:name="T73" style:family="text">
      <style:text-properties fo:color="#0000ff" loext:opacity="100%" fo:font-size="11pt" fo:font-weight="normal" officeooo:rsid="0005e96b" style:font-size-asian="11pt" style:font-weight-asian="normal" style:font-size-complex="11pt" style:font-weight-complex="normal"/>
    </style:style>
    <style:style style:name="T74" style:family="text">
      <style:text-properties fo:color="#0000ff" loext:opacity="100%" fo:font-weight="normal" style:font-weight-asian="normal" style:font-weight-complex="normal"/>
    </style:style>
    <style:style style:name="T75"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76" style:family="text">
      <style:text-properties fo:font-variant="normal" fo:text-transform="none" fo:color="#737373" loext:opacity="100%" style:font-name="Consolas1"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737373" loext:opacity="100%" style:font-name="Consolas1" fo:letter-spacing="-0.0102in" fo:font-style="normal" loext:padding="0in" loext:border="none"/>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0"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737373" loext:opacity="100%" style:font-name="Consolas"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4"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85" style:family="text">
      <style:text-properties fo:font-variant="normal" fo:text-transform="none" fo:color="#737373" loext:opacity="100%" style:font-name="Consolas" fo:font-size="11pt" fo:letter-spacing="0.0028in" fo:font-style="normal" fo:font-weight="normal" style:font-size-asian="11pt" style:font-size-complex="11pt"/>
    </style:style>
    <style:style style:name="T86" style:family="text">
      <style:text-properties fo:font-variant="normal" fo:text-transform="none" fo:color="#73737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 style:family="text">
      <style:text-properties fo:font-variant="normal" fo:text-transform="none" fo:color="#737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0" style:family="text">
      <style:text-properties fo:font-variant="normal" fo:text-transform="none" fo:color="#737373" loext:opacity="100%" style:font-name="Consolas"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737373" loext:opacity="100%" style:font-name="Consolas"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2" style:family="text">
      <style:text-properties fo:font-variant="normal" fo:text-transform="none" fo:color="#737373" loext:opacity="100%" style:font-name="Consolas"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93"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6"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7"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99"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00" style:family="text">
      <style:text-properties fo:font-variant="normal" fo:text-transform="none" fo:color="#336699" loext:opacity="100%" style:font-name="Consolas1"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101" style:family="text">
      <style:text-properties fo:font-variant="normal" fo:text-transform="none" fo:color="#336699" loext:opacity="100%" style:font-name="Consolas1"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2" style:family="text">
      <style:text-properties fo:font-variant="normal" fo:text-transform="none" fo:color="#336699" loext:opacity="100%" style:font-name="Consolas1" fo:letter-spacing="-0.0102in" fo:font-style="normal" fo:font-weight="bold" style:font-weight-asian="bold" style:font-weight-complex="bold" loext:padding="0in" loext:border="none"/>
    </style:style>
    <style:style style:name="T103" style:family="text">
      <style:text-properties fo:font-variant="normal" fo:text-transform="none" fo:color="#336699" loext:opacity="100%" style:font-name="Consolas1" fo:letter-spacing="-0.0102in" fo:font-style="normal" loext:padding="0in" loext:border="none"/>
    </style:style>
    <style:style style:name="T10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0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6"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8"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0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0" style:family="text">
      <style:text-properties fo:font-variant="normal" fo:text-transform="none" fo:color="#336699"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11" style:family="text">
      <style:text-properties fo:font-variant="normal" fo:text-transform="none" fo:color="#336699"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 style:family="text">
      <style:text-properties fo:font-variant="normal" fo:text-transform="none" fo:color="#336699" loext:opacity="100%" style:font-name="Consolas"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13" style:family="text">
      <style:text-properties fo:font-variant="normal" fo:text-transform="none" fo:color="#336699" loext:opacity="100%" style:font-name="Consolas"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4" style:family="text">
      <style:text-properties fo:font-variant="normal" fo:text-transform="none" fo:color="#336699" loext:opacity="100%" style:font-name="Consolas"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5"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16" style:family="text">
      <style:text-properties fo:font-variant="normal" fo:text-transform="none" fo:color="#336699" loext:opacity="100%" style:font-name="Consolas" fo:font-size="11pt" fo:letter-spacing="-0.0102in" fo:font-style="normal" fo:font-weight="bold" style:font-size-asian="11pt" style:font-weight-asian="bold" style:font-size-complex="11pt" style:font-weight-complex="bold"/>
    </style:style>
    <style:style style:name="T117"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18"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119" style:family="text">
      <style:text-properties fo:font-variant="normal" fo:text-transform="none" fo:color="#336699" loext:opacity="100%" style:font-name="Consolas" fo:font-size="11pt" fo:letter-spacing="0.0028in" fo:font-style="normal" fo:font-weight="normal" style:font-size-asian="11pt" style:font-size-complex="11pt"/>
    </style:style>
    <style:style style:name="T120" style:family="text">
      <style:text-properties fo:font-variant="normal" fo:text-transform="none" fo:color="#336699"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1" style:family="text">
      <style:text-properties fo:font-variant="normal" fo:text-transform="none" fo:color="#336699" loext:opacity="100%" style:font-name="Consolas"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22" style:family="text">
      <style:text-properties fo:font-variant="normal" fo:text-transform="none" fo:color="#336699" loext:opacity="100%" style:font-name="Consolas"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3" style:family="text">
      <style:text-properties fo:font-variant="normal" fo:text-transform="none" fo:color="#33669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4" style:family="text">
      <style:text-properties fo:font-variant="normal" fo:text-transform="none" fo:color="#336699" loext:opacity="100%" style:font-name="Consolas"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336699" loext:opacity="100%" style:font-name="Consolas"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6" style:family="text">
      <style:text-properties fo:font-variant="normal" fo:text-transform="none" fo:color="#336699" loext:opacity="100%" style:font-name="Consolas"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27" style:family="text">
      <style:text-properties fo:font-variant="normal" fo:text-transform="none" fo:color="#336699" loext:opacity="10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8" style:family="text">
      <style:text-properties fo:font-variant="normal" fo:text-transform="none" fo:color="#336699" loext:opacity="100%" style:font-name="Consolas"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29" style:family="text">
      <style:text-properties fo:font-variant="normal" fo:text-transform="none" fo:color="#336699"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30" style:family="text">
      <style:text-properties fo:font-variant="normal" fo:text-transform="none" fo:color="#336699" loext:opacity="100%" style:font-name="Consola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font-name="Consolas"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32" style:family="text">
      <style:text-properties fo:font-variant="normal" fo:text-transform="none" fo:color="#336699" loext:opacity="100%" style:font-name="Consolas"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font-name="Consolas"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34" style:family="text">
      <style:text-properties fo:font-variant="normal" fo:text-transform="none" fo:color="#336699" loext:opacity="100%" style:font-name="Consolas"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5" style:family="text">
      <style:text-properties fo:font-variant="normal" fo:text-transform="none" fo:color="#336699" loext:opacity="100%" style:font-name="Consolas"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36" style:family="text">
      <style:text-properties fo:font-variant="normal" fo:text-transform="none" fo:color="#336699" loext:opacity="100%" style:font-name="Consolas"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37" style:family="text">
      <style:text-properties fo:font-variant="normal" fo:text-transform="none" fo:color="#336699" loext:opacity="100%" style:font-name="Consolas" fo:font-size="10pt" fo:letter-spacing="normal" fo:font-style="normal" fo:font-weight="bold" fo:background-color="#ffffff" loext:char-shading-value="0" style:font-size-asian="10pt" style:font-size-complex="10pt" loext:padding="0in" loext:border="none"/>
    </style:style>
    <style:style style:name="T138"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39"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4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41"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2"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0baa5e"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officeooo:rsid="030baa5e"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47"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49"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51"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2"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54"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55"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6"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58"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159"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60" style:family="text">
      <style:text-properties fo:font-variant="normal" fo:text-transform="none" fo:color="#669933" loext:opacity="100%" style:font-name="Consolas1"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1" style:family="text">
      <style:text-properties fo:font-variant="normal" fo:text-transform="none" fo:color="#669933" loext:opacity="100%" style:font-name="Consolas1" fo:letter-spacing="-0.0102in" fo:font-style="normal" loext:padding="0in" loext:border="none"/>
    </style:style>
    <style:style style:name="T162"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4"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5" style:family="text">
      <style:text-properties fo:font-variant="normal" fo:text-transform="none" fo:color="#669933"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6" style:family="text">
      <style:text-properties fo:font-variant="normal" fo:text-transform="none" fo:color="#669933" loext:opacity="100%" style:font-name="Consolas"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68"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9" style:family="text">
      <style:text-properties fo:font-variant="normal" fo:text-transform="none" fo:color="#669933" loext:opacity="100%" style:font-name="Consolas" fo:font-size="11pt" fo:letter-spacing="0.0028in" fo:font-style="normal" fo:font-weight="normal" style:font-size-asian="11pt" style:font-size-complex="11pt"/>
    </style:style>
    <style:style style:name="T170" style:family="text">
      <style:text-properties fo:font-variant="normal" fo:text-transform="none" fo:color="#6699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1" style:family="text">
      <style:text-properties fo:font-variant="normal" fo:text-transform="none" fo:color="#6699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669933" loext:opacity="100%" style:font-name="Consolas"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6699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4" style:family="text">
      <style:text-properties fo:font-variant="normal" fo:text-transform="none" fo:color="#669933" loext:opacity="100%" style:font-name="Consolas"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669933" loext:opacity="100%" style:font-name="Consolas"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6" style:family="text">
      <style:text-properties fo:font-variant="normal" fo:text-transform="none" fo:color="#669933" loext:opacity="100%" style:font-name="Consolas"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77"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0"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81"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1"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1"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6" style:family="text">
      <style:text-properties fo:font-variant="normal" fo:text-transform="none" fo:color="#0000ff" loext:opacity="100%" style:font-name="Consolas1"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font-name="Consolas1"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8" style:family="text">
      <style:text-properties fo:font-variant="normal" fo:text-transform="none" fo:color="#0000ff" loext:opacity="100%" style:font-name="Consolas1"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1"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1" fo:font-size="11pt" fo:letter-spacing="normal" fo:language="en" fo:country="GB" fo:font-style="normal" style:text-underline-style="none" officeooo:rsid="030913c1"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1" fo:font-size="11pt" fo:letter-spacing="normal" fo:language="en" fo:country="GB" fo:font-style="normal" style:text-underline-style="none" officeooo:rsid="034577a5"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1"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4"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font-name="Consolas1" fo:font-size="11pt" fo:letter-spacing="normal" fo:language="en" fo:country="GB" fo:font-style="normal" style:text-underline-style="none" officeooo:rsid="030913c1"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6" style:family="text">
      <style:text-properties fo:font-variant="normal" fo:text-transform="none" fo:color="#0000ff" loext:opacity="100%" style:font-name="Consolas1" fo:font-size="11pt" fo:letter-spacing="normal" fo:language="en" fo:country="GB" fo:font-style="normal" style:text-underline-style="none" officeooo:rsid="034577a5"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7"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199"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size-complex="11pt" loext:padding="0in" loext:border="none"/>
    </style:style>
    <style:style style:name="T200" style:family="text">
      <style:text-properties fo:font-variant="normal" fo:text-transform="none" fo:color="#0000ff" loext:opacity="100%" style:font-name="Consolas1"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size-complex="10.5pt" loext:padding="0in" loext:border="none"/>
    </style:style>
    <style:style style:name="T202"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3" style:family="text">
      <style:text-properties fo:font-variant="normal" fo:text-transform="none" fo:color="#0000ff" loext:opacity="100%" style:font-name="Consolas1"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4" style:family="text">
      <style:text-properties fo:font-variant="normal" fo:text-transform="none" fo:color="#0000ff" loext:opacity="100%" style:font-name="Consolas1"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205"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6"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Lato" fo:font-size="11pt" fo:letter-spacing="normal" fo:font-style="normal" fo:font-weight="normal" style:font-size-asian="11pt" style:font-size-complex="11pt"/>
    </style:style>
    <style:style style:name="T209"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1"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4"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2ffa9c9"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fo:letter-spacing="normal" fo:font-style="normal" officeooo:rsid="0005e96b" fo:background-color="transparent" loext:char-shading-value="0"/>
    </style:style>
    <style:style style:name="T221"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2"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4"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5"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fo:color="#0000ff" loext:opacity="10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fo:color="#0000ff"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1"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3" style:family="text">
      <style:text-properties fo:font-variant="normal" fo:text-transform="none" fo:color="#0000ff" loext:opacity="100%" style:font-name="Consolas" fo:font-size="11pt" fo:letter-spacing="normal"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0000ff" loext:opacity="100%" style:font-name="Consolas"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235"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6" style:family="text">
      <style:text-properties fo:font-variant="normal" fo:text-transform="none" fo:color="#0000ff"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8" style:family="text">
      <style:text-properties fo:font-variant="normal" fo:text-transform="none" fo:color="#0000ff" loext:opacity="100%" style:font-name="Consolas"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39" style:family="text">
      <style:text-properties fo:font-variant="normal" fo:text-transform="none" fo:color="#0000ff" loext:opacity="100%" style:font-name="Consolas"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0000ff" loext:opacity="100%" style:font-name="Consolas" fo:font-size="11pt" fo:letter-spacing="normal" fo:language="en" fo:country="GB" fo:font-style="normal" style:text-underline-style="none" fo:font-weight="normal" officeooo:rsid="031a0f5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1" style:family="text">
      <style:text-properties fo:font-variant="normal" fo:text-transform="none" fo:color="#0000ff" loext:opacity="100%" style:font-name="Consolas"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4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3" style:family="text">
      <style:text-properties fo:font-variant="normal" fo:text-transform="none" fo:color="#0000ff" loext:opacity="100%" style:font-name="Consolas"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4"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5" style:family="text">
      <style:text-properties fo:font-variant="normal" fo:text-transform="none" fo:color="#0000ff"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fo:color="#0000ff" loext:opacity="100%" style:font-name="Consolas" fo:font-size="11pt" fo:letter-spacing="normal" fo:language="en" fo:country="GB" fo:font-style="normal" style:text-underline-style="none" officeooo:rsid="03304526"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8"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49" style:family="text">
      <style:text-properties fo:font-variant="normal" fo:text-transform="none" fo:color="#0000ff" loext:opacity="100%" style:font-name="Consolas"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Consolas"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51" style:family="text">
      <style:text-properties fo:font-variant="normal" fo:text-transform="none" fo:color="#0000ff" loext:opacity="100%" style:font-name="Consolas"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2" style:family="text">
      <style:text-properties fo:font-variant="normal" fo:text-transform="none" fo:color="#0000ff" loext:opacity="100%" style:font-name="Consolas"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3"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4" style:family="text">
      <style:text-properties fo:font-variant="normal" fo:text-transform="none" fo:color="#0000ff" loext:opacity="100%" style:font-name="Consolas"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5" style:family="text">
      <style:text-properties fo:font-variant="normal" fo:text-transform="none" fo:color="#0000ff" loext:opacity="100%" style:font-name="Consolas"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6"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619ff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45d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ea85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795b1"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ad3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3ba6a"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95"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96"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97"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99"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1" fo:font-size="11pt" fo:letter-spacing="normal"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08"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309"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310"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311"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2" style:family="text">
      <style:text-properties fo:font-variant="normal" fo:text-transform="none" style:use-window-font-color="true" loext:opacity="0%" style:font-name="Lato1" fo:font-size="11pt" fo:letter-spacing="normal" fo:language="en" fo:country="GB" fo:font-style="normal" style:text-underline-style="none" fo:font-weight="bold" officeooo:rsid="0322f3b4"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3"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14"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18"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19"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320" style:family="text">
      <style:text-properties fo:font-variant="normal" fo:text-transform="none" style:use-window-font-color="true" loext:opacity="0%" style:font-name="Lato1" fo:font-size="11pt" fo:letter-spacing="normal" fo:font-style="normal" fo:font-weight="normal" officeooo:rsid="030c5e7f" style:font-size-asian="11pt" style:font-size-complex="11pt"/>
    </style:style>
    <style:style style:name="T321"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322" style:family="text">
      <style:text-properties fo:font-variant="normal" fo:text-transform="none" style:use-window-font-color="true" loext:opacity="0%" style:font-name="Lato1" fo:font-size="11pt" fo:letter-spacing="normal" fo:font-style="normal" style:text-underline-style="none"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3" style:family="text">
      <style:text-properties fo:font-variant="normal" fo:text-transform="none" style:use-window-font-color="true" loext:opacity="0%" style:font-name="Lato1" fo:font-size="11pt" fo:letter-spacing="normal" fo:font-style="normal" style:text-underline-style="none" fo:font-weight="normal" officeooo:rsid="032b328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4" style:family="text">
      <style:text-properties fo:font-variant="normal" fo:text-transform="none" style:use-window-font-color="true" loext:opacity="0%" style:font-name="Lato1" fo:font-size="11pt" fo:letter-spacing="normal"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5" style:family="text">
      <style:text-properties fo:font-variant="normal" fo:text-transform="none" style:use-window-font-color="true" loext:opacity="0%" style:font-name="Lato1" fo:font-size="11pt" fo:letter-spacing="normal" style:font-size-asian="11pt" style:font-size-complex="11pt"/>
    </style:style>
    <style:style style:name="T326" style:family="text">
      <style:text-properties fo:font-variant="normal" fo:text-transform="none" style:use-window-font-color="true" loext:opacity="0%" style:font-name="Lato1" fo:font-size="11pt" fo:letter-spacing="normal" fo:font-weight="bold" style:font-size-asian="11pt" style:font-size-complex="11pt"/>
    </style:style>
    <style:style style:name="T327"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28" style:family="text">
      <style:text-properties fo:font-variant="normal" fo:text-transform="none" style:use-window-font-color="true" loext:opacity="0%" style:font-name="Lato1" fo:font-size="11pt" fo:letter-spacing="normal" fo:language="zxx" fo:country="none"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9" style:family="text">
      <style:text-properties fo:font-variant="normal" fo:text-transform="none" style:use-window-font-color="true" loext:opacity="0%" style:font-name="Lato1" fo:font-size="11pt" fo:letter-spacing="normal" fo:language="zxx" fo:country="none"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0"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331"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332"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333"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334"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335"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336"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33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3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39"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40"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2"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3"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44"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5"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6"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47"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48"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49"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0"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1"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2"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53" style:family="text">
      <style:text-properties fo:font-variant="normal" fo:text-transform="none" style:use-window-font-color="true" loext:opacity="0%" style:font-name="Lato1" fo:font-size="12pt" fo:letter-spacing="normal" fo:font-style="normal" style:text-underline-style="none" fo:font-weight="normal"/>
    </style:style>
    <style:style style:name="T354"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5"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7"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64"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65"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67"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69"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7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71" style:family="text">
      <style:text-properties fo:font-variant="normal" fo:text-transform="none" style:use-window-font-color="true" loext:opacity="0%" style:font-name="Lato" fo:font-size="11pt" fo:letter-spacing="normal" fo:font-style="normal" fo:font-weight="normal" officeooo:rsid="030400a4" style:font-size-asian="11pt" style:font-size-complex="11pt"/>
    </style:style>
    <style:style style:name="T372" style:family="text">
      <style:text-properties fo:font-variant="normal" fo:text-transform="none" style:use-window-font-color="true" loext:opacity="0%" style:font-name="Lato" fo:font-size="11pt" fo:letter-spacing="normal" fo:font-style="normal" fo:font-weight="normal" officeooo:rsid="0305abc4" style:font-size-asian="11pt" style:font-size-complex="11pt"/>
    </style:style>
    <style:style style:name="T373" style:family="text">
      <style:text-properties fo:font-variant="normal" fo:text-transform="none" style:use-window-font-color="true" loext:opacity="0%" style:font-name="Lato" fo:font-size="11pt" fo:letter-spacing="normal" fo:font-style="normal" fo:font-weight="normal" officeooo:rsid="0306d496" style:font-size-asian="11pt" style:font-size-complex="11pt"/>
    </style:style>
    <style:style style:name="T374"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75"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76"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style:font-size-asian="11pt" style:font-weight-asian="bold" style:font-size-complex="11pt" style:font-weight-complex="bold" loext:padding="0in" loext:border="none"/>
    </style:style>
    <style:style style:name="T377" style:family="text">
      <style:text-properties fo:font-variant="normal" fo:text-transform="none" style:use-window-font-color="true" loext:opacity="0%" style:font-name="Lato" fo:font-size="11pt" fo:letter-spacing="normal" fo:language="en" fo:country="US" fo:font-style="normal" style:text-underline-style="none" fo:font-weight="bold" officeooo:rsid="02ac0af6" style:font-size-asian="11pt" style:font-weight-asian="bold" style:font-size-complex="11pt" style:font-weight-complex="bold" loext:padding="0in" loext:border="none"/>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officeooo:rsid="0005e96b" style:font-size-asian="11pt" style:font-weight-asian="normal" style:font-size-complex="11pt" style:font-weight-complex="normal" loext:padding="0in" loext:border="none"/>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officeooo:rsid="02ac0af6" style:font-size-asian="11pt" style:font-weight-asian="normal" style:font-size-complex="11pt" style:font-weight-complex="normal" loext:padding="0in" loext:border="none"/>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officeooo:rsid="02ac0af6" style:font-name-asian="Noto Sans Mono CJK SC" style:font-size-asian="11pt" style:font-weight-asian="normal" style:font-name-complex="Liberation Mono" style:font-size-complex="11pt" style:font-weight-complex="normal" loext:padding="0in" loext:border="none"/>
    </style:style>
    <style:style style:name="T381"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2"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3"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4"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5"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8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0"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40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40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0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40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0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41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43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44"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80d15" style:text-blinking="false" fo:background-color="transparent" loext:char-shading-value="0" style:font-size-asian="11pt" style:font-weight-asian="bold" style:font-size-complex="11pt" style:font-weight-complex="bold" loext:padding="0in" loext:border="none"/>
    </style:style>
    <style:style style:name="T445"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446"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30cd91a" style:text-blinking="false" fo:background-color="#ffffff" loext:char-shading-value="0" style:font-size-asian="11pt" style:font-weight-asian="normal" style:font-size-complex="11pt" style:font-weight-complex="normal" loext:padding="0in" loext:border="none"/>
    </style:style>
    <style:style style:name="T44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51"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52" style:family="text">
      <style:text-properties fo:font-variant="normal" fo:text-transform="none" style:use-window-font-color="true" loext:opacity="0%" style:font-name="Consolas" fo:font-size="11pt" fo:letter-spacing="normal" fo:font-style="normal" fo:font-weight="normal" style:font-size-asian="11pt" style:font-weight-asian="normal" style:font-size-complex="11pt" style:font-weight-complex="normal"/>
    </style:style>
    <style:style style:name="T453" style:family="text">
      <style:text-properties fo:font-variant="normal" fo:text-transform="none" style:use-window-font-color="true" loext:opacity="0%" style:font-name="Consolas" fo:font-size="11pt" fo:letter-spacing="normal" fo:font-style="normal" fo:font-weight="normal" officeooo:rsid="030c5e7f" style:font-size-asian="11pt" style:font-weight-asian="normal" style:font-size-complex="11pt" style:font-weight-complex="normal"/>
    </style:style>
    <style:style style:name="T454"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5"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6"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7"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58"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59" style:family="text">
      <style:text-properties fo:font-variant="normal" fo:text-transform="none" fo:letter-spacing="normal"/>
    </style:style>
    <style:style style:name="T460" style:family="text">
      <style:text-properties fo:font-variant="normal" fo:text-transform="none" fo:letter-spacing="normal" fo:font-style="normal"/>
    </style:style>
    <style:style style:name="T461"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462" style:family="text">
      <style:text-properties fo:font-variant="normal" fo:text-transform="none" fo:color="#993366" loext:opacity="100%" style:font-name="Consolas" fo:font-size="11pt" fo:font-style="normal" fo:font-weight="normal" fo:background-color="#ffffff" loext:char-shading-value="0" style:font-size-asian="11pt" style:font-weight-asian="normal" style:font-size-complex="11pt" style:font-weight-complex="normal" loext:padding="0in" loext:border="none"/>
    </style:style>
    <style:style style:name="T463" style:family="text">
      <style:text-properties fo:font-variant="normal" fo:text-transform="none" fo:color="#993366" loext:opacity="100%" style:font-name="Consolas" fo:font-size="11pt" fo:letter-spacing="0.0028in" fo:font-style="normal" fo:font-weight="normal" style:font-size-asian="11pt" style:font-size-complex="11pt"/>
    </style:style>
    <style:style style:name="T464" style:family="text">
      <style:text-properties fo:font-variant="normal" fo:text-transform="none" fo:color="#993366" loext:opacity="100%" style:font-name="Consolas" fo:font-size="11pt" fo:letter-spacing="0.0028in" fo:font-style="normal" fo:font-weight="normal" style:font-size-asian="11pt" style:font-weight-asian="normal" style:font-size-complex="11pt" style:font-weight-complex="normal"/>
    </style:style>
    <style:style style:name="T46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6"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7" style:family="text">
      <style:text-properties fo:font-variant="normal" fo:text-transform="none" fo:color="#993366"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68"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69" style:family="text">
      <style:text-properties fo:font-variant="normal" fo:text-transform="none" fo:color="#993366" loext:opacity="100%" style:font-name="Consolas"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70" style:family="text">
      <style:text-properties fo:font-variant="normal" fo:text-transform="none" fo:color="#993366" loext:opacity="100%" style:font-name="Consolas"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1" style:family="text">
      <style:text-properties fo:font-variant="normal" fo:text-transform="none" fo:color="#993366" loext:opacity="100%" style:font-name="Consolas"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72" style:family="text">
      <style:text-properties fo:font-variant="normal" fo:text-transform="none" fo:color="#993366" loext:opacity="100%" style:font-name="Consolas" fo:font-size="10pt" fo:letter-spacing="normal" fo:font-style="normal" fo:font-weight="bold" fo:background-color="#ffffff" loext:char-shading-value="0" style:font-size-asian="10pt" style:font-size-complex="10pt" loext:padding="0in" loext:border="none"/>
    </style:style>
    <style:style style:name="T473" style:family="text">
      <style:text-properties fo:font-variant="normal" fo:text-transform="none" fo:color="#993366" loext:opacity="100%" style:font-name="Lato1" fo:font-size="11pt" fo:letter-spacing="normal" fo:font-style="normal" fo:font-weight="bold" style:font-size-asian="11pt" style:font-size-complex="11pt"/>
    </style:style>
    <style:style style:name="T474"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75"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76"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77"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8" style:family="text">
      <style:text-properties fo:font-variant="normal" fo:text-transform="none" fo:color="#993366" loext:opacity="100%" style:font-name="Consolas1"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79"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0" style:family="text">
      <style:text-properties fo:font-variant="normal" fo:text-transform="none" fo:color="#c9211e" loext:opacity="100%" style:font-name="Consolas1"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font-name="Consolas1"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2" style:family="text">
      <style:text-properties fo:font-variant="normal" fo:text-transform="none" fo:color="#c9211e" loext:opacity="100%" style:font-name="Consolas1"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3" style:family="text">
      <style:text-properties fo:font-variant="normal" fo:text-transform="none" fo:color="#c9211e" loext:opacity="100%" style:font-name="Consolas1"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4" style:family="text">
      <style:text-properties fo:font-variant="normal" fo:text-transform="none" fo:color="#c9211e" loext:opacity="100%" style:font-name="Consolas1" fo:font-size="11pt" fo:letter-spacing="normal" fo:language="en" fo:country="GB" fo:font-style="normal" style:text-underline-style="none" fo:font-weight="normal" officeooo:rsid="030c5e7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5"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6" style:family="text">
      <style:text-properties fo:font-variant="normal" fo:text-transform="none" fo:color="#c9211e" loext:opacity="100%" style:font-name="Consolas1"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87" style:family="text">
      <style:text-properties fo:font-variant="normal" fo:text-transform="none" fo:color="#c9211e"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8" style:family="text">
      <style:text-properties fo:font-variant="normal" fo:text-transform="none" fo:color="#c9211e"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89" style:family="text">
      <style:text-properties fo:font-variant="normal" fo:text-transform="none" fo:color="#c9211e"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0"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1"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2"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3"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4"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95" style:family="text">
      <style:text-properties fo:font-variant="normal" fo:text-transform="none" fo:color="#c9211e" loext:opacity="100%" style:font-name="Consolas"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96" style:family="text">
      <style:text-properties fo:font-variant="normal" fo:text-transform="none" fo:color="#c9211e"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7"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9" style:family="text">
      <style:text-properties fo:font-variant="normal" fo:text-transform="none" fo:color="#c9211e"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0" style:family="text">
      <style:text-properties fo:font-variant="normal" fo:text-transform="none" fo:color="#c9211e" loext:opacity="100%" style:font-name="Consolas"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c9211e" loext:opacity="100%" style:font-name="Consolas"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502" style:family="text">
      <style:text-properties fo:font-variant="normal" fo:text-transform="none" fo:color="#c9211e" loext:opacity="100%" style:font-name="Consolas"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503" style:family="text">
      <style:text-properties fo:font-variant="normal" fo:text-transform="none" fo:color="#c9211e" loext:opacity="100%" style:font-name="Consolas"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04" style:family="text">
      <style:text-properties fo:font-variant="normal" fo:text-transform="none" fo:color="#c9211e" loext:opacity="100%" style:font-name="Consolas"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5"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6"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7"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08"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509" style:family="text">
      <style:text-properties fo:font-variant="normal" fo:text-transform="none" fo:color="#333333" loext:opacity="100%" style:font-name="Lato" fo:font-size="11pt" fo:letter-spacing="normal" fo:font-style="normal" fo:font-weight="normal" style:font-size-asian="11pt" style:font-size-complex="11pt"/>
    </style:style>
    <style:style style:name="T510"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2" style:family="text">
      <style:text-properties fo:font-variant="normal" fo:text-transform="none" fo:color="#333333" loext:opacity="100%" style:font-name="Consolas1"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Consolas1"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517" style:family="text">
      <style:text-properties fo:font-variant="normal" fo:text-transform="none" fo:color="#333333" loext:opacity="100%" style:font-name="Consolas1"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size-complex="11pt" loext:padding="0in" loext:border="none"/>
    </style:style>
    <style:style style:name="T519" style:family="text">
      <style:text-properties fo:font-variant="normal" fo:text-transform="none" fo:color="#333333"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Consolas1"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1" style:family="text">
      <style:text-properties fo:font-variant="normal" fo:text-transform="none" fo:color="#333333" loext:opacity="100%" style:font-name="Consolas1"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2" style:family="text">
      <style:text-properties fo:font-variant="normal" fo:text-transform="none" fo:color="#333333" loext:opacity="100%" style:font-name="Consolas1"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523" style:family="text">
      <style:text-properties fo:font-variant="normal" fo:text-transform="none" fo:color="#333333" loext:opacity="100%" style:font-name="Consolas1"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524"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5"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6" style:family="text">
      <style:text-properties fo:font-variant="normal" fo:text-transform="none" fo:color="#333333"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7" style:family="text">
      <style:text-properties fo:font-variant="normal" fo:text-transform="none" fo:color="#333333" loext:opacity="100%" style:font-name="Consolas"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9"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0"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1" style:family="text">
      <style:text-properties fo:font-variant="normal" fo:text-transform="none" fo:color="#333333"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2" style:family="text">
      <style:text-properties fo:font-variant="normal" fo:text-transform="none" fo:color="#333333" loext:opacity="100%" style:font-name="Consolas" fo:font-size="11pt" fo:letter-spacing="normal" fo:font-style="normal" fo:font-weight="normal" style:font-size-asian="11pt" style:font-size-complex="11pt"/>
    </style:style>
    <style:style style:name="T533" style:family="text">
      <style:text-properties fo:font-variant="normal" fo:text-transform="none" fo:color="#333333" loext:opacity="100%" style:font-name="Consolas"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5" style:family="text">
      <style:text-properties fo:font-variant="normal" fo:text-transform="none" fo:color="#333333"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6"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537"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8"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39"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0"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1"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542" style:family="text">
      <style:text-properties fo:font-variant="normal" fo:text-transform="none" fo:color="#333333" loext:opacity="100%" style:font-name="Lato1" fo:font-size="11pt" fo:letter-spacing="normal" style:font-name-asian="Noto Serif CJK SC" style:font-name-complex="Lohit Devanagari"/>
    </style:style>
    <style:style style:name="T543"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544"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5"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546"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547"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48"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49"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50"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1"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53"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54"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5"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56" style:family="text">
      <style:text-properties fo:font-variant="normal" fo:text-transform="none" fo:color="#333333" loext:opacity="100%" style:font-name="Liberation Mono" fo:font-size="10pt" fo:letter-spacing="normal" fo:language="en" fo:country="GB" fo:font-style="normal" style:text-underline-style="none" fo:font-weight="normal" officeooo:rsid="02cfe1f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557"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58"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59"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0" style:family="text">
      <style:text-properties fo:font-variant="normal" fo:text-transform="none" fo:color="#468a1a"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61" style:family="text">
      <style:text-properties fo:font-variant="normal" fo:text-transform="none" fo:color="#468a1a" loext:opacity="100%" style:font-name="Consolas1"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2" style:family="text">
      <style:text-properties fo:font-variant="normal" fo:text-transform="none" fo:color="#468a1a" loext:opacity="100%" style:font-name="Consolas1"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63"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4" style:family="text">
      <style:text-properties fo:font-variant="normal" fo:text-transform="none" fo:color="#468a1a"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5" style:family="text">
      <style:text-properties fo:font-variant="normal" fo:text-transform="none" fo:color="#468a1a" loext:opacity="100%" style:font-name="Consolas"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6" style:family="text">
      <style:text-properties fo:font-variant="normal" fo:text-transform="none" fo:color="#468a1a" loext:opacity="100%" style:font-name="Consolas" fo:font-size="11pt" fo:letter-spacing="normal" fo:language="en" fo:country="GB" fo:font-style="normal" style:text-underline-style="none" officeooo:rsid="034c99b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7"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68"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69" style:family="text">
      <style:text-properties fo:font-variant="normal" fo:text-transform="none" fo:color="#780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70" style:family="text">
      <style:text-properties fo:font-variant="normal" fo:text-transform="none" fo:color="#780373"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1" style:family="text">
      <style:text-properties fo:font-variant="normal" fo:text-transform="none" fo:color="#780373"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2" style:family="text">
      <style:text-properties fo:font-variant="normal" fo:text-transform="none" fo:color="#224b12"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73"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574" style:family="text">
      <style:text-properties fo:font-variant="normal" fo:text-transform="none" fo:color="#0000bb"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5" style:family="text">
      <style:text-properties fo:font-variant="normal" fo:text-transform="none" fo:color="#0000bb" loext:opacity="100%" style:font-name="Consolas" fo:font-size="11pt" fo:letter-spacing="-0.0098in" fo:font-style="normal" fo:font-weight="normal" fo:background-color="#ffffff" loext:char-shading-value="0" style:font-size-asian="11pt" style:font-size-complex="11pt" loext:padding="0in" loext:border="none"/>
    </style:style>
    <style:style style:name="T576"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77"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578" style:family="text">
      <style:text-properties fo:font-variant="normal" fo:text-transform="none" fo:color="#007700"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9" style:family="text">
      <style:text-properties fo:font-variant="normal" fo:text-transform="none" fo:color="#007700" loext:opacity="100%" style:font-name="Consolas" fo:font-size="11pt" fo:letter-spacing="-0.0098in" fo:font-style="normal" fo:font-weight="normal" fo:background-color="#ffffff" loext:char-shading-value="0" style:font-size-asian="11pt" style:font-size-complex="11pt" loext:padding="0in" loext:border="none"/>
    </style:style>
    <style:style style:name="T580" style:family="text">
      <style:text-properties fo:font-variant="normal" fo:text-transform="none" fo:color="#dd0000" loext:opacity="100%" style:font-name="Consolas" fo:font-size="11pt" fo:letter-spacing="-0.0098in" fo:font-style="normal" fo:font-weight="normal" fo:background-color="#ffffff" loext:char-shading-value="0" style:font-size-asian="11pt" style:font-size-complex="11pt" loext:padding="0in" loext:border="none"/>
    </style:style>
    <style:style style:name="T581" style:family="text">
      <style:text-properties fo:font-variant="normal" fo:text-transform="none" fo:color="#dd0000"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2" style:family="text">
      <style:text-properties fo:font-variant="normal" fo:text-transform="none" fo:color="#ff0000"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3" style:family="text">
      <style:text-properties fo:font-variant="normal" fo:text-transform="none" fo:color="#ff0000"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84" style:family="text">
      <style:text-properties fo:font-variant="normal" fo:text-transform="none" fo:color="#a7074b"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5" style:family="text">
      <style:text-properties fo:font-variant="normal" fo:text-transform="none" fo:color="#a7074b" loext:opacity="100%" style:font-name="Consolas"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6"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7" style:family="text">
      <style:text-properties fo:font-variant="normal" fo:text-transform="none" fo:color="#a7074b" loext:opacity="100%" style:font-name="Consolas1"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88" style:family="text">
      <style:text-properties fo:font-variant="normal" fo:text-transform="none" style:font-name="Consolas1"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89" style:family="text">
      <style:text-properties fo:font-variant="normal" fo:text-transform="none" style:font-name="Consolas1"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90" style:family="text">
      <style:text-properties fo:font-variant="normal" fo:text-transform="none" style:font-name="Consolas" fo:font-size="11pt" fo:letter-spacing="normal" fo:font-style="normal" style:font-size-asian="11pt" style:font-size-complex="11pt" loext:padding="0in" loext:border="none"/>
    </style:style>
    <style:style style:name="T591"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2"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3" style:family="text">
      <style:text-properties fo:font-variant="normal" fo:text-transform="none" fo:color="#000000" loext:opacity="100%" style:font-name="Consolas"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4" style:family="text">
      <style:text-properties fo:font-variant="normal" fo:text-transform="none" fo:color="#f10d0c" loext:opacity="100%" style:font-name="Consolas"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5" style:family="text">
      <style:text-properties fo:font-variant="normal" fo:text-transform="none" fo:color="#f10d0c" loext:opacity="100%" style:font-name="Consolas"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6" style:family="text">
      <style:text-properties fo:font-variant="normal" fo:text-transform="none" fo:color="#ff8000"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7" style:family="text">
      <style:text-properties fo:font-variant="normal" fo:text-transform="none" fo:color="#158466"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8" style:family="text">
      <style:text-properties fo:font-variant="normal" fo:text-transform="none" fo:color="#158466" loext:opacity="100%" style:font-name="Consolas"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9" style:family="text">
      <style:text-properties fo:font-variant="normal" fo:text-transform="none" fo:color="#158466"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0" style:family="text">
      <style:text-properties fo:font-variant="normal" fo:text-transform="none" fo:color="#6b5e9b"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1" style:family="text">
      <style:text-properties fo:font-variant="normal" fo:text-transform="none" fo:color="#6b5e9b"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602" style:family="text">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6b5e9b" loext:opacity="10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6b5e9b" loext:opacity="10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606"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7" style:family="text">
      <style:text-properties fo:font-variant="normal" fo:text-transform="none" fo:color="#6b5e9b"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8"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609" style:family="text">
      <style:text-properties fo:font-variant="normal" fo:text-transform="none" fo:color="#6b5e9b"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610"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11" style:family="text">
      <style:text-properties fo:font-variant="normal" fo:text-transform="none" fo:color="#6b5e9b" loext:opacity="100%" style:font-name="Consolas"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2" style:family="text">
      <style:text-properties fo:font-variant="normal" fo:text-transform="none" fo:color="#6b5e9b"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3" style:family="text">
      <style:text-properties fo:font-variant="normal" fo:text-transform="none" fo:color="#6b5e9b" loext:opacity="100%" style:font-name="Consolas"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4" style:family="text">
      <style:text-properties fo:font-variant="normal" fo:text-transform="none" fo:color="#1c1c1c" loext:opacity="100%" style:font-name="Consolas"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5" style:family="text">
      <style:text-properties fo:font-variant="normal" fo:text-transform="none" fo:color="#1c1c1c" loext:opacity="100%" style:font-name="Consolas"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16" style:family="text">
      <style:text-properties fo:font-variant="normal" fo:text-transform="none" fo:color="#a1467e" loext:opacity="100%" style:font-name="Consolas"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7" style:family="text">
      <style:text-properties fo:font-variant="normal" fo:text-transform="none" fo:color="#1e6a39"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18" style:family="text">
      <style:text-properties fo:font-variant="normal" fo:text-transform="none" fo:color="#1e6a39" loext:opacity="100%" style:font-name="Consolas" fo:font-size="11pt" fo:letter-spacing="normal" fo:language="en" fo:country="GB" fo:font-style="normal" style:text-underline-style="none" officeooo:rsid="031baf0b"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19"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0"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1"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2"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64d39"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3" style:family="text">
      <style:text-properties fo:font-variant="normal" fo:text-transform="none" fo:color="#3465a4" loext:opacity="100%" style:text-line-through-style="none" style:text-line-through-type="none" style:font-name="Consolas" fo:font-size="10pt" fo:letter-spacing="normal" fo:language="en" fo:country="GB" fo:font-style="normal" style:text-underline-style="none" fo:font-weight="normal" officeooo:rsid="0333faf0" style:text-blinking="false"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624" style:family="text">
      <style:text-properties fo:font-variant="normal" fo:text-transform="none" fo:color="#5b277d" loext:opacity="100%" style:font-name="Consolas"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5" style:family="text">
      <style:text-properties fo:font-variant="normal" fo:text-transform="none" fo:color="#5b277d" loext:opacity="100%" style:font-name="Consolas"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6" style:family="text">
      <style:text-properties fo:font-variant="normal" fo:text-transform="none" fo:color="#861141" loext:opacity="100%" style:font-name="Consolas"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7" style:family="text">
      <style:text-properties fo:font-variant="normal" fo:text-transform="none" fo:color="#861141" loext:opacity="100%" style:font-name="Consolas"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628" style:family="text">
      <style:text-properties fo:color="#737373" loext:opacity="100%" style:font-name="Consolas1" fo:letter-spacing="-0.0102in"/>
    </style:style>
    <style:style style:name="T629" style:family="text">
      <style:text-properties fo:color="#737373" loext:opacity="100%" style:font-name="Consolas1" fo:background-color="#ffffff" loext:char-shading-value="0"/>
    </style:style>
    <style:style style:name="T630" style:family="text">
      <style:text-properties fo:color="#737373" loext:opacity="100%" style:font-name="Consolas"/>
    </style:style>
    <style:style style:name="T631" style:family="text">
      <style:text-properties fo:color="#737373" loext:opacity="100%" style:font-name="Consolas" fo:letter-spacing="-0.0102in"/>
    </style:style>
    <style:style style:name="T632" style:family="text">
      <style:text-properties fo:color="#737373" loext:opacity="100%" style:font-name="Consolas" officeooo:rsid="0226d8d6"/>
    </style:style>
    <style:style style:name="T633" style:family="text">
      <style:text-properties fo:color="#737373" loext:opacity="100%" style:font-name="Consolas" fo:font-size="11pt" fo:letter-spacing="-0.0102in" style:font-size-asian="11pt" style:font-size-complex="11pt"/>
    </style:style>
    <style:style style:name="T634" style:family="text">
      <style:text-properties fo:color="#737373" loext:opacity="100%" style:font-name="Consolas" fo:font-size="11pt" fo:letter-spacing="-0.0102in" style:text-underline-style="none" style:font-size-asian="11pt" style:font-size-complex="11pt"/>
    </style:style>
    <style:style style:name="T635" style:family="text">
      <style:text-properties fo:color="#737373" loext:opacity="100%" style:font-name="Consolas"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6" style:family="text">
      <style:text-properties fo:color="#737373" loext:opacity="100%" style:font-name="Consolas" fo:font-size="11pt" fo:letter-spacing="-0.0102in" officeooo:rsid="02e328d1" fo:background-color="#ffffff" loext:char-shading-value="0"/>
    </style:style>
    <style:style style:name="T637" style:family="text">
      <style:text-properties fo:color="#737373" loext:opacity="100%" style:font-name="Consolas" fo:font-size="11pt" fo:letter-spacing="-0.0102in" officeooo:rsid="02cfe1fe" fo:background-color="#ffffff" loext:char-shading-value="0"/>
    </style:style>
    <style:style style:name="T638" style:family="text">
      <style:text-properties fo:color="#737373" loext:opacity="100%" style:font-name="Consolas" fo:font-size="11pt" style:text-underline-style="none" style:font-size-asian="11pt" style:font-size-complex="11pt"/>
    </style:style>
    <style:style style:name="T639" style:family="text">
      <style:text-properties fo:color="#737373" loext:opacity="100%" style:font-name="Consolas" fo:font-size="11pt" style:text-underline-style="none" officeooo:rsid="0299e680" style:font-size-asian="11pt" style:font-size-complex="11pt"/>
    </style:style>
    <style:style style:name="T640" style:family="text">
      <style:text-properties fo:color="#737373" loext:opacity="100%" style:font-name="Consolas"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1" style:family="text">
      <style:text-properties fo:color="#737373" loext:opacity="100%" style:font-name="Consolas" fo:font-size="11pt" style:font-name-asian="Noto Serif CJK SC" style:font-name-complex="Lohit Devanagari"/>
    </style:style>
    <style:style style:name="T642" style:family="text">
      <style:text-properties fo:color="#737373" loext:opacity="100%" style:font-name="Consolas" fo:font-size="11pt" fo:letter-spacing="0.0016in" style:font-size-asian="11pt" style:font-size-complex="11pt"/>
    </style:style>
    <style:style style:name="T643" style:family="text">
      <style:text-properties fo:color="#737373" loext:opacity="100%" style:font-name="Consolas" fo:font-size="11pt" fo:letter-spacing="0.0016in" style:text-underline-style="none" fo:background-color="#ffffff" loext:char-shading-value="0" style:font-size-asian="11pt" style:font-size-complex="11pt"/>
    </style:style>
    <style:style style:name="T644" style:family="text">
      <style:text-properties fo:color="#737373" loext:opacity="100%" style:font-name="Consolas"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5" style:family="text">
      <style:text-properties fo:color="#737373" loext:opacity="100%" style:font-name="Consolas" fo:font-size="11.5pt" fo:letter-spacing="-0.0102in" officeooo:rsid="02cfe1fe" fo:background-color="#ffffff" loext:char-shading-value="0" style:font-size-asian="11.5pt" style:font-size-complex="11.5pt"/>
    </style:style>
    <style:style style:name="T646" style:family="text">
      <style:text-properties fo:color="#737373" loext:opacity="100%" style:font-name="Consolas" fo:font-size="9pt" fo:letter-spacing="-0.0016in" fo:background-color="#ffffff" loext:char-shading-value="0" style:font-size-asian="9pt" style:font-size-complex="9pt" loext:padding="0in" loext:border="none"/>
    </style:style>
    <style:style style:name="T647" style:family="text">
      <style:text-properties fo:color="#737373" loext:opacity="100%" style:font-name="Consolas" fo:font-size="10pt" fo:letter-spacing="normal" fo:background-color="#ffffff" loext:char-shading-value="0" style:font-size-asian="10pt" style:font-size-complex="10pt" loext:padding="0in" loext:border="none"/>
    </style:style>
    <style:style style:name="T648" style:family="text">
      <style:text-properties fo:color="#336699" loext:opacity="100%" style:font-name="Consolas1" fo:letter-spacing="-0.0102in"/>
    </style:style>
    <style:style style:name="T649" style:family="text">
      <style:text-properties fo:color="#336699" loext:opacity="100%" style:font-name="Consolas1" fo:letter-spacing="-0.0102in" fo:font-weight="bold" style:font-weight-asian="bold" style:font-weight-complex="bold"/>
    </style:style>
    <style:style style:name="T650" style:family="text">
      <style:text-properties fo:color="#336699" loext:opacity="100%" style:font-name="Consolas1" fo:background-color="#ffffff" loext:char-shading-value="0"/>
    </style:style>
    <style:style style:name="T651" style:family="text">
      <style:text-properties fo:color="#336699" loext:opacity="100%" style:font-name="Consolas1" fo:font-weight="bold" fo:background-color="#ffffff" loext:char-shading-value="0" style:font-weight-asian="bold" style:font-weight-complex="bold"/>
    </style:style>
    <style:style style:name="T652" style:family="text">
      <style:text-properties fo:color="#336699" loext:opacity="100%" style:font-name="Consolas"/>
    </style:style>
    <style:style style:name="T653" style:family="text">
      <style:text-properties fo:color="#336699" loext:opacity="100%" style:font-name="Consolas" fo:letter-spacing="-0.0102in"/>
    </style:style>
    <style:style style:name="T654" style:family="text">
      <style:text-properties fo:color="#336699" loext:opacity="100%" style:font-name="Consolas" fo:letter-spacing="-0.0102in" fo:font-weight="normal"/>
    </style:style>
    <style:style style:name="T655" style:family="text">
      <style:text-properties fo:color="#336699" loext:opacity="100%" style:font-name="Consolas" fo:letter-spacing="-0.0102in" fo:font-weight="bold" style:font-weight-asian="bold" style:font-weight-complex="bold"/>
    </style:style>
    <style:style style:name="T656" style:family="text">
      <style:text-properties fo:color="#336699" loext:opacity="100%" style:font-name="Consolas" fo:font-weight="normal"/>
    </style:style>
    <style:style style:name="T657" style:family="text">
      <style:text-properties fo:color="#336699" loext:opacity="100%" style:font-name="Consolas" fo:font-weight="bold" style:font-weight-asian="bold" style:font-weight-complex="bold"/>
    </style:style>
    <style:style style:name="T658" style:family="text">
      <style:text-properties fo:color="#336699" loext:opacity="100%" style:font-name="Consolas" fo:font-size="11pt"/>
    </style:style>
    <style:style style:name="T659" style:family="text">
      <style:text-properties fo:color="#336699" loext:opacity="100%" style:font-name="Consolas" fo:font-size="11pt" fo:letter-spacing="-0.0102in" fo:font-weight="normal" style:font-size-asian="11pt" style:font-size-complex="11pt"/>
    </style:style>
    <style:style style:name="T660" style:family="text">
      <style:text-properties fo:color="#336699" loext:opacity="100%" style:font-name="Consolas"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61" style:family="text">
      <style:text-properties fo:color="#336699" loext:opacity="100%" style:font-name="Consolas" fo:font-size="11pt" fo:letter-spacing="-0.0102in" fo:font-weight="normal" officeooo:rsid="02e328d1" fo:background-color="#ffffff" loext:char-shading-value="0"/>
    </style:style>
    <style:style style:name="T662" style:family="text">
      <style:text-properties fo:color="#336699" loext:opacity="100%" style:font-name="Consolas" fo:font-size="11pt" fo:letter-spacing="-0.0102in" fo:font-weight="normal" officeooo:rsid="02cfe1fe" fo:background-color="#ffffff" loext:char-shading-value="0"/>
    </style:style>
    <style:style style:name="T663" style:family="text">
      <style:text-properties fo:color="#336699" loext:opacity="100%" style:font-name="Consolas" fo:font-size="11pt" fo:letter-spacing="-0.0102in" style:font-size-asian="11pt" style:font-size-complex="11pt"/>
    </style:style>
    <style:style style:name="T664" style:family="text">
      <style:text-properties fo:color="#336699" loext:opacity="100%" style:font-name="Consolas" fo:font-size="11pt" fo:letter-spacing="-0.0102in" style:text-underline-style="none" fo:font-weight="normal" style:font-size-asian="11pt" style:font-size-complex="11pt"/>
    </style:style>
    <style:style style:name="T665" style:family="text">
      <style:text-properties fo:color="#336699" loext:opacity="100%" style:font-name="Consolas" fo:font-size="11pt" fo:letter-spacing="-0.0102in" style:text-underline-style="none" style:font-size-asian="11pt" style:font-size-complex="11pt"/>
    </style:style>
    <style:style style:name="T666" style:family="text">
      <style:text-properties fo:color="#336699" loext:opacity="100%" style:font-name="Consolas"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667" style:family="text">
      <style:text-properties fo:color="#336699" loext:opacity="100%" style:font-name="Consolas" fo:font-size="11pt" fo:letter-spacing="-0.0102in" officeooo:rsid="02e328d1" fo:background-color="#ffffff" loext:char-shading-value="0"/>
    </style:style>
    <style:style style:name="T668" style:family="text">
      <style:text-properties fo:color="#336699" loext:opacity="100%" style:font-name="Consolas" fo:font-size="11pt" fo:letter-spacing="-0.0102in" officeooo:rsid="02cfe1fe" fo:background-color="#ffffff" loext:char-shading-value="0"/>
    </style:style>
    <style:style style:name="T669" style:family="text">
      <style:text-properties fo:color="#336699" loext:opacity="100%" style:font-name="Consolas" fo:font-size="11pt" style:text-underline-style="none" fo:font-weight="normal" officeooo:rsid="0299e680" style:font-size-asian="11pt" style:font-size-complex="11pt"/>
    </style:style>
    <style:style style:name="T670" style:family="text">
      <style:text-properties fo:color="#336699" loext:opacity="100%" style:font-name="Consolas" fo:font-size="11pt" style:text-underline-style="none" style:font-size-asian="11pt" style:font-size-complex="11pt"/>
    </style:style>
    <style:style style:name="T671" style:family="text">
      <style:text-properties fo:color="#336699" loext:opacity="100%" style:font-name="Consolas" fo:font-size="11pt" style:text-underline-style="none" officeooo:rsid="0299e680" style:font-size-asian="11pt" style:font-size-complex="11pt"/>
    </style:style>
    <style:style style:name="T672" style:family="text">
      <style:text-properties fo:color="#336699" loext:opacity="100%" style:font-name="Consolas" fo:font-size="11pt" style:text-underline-style="none" fo:font-weight="bold" style:font-size-asian="11pt" style:font-weight-asian="bold" style:font-size-complex="11pt" style:font-weight-complex="bold"/>
    </style:style>
    <style:style style:name="T673" style:family="text">
      <style:text-properties fo:color="#336699" loext:opacity="100%" style:font-name="Consolas"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74" style:family="text">
      <style:text-properties fo:color="#336699" loext:opacity="100%" style:font-name="Consolas" fo:font-size="11pt" officeooo:rsid="01f687eb" style:font-size-asian="11pt" style:language-asian="zxx" style:country-asian="none" style:font-style-asian="normal" style:font-size-complex="11pt" style:language-complex="zxx" style:country-complex="none" style:font-style-complex="normal"/>
    </style:style>
    <style:style style:name="T675" style:family="text">
      <style:text-properties fo:color="#336699" loext:opacity="100%" style:font-name="Consolas" fo:font-size="11pt" fo:letter-spacing="0.0016in" fo:font-weight="bold" style:font-size-asian="11pt" style:font-weight-asian="bold" style:font-size-complex="11pt" style:font-weight-complex="bold"/>
    </style:style>
    <style:style style:name="T676" style:family="text">
      <style:text-properties fo:color="#336699" loext:opacity="100%" style:font-name="Consolas" fo:font-size="11pt" fo:letter-spacing="0.0016in" style:font-size-asian="11pt" style:font-size-complex="11pt"/>
    </style:style>
    <style:style style:name="T677" style:family="text">
      <style:text-properties fo:color="#336699" loext:opacity="100%" style:font-name="Consolas" fo:font-size="11pt" fo:letter-spacing="0.0016in" style:text-underline-style="none" fo:font-weight="bold" fo:background-color="#ffffff" loext:char-shading-value="0" style:font-size-asian="11pt" style:font-weight-asian="bold" style:font-size-complex="11pt" style:font-weight-complex="bold"/>
    </style:style>
    <style:style style:name="T678" style:family="text">
      <style:text-properties fo:color="#336699" loext:opacity="100%" style:font-name="Consolas" fo:font-size="11pt" fo:letter-spacing="0.0016in" style:text-underline-style="none" fo:background-color="#ffffff" loext:char-shading-value="0" style:font-size-asian="11pt" style:font-size-complex="11pt"/>
    </style:style>
    <style:style style:name="T679" style:family="text">
      <style:text-properties fo:color="#336699" loext:opacity="100%" style:font-name="Consolas" fo:font-size="11pt" fo:letter-spacing="0.0016in" fo:language="en" fo:country="GB" style:font-size-asian="11pt" style:language-asian="zxx" style:country-asian="none" style:font-size-complex="11pt" style:language-complex="zxx" style:country-complex="none"/>
    </style:style>
    <style:style style:name="T680" style:family="text">
      <style:text-properties fo:color="#336699" loext:opacity="100%" style:font-name="Consolas" fo:font-size="11pt" fo:font-weight="bold" style:font-weight-asian="bold" style:font-weight-complex="bold"/>
    </style:style>
    <style:style style:name="T681" style:family="text">
      <style:text-properties fo:color="#336699" loext:opacity="100%" style:font-name="Consolas" fo:font-size="12pt" officeooo:rsid="01f687eb" style:font-size-asian="11pt" style:language-asian="zxx" style:country-asian="none" style:font-style-asian="normal" style:font-size-complex="11pt" style:language-complex="zxx" style:country-complex="none" style:font-style-complex="normal"/>
    </style:style>
    <style:style style:name="T682" style:family="text">
      <style:text-properties fo:color="#336699" loext:opacity="100%" style:font-name="Consolas"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83" style:family="text">
      <style:text-properties fo:color="#336699" loext:opacity="100%" style:font-name="Consolas" fo:font-size="11.5pt" fo:letter-spacing="-0.0102in" officeooo:rsid="02cfe1fe" fo:background-color="#ffffff" loext:char-shading-value="0" style:font-size-asian="11.5pt" style:font-size-complex="11.5pt"/>
    </style:style>
    <style:style style:name="T684" style:family="text">
      <style:text-properties fo:color="#336699" loext:opacity="100%" style:font-name="Consolas" fo:font-size="9pt" fo:letter-spacing="-0.0016in" fo:background-color="#ffffff" loext:char-shading-value="0" style:font-size-asian="9pt" style:font-size-complex="9pt" loext:padding="0in" loext:border="none"/>
    </style:style>
    <style:style style:name="T685" style:family="text">
      <style:text-properties fo:color="#336699" loext:opacity="100%" style:font-name="Consolas" fo:font-size="10pt" fo:letter-spacing="normal" fo:background-color="#ffffff" loext:char-shading-value="0" style:font-size-asian="10pt" style:font-size-complex="10pt" loext:padding="0in" loext:border="none"/>
    </style:style>
    <style:style style:name="T686" style:family="text">
      <style:text-properties fo:color="#336699" loext:opacity="100%" style:text-line-through-style="none" style:text-line-through-type="none" style:font-name="Consolas" fo:font-size="11pt" style:text-underline-style="none" officeooo:rsid="0299e680" style:text-blinking="false" style:font-size-asian="11pt" style:font-size-complex="11pt"/>
    </style:style>
    <style:style style:name="T687" style:family="text">
      <style:text-properties fo:color="#336699" loext:opacity="100%" style:text-line-through-style="none" style:text-line-through-type="none" style:font-name="Consolas" style:text-blinking="false"/>
    </style:style>
    <style:style style:name="T688" style:family="text">
      <style:text-properties fo:color="#336699" loext:opacity="100%" style:text-line-through-style="none" style:text-line-through-type="none" style:font-name="Consolas" fo:font-size="11.5pt" officeooo:rsid="02cfe1fe" style:text-blinking="false" fo:background-color="#ffffff" loext:char-shading-value="0" style:font-size-asian="11.5pt" style:font-size-complex="11.5pt"/>
    </style:style>
    <style:style style:name="T689" style:family="text">
      <style:text-properties fo:color="#336699" loext:opacity="100%" style:text-line-through-style="none" style:text-line-through-type="none" style:font-name="Lato1" fo:font-size="10pt" fo:font-weight="normal" officeooo:rsid="0334d961" style:text-blinking="false" fo:background-color="#ffffff" loext:char-shading-value="0" style:font-size-asian="10pt" style:font-weight-asian="normal" style:font-size-complex="10pt" style:font-weight-complex="normal"/>
    </style:style>
    <style:style style:name="T690" style:family="text">
      <style:text-properties fo:color="#669933" loext:opacity="100%" style:font-name="Consolas1" fo:letter-spacing="-0.0102in"/>
    </style:style>
    <style:style style:name="T691" style:family="text">
      <style:text-properties fo:color="#669933" loext:opacity="100%" style:font-name="Consolas1" fo:background-color="#ffffff" loext:char-shading-value="0"/>
    </style:style>
    <style:style style:name="T692" style:family="text">
      <style:text-properties fo:color="#669933" loext:opacity="100%" style:font-name="Consolas"/>
    </style:style>
    <style:style style:name="T693" style:family="text">
      <style:text-properties fo:color="#669933" loext:opacity="100%" style:font-name="Consolas" fo:letter-spacing="-0.0102in"/>
    </style:style>
    <style:style style:name="T694" style:family="text">
      <style:text-properties fo:color="#669933" loext:opacity="100%" style:font-name="Consolas" fo:font-size="11pt" fo:letter-spacing="-0.0102in" style:font-size-asian="11pt" style:font-size-complex="11pt"/>
    </style:style>
    <style:style style:name="T695" style:family="text">
      <style:text-properties fo:color="#669933" loext:opacity="100%" style:font-name="Consolas" fo:font-size="11pt" fo:letter-spacing="-0.0102in" style:text-underline-style="none" style:font-size-asian="11pt" style:font-size-complex="11pt"/>
    </style:style>
    <style:style style:name="T696" style:family="text">
      <style:text-properties fo:color="#669933" loext:opacity="100%" style:font-name="Consolas"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97" style:family="text">
      <style:text-properties fo:color="#669933" loext:opacity="100%" style:font-name="Consolas" fo:font-size="11pt" fo:letter-spacing="-0.0102in" officeooo:rsid="02e328d1" fo:background-color="#ffffff" loext:char-shading-value="0"/>
    </style:style>
    <style:style style:name="T698" style:family="text">
      <style:text-properties fo:color="#669933" loext:opacity="100%" style:font-name="Consolas" fo:font-size="11pt" fo:letter-spacing="-0.0102in" officeooo:rsid="02cfe1fe" fo:background-color="#ffffff" loext:char-shading-value="0"/>
    </style:style>
    <style:style style:name="T699" style:family="text">
      <style:text-properties fo:color="#669933" loext:opacity="100%" style:font-name="Consolas" fo:font-size="11pt" style:text-underline-style="none" style:font-size-asian="11pt" style:font-size-complex="11pt"/>
    </style:style>
    <style:style style:name="T700" style:family="text">
      <style:text-properties fo:color="#669933" loext:opacity="100%" style:font-name="Consolas" fo:font-size="11pt" style:text-underline-style="none" officeooo:rsid="0299e680" style:font-size-asian="11pt" style:font-size-complex="11pt"/>
    </style:style>
    <style:style style:name="T701" style:family="text">
      <style:text-properties fo:color="#669933" loext:opacity="100%" style:font-name="Consolas" fo:font-size="11pt" style:text-underline-style="none" officeooo:rsid="005e9f9c" style:font-name-asian="Noto Serif CJK SC" style:font-size-asian="11pt" style:font-name-complex="Lohit Devanagari" style:font-size-complex="11pt"/>
    </style:style>
    <style:style style:name="T702" style:family="text">
      <style:text-properties fo:color="#669933" loext:opacity="100%" style:font-name="Consolas"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3" style:family="text">
      <style:text-properties fo:color="#669933" loext:opacity="100%" style:font-name="Consolas" fo:font-size="11pt" style:font-name-asian="Noto Serif CJK SC" style:font-name-complex="Lohit Devanagari"/>
    </style:style>
    <style:style style:name="T704" style:family="text">
      <style:text-properties fo:color="#669933" loext:opacity="100%" style:font-name="Consolas" fo:font-size="11pt" fo:letter-spacing="0.0016in" style:font-size-asian="11pt" style:font-size-complex="11pt"/>
    </style:style>
    <style:style style:name="T705" style:family="text">
      <style:text-properties fo:color="#669933" loext:opacity="100%" style:font-name="Consolas" fo:font-size="11pt" fo:letter-spacing="0.0016in" style:text-underline-style="none" fo:background-color="#ffffff" loext:char-shading-value="0" style:font-size-asian="11pt" style:font-size-complex="11pt"/>
    </style:style>
    <style:style style:name="T706" style:family="text">
      <style:text-properties fo:color="#669933" loext:opacity="100%" style:font-name="Consolas"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7" style:family="text">
      <style:text-properties fo:color="#669933" loext:opacity="100%" style:font-name="Consolas" fo:font-size="9pt" fo:letter-spacing="-0.0016in" fo:background-color="#ffffff" loext:char-shading-value="0" style:font-size-asian="9pt" style:font-size-complex="9pt" loext:padding="0in" loext:border="none"/>
    </style:style>
    <style:style style:name="T708" style:family="text">
      <style:text-properties fo:color="#669933" loext:opacity="100%" style:font-name="Consolas" fo:font-size="10pt" fo:letter-spacing="normal" fo:background-color="#ffffff" loext:char-shading-value="0" style:font-size-asian="10pt" style:font-size-complex="10pt" loext:padding="0in" loext:border="none"/>
    </style:style>
    <style:style style:name="T709" style:family="text">
      <style:text-properties fo:font-weight="bold" style:font-weight-asian="bold" style:font-weight-complex="bold"/>
    </style:style>
    <style:style style:name="T710" style:family="text">
      <style:text-properties fo:font-weight="bold" officeooo:rsid="0251284a" style:font-weight-asian="bold" style:font-weight-complex="bold"/>
    </style:style>
    <style:style style:name="T711" style:family="text">
      <style:text-properties fo:font-weight="bold" officeooo:rsid="0259d044" style:font-weight-asian="bold" style:font-weight-complex="bold"/>
    </style:style>
    <style:style style:name="T712" style:family="text">
      <style:text-properties fo:font-weight="bold" officeooo:rsid="02c5fee8" style:font-weight-asian="bold" style:font-weight-complex="bold"/>
    </style:style>
    <style:style style:name="T713" style:family="text">
      <style:text-properties fo:font-weight="bold" officeooo:rsid="02e2649b" style:font-weight-asian="bold" style:font-weight-complex="bold"/>
    </style:style>
    <style:style style:name="T714" style:family="text">
      <style:text-properties fo:font-weight="bold" style:font-name-asian="Noto Serif CJK SC" style:font-size-asian="11pt" style:font-weight-asian="bold" style:font-name-complex="Lohit Devanagari" style:font-size-complex="11pt" style:font-weight-complex="bold"/>
    </style:style>
    <style:style style:name="T715"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716" style:family="text">
      <style:text-properties style:use-window-font-color="true" loext:opacity="0%"/>
    </style:style>
    <style:style style:name="T717"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718"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19"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0"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721"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722"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723"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724"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725"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726"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727"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728"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729"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730"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31" style:family="text">
      <style:text-properties style:use-window-font-color="true" loext:opacity="0%" style:font-name="Lato1" fo:font-size="11pt" fo:language="en" fo:country="GB" style:text-underline-style="none" officeooo:rsid="03126fb7" fo:background-color="#ffffff" loext:char-shading-value="0" style:font-size-asian="11pt" style:font-weight-asian="normal" style:font-size-complex="11pt" style:font-weight-complex="normal" loext:padding="0in" loext:border="none"/>
    </style:style>
    <style:style style:name="T732"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733"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34"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5"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6"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37" style:family="text">
      <style:text-properties style:use-window-font-color="true" loext:opacity="0%" style:font-name="Lato1" fo:font-size="11pt" fo:letter-spacing="-0.0043in" fo:font-weight="bold" style:font-size-asian="11pt" style:font-size-complex="11pt"/>
    </style:style>
    <style:style style:name="T738" style:family="text">
      <style:text-properties style:use-window-font-color="true" loext:opacity="0%" style:font-name="Lato1" fo:font-size="11pt" fo:letter-spacing="-0.0043in" style:font-size-asian="11pt" style:font-size-complex="11pt"/>
    </style:style>
    <style:style style:name="T739" style:family="text">
      <style:text-properties style:use-window-font-color="true" loext:opacity="0%" style:font-name="Lato1" fo:font-size="11pt" style:font-size-asian="11pt" style:font-size-complex="11pt"/>
    </style:style>
    <style:style style:name="T740" style:family="text">
      <style:text-properties style:use-window-font-color="true" loext:opacity="0%" style:font-name="Lato1" fo:font-size="11pt" officeooo:rsid="02954c8e" style:font-size-asian="11pt" style:font-size-complex="11pt"/>
    </style:style>
    <style:style style:name="T741" style:family="text">
      <style:text-properties style:use-window-font-color="true" loext:opacity="0%" style:font-name="Lato1" fo:font-size="11pt" officeooo:rsid="024342ee" style:font-size-asian="11pt" style:font-size-complex="11pt"/>
    </style:style>
    <style:style style:name="T742" style:family="text">
      <style:text-properties style:use-window-font-color="true" loext:opacity="0%" style:font-name="Lato1" fo:font-size="11pt" style:font-size-asian="11pt" style:font-weight-asian="normal" style:font-size-complex="11pt" style:font-weight-complex="normal"/>
    </style:style>
    <style:style style:name="T743" style:family="text">
      <style:text-properties style:use-window-font-color="true" loext:opacity="0%" style:font-name="Lato1" fo:font-size="11pt" officeooo:rsid="02954c8e" style:font-size-asian="11pt" style:font-weight-asian="normal" style:font-size-complex="11pt" style:font-weight-complex="normal"/>
    </style:style>
    <style:style style:name="T744" style:family="text">
      <style:text-properties style:use-window-font-color="true" loext:opacity="0%" style:font-name="Lato1" fo:font-size="11pt" fo:font-style="normal" fo:font-weight="bold" officeooo:rsid="024342ee" style:font-size-asian="11pt" style:font-size-complex="11pt"/>
    </style:style>
    <style:style style:name="T745" style:family="text">
      <style:text-properties style:use-window-font-color="true" loext:opacity="0%" style:font-name="Lato1" fo:font-size="11pt" fo:font-style="normal" fo:font-weight="normal" officeooo:rsid="024342ee" style:font-size-asian="11pt" style:font-size-complex="11pt"/>
    </style:style>
    <style:style style:name="T746"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747"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748"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749"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750"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751"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752" style:family="text">
      <style:text-properties style:use-window-font-color="true" loext:opacity="0%" style:font-name="Lato1" fo:font-size="11pt" fo:font-weight="bold" officeooo:rsid="03327100" style:font-name-asian="Noto Serif CJK SC" style:font-weight-asian="bold" style:font-name-complex="Lohit Devanagari" style:font-weight-complex="bold"/>
    </style:style>
    <style:style style:name="T753" style:family="text">
      <style:text-properties style:use-window-font-color="true" loext:opacity="0%" style:font-name="Lato1" fo:font-size="11pt" fo:font-weight="bold" officeooo:rsid="02df2502" style:font-weight-asian="bold" style:font-weight-complex="bold"/>
    </style:style>
    <style:style style:name="T754" style:family="text">
      <style:text-properties style:use-window-font-color="true" loext:opacity="0%" style:font-name="Lato1" fo:font-size="11pt" fo:font-weight="bold" officeooo:rsid="02a211a7"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55" style:family="text">
      <style:text-properties style:use-window-font-color="true" loext:opacity="0%" style:font-name="Lato1" fo:font-size="11pt" style:font-name-asian="Noto Serif CJK SC" style:font-name-complex="Lohit Devanagari"/>
    </style:style>
    <style:style style:name="T756" style:family="text">
      <style:text-properties style:use-window-font-color="true" loext:opacity="0%" style:font-name="Lato1" fo:font-size="11pt" officeooo:rsid="02d4d800" style:font-name-asian="Noto Serif CJK SC" style:font-name-complex="Lohit Devanagari"/>
    </style:style>
    <style:style style:name="T757" style:family="text">
      <style:text-properties style:use-window-font-color="true" loext:opacity="0%" style:font-name="Lato1" fo:font-size="11pt" officeooo:rsid="02d55d2d" style:font-name-asian="Noto Serif CJK SC" style:font-name-complex="Lohit Devanagari"/>
    </style:style>
    <style:style style:name="T758" style:family="text">
      <style:text-properties style:use-window-font-color="true" loext:opacity="0%" style:font-name="Lato1" fo:font-size="11pt" officeooo:rsid="02d78771" style:font-name-asian="Noto Serif CJK SC" style:font-name-complex="Lohit Devanagari"/>
    </style:style>
    <style:style style:name="T759" style:family="text">
      <style:text-properties style:use-window-font-color="true" loext:opacity="0%" style:font-name="Lato1" fo:font-size="11pt" officeooo:rsid="02e9ad2d" style:font-name-asian="Noto Serif CJK SC" style:font-name-complex="Lohit Devanagari"/>
    </style:style>
    <style:style style:name="T760" style:family="text">
      <style:text-properties style:use-window-font-color="true" loext:opacity="0%" style:font-name="Lato1" fo:font-size="11pt" officeooo:rsid="0325f209" style:font-name-asian="Noto Serif CJK SC" style:font-name-complex="Lohit Devanagari"/>
    </style:style>
    <style:style style:name="T761" style:family="text">
      <style:text-properties style:use-window-font-color="true" loext:opacity="0%" style:font-name="Lato1" fo:font-size="11pt" officeooo:rsid="032cb3a3" style:font-name-asian="Noto Serif CJK SC" style:font-name-complex="Lohit Devanagari"/>
    </style:style>
    <style:style style:name="T762" style:family="text">
      <style:text-properties style:use-window-font-color="true" loext:opacity="0%" style:font-name="Lato1" fo:font-size="11pt" officeooo:rsid="03327100" style:font-name-asian="Noto Serif CJK SC" style:font-name-complex="Lohit Devanagari"/>
    </style:style>
    <style:style style:name="T763" style:family="text">
      <style:text-properties style:use-window-font-color="true" loext:opacity="0%" style:font-name="Lato1" fo:font-size="11pt" officeooo:rsid="0333faf0" style:font-name-asian="Noto Serif CJK SC" style:font-name-complex="Lohit Devanagari"/>
    </style:style>
    <style:style style:name="T764" style:family="text">
      <style:text-properties style:use-window-font-color="true" loext:opacity="0%" style:font-name="Lato1" fo:font-size="11pt" officeooo:rsid="02df2502"/>
    </style:style>
    <style:style style:name="T765" style:family="text">
      <style:text-properties style:use-window-font-color="true" loext:opacity="0%" style:font-name="Lato1" fo:font-size="11pt" fo:language="zxx" fo:country="none" style:font-name-asian="Noto Serif CJK SC" style:font-name-complex="Lohit Devanagari"/>
    </style:style>
    <style:style style:name="T766" style:family="text">
      <style:text-properties style:use-window-font-color="true" loext:opacity="0%" style:font-name="Lato1" fo:font-size="11pt" fo:language="zxx" fo:country="none" officeooo:rsid="032b328b" style:font-name-asian="Noto Serif CJK SC" style:font-name-complex="Lohit Devanagari"/>
    </style:style>
    <style:style style:name="T767" style:family="text">
      <style:text-properties style:use-window-font-color="true" loext:opacity="0%" style:font-name="Lato1" fo:font-size="11pt" officeooo:rsid="02a211a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68"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69" style:family="text">
      <style:text-properties style:use-window-font-color="true" loext:opacity="0%" style:font-name="Lato1" fo:font-size="12pt" officeooo:rsid="02df2502" style:font-size-asian="12pt" style:font-size-complex="12pt"/>
    </style:style>
    <style:style style:name="T770" style:family="text">
      <style:text-properties style:use-window-font-color="true" loext:opacity="0%" style:font-name="Lato1" fo:font-size="12pt" fo:language="en" fo:country="GB" style:text-underline-style="solid" style:text-underline-width="auto" style:text-underline-color="font-color" officeooo:rsid="02ffa9c9" fo:background-color="#ffffff" loext:char-shading-value="0" style:font-size-asian="12pt" style:font-weight-asian="normal" style:font-size-complex="12pt" style:font-weight-complex="normal" loext:padding="0in" loext:border="none"/>
    </style:style>
    <style:style style:name="T771"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772" style:family="text">
      <style:text-properties style:use-window-font-color="true" loext:opacity="0%" style:font-name="Lato1" fo:font-size="10.5pt" officeooo:rsid="02ef8aac" style:font-size-asian="10.5pt" style:font-size-complex="10.5pt"/>
    </style:style>
    <style:style style:name="T773" style:family="text">
      <style:text-properties style:use-window-font-color="true" loext:opacity="0%" officeooo:rsid="021aa797"/>
    </style:style>
    <style:style style:name="T77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77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77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77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7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7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7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7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7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8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8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8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8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8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8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8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8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8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0"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811"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812" style:family="text">
      <style:text-properties style:use-window-font-color="true" loext:opacity="0%" style:text-line-through-style="none" style:text-line-through-type="none" style:font-name="Lato1" fo:font-size="11pt" style:text-underline-style="solid" style:text-underline-width="auto" style:text-underline-color="font-color" officeooo:rsid="03144773" style:text-blinking="false" fo:background-color="transparent" loext:char-shading-value="0" style:language-asian="zxx" style:country-asian="none" style:font-style-asian="normal" style:language-complex="zxx" style:country-complex="none" style:font-style-complex="normal"/>
    </style:style>
    <style:style style:name="T813"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4"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5"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6"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17"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18"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19"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820"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821"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822"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823"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824"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825"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826"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827"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828"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829"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830"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831"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832" style:family="text">
      <style:text-properties style:use-window-font-color="true" loext:opacity="0%" style:text-line-through-style="none" style:text-line-through-type="none" style:font-name="Lato1" fo:font-size="11pt" officeooo:rsid="01eeea7e" style:text-blinking="false" style:font-name-asian="Noto Serif CJK SC" style:font-name-complex="Lohit Devanagari"/>
    </style:style>
    <style:style style:name="T83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83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83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83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83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83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83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84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84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84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84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84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4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48"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849"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850" style:family="text">
      <style:text-properties style:use-window-font-color="true" loext:opacity="0%" style:text-line-through-style="none" style:text-line-through-type="none" style:font-name="Lato1"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851"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852"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a8131e" style:text-blinking="false"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53"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005e96b"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4"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fa6d53"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5"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33b8b70"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6" style:family="text">
      <style:text-properties style:use-window-font-color="true" loext:opacity="0%" style:text-line-through-style="none" style:text-line-through-type="none" style:font-name="Lato1"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857" style:family="text">
      <style:text-properties style:use-window-font-color="true" loext:opacity="0%" style:text-line-through-style="none" style:text-line-through-type="none" style:font-name="Lato1" fo:language="en" fo:country="US" officeooo:rsid="033b8b70" style:text-blinking="false" style:font-size-asian="10pt" style:language-asian="zxx" style:country-asian="none" style:font-style-asian="normal" style:font-size-complex="10pt" style:language-complex="zxx" style:country-complex="none" style:font-style-complex="normal"/>
    </style:style>
    <style:style style:name="T858" style:family="text">
      <style:text-properties style:use-window-font-color="true" loext:opacity="0%" style:text-line-through-style="none" style:text-line-through-type="none" style:font-name="Lato" fo:font-size="11pt"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859"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860"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61"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62"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863" style:family="text">
      <style:text-properties style:use-window-font-color="true" loext:opacity="0%" style:font-name="Consolas"/>
    </style:style>
    <style:style style:name="T864" style:family="text">
      <style:text-properties style:use-window-font-color="true" loext:opacity="0%" style:font-name="Consolas"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65" style:family="text">
      <style:text-properties style:use-window-font-color="true" loext:opacity="0%" style:font-name="Consolas" fo:font-size="11pt" officeooo:rsid="02cfe1fe" fo:background-color="#ffffff" loext:char-shading-value="0"/>
    </style:style>
    <style:style style:name="T866" style:family="text">
      <style:text-properties style:use-window-font-color="true" loext:opacity="0%" style:font-name="Consolas" fo:font-size="11pt" fo:font-weight="bold" officeooo:rsid="02cfe1fe" style:font-weight-asian="bold" style:font-weight-complex="bold"/>
    </style:style>
    <style:style style:name="T867" style:family="text">
      <style:text-properties fo:color="#c9211e" loext:opacity="100%"/>
    </style:style>
    <style:style style:name="T868" style:family="text">
      <style:text-properties fo:color="#c9211e" loext:opacity="100%" style:font-name="Consolas1" fo:font-size="11pt" fo:language="en" fo:country="GB" officeooo:rsid="005e9f9c" fo:background-color="#ffffff" loext:char-shading-value="0" style:font-size-asian="11pt" style:font-size-complex="11pt"/>
    </style:style>
    <style:style style:name="T869" style:family="text">
      <style:text-properties fo:color="#c9211e" loext:opacity="100%" style:font-name="Consolas1" fo:font-size="11pt" fo:language="en" fo:country="GB" officeooo:rsid="02153454" fo:background-color="#ffffff" loext:char-shading-value="0" style:font-name-asian="Noto Sans Mono CJK SC" style:font-size-asian="11pt" style:font-name-complex="Liberation Mono" style:font-size-complex="11pt"/>
    </style:style>
    <style:style style:name="T870" style:family="text">
      <style:text-properties fo:color="#c9211e"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style:style>
    <style:style style:name="T871" style:family="text">
      <style:text-properties fo:color="#c9211e"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2" style:family="text">
      <style:text-properties fo:color="#c9211e" loext:opacity="100%" style:font-name="Consolas1" fo:background-color="#ffffff" loext:char-shading-value="0"/>
    </style:style>
    <style:style style:name="T873" style:family="text">
      <style:text-properties fo:color="#c9211e" loext:opacity="100%" style:font-name="Consolas"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74" style:family="text">
      <style:text-properties fo:color="#c9211e" loext:opacity="100%" style:font-name="Consolas"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875" style:family="text">
      <style:text-properties fo:color="#c9211e" loext:opacity="100%" style:font-name="Consolas"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876" style:family="text">
      <style:text-properties fo:color="#c9211e" loext:opacity="100%" style:font-name="Consolas"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877" style:family="text">
      <style:text-properties fo:color="#c9211e" loext:opacity="100%" style:font-name="Consolas"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878" style:family="text">
      <style:text-properties fo:color="#c9211e" loext:opacity="100%" style:font-name="Consolas" fo:font-size="11pt" style:text-underline-style="none" officeooo:rsid="0299e680" style:font-size-asian="11pt" style:font-size-complex="11pt"/>
    </style:style>
    <style:style style:name="T879" style:family="text">
      <style:text-properties fo:color="#c9211e" loext:opacity="100%" style:font-name="Consolas" fo:font-size="11pt" style:text-underline-style="none" officeooo:rsid="02ffa9c9" style:font-size-asian="11pt" style:font-size-complex="11pt"/>
    </style:style>
    <style:style style:name="T880" style:family="text">
      <style:text-properties fo:color="#c9211e" loext:opacity="100%" style:font-name="Consolas" fo:font-size="11pt" style:text-underline-style="none" officeooo:rsid="005e9f9c" fo:background-color="#ffffff" loext:char-shading-value="0" style:font-size-asian="11pt" style:font-size-complex="11pt"/>
    </style:style>
    <style:style style:name="T881" style:family="text">
      <style:text-properties fo:color="#c9211e" loext:opacity="100%" style:font-name="Consolas" fo:font-size="11pt" officeooo:rsid="005e9f9c" fo:background-color="#ffffff" loext:char-shading-value="0"/>
    </style:style>
    <style:style style:name="T882" style:family="text">
      <style:text-properties fo:color="#c9211e" loext:opacity="100%" style:font-name="Consolas" fo:font-size="11pt" fo:letter-spacing="-0.0102in" officeooo:rsid="02e328d1" fo:background-color="#ffffff" loext:char-shading-value="0"/>
    </style:style>
    <style:style style:name="T883" style:family="text">
      <style:text-properties fo:color="#c9211e" loext:opacity="100%" style:font-name="Consolas" officeooo:rsid="005e9f9c" fo:background-color="#ffffff" loext:char-shading-value="0"/>
    </style:style>
    <style:style style:name="T884" style:family="text">
      <style:text-properties fo:color="#c9211e" loext:opacity="100%" style:font-name="Consolas" fo:font-size="9pt" fo:letter-spacing="-0.0016in" fo:font-weight="bold" fo:background-color="#ffffff" loext:char-shading-value="0" style:font-size-asian="9pt" style:font-weight-asian="bold" style:font-size-complex="9pt" style:font-weight-complex="bold" loext:padding="0in" loext:border="none"/>
    </style:style>
    <style:style style:name="T885"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86" style:family="text">
      <style:text-properties fo:color="#c9211e" loext:opacity="100%" fo:font-weight="bold" officeooo:rsid="01f687eb" fo:background-color="transparent" loext:char-shading-value="0" style:font-name-asian="Noto Serif CJK SC" style:font-style-asian="normal" style:font-weight-asian="bold" style:font-name-complex="Lohit Devanagari" style:font-style-complex="normal" style:font-weight-complex="bold" loext:padding="0in" loext:border="none"/>
    </style:style>
    <style:style style:name="T887" style:family="text">
      <style:text-properties fo:color="#333333" loext:opacity="100%"/>
    </style:style>
    <style:style style:name="T888"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9" style:family="text">
      <style:text-properties fo:color="#333333" loext:opacity="100%" style:font-name="Consolas1"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0" style:family="text">
      <style:text-properties fo:color="#333333" loext:opacity="100%" style:font-name="Consolas1"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91" style:family="text">
      <style:text-properties fo:color="#333333" loext:opacity="100%" style:font-name="Consolas1" fo:font-size="11pt" fo:background-color="#ffffff" loext:char-shading-value="0"/>
    </style:style>
    <style:style style:name="T892" style:family="text">
      <style:text-properties fo:color="#333333" loext:opacity="100%" style:font-name="Consolas1" fo:font-size="11pt" fo:letter-spacing="-0.0098in" fo:background-color="#ffffff" loext:char-shading-value="0"/>
    </style:style>
    <style:style style:name="T893" style:family="text">
      <style:text-properties fo:color="#333333" loext:opacity="100%" style:font-name="Consolas1" fo:font-size="11pt" officeooo:rsid="0005e96b" style:font-size-asian="11pt" style:font-size-complex="11pt"/>
    </style:style>
    <style:style style:name="T894" style:family="text">
      <style:text-properties fo:color="#333333" loext:opacity="100%" style:font-name="Consolas1"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895" style:family="text">
      <style:text-properties fo:color="#333333" loext:opacity="100%" style:font-name="Consolas1" fo:background-color="#ffffff" loext:char-shading-value="0"/>
    </style:style>
    <style:style style:name="T896" style:family="text">
      <style:text-properties fo:color="#333333" loext:opacity="100%" style:font-name="Consolas1" fo:letter-spacing="-0.0098in" fo:background-color="#ffffff" loext:char-shading-value="0"/>
    </style:style>
    <style:style style:name="T897" style:family="text">
      <style:text-properties fo:color="#333333" loext:opacity="100%" style:font-name="Consolas1" fo:letter-spacing="-0.0071in" fo:background-color="#ffffff" loext:char-shading-value="0"/>
    </style:style>
    <style:style style:name="T898" style:family="text">
      <style:text-properties fo:color="#333333" loext:opacity="100%" style:font-name="Consolas1" fo:language="en" fo:country="GB" officeooo:rsid="005e9f9c" fo:background-color="transparent" loext:char-shading-value="0" style:font-weight-asian="normal" style:font-weight-complex="normal" loext:padding="0in" loext:border="none"/>
    </style:style>
    <style:style style:name="T899"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0" style:family="text">
      <style:text-properties fo:color="#333333" loext:opacity="100%" style:font-name="Consolas1" fo:language="en" fo:country="US" officeooo:rsid="0005e96b" style:font-name-asian="Noto Sans Mono CJK SC" style:font-name-complex="Liberation Mono"/>
    </style:style>
    <style:style style:name="T901" style:family="text">
      <style:text-properties fo:color="#333333" loext:opacity="100%" style:font-name="Lato1" fo:font-size="11pt" style:font-size-asian="11pt" style:font-size-complex="11pt"/>
    </style:style>
    <style:style style:name="T902" style:family="text">
      <style:text-properties fo:color="#333333" loext:opacity="100%" style:font-name="Consolas"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903" style:family="text">
      <style:text-properties fo:color="#333333"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04" style:family="text">
      <style:text-properties fo:color="#333333" loext:opacity="100%" style:font-name="Consolas"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905" style:family="text">
      <style:text-properties fo:color="#333333" loext:opacity="100%" style:font-name="Consolas"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6"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07" style:family="text">
      <style:text-properties fo:color="#333333" loext:opacity="100%" style:font-name="Consolas"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908"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9" style:family="text">
      <style:text-properties fo:color="#333333" loext:opacity="100%" style:font-name="Consolas" fo:font-size="11pt" style:text-underline-style="none" officeooo:rsid="005e9f9c" fo:background-color="#ffffff" loext:char-shading-value="0" style:font-size-asian="11pt" style:font-size-complex="11pt"/>
    </style:style>
    <style:style style:name="T910" style:family="text">
      <style:text-properties fo:color="#333333" loext:opacity="100%" style:font-name="Consolas" fo:font-size="11pt" style:text-underline-style="none" officeooo:rsid="02ffa9c9" style:font-size-asian="11pt" style:font-size-complex="11pt"/>
    </style:style>
    <style:style style:name="T911" style:family="text">
      <style:text-properties fo:color="#333333" loext:opacity="100%" style:font-name="Consolas" fo:font-size="11pt" style:text-underline-style="none" officeooo:rsid="033b8b70" style:font-size-asian="11pt" style:font-size-complex="11pt"/>
    </style:style>
    <style:style style:name="T912" style:family="text">
      <style:text-properties fo:color="#333333" loext:opacity="100%" style:font-name="Consolas"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13" style:family="text">
      <style:text-properties fo:color="#333333" loext:opacity="100%" style:font-name="Consolas" fo:font-size="11pt" officeooo:rsid="02cfe1fe" fo:background-color="#ffffff" loext:char-shading-value="0"/>
    </style:style>
    <style:style style:name="T914" style:family="text">
      <style:text-properties fo:color="#333333" loext:opacity="100%" style:font-name="Consolas" fo:font-size="11pt" officeooo:rsid="005e9f9c" fo:background-color="#ffffff" loext:char-shading-value="0"/>
    </style:style>
    <style:style style:name="T915" style:family="text">
      <style:text-properties fo:color="#333333" loext:opacity="100%" style:font-name="Consolas" fo:font-size="11pt" officeooo:rsid="02e328d1" fo:background-color="#ffffff" loext:char-shading-value="0"/>
    </style:style>
    <style:style style:name="T916" style:family="text">
      <style:text-properties fo:color="#333333" loext:opacity="100%" style:font-name="Consolas" fo:font-size="11pt" fo:font-weight="normal" officeooo:rsid="02cfe1fe" fo:background-color="#ffffff" loext:char-shading-value="0" style:font-size-asian="11pt" style:font-weight-asian="normal" style:font-size-complex="11pt" style:font-weight-complex="normal"/>
    </style:style>
    <style:style style:name="T917" style:family="text">
      <style:text-properties fo:color="#333333" loext:opacity="100%" style:font-name="Consolas" fo:font-size="11pt" officeooo:rsid="005e9f9c"/>
    </style:style>
    <style:style style:name="T918" style:family="text">
      <style:text-properties fo:color="#333333" loext:opacity="100%" style:font-name="Consolas" fo:font-size="11pt" fo:font-style="normal" fo:font-weight="normal" style:font-size-asian="11pt" style:font-size-complex="11pt"/>
    </style:style>
    <style:style style:name="T919" style:family="text">
      <style:text-properties fo:color="#333333" loext:opacity="100%" style:font-name="Consolas" style:text-underline-style="none" officeooo:rsid="005e9f9c" fo:background-color="#ffffff" loext:char-shading-value="0"/>
    </style:style>
    <style:style style:name="T920" style:family="text">
      <style:text-properties fo:color="#333333" loext:opacity="100%" style:font-name="Consolas" fo:letter-spacing="normal" officeooo:rsid="005e9f9c" fo:background-color="#ffffff" loext:char-shading-value="0" style:font-weight-asian="normal" style:font-weight-complex="normal" loext:padding="0in" loext:border="none"/>
    </style:style>
    <style:style style:name="T921" style:family="text">
      <style:text-properties fo:color="#333333" loext:opacity="100%" style:font-name="Consolas" fo:letter-spacing="normal" officeooo:rsid="005e9f9c" fo:background-color="#ffffff" loext:char-shading-value="0" style:font-style-asian="normal" style:font-weight-asian="normal" style:font-style-complex="normal" style:font-weight-complex="normal" loext:padding="0in" loext:border="none"/>
    </style:style>
    <style:style style:name="T922" style:family="text">
      <style:text-properties fo:color="#333333" loext:opacity="100%" style:font-name="Consolas" officeooo:rsid="005e9f9c" fo:background-color="#ffffff" loext:char-shading-value="0"/>
    </style:style>
    <style:style style:name="T923"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4" style:family="text">
      <style:text-properties fo:color="#333333" loext:opacity="100%" style:font-name="Consolas" fo:font-size="11.5pt" officeooo:rsid="02cfe1fe" fo:background-color="#ffffff" loext:char-shading-value="0" style:font-size-asian="11.5pt" style:font-size-complex="11.5pt"/>
    </style:style>
    <style:style style:name="T925" style:family="text">
      <style:text-properties fo:color="#333333" loext:opacity="100%" style:font-name="Consolas" fo:font-size="10pt" officeooo:rsid="02cfe1fe" fo:background-color="#ffffff" loext:char-shading-value="0" style:font-name-asian="Noto Sans Mono CJK SC" style:font-size-asian="10pt" style:font-name-complex="Liberation Mono" style:font-size-complex="10pt"/>
    </style:style>
    <style:style style:name="T926" style:family="text">
      <style:text-properties fo:color="#333333" loext:opacity="100%" fo:font-size="11pt" fo:font-weight="normal" style:font-size-asian="11pt" style:font-weight-asian="normal" style:font-size-complex="11pt" style:font-weight-complex="normal"/>
    </style:style>
    <style:style style:name="T927" style:family="text">
      <style:text-properties fo:color="#333333" loext:opacity="100%" style:font-name-asian="NSimSun1" style:font-name-complex="Liberation Mono"/>
    </style:style>
    <style:style style:name="T928" style:family="text">
      <style:text-properties fo:color="#333333" loext:opacity="100%" style:text-line-through-style="none" style:text-line-through-type="none" style:font-name="Consolas" fo:font-size="11.5pt" fo:letter-spacing="-0.0102in" officeooo:rsid="02cfe1fe" style:text-blinking="false" fo:background-color="#ffffff" loext:char-shading-value="0" style:font-size-asian="11.5pt" style:font-size-complex="11.5pt"/>
    </style:style>
    <style:style style:name="T929" style:family="text">
      <style:text-properties fo:color="#993366" loext:opacity="100%" style:font-name="Consolas1" fo:letter-spacing="-0.0102in"/>
    </style:style>
    <style:style style:name="T930" style:family="text">
      <style:text-properties fo:color="#993366" loext:opacity="100%" style:font-name="Consolas1" fo:letter-spacing="-0.0102in" officeooo:rsid="021c5f0c"/>
    </style:style>
    <style:style style:name="T931" style:family="text">
      <style:text-properties fo:color="#993366"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32" style:family="text">
      <style:text-properties fo:color="#993366" loext:opacity="100%" style:font-name="Consolas"/>
    </style:style>
    <style:style style:name="T933" style:family="text">
      <style:text-properties fo:color="#993366" loext:opacity="100%" style:font-name="Consolas" officeooo:rsid="0226d8d6"/>
    </style:style>
    <style:style style:name="T934" style:family="text">
      <style:text-properties fo:color="#993366" loext:opacity="100%" style:font-name="Consolas" fo:font-size="11pt" fo:letter-spacing="-0.0102in" style:font-size-asian="11pt" style:font-size-complex="11pt"/>
    </style:style>
    <style:style style:name="T935" style:family="text">
      <style:text-properties fo:color="#993366" loext:opacity="100%" style:font-name="Consolas" fo:font-size="11pt" fo:letter-spacing="-0.0102in" officeooo:rsid="0247f7ad" style:font-size-asian="11pt" style:font-size-complex="11pt"/>
    </style:style>
    <style:style style:name="T936" style:family="text">
      <style:text-properties fo:color="#993366" loext:opacity="100%" style:font-name="Consolas" fo:font-size="11pt" fo:letter-spacing="-0.0102in" officeooo:rsid="0232ba8c" style:font-name-asian="Noto Sans Mono CJK SC" style:font-size-asian="11pt" style:font-weight-asian="normal" style:font-name-complex="Liberation Mono" style:font-size-complex="11pt" style:font-weight-complex="normal"/>
    </style:style>
    <style:style style:name="T937" style:family="text">
      <style:text-properties fo:color="#993366" loext:opacity="100%" style:font-name="Consolas" fo:font-size="11pt" fo:letter-spacing="-0.0102in" style:text-underline-style="none" style:font-size-asian="11pt" style:font-size-complex="11pt"/>
    </style:style>
    <style:style style:name="T938" style:family="text">
      <style:text-properties fo:color="#993366" loext:opacity="100%" style:font-name="Consolas" fo:font-size="11pt" fo:letter-spacing="-0.0102in" style:text-underline-style="none" officeooo:rsid="0296e724" style:font-size-asian="11pt" style:font-size-complex="11pt"/>
    </style:style>
    <style:style style:name="T939" style:family="text">
      <style:text-properties fo:color="#993366" loext:opacity="100%" style:font-name="Consolas" fo:font-size="11pt" fo:letter-spacing="-0.0102in" officeooo:rsid="02e328d1" fo:background-color="#ffffff" loext:char-shading-value="0"/>
    </style:style>
    <style:style style:name="T940" style:family="text">
      <style:text-properties fo:color="#993366" loext:opacity="100%" style:font-name="Consolas" fo:font-size="11pt" fo:letter-spacing="-0.0102in" officeooo:rsid="02cfe1fe" fo:background-color="#ffffff" loext:char-shading-value="0"/>
    </style:style>
    <style:style style:name="T941" style:family="text">
      <style:text-properties fo:color="#993366" loext:opacity="100%" style:font-name="Consolas"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42" style:family="text">
      <style:text-properties fo:color="#993366" loext:opacity="100%" style:font-name="Consolas" fo:font-size="11pt" style:text-underline-style="none" style:font-size-asian="11pt" style:font-size-complex="11pt"/>
    </style:style>
    <style:style style:name="T943" style:family="text">
      <style:text-properties fo:color="#993366" loext:opacity="100%" style:font-name="Consolas" fo:font-size="11pt" style:text-underline-style="none" officeooo:rsid="0299e680" style:font-size-asian="11pt" style:font-size-complex="11pt"/>
    </style:style>
    <style:style style:name="T944" style:family="text">
      <style:text-properties fo:color="#993366" loext:opacity="100%" style:font-name="Consolas" fo:font-size="11pt" style:text-underline-style="none" officeooo:rsid="029d7c79" style:font-size-asian="11pt" style:font-size-complex="11pt"/>
    </style:style>
    <style:style style:name="T945" style:family="text">
      <style:text-properties fo:color="#993366" loext:opacity="100%" style:font-name="Consolas"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46" style:family="text">
      <style:text-properties fo:color="#993366" loext:opacity="100%" style:font-name="Consolas" fo:letter-spacing="-0.0102in"/>
    </style:style>
    <style:style style:name="T947" style:family="text">
      <style:text-properties fo:color="#993366" loext:opacity="100%" style:font-name="Consolas" fo:font-size="9pt" fo:letter-spacing="-0.0016in" fo:background-color="#ffffff" loext:char-shading-value="0" style:font-size-asian="9pt" style:font-size-complex="9pt" loext:padding="0in" loext:border="none"/>
    </style:style>
    <style:style style:name="T948" style:family="text">
      <style:text-properties fo:color="#993366" loext:opacity="100%" style:font-name="Consolas" fo:font-size="10pt" fo:letter-spacing="normal" fo:background-color="#ffffff" loext:char-shading-value="0" style:font-size-asian="10pt" style:font-size-complex="10pt" loext:padding="0in" loext:border="none"/>
    </style:style>
    <style:style style:name="T949" style:family="text">
      <style:text-properties fo:color="#993366" loext:opacity="100%" style:font-name="Consolas" fo:font-size="10pt" fo:letter-spacing="normal" fo:font-style="normal" fo:background-color="#ffffff" loext:char-shading-value="0" style:font-size-asian="10pt" style:font-style-asian="normal" style:font-size-complex="10pt" style:font-style-complex="normal" loext:padding="0in" loext:border="none"/>
    </style:style>
    <style:style style:name="T950"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951"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952"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53"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954"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955"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956"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957" style:family="text">
      <style:text-properties style:font-name="Consolas1"/>
    </style:style>
    <style:style style:name="T958" style:family="text">
      <style:text-properties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59" style:family="text">
      <style:text-properties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60" style:family="text">
      <style:text-properties style:font-name="Consolas1" fo:font-size="11pt" fo:background-color="#ffffff" loext:char-shading-value="0"/>
    </style:style>
    <style:style style:name="T961" style:family="text">
      <style:text-properties style:font-name="Consolas1" fo:font-size="11pt" fo:background-color="#ffffff" loext:char-shading-value="0" style:font-size-asian="11pt" style:font-size-complex="11pt" loext:padding="0in" loext:border="none"/>
    </style:style>
    <style:style style:name="T962" style:family="text">
      <style:text-properties style:font-name="Consolas1" fo:font-size="11pt" fo:language="en" fo:country="US" style:text-underline-style="none" officeooo:rsid="0005e96b" fo:background-color="transparent" loext:char-shading-value="0" style:font-size-asian="11pt" style:font-weight-asian="normal" style:font-size-complex="11pt" style:font-weight-complex="normal"/>
    </style:style>
    <style:style style:name="T963" style:family="text">
      <style:text-properties style:font-name="Consolas1"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964" style:family="text">
      <style:text-properties style:font-name="Consolas1"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965" style:family="text">
      <style:text-properties style:font-name="Consolas1" fo:font-size="11pt" style:font-size-asian="11pt" style:font-size-complex="11pt"/>
    </style:style>
    <style:style style:name="T966" style:family="text">
      <style:text-properties style:font-name="Consolas1" loext:padding="0in" loext:border="none"/>
    </style:style>
    <style:style style:name="T967" style:family="text">
      <style:text-properties fo:letter-spacing="-0.0055in"/>
    </style:style>
    <style:style style:name="T968" style:family="text">
      <style:text-properties style:font-name="Lato1"/>
    </style:style>
    <style:style style:name="T969" style:family="text">
      <style:text-properties style:font-name="Lato1" style:text-underline-style="solid" style:text-underline-width="auto" style:text-underline-color="font-color" officeooo:rsid="012986e1"/>
    </style:style>
    <style:style style:name="T970" style:family="text">
      <style:text-properties style:font-name="Lato1" style:text-underline-style="solid" style:text-underline-width="auto" style:text-underline-color="font-color" officeooo:rsid="0212495f"/>
    </style:style>
    <style:style style:name="T971" style:family="text">
      <style:text-properties style:font-name="Lato1" fo:font-weight="bold"/>
    </style:style>
    <style:style style:name="T972" style:family="text">
      <style:text-properties style:font-name="Lato1" fo:font-weight="bold" officeooo:rsid="031a0f5b" fo:background-color="#ffffff" loext:char-shading-value="0" style:font-name-asian="Noto Sans Mono CJK SC" style:font-style-asian="normal" style:font-weight-asian="bold" style:font-name-complex="Liberation Mono" style:font-style-complex="normal" style:font-weight-complex="bold" loext:padding="0in" loext:border="none"/>
    </style:style>
    <style:style style:name="T973" style:family="text">
      <style:text-properties style:font-name="Lato1" fo:font-weight="bold" officeooo:rsid="005e9f9c" fo:background-color="#ffffff" loext:char-shading-value="0" style:font-style-asian="normal" style:font-weight-asian="bold" style:font-style-complex="normal" style:font-weight-complex="bold" loext:padding="0in" loext:border="none"/>
    </style:style>
    <style:style style:name="T974" style:family="text">
      <style:text-properties style:font-name="Lato1" fo:font-size="10.5pt" fo:language="en" fo:country="GB" style:font-size-asian="10.5pt" style:font-size-complex="10.5pt"/>
    </style:style>
    <style:style style:name="T975" style:family="text">
      <style:text-properties style:font-name="Lato1" fo:font-size="10.5pt" fo:language="en" fo:country="GB" fo:font-weight="bold" style:font-size-asian="10.5pt" style:font-weight-asian="bold" style:font-size-complex="10.5pt" style:font-weight-complex="bold"/>
    </style:style>
    <style:style style:name="T976" style:family="text">
      <style:text-properties style:font-name="Lato1" officeooo:rsid="025d9ffa"/>
    </style:style>
    <style:style style:name="T977" style:family="text">
      <style:text-properties style:font-name="Lato1" fo:font-size="11pt" style:text-underline-style="none" officeooo:rsid="024342ee" style:font-size-asian="11pt" style:font-size-complex="11pt"/>
    </style:style>
    <style:style style:name="T978" style:family="text">
      <style:text-properties style:font-name="Lato1" fo:font-size="11pt" style:text-underline-style="none" officeooo:rsid="0299e680" style:font-size-asian="11pt" style:font-size-complex="11pt"/>
    </style:style>
    <style:style style:name="T979" style:family="text">
      <style:text-properties style:font-name="Lato1" fo:font-size="11pt" style:text-underline-style="none" fo:font-weight="bold" officeooo:rsid="024342ee" style:font-size-asian="11pt" style:font-weight-asian="bold" style:font-size-complex="11pt" style:font-weight-complex="bold"/>
    </style:style>
    <style:style style:name="T980" style:family="text">
      <style:text-properties style:font-name="Lato1" fo:font-size="11pt" style:text-underline-style="none" fo:font-weight="bold" officeooo:rsid="0299e680" style:font-size-asian="11pt" style:font-weight-asian="bold" style:font-size-complex="11pt" style:font-weight-complex="bold"/>
    </style:style>
    <style:style style:name="T981"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982" style:family="text">
      <style:text-properties style:font-name="Lato1" fo:font-size="11pt" style:text-underline-style="none" officeooo:rsid="02311e4f" fo:background-color="#ffffff" loext:char-shading-value="0" style:font-size-asian="11pt" style:font-size-complex="11pt"/>
    </style:style>
    <style:style style:name="T983" style:family="text">
      <style:text-properties style:font-name="Lato1" fo:font-size="11pt" style:text-underline-style="none" officeooo:rsid="026b4c2f" fo:background-color="#ffffff" loext:char-shading-value="0" style:font-size-asian="11pt" style:font-size-complex="11pt"/>
    </style:style>
    <style:style style:name="T984" style:family="text">
      <style:text-properties style:font-name="Lato1" fo:font-size="11pt" style:text-underline-style="none" officeooo:rsid="023fcd96" fo:background-color="#ffffff" loext:char-shading-value="0" style:font-size-asian="11pt" style:font-size-complex="11pt"/>
    </style:style>
    <style:style style:name="T985"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986" style:family="text">
      <style:text-properties style:font-name="Lato1" fo:font-size="11pt" fo:letter-spacing="-0.0043in" style:text-underline-style="none" officeooo:rsid="02311e4f" fo:background-color="#ffffff" loext:char-shading-value="0" style:font-size-asian="11pt" style:font-size-complex="11pt"/>
    </style:style>
    <style:style style:name="T987"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88"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89" style:family="text">
      <style:text-properties style:font-name="Lato1" fo:font-size="11pt"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0" style:family="text">
      <style:text-properties style:font-name="Lato1" fo:font-size="11pt"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1" style:family="text">
      <style:text-properties style:font-name="Lato1" fo:font-size="11pt" style:font-size-asian="11pt" style:font-size-complex="11pt"/>
    </style:style>
    <style:style style:name="T992"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93" style:family="text">
      <style:text-properties style:font-name="Lato1" style:font-name-asian="Noto Serif CJK SC" style:font-name-complex="Lohit Devanagari"/>
    </style:style>
    <style:style style:name="T994" style:family="text">
      <style:text-properties style:font-name="Lato1" officeooo:rsid="01f687eb" style:font-name-asian="Noto Serif CJK SC" style:font-name-complex="Lohit Devanagari"/>
    </style:style>
    <style:style style:name="T995" style:family="text">
      <style:text-properties style:font-name="Lato1" officeooo:rsid="032254ef" style:font-name-asian="Noto Serif CJK SC" style:font-name-complex="Lohit Devanagari"/>
    </style:style>
    <style:style style:name="T996"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7"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8"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9" style:family="text">
      <style:text-properties style:font-name="Lato1" officeooo:rsid="031a0f5b" fo:background-color="#ffffff" loext:char-shading-value="0" style:font-style-asian="normal" style:font-weight-asian="normal" style:font-style-complex="normal" style:font-weight-complex="normal" loext:padding="0in" loext:border="none"/>
    </style:style>
    <style:style style:name="T1000" style:family="text">
      <style:text-properties style:font-name="Lato1" officeooo:rsid="005e9f9c" fo:background-color="#ffffff" loext:char-shading-value="0" style:font-style-asian="normal" style:font-weight-asian="normal" style:font-style-complex="normal" style:font-weight-complex="normal" loext:padding="0in" loext:border="none"/>
    </style:style>
    <style:style style:name="T1001" style:family="text">
      <style:text-properties style:font-name="Lato1" officeooo:rsid="031a0f5b" fo:background-color="#ffffff" loext:char-shading-value="0" style:font-name-asian="Noto Sans Mono CJK SC" style:font-style-asian="normal" style:font-weight-asian="normal" style:font-name-complex="Liberation Mono" style:font-style-complex="normal" style:font-weight-complex="normal" loext:padding="0in" loext:border="none"/>
    </style:style>
    <style:style style:name="T1002" style:family="text">
      <style:text-properties style:font-name="Lato1" officeooo:rsid="02ffa9c9"/>
    </style:style>
    <style:style style:name="T1003" style:family="text">
      <style:text-properties style:font-name="Lato1" officeooo:rsid="033b4d7c"/>
    </style:style>
    <style:style style:name="T1004" style:family="text">
      <style:text-properties style:font-name="Lato1" officeooo:rsid="033cfb2a"/>
    </style:style>
    <style:style style:name="T1005" style:family="text">
      <style:text-properties style:font-name="Lato"/>
    </style:style>
    <style:style style:name="T1006"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1007" style:family="text">
      <style:text-properties style:font-name="Lato" officeooo:rsid="028bf554" style:font-name-asian="Noto Sans Mono CJK SC" style:font-name-complex="Liberation Mono"/>
    </style:style>
    <style:style style:name="T1008" style:family="text">
      <style:text-properties style:font-name="Lato" officeooo:rsid="03126fb7" style:font-name-asian="Noto Sans Mono CJK SC" style:font-name-complex="Liberation Mono"/>
    </style:style>
    <style:style style:name="T1009" style:family="text">
      <style:text-properties style:font-name="Lato" officeooo:rsid="0346ecec" style:font-name-asian="Noto Sans Mono CJK SC" style:font-name-complex="Liberation Mono"/>
    </style:style>
    <style:style style:name="T1010" style:family="text">
      <style:text-properties style:font-name="Lato" fo:font-weight="bold" officeooo:rsid="028bf554" style:font-name-asian="Noto Sans Mono CJK SC" style:font-weight-asian="bold" style:font-name-complex="Liberation Mono" style:font-weight-complex="bold"/>
    </style:style>
    <style:style style:name="T1011" style:family="text">
      <style:text-properties style:font-name="Lato" fo:font-size="11pt" style:text-underline-style="none" officeooo:rsid="005e9f9c" style:font-name-asian="Noto Serif CJK SC" style:font-size-asian="11pt" style:font-name-complex="Lohit Devanagari" style:font-size-complex="11pt"/>
    </style:style>
    <style:style style:name="T1012"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1013"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1014"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15" style:family="text">
      <style:text-properties style:font-name="Lato" fo:font-size="11pt" fo:language="en" fo:country="GB"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16" style:family="text">
      <style:text-properties style:font-name="Lato" fo:font-size="11pt" fo:language="en" fo:country="GB" style:text-underline-style="none" fo:font-weight="bold" officeooo:rsid="029f27fd"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17"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1018"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19"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0" style:family="text">
      <style:text-properties style:font-name="Lato" officeooo:rsid="03126fb7"/>
    </style:style>
    <style:style style:name="T1021" style:family="text">
      <style:text-properties style:font-name="Lato" officeooo:rsid="03144773"/>
    </style:style>
    <style:style style:name="T1022" style:family="text">
      <style:text-properties style:font-name="Lato" officeooo:rsid="0346ecec"/>
    </style:style>
    <style:style style:name="T1023" style:family="text">
      <style:text-properties fo:color="#1c1c1c" loext:opacity="100%" style:font-name="Consolas1" fo:background-color="#ffffff" loext:char-shading-value="0"/>
    </style:style>
    <style:style style:name="T1024" style:family="text">
      <style:text-properties fo:color="#1c1c1c" loext:opacity="100%" style:font-name="Consolas1" officeooo:rsid="02266d5e" fo:background-color="#ffffff" loext:char-shading-value="0"/>
    </style:style>
    <style:style style:name="T1025" style:family="text">
      <style:text-properties officeooo:rsid="020ea4ef"/>
    </style:style>
    <style:style style:name="T1026" style:family="text">
      <style:text-properties officeooo:rsid="020ea4ef" loext:padding="0in" loext:border="none"/>
    </style:style>
    <style:style style:name="T1027" style:family="text">
      <style:text-properties officeooo:rsid="020f8e95"/>
    </style:style>
    <style:style style:name="T1028" style:family="text">
      <style:text-properties officeooo:rsid="02102451"/>
    </style:style>
    <style:style style:name="T1029" style:family="text">
      <style:text-properties officeooo:rsid="021b5ff2"/>
    </style:style>
    <style:style style:name="T1030" style:family="text">
      <style:text-properties officeooo:rsid="021ee5e2"/>
    </style:style>
    <style:style style:name="T1031" style:family="text">
      <style:text-properties fo:color="#468a1a" loext:opacity="100%"/>
    </style:style>
    <style:style style:name="T1032" style:family="text">
      <style:text-properties fo:color="#468a1a" loext:opacity="100%" style:font-name="Consolas1" fo:background-color="#ffffff" loext:char-shading-value="0"/>
    </style:style>
    <style:style style:name="T1033" style:family="text">
      <style:text-properties fo:color="#468a1a" loext:opacity="100%" style:font-name="Consolas1" officeooo:rsid="024f7231" fo:background-color="#ffffff" loext:char-shading-value="0" style:font-name-asian="Noto Sans Mono CJK SC" style:font-name-complex="Liberation Mono"/>
    </style:style>
    <style:style style:name="T1034" style:family="text">
      <style:text-properties fo:color="#468a1a"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1035" style:family="text">
      <style:text-properties fo:color="#468a1a"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1036" style:family="text">
      <style:text-properties fo:color="#468a1a" loext:opacity="100%" style:font-name="Consolas" officeooo:rsid="005e9f9c" fo:background-color="#ffffff" loext:char-shading-value="0"/>
    </style:style>
    <style:style style:name="T1037"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1038" style:family="text">
      <style:text-properties style:font-name-asian="Noto Serif CJK SC" style:font-size-asian="11pt" style:font-weight-asian="bold" style:font-name-complex="Lohit Devanagari" style:font-size-complex="11pt" style:font-weight-complex="bold"/>
    </style:style>
    <style:style style:name="T1039"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40"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1"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042"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43"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1044"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5"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1046"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47"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1048"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49"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0"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1"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2" style:family="text">
      <style:text-properties fo:language="en" fo:country="GB"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3" style:family="text">
      <style:text-properties fo:font-weight="normal" style:font-weight-asian="normal" style:font-weight-complex="normal"/>
    </style:style>
    <style:style style:name="T1054" style:family="text">
      <style:text-properties fo:font-weight="normal" officeooo:rsid="02832e41" style:font-weight-asian="normal" style:font-weight-complex="normal"/>
    </style:style>
    <style:style style:name="T1055" style:family="text">
      <style:text-properties fo:font-weight="normal" officeooo:rsid="02c5b25e" style:font-weight-asian="normal" style:font-weight-complex="normal"/>
    </style:style>
    <style:style style:name="T1056" style:family="text">
      <style:text-properties fo:font-weight="normal" officeooo:rsid="030effe8" style:font-weight-asian="normal" style:font-weight-complex="normal"/>
    </style:style>
    <style:style style:name="T1057" style:family="text">
      <style:text-properties fo:font-weight="normal" officeooo:rsid="03125753" style:font-weight-asian="normal" style:font-weight-complex="normal"/>
    </style:style>
    <style:style style:name="T1058" style:family="text">
      <style:text-properties officeooo:rsid="024f7231"/>
    </style:style>
    <style:style style:name="T1059" style:family="text">
      <style:text-properties officeooo:rsid="0252b668"/>
    </style:style>
    <style:style style:name="T1060" style:family="text">
      <style:text-properties officeooo:rsid="0257dd9d"/>
    </style:style>
    <style:style style:name="T1061" style:family="text">
      <style:text-properties officeooo:rsid="005e9f9c"/>
    </style:style>
    <style:style style:name="T1062" style:family="text">
      <style:text-properties officeooo:rsid="026b4c2f"/>
    </style:style>
    <style:style style:name="T1063" style:family="text">
      <style:text-properties fo:color="#224b12" loext:opacity="100%" style:font-name="Consolas"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1064" style:family="text">
      <style:text-properties fo:font-style="normal" fo:font-weight="normal"/>
    </style:style>
    <style:style style:name="T1065" style:family="text">
      <style:text-properties fo:font-style="normal" fo:font-weight="normal" style:font-name-asian="Noto Sans Mono CJK SC" style:font-name-complex="Liberation Mono"/>
    </style:style>
    <style:style style:name="T1066" style:family="text">
      <style:text-properties fo:letter-spacing="normal" fo:language="en" fo:country="GB"/>
    </style:style>
    <style:style style:name="T1067"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68" style:family="text">
      <style:text-properties style:font-name="Consolas"/>
    </style:style>
    <style:style style:name="T1069" style:family="text">
      <style:text-properties style:font-name="Consolas" fo:font-size="11pt" style:text-underline-style="none" style:font-size-asian="11pt" style:font-size-complex="11pt"/>
    </style:style>
    <style:style style:name="T1070" style:family="text">
      <style:text-properties style:font-name="Consolas" fo:font-size="11pt" style:text-underline-style="none" officeooo:rsid="0299e680" style:font-size-asian="11pt" style:font-size-complex="11pt"/>
    </style:style>
    <style:style style:name="T1071" style:family="text">
      <style:text-properties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2" style:family="text">
      <style:text-properties style:font-name="Consolas" fo:font-size="11pt" fo:language="en" fo:country="GB" style:font-size-asian="11pt" style:language-asian="zxx" style:country-asian="none" style:font-size-complex="11pt" style:language-complex="zxx" style:country-complex="none"/>
    </style:style>
    <style:style style:name="T1073" style:family="text">
      <style:text-properties style:font-name="Consolas" fo:language="en" fo:country="GB" style:text-underline-style="none" officeooo:rsid="02ffa9c9" style:font-weight-asian="normal" style:font-weight-complex="normal" loext:padding="0in" loext:border="none"/>
    </style:style>
    <style:style style:name="T1074" style:family="text">
      <style:text-properties style:font-name="Consolas" fo:language="en" fo:country="GB" style:text-underline-style="none" officeooo:rsid="02ffa9c9" style:font-size-asian="11pt" style:font-weight-asian="normal" style:font-size-complex="11pt" style:font-weight-complex="normal" loext:padding="0in" loext:border="none"/>
    </style:style>
    <style:style style:name="T1075"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1076"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1077"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1078"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1079"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1080"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1081" style:family="text">
      <style:text-properties style:text-line-through-style="none" style:text-line-through-type="none" style:font-name="Lato1" fo:font-size="11pt"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1082" style:family="text">
      <style:text-properties style:text-line-through-style="none" style:text-line-through-type="none" style:font-name="Lato1" fo:font-weight="bold" officeooo:rsid="005e9f9c" style:text-blinking="false" style:font-weight-asian="bold" style:font-weight-complex="bold"/>
    </style:style>
    <style:style style:name="T1083"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1084" style:family="text">
      <style:text-properties fo:color="#a7074b" loext:opacity="100%" style:font-name="Consolas"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1085" style:family="text">
      <style:text-properties fo:color="#a7074b" loext:opacity="100%"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86" style:family="text">
      <style:text-properties fo:color="#a7074b" loext:opacity="100%" style:font-name="Consola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1087" style:family="text">
      <style:text-properties fo:color="#a7074b" loext:opacity="100%" style:font-name="Consolas"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1088" style:family="text">
      <style:text-properties fo:color="#a7074b" loext:opacity="100%" style:font-name="Consolas" fo:letter-spacing="normal" officeooo:rsid="005e9f9c" fo:background-color="#ffffff" loext:char-shading-value="0" style:font-weight-asian="normal" style:font-weight-complex="normal" loext:padding="0in" loext:border="none"/>
    </style:style>
    <style:style style:name="T1089" style:family="text">
      <style:text-properties fo:color="#a7074b" loext:opacity="100%" fo:font-size="11pt" fo:font-weight="normal" officeooo:rsid="0005e96b" style:font-size-asian="11pt" style:font-weight-asian="normal" style:font-size-complex="11pt" style:font-weight-complex="normal"/>
    </style:style>
    <style:style style:name="T1090"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1" style:family="text">
      <style:text-properties fo:font-size="11pt" style:font-size-asian="11pt" style:font-size-complex="11pt"/>
    </style:style>
    <style:style style:name="T1092" style:family="text">
      <style:text-properties fo:color="#395511" loext:opacity="100%"/>
    </style:style>
    <style:style style:name="T1093" style:family="text">
      <style:text-properties fo:color="#395511" loext:opacity="100%" style:font-name="Consolas" officeooo:rsid="005e9f9c" fo:background-color="#ffffff" loext:char-shading-value="0"/>
    </style:style>
    <style:style style:name="T1094" style:family="text">
      <style:text-properties fo:color="#395511" loext:opacity="100%" style:font-name="Consolas" fo:font-size="11pt" officeooo:rsid="005e9f9c" fo:background-color="#ffffff" loext:char-shading-value="0"/>
    </style:style>
    <style:style style:name="T1095" style:family="text">
      <style:text-properties fo:color="#395511" loext:opacity="100%" style:font-name="Consolas" fo:font-size="11pt" officeooo:rsid="02d3ce43" fo:background-color="#ffffff" loext:char-shading-value="0"/>
    </style:style>
    <style:style style:name="T1096" style:family="text">
      <style:text-properties officeooo:rsid="02baeb20"/>
    </style:style>
    <style:style style:name="T1097"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8"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9" style:family="text">
      <style:text-properties officeooo:rsid="02c5b25e"/>
    </style:style>
    <style:style style:name="T1100" style:family="text">
      <style:text-properties officeooo:rsid="02c5fee8"/>
    </style:style>
    <style:style style:name="T1101" style:family="text">
      <style:text-properties officeooo:rsid="02cc5478"/>
    </style:style>
    <style:style style:name="T1102" style:family="text">
      <style:text-properties style:font-name="Liberation Mono" officeooo:rsid="02ce30d0" style:font-name-asian="Noto Sans Mono CJK SC" style:font-name-complex="Liberation Mono"/>
    </style:style>
    <style:style style:name="T1103" style:family="text">
      <style:text-properties fo:color="#780373" loext:opacity="100%" style:font-name="Consolas" fo:font-size="11pt" officeooo:rsid="005e9f9c" fo:background-color="#ffffff" loext:char-shading-value="0"/>
    </style:style>
    <style:style style:name="T1104" style:family="text">
      <style:text-properties fo:color="#780373" loext:opacity="100%" style:font-name="Consolas" fo:font-size="11pt" fo:font-weight="bold" officeooo:rsid="005e9f9c" fo:background-color="#ffffff" loext:char-shading-value="0" style:font-weight-asian="bold" style:font-weight-complex="bold"/>
    </style:style>
    <style:style style:name="T1105" style:family="text">
      <style:text-properties fo:color="#55308d" loext:opacity="100%" style:font-name="Consolas" fo:font-size="11pt" officeooo:rsid="005e9f9c" fo:background-color="#ffffff" loext:char-shading-value="0"/>
    </style:style>
    <style:style style:name="T1106" style:family="text">
      <style:text-properties officeooo:rsid="02d1d03e"/>
    </style:style>
    <style:style style:name="T1107" style:family="text">
      <style:text-properties fo:color="#f10d0c" loext:opacity="100%" style:font-name="Consolas" fo:font-size="11pt" officeooo:rsid="005e9f9c" fo:background-color="#ffffff" loext:char-shading-value="0"/>
    </style:style>
    <style:style style:name="T1108" style:family="text">
      <style:text-properties fo:color="#f10d0c" loext:opacity="100%" style:font-name="Consolas" officeooo:rsid="005e9f9c" fo:background-color="#ffffff" loext:char-shading-value="0"/>
    </style:style>
    <style:style style:name="T1109" style:family="text">
      <style:text-properties fo:color="#0000bb" loext:opacity="100%"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0" style:family="text">
      <style:text-properties fo:color="#007700" loext:opacity="100%"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1" style:family="text">
      <style:text-properties fo:color="#dd0000" loext:opacity="100%" style:font-name="Consolas"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2" style:family="text">
      <style:text-properties officeooo:rsid="02e066e7"/>
    </style:style>
    <style:style style:name="T1113" style:family="text">
      <style:text-properties officeooo:rsid="02e2649b"/>
    </style:style>
    <style:style style:name="T1114" style:family="text">
      <style:text-properties fo:color="#793862" loext:opacity="100%" style:font-name="Consolas" fo:font-size="11pt" officeooo:rsid="02e328d1" fo:background-color="#ffffff" loext:char-shading-value="0" style:font-size-asian="11pt" style:font-size-complex="11pt"/>
    </style:style>
    <style:style style:name="T1115" style:family="text">
      <style:text-properties fo:color="#f92672" loext:opacity="100%" style:font-name="Consolas"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6" style:family="text">
      <style:text-properties fo:color="#4d4d4d" loext:opacity="100%" style:font-name="Consolas" fo:font-size="10pt" fo:letter-spacing="normal" fo:background-color="#ffffff" loext:char-shading-value="0" style:font-size-asian="10pt" style:font-size-complex="10pt" loext:padding="0in" loext:border="none"/>
    </style:style>
    <style:style style:name="T1117" style:family="text">
      <style:text-properties officeooo:rsid="03078570"/>
    </style:style>
    <style:style style:name="T1118" style:family="text">
      <style:text-properties officeooo:rsid="0318defd"/>
    </style:style>
    <style:style style:name="T1119" style:family="text">
      <style:text-properties officeooo:rsid="031a0f5b"/>
    </style:style>
    <style:style style:name="T1120" style:family="text">
      <style:text-properties officeooo:rsid="032254ef"/>
    </style:style>
    <style:style style:name="T1121" style:family="text">
      <style:text-properties officeooo:rsid="03245dd5"/>
    </style:style>
    <style:style style:name="T1122" style:family="text">
      <style:text-properties fo:color="#232629" loext:opacity="100%" style:text-line-through-style="none" style:text-line-through-type="none" style:font-name="Lato1" fo:font-size="11pt" officeooo:rsid="01eeea7e" style:text-blinking="false" style:font-name-asian="Noto Serif CJK SC" style:font-name-complex="Lohit Devanagari"/>
    </style:style>
    <style:style style:name="T1123" style:family="text">
      <style:text-properties fo:color="#232629" loext:opacity="100%" style:text-line-through-style="none" style:text-line-through-type="none" style:font-name="Lato1" fo:font-size="11pt" officeooo:rsid="0334d961" style:text-blinking="false" style:font-name-asian="Noto Serif CJK SC" style:font-name-complex="Lohit Devanagari"/>
    </style:style>
    <style:style style:name="T1124" style:family="text">
      <style:text-properties fo:color="#232629" loext:opacity="100%" style:text-line-through-style="none" style:text-line-through-type="none" style:font-name="Lato1" fo:font-size="11pt" officeooo:rsid="0336224d" style:text-blinking="false" style:font-name-asian="Noto Serif CJK SC" style:font-name-complex="Lohit Devanagari"/>
    </style:style>
    <style:style style:name="T1125" style:family="text">
      <style:text-properties fo:color="#232629" loext:opacity="100%" style:text-line-through-style="none" style:text-line-through-type="none" style:font-name="Consolas" fo:font-size="11pt" officeooo:rsid="0336224d" style:text-blinking="false" style:font-name-asian="Noto Serif CJK SC" style:font-name-complex="Lohit Devanagari"/>
    </style:style>
    <style:style style:name="T1126" style:family="text">
      <style:text-properties fo:color="#232629" loext:opacity="100%" style:text-line-through-style="none" style:text-line-through-type="none" style:font-name="Consolas" fo:font-size="11pt" officeooo:rsid="0334d961" style:text-blinking="false" style:font-name-asian="Noto Serif CJK SC" style:font-name-complex="Lohit Devanagari"/>
    </style:style>
    <style:style style:name="T1127" style:family="text">
      <style:text-properties fo:color="#6b5e9b" loext:opacity="100%" style:font-name="Consolas" fo:font-size="11pt" officeooo:rsid="02cfe1fe" fo:background-color="#ffffff" loext:char-shading-value="0"/>
    </style:style>
    <style:style style:name="T1128" style:family="text">
      <style:text-properties fo:color="#6b5e9b" loext:opacity="100%" style:font-name="Consolas"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9" style:family="text">
      <style:text-properties fo:color="#6b5e9b" loext:opacity="100%" style:font-name="Lato1" fo:font-size="10.5pt" fo:language="en" fo:country="GB" style:font-size-asian="10.5pt" style:font-size-complex="10.5pt"/>
    </style:style>
    <style:style style:name="T1130" style:family="text">
      <style:text-properties fo:color="#6b5e9b" loext:opacity="100%" style:font-name="Lato1" fo:font-size="10.5pt" fo:language="en" fo:country="GB" fo:font-weight="bold" style:font-size-asian="10.5pt" style:font-weight-asian="bold" style:font-size-complex="10.5pt" style:font-weight-complex="bold"/>
    </style:style>
    <style:style style:name="T1131" style:family="text">
      <style:text-properties fo:color="#8d1d75" loext:opacity="100%" style:font-name="Consolas" fo:font-size="11pt" officeooo:rsid="02cfe1fe" fo:background-color="#ffffff" loext:char-shading-value="0"/>
    </style:style>
    <style:style style:name="T1132" style:family="text">
      <style:text-properties fo:color="#8d1d75" loext:opacity="100%" style:font-name="Consolas" fo:font-size="11pt" officeooo:rsid="032cb050" fo:background-color="#ffffff" loext:char-shading-value="0"/>
    </style:style>
    <style:style style:name="T1133" style:family="text">
      <style:text-properties fo:color="#3465a4" loext:opacity="100%" style:font-name="Consolas" fo:font-size="11pt" style:font-size-asian="11pt" style:font-size-complex="11pt"/>
    </style:style>
    <style:style style:name="T1134" style:family="text">
      <style:text-properties fo:color="#3465a4" loext:opacity="100%" style:font-name="Consolas" fo:font-size="11pt" fo:font-style="normal" style:font-size-asian="11pt" style:font-style-asian="normal" style:font-size-complex="11pt" style:font-style-complex="normal"/>
    </style:style>
    <style:style style:name="T1135" style:family="text">
      <style:text-properties fo:color="#3465a4" loext:opacity="100%" style:font-name="Consolas" fo:font-size="10pt" style:font-size-asian="10pt" style:font-size-complex="10pt"/>
    </style:style>
    <style:style style:name="T1136" style:family="text">
      <style:text-properties fo:color="#3465a4" loext:opacity="100%" style:font-name="Consolas" fo:font-size="10pt" officeooo:rsid="03327100" style:font-name-asian="Noto Serif CJK SC" style:font-size-asian="10pt" style:font-name-complex="Lohit Devanagari" style:font-size-complex="10pt"/>
    </style:style>
    <style:style style:name="T1137" style:family="text">
      <style:text-properties fo:color="#3465a4" loext:opacity="100%" style:font-name="Consolas" fo:font-size="10pt" officeooo:rsid="0333faf0" style:font-name-asian="Noto Serif CJK SC" style:font-size-asian="10pt" style:font-name-complex="Lohit Devanagari" style:font-size-complex="10pt"/>
    </style:style>
    <style:style style:name="T1138" style:family="text">
      <style:text-properties fo:color="#3465a4" loext:opacity="100%" style:font-name="Consolas" fo:font-size="9pt" style:font-size-asian="9pt" style:font-size-complex="9pt"/>
    </style:style>
    <style:style style:name="T1139" style:family="text">
      <style:text-properties fo:color="#3465a4" loext:opacity="100%" style:text-line-through-style="none" style:text-line-through-type="none" style:font-name="Lato1" fo:font-size="11pt" officeooo:rsid="0334d961" style:text-blinking="false" style:font-name-asian="Noto Serif CJK SC" style:font-name-complex="Lohit Devanagari"/>
    </style:style>
    <style:style style:name="T1140" style:family="text">
      <style:text-properties officeooo:rsid="0336224d"/>
    </style:style>
    <style:style style:name="T1141" style:family="text">
      <style:text-properties fo:color="#168253" loext:opacity="100%" style:font-name="Consolas" fo:font-size="11pt" style:text-underline-style="none" officeooo:rsid="02ffa9c9" style:font-size-asian="11pt" style:font-size-complex="11pt"/>
    </style:style>
    <style:style style:name="T1142" style:family="text">
      <style:text-properties fo:color="#168253" loext:opacity="100%" style:font-name="Consolas" fo:font-size="11pt" style:text-underline-style="none" officeooo:rsid="033b4d7c" style:font-size-asian="11pt" style:font-size-complex="11pt"/>
    </style:style>
    <style:style style:name="T1143" style:family="text">
      <style:text-properties fo:color="#1e6a39" loext:opacity="100%" style:font-name="Consolas1" fo:font-size="11pt" fo:language="en" fo:country="GB" style:text-underline-style="none" officeooo:rsid="03448ca8" fo:background-color="#ffffff" loext:char-shading-value="0" style:font-size-asian="11pt" style:font-weight-asian="normal" style:font-size-complex="11pt" style:font-weight-complex="normal"/>
    </style:style>
    <style:style style:name="T1144" style:family="text">
      <style:text-properties fo:color="#1e6a39"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style:style>
    <style:style style:name="T1145" style:family="text">
      <style:text-properties fo:color="#5b277d" loext:opacity="100%" style:font-name="Lato" officeooo:rsid="0346ecec"/>
    </style:style>
    <style:style style:name="T1146" style:family="text">
      <style:text-properties fo:color="#5b277d" loext:opacity="100%" style:font-name="Lato" officeooo:rsid="03126fb7"/>
    </style:style>
    <style:style style:name="T1147" style:family="text">
      <style:text-properties fo:color="#5b277d" loext:opacity="100%" style:font-name="Consolas" fo:font-size="11pt" officeooo:rsid="02fc6857"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0"><text:span text:style-name="T1">PHP Notes Chapter </text:span><text:span text:style-name="T1026">4 Arrays</text:span></text:p>
      <text:p text:style-name="P574"><text:span text:style-name="T1025">In </text:span>PHP <text:s/><text:span text:style-name="T1025">t</text:span>here are three types of array in PHP, <text:span text:style-name="T2">indexed</text:span><text:span text:style-name="T716">, </text:span><text:span text:style-name="T2">associative</text:span><text:span text:style-name="T716">, </text:span><text:span text:style-name="T773">&amp;</text:span><text:span text:style-name="T2"> multidimensional</text:span><text:span text:style-name="T716">. <text:s text:c="2"/></text:span>Arrays keyed on numbers are called <text:span text:style-name="T21">enumerative</text:span>. <text:s/>Arrays that have strings for keys are called <text:span text:style-name="T22">associative</text:span> arrays.</text:p>
      <text:p text:style-name="P125">Declaring and Referencing Arrays</text:p>
      <text:p text:style-name="P73">Example 1:</text:p>
      <text:p text:style-name="P386">&lt;?php</text:p>
      <text:p text:style-name="P398">// numeric index, auto assigned key</text:p>
      <text:p text:style-name="P386">$arr = array(10, 'abc', 30);</text:p>
      <text:p text:style-name="P399"/>
      <text:p text:style-name="P399">// numeric index, key explicitly set</text:p>
      <text:p text:style-name="P386">$arr = array(0 =&gt; 10, 1 =&gt; 'abc', 2 =&gt; 30 );</text:p>
      <text:p text:style-name="P399"/>
      <text:p text:style-name="P399">// associative</text:p>
      <text:p text:style-name="P386">$arr = array('name' =&gt; 'foo', 'age' =&gt; 20);</text:p>
      <text:p text:style-name="P399"/>
      <text:p text:style-name="P399">// short syntax</text:p>
      <text:p text:style-name="P386">$arr = ['name' =&gt; 'foo', 'age' =&gt; 20];</text:p>
      <text:p text:style-name="P74"/>
      <text:p text:style-name="P575"><text:span text:style-name="T460">The key</text:span><text:span text:style-name="T459"> </text:span><text:span text:style-name="T460">can either be an int</text:span><text:span text:style-name="T459"> </text:span><text:span text:style-name="T460">or a string. The value</text:span><text:span text:style-name="T459"> </text:span><text:span text:style-name="T460">can be of any type.</text:span> </text:p>
      <text:p text:style-name="P180"><text:bookmark text:name="language.types.array.key-casts"/>Additionally the following key casts will occur:</text:p>
      <text:list xml:id="list3095487750" text:style-name="L1">
        <text:list-item>
          <text:p text:style-name="P727"><text:span text:style-name="T370">Strings containing valid decimal ints, unless the number is preceded by a</text:span><text:span text:style-name="T509"> </text:span><text:span text:style-name="Source_20_Text"><text:span text:style-name="T208">+</text:span></text:span><text:span text:style-name="T509"> </text:span><text:span text:style-name="T370">sign, will be cast to the int type. E.g. the key</text:span><text:span text:style-name="T509"> </text:span><text:span text:style-name="Source_20_Text"><text:span text:style-name="T208">"8"</text:span></text:span><text:span text:style-name="T509"> </text:span><text:span text:style-name="T370">will actually be stored under</text:span><text:span text:style-name="T509"> </text:span><text:span text:style-name="Source_20_Text"><text:span text:style-name="T208">8</text:span></text:span><text:span text:style-name="T509">. </text:span><text:span text:style-name="T370">On the other hand</text:span><text:span text:style-name="T509"> </text:span><text:span text:style-name="Source_20_Text"><text:span text:style-name="T208">"08"</text:span></text:span><text:span text:style-name="T509"> </text:span><text:span text:style-name="T370">will not be cast, as it isn't a valid decimal integer.</text:span></text:p>
        </text:list-item>
        <text:list-item>
          <text:p text:style-name="P733">Floats are also cast to ints, which means that the fractional part will be truncated. </text:p>
          <text:p text:style-name="P728"><text:span text:style-name="T370">E.g. the key</text:span><text:span text:style-name="T509"> </text:span><text:span text:style-name="Source_20_Text"><text:span text:style-name="T208">8.7</text:span></text:span><text:span text:style-name="T509"> </text:span><text:span text:style-name="T370">will actually be stored under</text:span><text:span text:style-name="T509"> </text:span><text:span text:style-name="Source_20_Text"><text:span text:style-name="T208">8</text:span></text:span><text:span text:style-name="T509">.</text:span></text:p>
        </text:list-item>
        <text:list-item>
          <text:p text:style-name="P728"><text:span text:style-name="T370">Bools are cast to ints, too, i.e. the key</text:span><text:span text:style-name="T208"> </text:span><text:span text:style-name="Source_20_Text"><text:span text:style-name="T208">true</text:span></text:span><text:span text:style-name="T509"> </text:span><text:span text:style-name="T370">will actually be stored under </text:span><text:span text:style-name="Source_20_Text"><text:span text:style-name="T208">1</text:span></text:span><text:span text:style-name="T370"> and the key </text:span><text:span text:style-name="Source_20_Text"><text:span text:style-name="T208">false</text:span></text:span><text:span text:style-name="T509"> </text:span><text:span text:style-name="T370">under</text:span><text:span text:style-name="T509"> </text:span><text:span text:style-name="Source_20_Text"><text:span text:style-name="T208">0</text:span></text:span><text:span text:style-name="T509">.</text:span></text:p>
        </text:list-item>
        <text:list-item>
          <text:p text:style-name="P728"><text:span text:style-name="T208">Null</text:span><text:span text:style-name="T509"> </text:span><text:span text:style-name="T370">will be cast to the empty string, i.e. the key </text:span><text:span text:style-name="Source_20_Text"><text:span text:style-name="T370">null</text:span></text:span><text:span text:style-name="T370"> will actually be stored under </text:span><text:span text:style-name="Source_20_Text"><text:span text:style-name="T208">""</text:span></text:span><text:span text:style-name="T509">.</text:span></text:p>
        </text:list-item>
        <text:list-item>
          <text:p text:style-name="P729"><text:span text:style-name="T374">Arrays and objects </text:span><text:span text:style-name="Emphasis"><text:span text:style-name="T375">can not</text:span></text:span><text:span text:style-name="T374"> be used as keys.</text:span><text:span text:style-name="T370"> Doing so will result in </text:span><text:span text:style-name="T373">either</text:span><text:span text:style-name="T370">: a warning </text:span><text:span text:style-name="Source_20_Text"><text:span text:style-name="T370">Illegal offset type </text:span></text:span><text:span text:style-name="Source_20_Text"><text:span text:style-name="T371">a</text:span></text:span><text:span text:style-name="T371">nd </text:span><text:span text:style-name="T373">the removal of element </text:span><text:span text:style-name="T371">from array,</text:span><text:span text:style-name="T373">in case of</text:span><text:span text:style-name="T372"> an object</text:span><text:span text:style-name="T371">. </text:span><text:span text:style-name="T372">Or faital error if an Array.</text:span></text:p>
        </text:list-item>
      </text:list>
      <text:p text:style-name="P75">Example <text:span text:style-name="T1027">2</text:span>:</text:p>
      <text:p text:style-name="P690"><text:span text:style-name="T220">&lt;?php<text:line-break/>$array = array(<text:line-break/>    1    =&gt; "a",<text:line-break/>    "1"  =&gt; "b",<text:line-break/>    1.5  =&gt; "c",<text:line-break/>    true =&gt; "d",<text:line-break/>);<text:line-break/>var_dump($array);<text:line-break/>?&gt;</text:span><text:span text:style-name="T18"> </text:span></text:p>
      <text:p text:style-name="P31">array(1) {</text:p>
      <text:p text:style-name="P32"><text:s text:c="2"/>[1]=&gt;</text:p>
      <text:p text:style-name="P32"><text:s text:c="2"/>string(1) "d"</text:p>
      <text:p text:style-name="P32">}</text:p>
      <text:p text:style-name="P145"><text:soft-page-break/>Negative array keys have no special meaning in PHP, as <text:s/>they can be the keys of an associative array </text:p>
      <text:p text:style-name="P76">Example <text:span text:style-name="T1028">3</text:span>:</text:p>
      <text:p text:style-name="P11">&lt;?php<text:line-break/>$a = [1=&gt;1, -1=&gt;-1, -2.8=&gt;-2];<text:line-break/>var_export($a);</text:p>
      <text:p text:style-name="P11">?&gt;</text:p>
      <text:p text:style-name="P172"><text:line-break/><text:span text:style-name="T900">array (</text:span></text:p>
      <text:p text:style-name="P36"><text:s text:c="2"/>1 =&gt; 1,</text:p>
      <text:p text:style-name="P36"><text:s text:c="2"/>-1 =&gt; -1,</text:p>
      <text:p text:style-name="P36"><text:s text:c="2"/>-2 =&gt; -2,</text:p>
      <text:p text:style-name="P36">)</text:p>
      <text:p text:style-name="P158">It is possible to specify the key only for some elements and leave it out for others: </text:p>
      <text:p text:style-name="P157"><text:span text:style-name="T969">Example </text:span><text:span text:style-name="T970">4</text:span><text:span text:style-name="T969">:</text:span></text:p>
      <text:p text:style-name="P10">&lt;?php<text:line-break/>$array = array(<text:line-break/> <text:s text:c="8"/>"a",<text:line-break/> <text:s text:c="8"/>"b",<text:line-break/> <text:s text:c="3"/>6 =&gt; "c",<text:line-break/> <text:s text:c="8"/>"d",<text:line-break/>);<text:line-break/>var_export($array);<text:line-break/>?&gt;</text:p>
      <text:p text:style-name="P35">array (</text:p>
      <text:p text:style-name="P35"><text:s text:c="2"/>0 =&gt; 'a',</text:p>
      <text:p text:style-name="P35"><text:s text:c="2"/>1 =&gt; 'b',</text:p>
      <text:p text:style-name="P35"><text:s text:c="2"/>6 =&gt; 'c',</text:p>
      <text:p text:style-name="P35"><text:s text:c="2"/>7 =&gt; 'd',</text:p>
      <text:p text:style-name="P35">)</text:p>
      <text:p text:style-name="P30"/>
      <text:p text:style-name="P143"><text:span text:style-name="T967">As you can see the last value </text:span><text:span text:style-name="Source_20_Text"><text:span text:style-name="T19">"d"</text:span></text:span><text:span text:style-name="T967"> was assigned the key</text:span><text:span text:style-name="T23"> </text:span><text:span text:style-name="Source_20_Text"><text:span text:style-name="T19">7</text:span></text:span><text:span text:style-name="T967">. This is because the largest integer key before that was</text:span><text:span text:style-name="T23"> </text:span><text:span text:style-name="Source_20_Text"><text:span text:style-name="T19">6</text:span></text:span><text:span text:style-name="T967">. </text:span></text:p>
      <text:p text:style-name="P498"><text:span text:style-name="Source_20_Text"><text:span text:style-name="T257">Example 5 (This example includes all variations of type casting of keys and overwriting of elements):</text:span></text:span></text:p>
      <text:p text:style-name="P496"><text:span text:style-name="Source_20_Text"><text:span text:style-name="T201">&lt;?php<text:line-break/>$array = array(</text:span></text:span></text:p>
      <text:p text:style-name="P494"><text:span text:style-name="Source_20_Text"><text:span text:style-name="T201">    1     =&gt; 'a',</text:span></text:span></text:p>
      <text:p text:style-name="P494"><text:span text:style-name="Source_20_Text"><text:span text:style-name="T201">    '1'   =&gt; 'b', <text:tab/><text:tab/></text:span></text:span><text:span text:style-name="Source_20_Text"><text:span text:style-name="T557">// the value "a" will be overwritten by "b"</text:span></text:span></text:p>
      <text:p text:style-name="P494"><text:span text:style-name="Source_20_Text"><text:span text:style-name="T201">    1.5   =&gt; 'c', <text:tab/><text:tab/></text:span></text:span><text:span text:style-name="Source_20_Text"><text:span text:style-name="T557">// the value "b" will be overwritten by "c"</text:span></text:span></text:p>
      <text:p text:style-name="P494"><text:span text:style-name="Source_20_Text"><text:span text:style-name="T201">    -1  <text:s text:c="2"/>=&gt; 'd',<text:line-break/>    '01'  =&gt; 'e', <text:tab/><text:tab/></text:span></text:span><text:span text:style-name="Source_20_Text"><text:span text:style-name="T557">// as this is not an integer string it will NOT override the key for 1</text:span></text:span></text:p>
      <text:p text:style-name="P494"><text:span text:style-name="Source_20_Text"><text:span text:style-name="T201">    '1.5' =&gt; 'f', <text:tab/><text:tab/></text:span></text:span><text:span text:style-name="Source_20_Text"><text:span text:style-name="T557">// as this is not an integer string it will NOT override the key for 1</text:span></text:span></text:p>
      <text:p text:style-name="P494"><text:span text:style-name="Source_20_Text"><text:span text:style-name="T201">    true  =&gt; 'g', <text:tab/><text:tab/></text:span></text:span><text:span text:style-name="Source_20_Text"><text:span text:style-name="T557">// the value "c" will be overwritten by "g"</text:span></text:span></text:p>
      <text:p text:style-name="P494"><text:span text:style-name="Source_20_Text"><text:span text:style-name="T201">    false =&gt; 'h',</text:span></text:span></text:p>
      <text:p text:style-name="P494"><text:span text:style-name="Source_20_Text"><text:span text:style-name="T201">    ''  <text:s text:c="2"/>=&gt; 'i',</text:span></text:span></text:p>
      <text:p text:style-name="P494"><text:span text:style-name="Source_20_Text"><text:span text:style-name="T201">    null  =&gt; 'j', <text:tab/><text:tab/></text:span></text:span><text:span text:style-name="Source_20_Text"><text:span text:style-name="T557">// the value "i" will be overwritten by "j"</text:span></text:span></text:p>
      <text:p text:style-name="P494"><text:span text:style-name="Source_20_Text"><text:span text:style-name="T201">    'k', <text:tab/><text:tab/><text:tab/></text:span></text:span><text:span text:style-name="Source_20_Text"><text:span text:style-name="T558">// value "k" is assigned the key 2. This is because the largest integer key before that was 1</text:span></text:span></text:p>
      <text:p text:style-name="P496"><text:span text:style-name="Source_20_Text"><text:span text:style-name="T201">    2  <text:s text:c="3"/>=&gt; 'l', <text:tab/><text:tab/></text:span></text:span><text:span text:style-name="Source_20_Text"><text:span text:style-name="T557">// the value "k" will be overwritten by "l"</text:span></text:span></text:p>
      <text:p text:style-name="P496"><text:span text:style-name="Source_20_Text"><text:span text:style-name="T201">);</text:span></text:span></text:p>
      <text:p text:style-name="P494"><text:span text:style-name="Source_20_Text"><text:span text:style-name="T201">?&gt;</text:span></text:span></text:p>
      <text:p text:style-name="P499"><text:soft-page-break/><text:span text:style-name="Source_20_Text"><text:span text:style-name="T257">Example 6 ( Accessing array elements )</text:span></text:span></text:p>
      <text:p text:style-name="P497"><text:span text:style-name="Source_20_Text"><text:span text:style-name="T199">&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97"><text:span text:style-name="Source_20_Text"><text:span text:style-name="T199">var_dump($array[42]);</text:span></text:span></text:p>
      <text:p text:style-name="P497"><text:span text:style-name="Source_20_Text"><text:span text:style-name="T199">var_dump($array["multi"]["dimensional"]["array"]);<text:line-break/>?&gt; </text:span></text:span></text:p>
      <text:p text:style-name="P495"><text:span text:style-name="Source_20_Text"><text:span text:style-name="T518">string(3) "bar"</text:span></text:span></text:p>
      <text:p text:style-name="P40"><text:span text:style-name="Source_20_Text"><text:span text:style-name="T961">int(24)</text:span></text:span></text:p>
      <text:p text:style-name="P557"><text:span text:style-name="Source_20_Text"><text:span text:style-name="T518">string(3) "foo"</text:span></text:span></text:p>
      <text:p text:style-name="P494"><text:span text:style-name="Source_20_Text"><text:span text:style-name="T201"/></text:span></text:p>
      <text:p text:style-name="P494"><text:span text:style-name="Source_20_Text"><text:span text:style-name="T201"/></text:span></text:p>
      <text:p text:style-name="P522"><text:span text:style-name="Strong_20_Emphasis"><text:span text:style-name="T383">Note</text:span></text:span><text:span text:style-name="T383">:</text:span><text:span text:style-name="T382"><text:tab/>Prior to PHP 8.0.0, square brackets and curly braces could be used interchangeably for accessing array elements (e.g. </text:span><text:span text:style-name="Source_20_Text"><text:span text:style-name="T182">$array[42]</text:span></text:span><text:span text:style-name="T382"> and </text:span><text:span text:style-name="Source_20_Text"><text:span text:style-name="T182">$array{42}</text:span></text:span><text:span text:style-name="T382"> would both do the same thing in the example above). </text:span></text:p>
      <text:p text:style-name="P185">The curly brace syntax was deprecated as of PHP 7.4.0 and no longer supported as of PHP 8.0.0.</text:p>
      <text:p text:style-name="P514"/>
      <text:p text:style-name="P514"/>
      <text:p text:style-name="P515"><text:span text:style-name="Strong_20_Emphasis"><text:span text:style-name="T363">Note</text:span></text:span><text:span text:style-name="T363">:<text:tab/></text:span><text:span text:style-name="T358">Attempting to access an array key which has not been defined is the same as accessing any other undefined variable: an </text:span><text:span text:style-name="Strong_20_Emphasis"><text:span text:style-name="Source_20_Text"><text:span text:style-name="T363">E_NOTICE</text:span></text:span></text:span><text:span text:style-name="T358">-level error message will be issued, and the result will be </text:span><text:span text:style-name="Strong_20_Emphasis"><text:span text:style-name="Source_20_Text"><text:span text:style-name="T363">null</text:span></text:span></text:span><text:span text:style-name="T358">.</text:span></text:p>
      <text:p text:style-name="P1"/>
      <text:p text:style-name="P1"/>
      <text:p text:style-name="P521"><text:span text:style-name="Strong_20_Emphasis"><text:span text:style-name="T363">Warning:</text:span></text:span><text:span text:style-name="Strong_20_Emphasis"><text:span text:style-name="T381"> <text:tab/></text:span></text:span><text:span text:style-name="T358">The fallback to treat an undefined constant as bare string issues an error of level </text:span><text:span text:style-name="Source_20_Text"><text:span text:style-name="T358">E_NOTICE</text:span></text:span><text:span text:style-name="T358">. </text:span><text:span text:style-name="T600">This has been deprecated as of PHP 7.2.0, and issues an error of level </text:span><text:span text:style-name="Source_20_Text"><text:span text:style-name="T600">E_WARNING</text:span></text:span><text:span text:style-name="T600">. As of PHP 8.0.0, it has been removed and throws an </text:span><text:a xlink:type="simple" xlink:href="https://www.php.net/manual/en/class.error.php" text:style-name="Internet_20_link" text:visited-style-name="Visited_20_Internet_20_Link"><text:span text:style-name="T602">Error</text:span></text:a><text:span text:style-name="T600"> exception. </text:span></text:p>
      <text:p text:style-name="P523"><text:span text:style-name="Source_20_Text"><text:span text:style-name="T182">$a = ['b'=&gt;['c', 'd']];<text:line-break/>var_export($a[</text:span></text:span><text:span text:style-name="Source_20_Text"><text:span text:style-name="T479">b</text:span></text:span><text:span text:style-name="Source_20_Text"><text:span text:style-name="T182">]);<text:tab/></text:span></text:span></text:p>
      <text:p text:style-name="P3"><text:span text:style-name="Source_20_Text"><text:span text:style-name="T868">NOTICE Use of undefined constant b - assumed 'b' on line number </text:span></text:span><text:span text:style-name="Source_20_Text"><text:span text:style-name="T869">3</text:span></text:span><text:span text:style-name="Source_20_Text"><text:span text:style-name="T868"><text:line-break/>array ( 0 =&gt; 'c', 1 =&gt; 'd', ) </text:span></text:span></text:p>
      <text:p text:style-name="P4"/>
      <text:p text:style-name="P4"/>
      <text:p text:style-name="P518"><text:span text:style-name="Strong_20_Emphasis"><text:span text:style-name="T363">Note</text:span></text:span><text:span text:style-name="T363">: <text:tab/></text:span><text:span text:style-name="T358">Applying the empty index operator on a string throws a fatal error. </text:span></text:p>
      <text:p text:style-name="P703"><text:span text:style-name="Source_20_Text"><text:span text:style-name="T182">$var = 'somestring';</text:span></text:span></text:p>
      <text:p text:style-name="P704"><text:span text:style-name="Source_20_Text"><text:span text:style-name="T182">$var[] = 'a'; </text:span></text:span></text:p>
      <text:p text:style-name="P384"><text:span text:style-name="Source_20_Text"><text:span text:style-name="T870">&gt; Fatal error: Uncaught Error: [] operator not supported for strings</text:span></text:span></text:p>
      <text:p text:style-name="P385"><text:span text:style-name="Source_20_Text"><text:span text:style-name="T1143">$var2[] = </text:span></text:span><text:span text:style-name="Source_20_Text"><text:span text:style-name="T1144">'a'; </text:span></text:span><text:span text:style-name="Source_20_Text"><text:span text:style-name="T1143">var_export($var2); </text:span></text:span></text:p>
      <text:p text:style-name="P385"><text:span text:style-name="Source_20_Text"><text:span text:style-name="T1143">&gt; array ( 0 =&gt; 'a',)</text:span></text:span></text:p>
      <text:p text:style-name="P156">If <text:span text:style-name="T1029">no</text:span> key <text:span text:style-name="T1029">is </text:span>specify in the brackets, PHP assumes that you are trying to reference a new element.</text:p>
      <text:p text:style-name="P221"><text:soft-page-break/><text:span text:style-name="Source_20_Text"><text:span text:style-name="T717">Example </text:span></text:span><text:span text:style-name="Source_20_Text"><text:span text:style-name="T720">7</text:span></text:span></text:p>
      <text:p text:style-name="P400"><text:span text:style-name="Source_20_Text"><text:span text:style-name="T189">&lt;?php </text:span></text:span></text:p>
      <text:p text:style-name="P400"><text:span text:style-name="Source_20_Text"><text:span text:style-name="T189">$arr = [0=&gt;'id', 'name'=&gt;'foo', 'age'=&gt;20];</text:span></text:span></text:p>
      <text:p text:style-name="P405"><text:span text:style-name="Source_20_Text"><text:span text:style-name="T189">$arr[] = 'example';</text:span></text:span></text:p>
      <text:p text:style-name="P405"><text:span text:style-name="Source_20_Text"><text:span text:style-name="T189">print_r($arr);</text:span></text:span></text:p>
      <text:p text:style-name="P405"><text:span text:style-name="Source_20_Text"><text:span text:style-name="T189">?&gt;</text:span></text:span></text:p>
      <text:p text:style-name="P406"><text:span text:style-name="Source_20_Text"><text:span text:style-name="T515">Array ( [0] =&gt; id [name] =&gt; foo [age] =&gt; 20 [1] =&gt; example ) </text:span></text:span></text:p>
      <text:p text:style-name="P2"/>
      <text:p text:style-name="P142"><text:span text:style-name="T709">Note:</text:span> that PHP chose the key by incrementing the highest numeric key in the array.</text:p>
      <text:p text:style-name="P124">Functions That Create an Array</text:p>
      <text:p text:style-name="P516"><text:span text:style-name="T358">explode() — Returns an array of strings, each of which is a substring of </text:span><text:span text:style-name="Source_20_Text"><text:span text:style-name="T358">string</text:span></text:span><text:span text:style-name="T358"> formed by splitting it on boundaries formed by the string </text:span><text:span text:style-name="Source_20_Text"><text:span text:style-name="T358">separator</text:span></text:span><text:span text:style-name="T358">. </text:span></text:p>
      <text:p text:style-name="P166"><text:span text:style-name="Strong_20_Emphasis"><text:span text:style-name="T649">explode</text:span></text:span><text:span text:style-name="T628">(</text:span><text:span text:style-name="T690">string</text:span><text:span text:style-name="T628"> </text:span><text:span text:style-name="Source_20_Text"><text:span text:style-name="T648">$separator</text:span></text:span><text:span text:style-name="T628">, </text:span><text:span text:style-name="T690">string</text:span><text:span text:style-name="T628"> </text:span><text:span text:style-name="Source_20_Text"><text:span text:style-name="T648">$string</text:span></text:span><text:span text:style-name="T628">, </text:span><text:span text:style-name="T690">int</text:span><text:span text:style-name="T628"> </text:span><text:span text:style-name="Source_20_Text"><text:span text:style-name="T648">$limit</text:span></text:span><text:span text:style-name="T929"> = </text:span><text:span text:style-name="T930">PHP_INT_MAX</text:span><text:span text:style-name="T628">): </text:span><text:span text:style-name="T690">array</text:span><text:span text:style-name="T957"> </text:span></text:p>
      <text:p text:style-name="P222"><text:span text:style-name="Source_20_Text"><text:span text:style-name="T717">Example </text:span></text:span><text:span text:style-name="Source_20_Text"><text:span text:style-name="T721">8:</text:span></text:span></text:p>
      <text:p text:style-name="P484"><text:span text:style-name="Source_20_Text"><text:span text:style-name="T189">&lt;?php</text:span></text:span></text:p>
      <text:p text:style-name="P484"><text:span text:style-name="Source_20_Text"><text:span text:style-name="T189">var_export(explode(" ", "Hello world. It's a beautiful day."));</text:span></text:span></text:p>
      <text:p text:style-name="P401"><text:span text:style-name="Source_20_Text"><text:span text:style-name="T189">?&gt;</text:span></text:span></text:p>
      <text:p text:style-name="P407"><text:span text:style-name="Source_20_Text"><text:span text:style-name="T520">array ( 0 =&gt; 'Hello', 1 =&gt; 'world.', 2 =&gt; 'It\'s', 3 =&gt; 'a', 4 =&gt; 'beautiful', 5 =&gt; 'day.', )</text:span></text:span><text:span text:style-name="Source_20_Text"><text:span text:style-name="T522"> </text:span></text:span></text:p>
      <text:list xml:id="list2038811247" text:style-name="L2">
        <text:list-item>
          <text:p text:style-name="P735"><text:span text:style-name="T391">If </text:span><text:span text:style-name="Source_20_Text"><text:span text:style-name="T203">limit</text:span></text:span><text:span text:style-name="T391"> is set and positive, the returned array will contain a maximum of </text:span><text:span text:style-name="Source_20_Text"><text:span text:style-name="T203">limit elements</text:span></text:span><text:span text:style-name="T391"> with the last element containing the </text:span><text:span text:style-name="Source_20_Text"><text:span text:style-name="T203">rest of string</text:span></text:span><text:span text:style-name="T391">. <text:s/></text:span><text:span text:style-name="T390">By d</text:span><text:span text:style-name="T391">efault</text:span><text:span text:style-name="T390"> </text:span><text:span text:style-name="T391"><text:s/></text:span><text:span text:style-name="T205">PHP_INT_MAX</text:span><text:span text:style-name="T391"> <text:s/></text:span><text:span text:style-name="T390">it will </text:span><text:span text:style-name="T391">return as many items as it can</text:span><text:span text:style-name="T388">.</text:span></text:p>
        </text:list-item>
        <text:list-item>
          <text:p text:style-name="P735"><text:span text:style-name="T389">If the </text:span><text:span text:style-name="Source_20_Text"><text:span text:style-name="T202">limit</text:span></text:span><text:span text:style-name="T389"> parameter is negative, all components except the </text:span><text:span text:style-name="Source_20_Text"><text:span text:style-name="T202">last -limit</text:span></text:span><text:span text:style-name="T389"> are returned.</text:span></text:p>
        </text:list-item>
        <text:list-item>
          <text:p text:style-name="P736"><text:span text:style-name="T389">If the </text:span><text:span text:style-name="Source_20_Text"><text:span text:style-name="T202">limit</text:span></text:span><text:span text:style-name="T389"> parameter is </text:span><text:span text:style-name="Source_20_Text"><text:span text:style-name="T202">zero</text:span></text:span><text:span text:style-name="T389">, then this is treated as </text:span><text:span text:style-name="Source_20_Text"><text:span text:style-name="T202">1</text:span></text:span><text:span text:style-name="Source_20_Text"><text:span text:style-name="T389">.</text:span></text:span></text:p>
        </text:list-item>
      </text:list>
      <text:p text:style-name="P223"><text:span text:style-name="Source_20_Text"><text:span text:style-name="T257">Example </text:span></text:span><text:span text:style-name="Source_20_Text"><text:span text:style-name="T722">9</text:span></text:span><text:span text:style-name="Source_20_Text"><text:span text:style-name="T258">:</text:span></text:span></text:p>
      <text:p text:style-name="P493"><text:span text:style-name="Source_20_Text"><text:span text:style-name="T182">&lt;?php</text:span></text:span></text:p>
      <text:p text:style-name="P492"><text:span text:style-name="Source_20_Text"><text:span text:style-name="T182">$str = "one,two,'three,four,five,six";</text:span></text:span></text:p>
      <text:p text:style-name="P492"><text:span text:style-name="Source_20_Text"><text:span text:style-name="T182"/></text:span></text:p>
      <text:p text:style-name="P492"><text:span text:style-name="Source_20_Text"><text:span text:style-name="T182">var_export(explode(',', $str, 3));</text:span></text:span></text:p>
      <text:p text:style-name="P492"><text:span text:style-name="Source_20_Text"><text:span text:style-name="T559">// array ( 0 =&gt; 'one', 1 =&gt; 'two', 2 =&gt; '\'three,four,five,six', ) </text:span></text:span></text:p>
      <text:p text:style-name="P492"><text:span text:style-name="Source_20_Text"><text:span text:style-name="T182"/></text:span></text:p>
      <text:p text:style-name="P403"><text:span text:style-name="Source_20_Text"><text:span text:style-name="T189">var_export(explode(',', $str, 0));</text:span></text:span></text:p>
      <text:p text:style-name="P403"><text:span text:style-name="Source_20_Text"><text:span text:style-name="T560">// array ( 0 =&gt; 'one,two,\'three,four,five,six', ) </text:span></text:span></text:p>
      <text:p text:style-name="P403"><text:span text:style-name="Source_20_Text"><text:span text:style-name="T182"/></text:span></text:p>
      <text:p text:style-name="P403"><text:span text:style-name="Source_20_Text"><text:span text:style-name="T189">var_export(explode(',', $str, -2));</text:span></text:span></text:p>
      <text:p text:style-name="P402"><text:span text:style-name="Source_20_Text"><text:span text:style-name="T560">// array ( 0 =&gt; 'one', 1 =&gt; 'two', 2 =&gt; '\'three', 3 =&gt; 'four', )</text:span></text:span><text:span text:style-name="Source_20_Text"><text:span text:style-name="T189"> </text:span></text:span></text:p>
      <text:p text:style-name="P404"><text:span text:style-name="Source_20_Text"><text:span text:style-name="T189">?&gt;</text:span></text:span></text:p>
      <text:p text:style-name="P159"><text:span text:style-name="T709">Note:</text:span> <text:s/>the <text:span text:style-name="Source_20_Text"><text:span text:style-name="T1005">separator can be a </text:span></text:span><text:s/>single character (like a comma ), or it could be of any length <text:s/><text:span text:style-name="T1030">of </text:span><text:s/>character<text:span text:style-name="T1030">s</text:span>.</text:p>
      <text:p text:style-name="P183"><text:soft-page-break/><text:span text:style-name="Strong_20_Emphasis"><text:span text:style-name="T1045">implode()</text:span></text:span><text:span text:style-name="Strong_20_Emphasis"><text:span text:style-name="T1039">— Join array elements with a string</text:span></text:span><text:span text:style-name="T1041"><text:line-break/></text:span></text:p>
      <text:p text:style-name="P155"><text:span text:style-name="Strong_20_Emphasis"><text:span text:style-name="T651">implode</text:span></text:span><text:span text:style-name="T629">(</text:span><text:span text:style-name="T691">string</text:span><text:span text:style-name="T629"> </text:span><text:span text:style-name="Source_20_Text"><text:span text:style-name="T650">$separator</text:span></text:span><text:span text:style-name="T629">, </text:span><text:span text:style-name="T691">array</text:span><text:span text:style-name="T629"> </text:span><text:span text:style-name="Source_20_Text"><text:span text:style-name="T650">$array</text:span></text:span><text:span text:style-name="T629">): </text:span><text:span text:style-name="T691">string</text:span></text:p>
      <text:p text:style-name="P217"/>
      <text:p text:style-name="P155">Alternative signature (not supported with named arguments):</text:p>
      <text:p text:style-name="P519"><text:span text:style-name="Strong_20_Emphasis"><text:span text:style-name="T99">implode</text:span></text:span><text:span text:style-name="T75">(</text:span><text:span text:style-name="T159">array</text:span><text:span text:style-name="T75"> </text:span><text:span text:style-name="Source_20_Text"><text:span text:style-name="T98">$array</text:span></text:span><text:span text:style-name="T75">): </text:span><text:span text:style-name="T159">string</text:span></text:p>
      <text:p text:style-name="P218"/>
      <text:p text:style-name="P372">Legacy signature deprecated as of PHP 7.4.0, removed as of PHP 8.0.0 <text:span text:style-name="T1058">(still valid for PHP 7.1.0)</text:span>:</text:p>
      <text:p text:style-name="P520"><text:span text:style-name="Strong_20_Emphasis"><text:span text:style-name="T98">implode</text:span></text:span><text:span text:style-name="T75">(</text:span><text:span text:style-name="T159">array</text:span><text:span text:style-name="T75"> </text:span><text:span text:style-name="Source_20_Text"><text:span text:style-name="T98">$array</text:span></text:span><text:span text:style-name="T75">, </text:span><text:span text:style-name="T159">string</text:span><text:span text:style-name="T75"> </text:span><text:span text:style-name="Source_20_Text"><text:span text:style-name="T98">$separator</text:span></text:span><text:span text:style-name="T75">): </text:span><text:span text:style-name="T159">string</text:span></text:p>
      <text:p text:style-name="P225"><text:span text:style-name="Source_20_Text"><text:span text:style-name="T717"/></text:span></text:p>
      <text:p text:style-name="P224"><text:span text:style-name="Source_20_Text"><text:span text:style-name="T717">Example </text:span></text:span><text:span text:style-name="Source_20_Text"><text:span text:style-name="T723">10</text:span></text:span><text:span text:style-name="Source_20_Text"><text:span text:style-name="T721">:</text:span></text:span></text:p>
      <text:p text:style-name="P137"><text:span text:style-name="Source_20_Text"><text:span text:style-name="T11">&lt;?php</text:span></text:span></text:p>
      <text:p text:style-name="P136"><text:span text:style-name="Source_20_Text"><text:span text:style-name="T11">$arr = array('lastname', 'email', 'phone');</text:span></text:span></text:p>
      <text:p text:style-name="P139"><text:span text:style-name="Source_20_Text"><text:span text:style-name="T11">$comma_separated = implode(",", $arr);</text:span></text:span></text:p>
      <text:p text:style-name="P138"><text:span text:style-name="Source_20_Text"><text:span text:style-name="T11">echo $comma_separated; <text:tab/><text:tab/><text:tab/><text:tab/></text:span></text:span><text:span text:style-name="Source_20_Text"><text:span text:style-name="T895">// lastname,email,phone</text:span></text:span></text:p>
      <text:p text:style-name="P140"><text:span text:style-name="Source_20_Text"><text:span text:style-name="T1032">// </text:span></text:span><text:span text:style-name="Source_20_Text"><text:span text:style-name="T1033">Single string, separator has been omitted</text:span></text:span><text:span text:style-name="Source_20_Text"><text:span text:style-name="T1032">:</text:span></text:span></text:p>
      <text:p text:style-name="P137"><text:span text:style-name="Source_20_Text"><text:span text:style-name="T11">var_dump(implode($arr)); <text:tab/><text:tab/><text:tab/></text:span></text:span><text:span text:style-name="Source_20_Text"><text:span text:style-name="T895">// string(18) "lastnameemailphone"</text:span></text:span></text:p>
      <text:p text:style-name="P137"><text:span text:style-name="Source_20_Text"><text:span text:style-name="T895"/></text:span></text:p>
      <text:p text:style-name="P167"><text:span text:style-name="Source_20_Text"><text:span text:style-name="T1032">// Empty string when using an empty array:</text:span></text:span></text:p>
      <text:p text:style-name="P168"><text:span text:style-name="Source_20_Text"><text:span text:style-name="T11">var_dump(implode('hello', array())); <text:tab/></text:span></text:span><text:span text:style-name="Source_20_Text"><text:span text:style-name="T895">// string(0) ""</text:span></text:span></text:p>
      <text:p text:style-name="P152"><text:span text:style-name="Source_20_Text"><text:span text:style-name="T11">?&gt;</text:span></text:span></text:p>
      <text:p text:style-name="P146"><text:span text:style-name="Strong_20_Emphasis"><text:span text:style-name="T710">str_split()</text:span></text:span><text:span text:style-name="Strong_20_Emphasis"><text:span text:style-name="T1053"> — Convert a string to an array</text:span></text:span></text:p>
      <text:p text:style-name="P577"><text:span text:style-name="Strong_20_Emphasis"><text:span text:style-name="T104">str_split</text:span></text:span><text:span text:style-name="T78">(</text:span><text:span text:style-name="T162">string</text:span><text:span text:style-name="T78"> </text:span><text:span text:style-name="Source_20_Text"><text:span text:style-name="T105">$string</text:span></text:span><text:span text:style-name="T78">, </text:span><text:span text:style-name="T162">int</text:span><text:span text:style-name="T78"> </text:span><text:span text:style-name="Source_20_Text"><text:span text:style-name="T105">$length</text:span></text:span><text:span text:style-name="T465"> = 1</text:span><text:span text:style-name="T78">): </text:span><text:span text:style-name="T162">array</text:span></text:p>
      <text:p text:style-name="P576"><text:span text:style-name="Strong_20_Emphasis"><text:span text:style-name="T567">length. </text:span></text:span><text:span text:style-name="Strong_20_Emphasis"><text:span text:style-name="T568">Is the m</text:span></text:span><text:span text:style-name="Strong_20_Emphasis"><text:span text:style-name="T567">aximum </text:span></text:span><text:span text:style-name="Source_20_Text"><text:span text:style-name="T182">length</text:span></text:span><text:span text:style-name="Strong_20_Emphasis"><text:span text:style-name="T567"> of the chunk. </text:span></text:span><text:span text:style-name="Strong_20_Emphasis"><text:span text:style-name="T568">If the value of </text:span></text:span><text:span text:style-name="Source_20_Text"><text:span text:style-name="T182">length</text:span></text:span><text:span text:style-name="Strong_20_Emphasis"><text:span text:style-name="T568"> is less than </text:span></text:span><text:span text:style-name="Source_20_Text"><text:span text:style-name="T182">1</text:span></text:span><text:span text:style-name="Strong_20_Emphasis"><text:span text:style-name="T568">,</text:span></text:span><text:span text:style-name="Source_20_Text"><text:span text:style-name="T182"> str_split() </text:span></text:span><text:span text:style-name="Strong_20_Emphasis"><text:span text:style-name="T568">will return false and a Warning (PHP 8.0.0 will return a fatal-error).</text:span></text:span></text:p>
      <text:p text:style-name="P226"><text:span text:style-name="Source_20_Text"><text:span text:style-name="T717">Example </text:span></text:span><text:span text:style-name="Source_20_Text"><text:span text:style-name="T724">11</text:span></text:span><text:span text:style-name="Source_20_Text"><text:span text:style-name="T721">:</text:span></text:span></text:p>
      <text:p text:style-name="P525"><text:span text:style-name="Source_20_Text"><text:span text:style-name="T182">&lt;?php</text:span></text:span></text:p>
      <text:p text:style-name="P411"><text:span text:style-name="Source_20_Text"><text:span text:style-name="T189">$str = "Hello Friend";</text:span></text:span></text:p>
      <text:p text:style-name="P583"><text:span text:style-name="Source_20_Text"><text:span text:style-name="T182"/></text:span></text:p>
      <text:p text:style-name="P411"><text:span text:style-name="Source_20_Text"><text:span text:style-name="T189">$arr1 = str_split($str);</text:span></text:span></text:p>
      <text:p text:style-name="P411"><text:span text:style-name="Source_20_Text"><text:span text:style-name="T189">$arr2 = str_split($str, 3);</text:span></text:span></text:p>
      <text:p text:style-name="P583"><text:span text:style-name="Source_20_Text"><text:span text:style-name="T182"/></text:span></text:p>
      <text:p text:style-name="P411"><text:span text:style-name="Source_20_Text"><text:span text:style-name="T189">var_export($arr1);</text:span></text:span></text:p>
      <text:p text:style-name="P411"><text:span text:style-name="Source_20_Text"><text:span text:style-name="T189">var_export($arr2);</text:span></text:span></text:p>
      <text:p text:style-name="P141"><text:span text:style-name="Source_20_Text"><text:span text:style-name="T11">?&gt;</text:span></text:span></text:p>
      <text:p text:style-name="P284"><text:span text:style-name="Source_20_Text"><text:span text:style-name="T892">array ( 0 =&gt; 'H', 1 =&gt; 'e', 2 =&gt; 'l', 3 =&gt; 'l', 4 =&gt; 'o', 5 =&gt; ' ', 6 =&gt; 'F', 7 =&gt; 'r', 8 =&gt; 'i', 9 =&gt; 'e', 10 =&gt; 'n', 11 =&gt; 'd', )</text:span></text:span></text:p>
      <text:p text:style-name="P283"><text:span text:style-name="Source_20_Text"><text:span text:style-name="T892">array ( 0 =&gt; 'Hel', 1 =&gt; 'lo ', 2 =&gt; 'Fri', 3 =&gt; 'end', )</text:span></text:span></text:p>
      <text:p text:style-name="P126"><text:soft-page-break/>Array Operators</text:p>
      <text:p text:style-name="P153"/>
      <text:p text:style-name="P153">PHP arrays can be tested for equivalence and identity</text:p>
      <text:p text:style-name="P153"/>
      <text:p text:style-name="P177"><text:span text:style-name="Source_20_Text"><text:span text:style-name="T15">==</text:span></text:span> <text:s/><text:tab/>equivalent if they have the same key and value pairs.</text:p>
      <text:p text:style-name="P177"/>
      <text:p text:style-name="P177"><text:span text:style-name="Source_20_Text"><text:span text:style-name="T15">===</text:span></text:span> <text:tab/>identical if they also are in the same order, and the key-value are of the same type.</text:p>
      <text:p text:style-name="P153"/>
      <text:p text:style-name="P153"/>
      <text:p text:style-name="P153"><text:span text:style-name="T1059">U</text:span>sing the <text:span text:style-name="Source_20_Text"><text:span text:style-name="T11">+</text:span></text:span> union operator, PHP appends the array on the right of the operator to the left. If a key exists in both arrays, then the left array value is used for the key.</text:p>
      <text:p text:style-name="P153"/>
      <text:p text:style-name="P227"><text:span text:style-name="Source_20_Text"><text:span text:style-name="T717">Example </text:span></text:span><text:span text:style-name="Source_20_Text"><text:span text:style-name="T724">1</text:span></text:span><text:span text:style-name="Source_20_Text"><text:span text:style-name="T725">2</text:span></text:span><text:span text:style-name="Source_20_Text"><text:span text:style-name="T721">:</text:span></text:span></text:p>
      <text:p text:style-name="P153"/>
      <text:p text:style-name="P153"><text:span text:style-name="Source_20_Text"><text:span text:style-name="T11">&lt;?php</text:span></text:span></text:p>
      <text:p text:style-name="P153"><text:span text:style-name="Source_20_Text"><text:span text:style-name="T11">$a = ['a' =&gt; 'hello', <text:s text:c="2"/>'b' =&gt; 'world'];</text:span></text:span></text:p>
      <text:p text:style-name="P150"><text:span text:style-name="Source_20_Text"><text:span text:style-name="T11">$b = ['a' =&gt; 'goodbye', 'c' =&gt; 'cruel'];</text:span></text:span></text:p>
      <text:p text:style-name="P153"><text:span text:style-name="Source_20_Text"><text:span text:style-name="T11">echo implode(' ', $a + $b);  <text:tab/><text:tab/></text:span></text:span><text:span text:style-name="Source_20_Text"><text:span text:style-name="T896">// hello world cruel</text:span></text:span></text:p>
      <text:p text:style-name="P153"/>
      <text:p text:style-name="P153"/>
      <text:p text:style-name="P153"/>
      <text:p text:style-name="P181">Example <text:tab/><text:tab/>Name <text:tab/><text:tab/><text:tab/>Result</text:p>
      <text:p text:style-name="P151">$a + $b <text:tab/><text:tab/>Union <text:tab/><text:tab/><text:tab/>$b is appended to $a. If a key exists in both arrays, then the <text:tab/><text:tab/><text:tab/><text:tab/><text:tab/><text:tab/>value from $a is placed into the union.</text:p>
      <text:p text:style-name="P151">$a == $b <text:tab/><text:tab/>Equality <text:tab/><text:tab/>TRUE if $a and $b have the same key-value pairs</text:p>
      <text:p text:style-name="P151">$a === $b <text:tab/><text:tab/>Identity <text:tab/><text:tab/>TRUE if $a and $b have the same key-value pairs, of the same <text:tab/><text:tab/><text:tab/><text:tab/><text:tab/><text:tab/>types, and in the same order.</text:p>
      <text:p text:style-name="P151">$a != $b <text:tab/><text:tab/>Inequality <text:tab/><text:tab/>TRUE if $a is not equal to $b.</text:p>
      <text:p text:style-name="P151">$a <text:span text:style-name="T867">&lt;&gt;</text:span> $b <text:tab/><text:tab/>Inequality <text:tab/><text:tab/>TRUE if $a is not equal to $b.</text:p>
      <text:p text:style-name="P151">$a !== $b <text:tab/><text:tab/>Non-identity <text:tab/><text:tab/>TRUE if $a is not identical to $b.</text:p>
      <text:p text:style-name="P153"/>
      <text:p text:style-name="P228"><text:span text:style-name="Source_20_Text"><text:span text:style-name="T717">Example </text:span></text:span><text:span text:style-name="Source_20_Text"><text:span text:style-name="T724">1</text:span></text:span><text:span text:style-name="Source_20_Text"><text:span text:style-name="T725">3</text:span></text:span><text:span text:style-name="Source_20_Text"><text:span text:style-name="T721">:</text:span></text:span></text:p>
      <text:p text:style-name="P153"/>
      <text:p text:style-name="P169"><text:span text:style-name="Source_20_Text"><text:span text:style-name="T11">&lt;?php</text:span></text:span></text:p>
      <text:p text:style-name="P256"><text:span text:style-name="Source_20_Text"><text:span text:style-name="T7">$a = ['a', 'b', '1'];</text:span></text:span></text:p>
      <text:p text:style-name="P412"><text:span text:style-name="Source_20_Text"><text:span text:style-name="T189">$b = ['a', 'b', 1];</text:span></text:span></text:p>
      <text:p text:style-name="P412"><text:span text:style-name="Source_20_Text"><text:span text:style-name="T189">$c = ['1', 'b', 'a'];</text:span></text:span></text:p>
      <text:p text:style-name="P412"><text:span text:style-name="Source_20_Text"><text:span text:style-name="T189">$d = [2 =&gt; 1, 0 =&gt; 'a', 1 =&gt; 'b'];</text:span></text:span></text:p>
      <text:p text:style-name="P584"><text:span text:style-name="Source_20_Text"><text:span text:style-name="T182"/></text:span></text:p>
      <text:p text:style-name="P584"><text:span text:style-name="Source_20_Text"><text:span text:style-name="T182">var_export($a == $b);<text:tab/><text:tab/></text:span></text:span><text:span text:style-name="Source_20_Text"><text:span text:style-name="T511">// </text:span></text:span><text:span text:style-name="Source_20_Text"><text:span text:style-name="T512">true</text:span></text:span></text:p>
      <text:p text:style-name="P412"><text:span text:style-name="Source_20_Text"><text:span text:style-name="T189">var_export($a === $b);<text:tab/><text:tab/></text:span></text:span><text:span text:style-name="Source_20_Text"><text:span text:style-name="T515">// false</text:span></text:span></text:p>
      <text:p text:style-name="P413"><text:span text:style-name="Source_20_Text"><text:span text:style-name="T189">var_export($a == $c);<text:tab/><text:tab/></text:span></text:span><text:span text:style-name="Source_20_Text"><text:span text:style-name="T515">// false<text:tab/></text:span></text:span><text:span text:style-name="Source_20_Text"><text:span text:style-name="T516">(different key|value pairs)</text:span></text:span></text:p>
      <text:p text:style-name="P413"><text:span text:style-name="Source_20_Text"><text:span text:style-name="T189">var_export($a == $d);<text:tab/><text:tab/></text:span></text:span><text:span text:style-name="Source_20_Text"><text:span text:style-name="T515">// true</text:span></text:span></text:p>
      <text:p text:style-name="P413"><text:span text:style-name="Source_20_Text"><text:span text:style-name="T189">var_export($a === $d);<text:tab/><text:tab/></text:span></text:span><text:span text:style-name="Source_20_Text"><text:span text:style-name="T515">// false</text:span></text:span></text:p>
      <text:p text:style-name="P147"><text:span text:style-name="Source_20_Text"><text:span text:style-name="T11">?&gt;</text:span></text:span></text:p>
      <text:p text:style-name="P124"><text:soft-page-break/>Properties of PHP Array Keys</text:p>
      <text:list xml:id="list2922761924" text:style-name="L3">
        <text:list-item>
          <text:p text:style-name="P711">PHP arrays are zero-based.</text:p>
        </text:list-item>
        <text:list-item>
          <text:p text:style-name="P711">PHP array keys are case sensitive:<text:span text:style-name="T1068"> </text:span><text:span text:style-name="T863">$arr['A']</text:span><text:span text:style-name="T1068"> </text:span>and<text:span text:style-name="T1068"> </text:span><text:span text:style-name="T863">$arr['a']</text:span><text:span text:style-name="T1068"> </text:span>are different elements.</text:p>
        </text:list-item>
        <text:list-item>
          <text:p text:style-name="P711">Keys may only be a string or an integer. Other variable types are cast into one of these types .</text:p>
        </text:list-item>
        <text:list-item>
          <text:p text:style-name="P711">Strings containing decimal valid integers will be cast <text:span text:style-name="T1060">(trancated)</text:span> to the integer type.</text:p>
        </text:list-item>
        <text:list-item>
          <text:p text:style-name="P712">Objects or Array cannot be array key this will result in an Warning or Fatal Error respectivly.</text:p>
        </text:list-item>
        <text:list-item>
          <text:p text:style-name="P714">Hexadecimal, <text:span text:style-name="T1060">B</text:span>inary and Octal integers will be converted to Decimal integers </text:p>
        </text:list-item>
        <text:list-item>
          <text:p text:style-name="P713">While <text:span text:style-name="T1060">s</text:span><text:span text:style-name="T1061">trings containing </text:span>Hexadecimal, <text:span text:style-name="T1060">B</text:span>inary <text:s/>and Octal <text:span text:style-name="T1060">integers </text:span>will remain as strings.</text:p>
        </text:list-item>
      </text:list>
      <text:p text:style-name="P141"/>
      <text:p text:style-name="P229"><text:span text:style-name="Source_20_Text"><text:span text:style-name="T717">Example </text:span></text:span><text:span text:style-name="Source_20_Text"><text:span text:style-name="T724">1</text:span></text:span><text:span text:style-name="Source_20_Text"><text:span text:style-name="T726">4</text:span></text:span><text:span text:style-name="Source_20_Text"><text:span text:style-name="T721">:</text:span></text:span></text:p>
      <text:p text:style-name="P148"><text:span text:style-name="Source_20_Text"><text:span text:style-name="T11">&lt;?php</text:span></text:span></text:p>
      <text:p text:style-name="P148"><text:span text:style-name="Source_20_Text"><text:span text:style-name="T16">$a = ["2" =&gt;"hello", <text:s/> 0x03 =&gt;"world", <text:s text:c="2"/>0b100 =&gt; ' this is ', <text:s/>"04" =&gt;"PHP", <text:s/>8.7 =&gt;"!!!!"</text:span></text:span><text:span text:style-name="Source_20_Text"><text:span text:style-name="T17">]</text:span></text:span><text:span text:style-name="Source_20_Text"><text:span text:style-name="T16">;</text:span></text:span></text:p>
      <text:p text:style-name="P148"><text:span text:style-name="Source_20_Text"><text:span text:style-name="T11">var_</text:span></text:span><text:span text:style-name="Source_20_Text"><text:span text:style-name="T14">export</text:span></text:span><text:span text:style-name="Source_20_Text"><text:span text:style-name="T11">($a);</text:span></text:span></text:p>
      <text:p text:style-name="P151"><text:span text:style-name="Source_20_Text"><text:span text:style-name="T11">?&gt;</text:span></text:span></text:p>
      <text:p text:style-name="P148"><text:span text:style-name="Source_20_Text"><text:span text:style-name="T897">array (</text:span></text:span></text:p>
      <text:p text:style-name="P148"><text:span text:style-name="Source_20_Text"><text:span text:style-name="T897"><text:s text:c="2"/>2 =&gt; 'hello',</text:span></text:span></text:p>
      <text:p text:style-name="P148"><text:span text:style-name="Source_20_Text"><text:span text:style-name="T897"><text:s text:c="2"/>3 =&gt; 'world',</text:span></text:span></text:p>
      <text:p text:style-name="P148"><text:span text:style-name="Source_20_Text"><text:span text:style-name="T897"><text:s text:c="2"/>4 =&gt; ' this is ',</text:span></text:span></text:p>
      <text:p text:style-name="P148"><text:span text:style-name="Source_20_Text"><text:span text:style-name="T897"><text:s text:c="2"/>'04' =&gt; 'PHP',</text:span></text:span></text:p>
      <text:p text:style-name="P148"><text:span text:style-name="Source_20_Text"><text:span text:style-name="T897"><text:s text:c="2"/>8 =&gt; '!!!!',</text:span></text:span></text:p>
      <text:p text:style-name="P148"><text:span text:style-name="Source_20_Text"><text:span text:style-name="T897">)</text:span></text:span></text:p>
      <text:p text:style-name="P50"/>
      <text:p text:style-name="P124">Filling Up Arrays</text:p>
      <text:p text:style-name="P77"><text:span text:style-name="T709">range</text:span><text:span text:style-name="T711">()</text:span><text:span text:style-name="T709"> </text:span>— Create an array containing a range of elements</text:p>
      <text:p text:style-name="P141"><text:span text:style-name="Strong_20_Emphasis"><text:span text:style-name="T654">range</text:span></text:span><text:span text:style-name="T631">(</text:span><text:span text:style-name="T693">string|int|float</text:span><text:span text:style-name="T631"> </text:span><text:span text:style-name="Source_20_Text"><text:span text:style-name="T653">$start</text:span></text:span><text:span text:style-name="T631">, </text:span><text:span text:style-name="T693">string|int|float</text:span><text:span text:style-name="T631"> </text:span><text:span text:style-name="Source_20_Text"><text:span text:style-name="T653">$end</text:span></text:span><text:span text:style-name="T631">, </text:span><text:span text:style-name="T693">int|float</text:span><text:span text:style-name="T631"> </text:span><text:span text:style-name="Source_20_Text"><text:span text:style-name="T653">$step</text:span></text:span><text:span text:style-name="T946"> = 1</text:span><text:span text:style-name="T631">): </text:span><text:span text:style-name="T693">array</text:span></text:p>
      <text:p text:style-name="P141"><text:span text:style-name="Source_20_Text"><text:span text:style-name="T11">step </text:span></text:span><text:span text:style-name="Source_20_Text"><text:span text:style-name="T968">is the </text:span></text:span><text:span text:style-name="T968">value </text:span><text:span text:style-name="T976">to</text:span><text:span text:style-name="T968"> increment </text:span><text:span text:style-name="T976">the</text:span><text:span text:style-name="T968"> elements in the sequence. </text:span><text:span text:style-name="Source_20_Text"><text:span text:style-name="T11">step</text:span></text:span><text:span text:style-name="T968"> should be given as a positive number. </text:span><text:span text:style-name="T976">(If it’s <text:s/>negative it will be converted to positve, &amp; if it’s 0 will return an Error)</text:span><text:span text:style-name="T968">. </text:span><text:span text:style-name="T976">The</text:span><text:span text:style-name="T968"> default </text:span><text:span text:style-name="T976">value is </text:span><text:span text:style-name="T968">1.</text:span></text:p>
      <text:p text:style-name="P78"><text:span text:style-name="Strong_20_Emphasis"><text:span text:style-name="T709">Note</text:span></text:span><text:span text:style-name="T709">: </text:span>Character sequence values are limited to a length of one <text:span text:style-name="T1117">(string)</text:span>. If a length greater than one is entered, only the first character is used.</text:p>
      <text:p text:style-name="P230"><text:soft-page-break/><text:span text:style-name="Source_20_Text"><text:span text:style-name="T717">Example </text:span></text:span><text:span text:style-name="Source_20_Text"><text:span text:style-name="T724">1</text:span></text:span><text:span text:style-name="Source_20_Text"><text:span text:style-name="T727">5</text:span></text:span><text:span text:style-name="Source_20_Text"><text:span text:style-name="T721">:</text:span></text:span></text:p>
      <text:p text:style-name="P526"><text:span text:style-name="Source_20_Text"><text:span text:style-name="T182">&lt;?php</text:span></text:span></text:p>
      <text:p text:style-name="P479"><text:span text:style-name="Source_20_Text"><text:span text:style-name="T189">var_export(range(50, 100, 10));</text:span></text:span></text:p>
      <text:p text:style-name="P479"><text:span text:style-name="Source_20_Text"><text:span text:style-name="T189">var_export(range(50, 50, 10));</text:span></text:span></text:p>
      <text:p text:style-name="P414"><text:span text:style-name="Source_20_Text"><text:span text:style-name="T189">var_export(range(4, -4));</text:span></text:span></text:p>
      <text:p text:style-name="P414"><text:span text:style-name="Source_20_Text"><text:span text:style-name="T189">var_export(range('ab', 'mb', 2));</text:span></text:span></text:p>
      <text:p text:style-name="P414"><text:span text:style-name="Source_20_Text"><text:span text:style-name="T189">var_export(range(1, 1.5, 0.25));</text:span></text:span></text:p>
      <text:p text:style-name="P418"><text:span text:style-name="Source_20_Text"><text:span text:style-name="T189">?&gt;</text:span></text:span></text:p>
      <text:p text:style-name="P414"><text:span text:style-name="Source_20_Text"><text:span text:style-name="T515">array ( 0 =&gt; 50, 1 =&gt; 60, 2 =&gt; 70, 3 =&gt; 80, 4 =&gt; 90, 5 =&gt; 100, )</text:span></text:span></text:p>
      <text:p text:style-name="P414"><text:span text:style-name="Source_20_Text"><text:span text:style-name="T515">array ( 0 =&gt; 50, )</text:span></text:span></text:p>
      <text:p text:style-name="P414"><text:span text:style-name="Source_20_Text"><text:span text:style-name="T515">array ( 0 =&gt; 4, 1 =&gt; 3, 2 =&gt; 2, 3 =&gt; 1, 4 =&gt; 0, 5 =&gt; -1, 6 =&gt; -2, 7 =&gt; -3, 8 =&gt; -4, )</text:span></text:span></text:p>
      <text:p text:style-name="P414"><text:span text:style-name="Source_20_Text"><text:span text:style-name="T515">array ( 0 =&gt; 'a', 1 =&gt; 'c', 2 =&gt; 'e', 3 =&gt; 'g', 4 =&gt; 'i', 5 =&gt; 'k', 6 =&gt; 'm', )</text:span></text:span></text:p>
      <text:p text:style-name="P414"><text:span text:style-name="Source_20_Text"><text:span text:style-name="T515">array ( 0 =&gt; 1.0, 1 =&gt; 1.25, 2 =&gt; 1.5, )</text:span></text:span></text:p>
      <text:p text:style-name="P414"><text:span text:style-name="Source_20_Text"><text:span text:style-name="T515"/></text:span></text:p>
      <text:p text:style-name="P414"><text:span text:style-name="Source_20_Text"><text:span text:style-name="T515"/></text:span></text:p>
      <text:p text:style-name="P414"/>
      <text:p text:style-name="P586"><text:span text:style-name="Source_20_Text"><text:span text:style-name="T294">array_fill</text:span></text:span><text:span text:style-name="Source_20_Text"><text:span text:style-name="T296">()</text:span></text:span><text:span text:style-name="Source_20_Text"><text:span text:style-name="T294"> </text:span></text:span><text:span text:style-name="Source_20_Text"><text:span text:style-name="T264">— Fill an array with values, </text:span></text:span><text:span text:style-name="Source_20_Text"><text:span text:style-name="T265">the </text:span></text:span><text:span text:style-name="Source_20_Text"><text:span text:style-name="T264">keys starting at the </text:span></text:span><text:span text:style-name="Source_20_Text"><text:span text:style-name="T182">start_index</text:span></text:span><text:span text:style-name="Source_20_Text"><text:span text:style-name="T264"> parameter, </text:span></text:span><text:span text:style-name="Source_20_Text"><text:span text:style-name="T265">up to a </text:span></text:span><text:span text:style-name="Source_20_Text"><text:span text:style-name="T275">number </text:span></text:span><text:span text:style-name="Source_20_Text"><text:span text:style-name="T265">of  </text:span></text:span><text:span text:style-name="Source_20_Text"><text:span text:style-name="T182">count</text:span></text:span><text:span text:style-name="Source_20_Text"><text:span text:style-name="T265"> entries</text:span></text:span></text:p>
      <text:p text:style-name="P586"><text:span text:style-name="Source_20_Text"><text:span text:style-name="T536"/></text:span></text:p>
      <text:p text:style-name="P591"><text:span text:style-name="Source_20_Text"><text:span text:style-name="Strong_20_Emphasis"><text:span text:style-name="T126">array_fill</text:span></text:span></text:span><text:span text:style-name="Source_20_Text"><text:span text:style-name="T86">(</text:span></text:span><text:span text:style-name="Source_20_Text"><text:span text:style-name="T170">int</text:span></text:span><text:span text:style-name="Source_20_Text"><text:span text:style-name="T86"> </text:span></text:span><text:span text:style-name="Source_20_Text"><text:span text:style-name="T120">$start_index</text:span></text:span><text:span text:style-name="Source_20_Text"><text:span text:style-name="T86">, </text:span></text:span><text:span text:style-name="Source_20_Text"><text:span text:style-name="T170">int</text:span></text:span><text:span text:style-name="Source_20_Text"><text:span text:style-name="T86"> </text:span></text:span><text:span text:style-name="Source_20_Text"><text:span text:style-name="T120">$count</text:span></text:span><text:span text:style-name="Source_20_Text"><text:span text:style-name="T86">, </text:span></text:span><text:span text:style-name="Source_20_Text"><text:span text:style-name="T122">mixed</text:span></text:span><text:span text:style-name="Source_20_Text"><text:span text:style-name="T120"> $value</text:span></text:span><text:span text:style-name="Source_20_Text"><text:span text:style-name="T86">): </text:span></text:span><text:span text:style-name="Source_20_Text"><text:span text:style-name="T170">array</text:span></text:span></text:p>
      <text:p text:style-name="P414"><text:span text:style-name="Source_20_Text"><text:span text:style-name="T529"/></text:span></text:p>
      <text:p text:style-name="P427"><text:span text:style-name="Source_20_Text"><text:span text:style-name="T294">Note: </text:span></text:span><text:span text:style-name="Source_20_Text"><text:span text:style-name="T313"><text:tab/></text:span></text:span></text:p>
      <text:p text:style-name="P427"><text:span text:style-name="Source_20_Text"><text:span text:style-name="T313">If start_index is </text:span></text:span><text:span text:style-name="Source_20_Text"><text:span text:style-name="T189">negative</text:span></text:span><text:span text:style-name="Source_20_Text"><text:span text:style-name="T313">, the first index of the returned array will be </text:span></text:span><text:span text:style-name="Source_20_Text"><text:span text:style-name="T189">start_index</text:span></text:span><text:span text:style-name="Source_20_Text"><text:span text:style-name="T313"> and the following indices will start from </text:span></text:span><text:span text:style-name="Source_20_Text"><text:span text:style-name="T189">zero</text:span></text:span><text:span text:style-name="Source_20_Text"><text:span text:style-name="T313">.</text:span></text:span><text:span text:style-name="Source_20_Text"><text:span text:style-name="T603"> </text:span></text:span><text:span text:style-name="Source_20_Text"><text:span text:style-name="T604">(From PHP 8.0.0 it has been updated)</text:span></text:span></text:p>
      <text:p text:style-name="P592"><text:span text:style-name="Source_20_Text"><text:span text:style-name="T264">The </text:span></text:span><text:span text:style-name="Source_20_Text"><text:span text:style-name="T182">count</text:span></text:span><text:span text:style-name="Source_20_Text"><text:span text:style-name="T264"> Number must be greater than or equal to zero. Throws a E_WARNING if </text:span></text:span><text:span text:style-name="Source_20_Text"><text:span text:style-name="T222">count</text:span></text:span><text:span text:style-name="Source_20_Text"><text:span text:style-name="T264"> is less than zero.</text:span></text:span></text:p>
      <text:p text:style-name="P414"><text:span text:style-name="Source_20_Text"><text:span text:style-name="T515"/></text:span></text:p>
      <text:p text:style-name="P410"><text:span text:style-name="Source_20_Text"><text:span text:style-name="T259">Example </text:span></text:span><text:span text:style-name="Source_20_Text"><text:span text:style-name="T260">1</text:span></text:span><text:span text:style-name="Source_20_Text"><text:span text:style-name="T263">6</text:span></text:span><text:span text:style-name="Source_20_Text"><text:span text:style-name="T261">:</text:span></text:span></text:p>
      <text:p text:style-name="P429"><text:span text:style-name="Source_20_Text"><text:span text:style-name="T189">&lt;?php</text:span></text:span></text:p>
      <text:p text:style-name="P428"><text:span text:style-name="Source_20_Text"><text:span text:style-name="T189">$a = array_fill(5, 6, 'banana');</text:span></text:span></text:p>
      <text:p text:style-name="P412"><text:span text:style-name="Source_20_Text"><text:span text:style-name="T189">$b = array_fill(-2, 4, 'pear');</text:span></text:span></text:p>
      <text:p text:style-name="P430"><text:span text:style-name="Source_20_Text"><text:span text:style-name="T189">$c = array_fill(0, 0, 'dragonfruit');</text:span></text:span></text:p>
      <text:p text:style-name="P477"><text:span text:style-name="Source_20_Text"><text:span text:style-name="T189">$</text:span></text:span><text:span text:style-name="Source_20_Text"><text:span text:style-name="T192">d</text:span></text:span><text:span text:style-name="Source_20_Text"><text:span text:style-name="T189"> = array_fill(0, </text:span></text:span><text:span text:style-name="Source_20_Text"><text:span text:style-name="T196">2</text:span></text:span><text:span text:style-name="Source_20_Text"><text:span text:style-name="T189">, </text:span></text:span><text:span text:style-name="Source_20_Text"><text:span text:style-name="T191">[</text:span></text:span><text:span text:style-name="Source_20_Text"><text:span text:style-name="T189">'</text:span></text:span><text:span text:style-name="Source_20_Text"><text:span text:style-name="T195">a</text:span></text:span><text:span text:style-name="Source_20_Text"><text:span text:style-name="T189">', '</text:span></text:span><text:span text:style-name="Source_20_Text"><text:span text:style-name="T195">b</text:span></text:span><text:span text:style-name="Source_20_Text"><text:span text:style-name="T189">', '</text:span></text:span><text:span text:style-name="Source_20_Text"><text:span text:style-name="T195">c</text:span></text:span><text:span text:style-name="Source_20_Text"><text:span text:style-name="T189">'</text:span></text:span><text:span text:style-name="Source_20_Text"><text:span text:style-name="T191">]</text:span></text:span><text:span text:style-name="Source_20_Text"><text:span text:style-name="T189">);</text:span></text:span></text:p>
      <text:p text:style-name="P430"><text:span text:style-name="Source_20_Text"><text:span text:style-name="T189">print_r($a); print_r($b);</text:span></text:span></text:p>
      <text:p text:style-name="P476"><text:span text:style-name="Source_20_Text"><text:span text:style-name="T189">print_r($c); print_r($</text:span></text:span><text:span text:style-name="Source_20_Text"><text:span text:style-name="T196">d</text:span></text:span><text:span text:style-name="Source_20_Text"><text:span text:style-name="T189">);</text:span></text:span></text:p>
      <text:p text:style-name="P432"><text:span text:style-name="Source_20_Text"><text:span text:style-name="T189">?&gt;</text:span></text:span></text:p>
      <text:p text:style-name="P430"><text:span text:style-name="Source_20_Text"><text:span text:style-name="T520">Array ( [5] =&gt; banana [6] =&gt; banana [7] =&gt; banana [8] =&gt; banana [9] =&gt; banana [10] =&gt; banana )</text:span></text:span></text:p>
      <text:p text:style-name="P430"><text:span text:style-name="Source_20_Text"><text:span text:style-name="T520">Array ( [-2] =&gt; pear [</text:span></text:span><text:span text:style-name="Source_20_Text"><text:span text:style-name="T521">0</text:span></text:span><text:span text:style-name="Source_20_Text"><text:span text:style-name="T520">] =&gt; pear [</text:span></text:span><text:span text:style-name="Source_20_Text"><text:span text:style-name="T521">1</text:span></text:span><text:span text:style-name="Source_20_Text"><text:span text:style-name="T520">] =&gt; pear [</text:span></text:span><text:span text:style-name="Source_20_Text"><text:span text:style-name="T521">2</text:span></text:span><text:span text:style-name="Source_20_Text"><text:span text:style-name="T520">] =&gt; pear )</text:span></text:span></text:p>
      <text:p text:style-name="P430"><text:span text:style-name="Source_20_Text"><text:span text:style-name="T520">Array ( )</text:span></text:span></text:p>
      <text:p text:style-name="P426"><text:span text:style-name="Source_20_Text"><text:span text:style-name="T614">Array ( </text:span></text:span><text:span text:style-name="Source_20_Text"><text:span text:style-name="T611">[0] =&gt; Array ( [0] =&gt; a [1] =&gt; b [2] =&gt; c )</text:span></text:span><text:span text:style-name="Source_20_Text"><text:span text:style-name="T614"> </text:span></text:span><text:span text:style-name="Source_20_Text"><text:span text:style-name="T616">[1] =&gt; Array ( [0] =&gt; a [1] =&gt; b [2] =&gt; c )</text:span></text:span><text:span text:style-name="Source_20_Text"><text:span text:style-name="T614"> )</text:span></text:span></text:p>
      <text:p text:style-name="P419"><text:soft-page-break/><text:span text:style-name="Source_20_Text"><text:span text:style-name="T294">array_fill_keys()</text:span></text:span><text:span text:style-name="Source_20_Text"><text:span text:style-name="T313"> — Fills an array with the value of the </text:span></text:span><text:span text:style-name="Source_20_Text"><text:span text:style-name="T189">value</text:span></text:span><text:span text:style-name="Source_20_Text"><text:span text:style-name="T313"> parameter, using the values of the </text:span></text:span><text:span text:style-name="Source_20_Text"><text:span text:style-name="T189">keys</text:span></text:span><text:span text:style-name="Source_20_Text"><text:span text:style-name="T313"> array <text:tab/><text:tab/> <text:s text:c="6"/>keys.</text:span></text:span></text:p>
      <text:p text:style-name="P414"><text:span text:style-name="Source_20_Text"><text:span text:style-name="T515"/></text:span></text:p>
      <text:p text:style-name="P433"><text:span text:style-name="Source_20_Text"><text:span text:style-name="Strong_20_Emphasis"><text:span text:style-name="T108">array_fill_keys</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keys</text:span></text:span><text:span text:style-name="Source_20_Text"><text:span text:style-name="T82">, </text:span></text:span><text:span text:style-name="Source_20_Text"><text:span text:style-name="T138">mixed</text:span></text:span><text:span text:style-name="Source_20_Text"><text:span text:style-name="T82"> </text:span></text:span><text:span text:style-name="Source_20_Text"><text:span text:style-name="T112">$value</text:span></text:span><text:span text:style-name="Source_20_Text"><text:span text:style-name="T82">): </text:span></text:span><text:span text:style-name="Source_20_Text"><text:span text:style-name="T166">array</text:span></text:span></text:p>
      <text:p text:style-name="P431"><text:span text:style-name="Source_20_Text"><text:span text:style-name="T166"/></text:span></text:p>
      <text:p text:style-name="P585"><text:span text:style-name="Source_20_Text"><text:span text:style-name="T266">k</text:span></text:span><text:span text:style-name="Source_20_Text"><text:span text:style-name="T264">eys <text:tab/>Array of values that will be used as keys. Illegal values for key will be converted to string.</text:span></text:span></text:p>
      <text:p text:style-name="P414"><text:span text:style-name="Source_20_Text"><text:span text:style-name="T264"/></text:span></text:p>
      <text:p text:style-name="P235"><text:span text:style-name="Source_20_Text"><text:span text:style-name="T259">Example </text:span></text:span><text:span text:style-name="Source_20_Text"><text:span text:style-name="T260">1</text:span></text:span><text:span text:style-name="Source_20_Text"><text:span text:style-name="T728">7</text:span></text:span><text:span text:style-name="Source_20_Text"><text:span text:style-name="T261">:</text:span></text:span></text:p>
      <text:p text:style-name="P414"><text:span text:style-name="Source_20_Text"><text:span text:style-name="T189">&lt;?php<text:line-break/></text:span></text:span><text:span text:style-name="Source_20_Text"><text:span text:style-name="T485">$keys = array('foo', 5, 10, 'bar');</text:span></text:span><text:span text:style-name="Source_20_Text"><text:span text:style-name="T189"><text:line-break/>$a = </text:span></text:span><text:span text:style-name="Source_20_Text"><text:span text:style-name="T569">array_fill_keys(</text:span></text:span><text:span text:style-name="Source_20_Text"><text:span text:style-name="T485">$keys</text:span></text:span><text:span text:style-name="Source_20_Text"><text:span text:style-name="T189">, 'banana'</text:span></text:span><text:span text:style-name="Source_20_Text"><text:span text:style-name="T569">)</text:span></text:span><text:span text:style-name="Source_20_Text"><text:span text:style-name="T189">;<text:line-break/>print_r($a);<text:line-break/>?&gt;</text:span></text:span></text:p>
      <text:p text:style-name="P415"><text:span text:style-name="Source_20_Text"><text:span text:style-name="T515">Array</text:span></text:span></text:p>
      <text:p text:style-name="P40"><text:span text:style-name="Source_20_Text"><text:span text:style-name="T959">(</text:span></text:span></text:p>
      <text:p text:style-name="P45"><text:span text:style-name="Source_20_Text"><text:span text:style-name="T958"><text:s text:c="4"/>[foo] =&gt; banana</text:span></text:span></text:p>
      <text:p text:style-name="P45"><text:span text:style-name="Source_20_Text"><text:span text:style-name="T958"><text:s text:c="4"/>[5] =&gt; banana</text:span></text:span></text:p>
      <text:p text:style-name="P45"><text:span text:style-name="Source_20_Text"><text:span text:style-name="T958"><text:s text:c="4"/>[10] =&gt; banana</text:span></text:span></text:p>
      <text:p text:style-name="P45"><text:span text:style-name="Source_20_Text"><text:span text:style-name="T958"><text:s text:c="4"/>[bar] =&gt; banana</text:span></text:span></text:p>
      <text:p text:style-name="P40"><text:span text:style-name="Source_20_Text"><text:span text:style-name="T959">)</text:span></text:span></text:p>
      <text:p text:style-name="P419"><text:span text:style-name="Source_20_Text"><text:span text:style-name="T515"/></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355">Push, Pop, Shift, and Unshift</text:span></text:span></text:p>
      <text:p text:style-name="P414"><text:span text:style-name="Source_20_Text"><text:span text:style-name="T515"/></text:span></text:p>
      <text:p text:style-name="P595"><text:span text:style-name="Source_20_Text"><text:span text:style-name="T294">array_shift</text:span></text:span><text:span text:style-name="Source_20_Text"><text:span text:style-name="T297">()</text:span></text:span><text:span text:style-name="Source_20_Text"><text:span text:style-name="T264"> — Shifts the first value of the array off, shortening the array by one element and moving <text:tab/><text:tab/><text:tab/>everything down. </text:span></text:span></text:p>
      <text:p text:style-name="P595"><text:span text:style-name="Source_20_Text"><text:span text:style-name="T264"><text:tab/><text:tab/>All numerical array keys will be modified to start counting from zero while literal keys won't <text:tab/><text:tab/>be affected</text:span></text:span></text:p>
      <text:p text:style-name="P586"><text:span text:style-name="Source_20_Text"><text:span text:style-name="T264"><text:tab/><text:tab/>Returns the shifted value, or </text:span></text:span><text:span text:style-name="Source_20_Text"><text:span text:style-name="T182">null</text:span></text:span><text:span text:style-name="Source_20_Text"><text:span text:style-name="T264"> if array is </text:span></text:span><text:span text:style-name="Source_20_Text"><text:span text:style-name="T182">empty</text:span></text:span><text:span text:style-name="Source_20_Text"><text:span text:style-name="T264"> or is not an array.</text:span></text:span></text:p>
      <text:p text:style-name="P414"><text:span text:style-name="Source_20_Text"><text:span text:style-name="T515"/></text:span></text:p>
      <text:p text:style-name="Standard"><text:span text:style-name="Source_20_Text"><text:span text:style-name="Strong_20_Emphasis"><text:span text:style-name="T126">array_shift</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494">&amp;</text:span></text:span><text:span text:style-name="Source_20_Text"><text:span text:style-name="T120">$array</text:span></text:span><text:span text:style-name="Source_20_Text"><text:span text:style-name="T86">): </text:span></text:span><text:span text:style-name="Source_20_Text"><text:span text:style-name="T120">mixed</text:span></text:span></text:p>
      <text:p text:style-name="P414"><text:span text:style-name="Source_20_Text"><text:span text:style-name="T515"/></text:span></text:p>
      <text:p text:style-name="P238"><text:span text:style-name="Source_20_Text"><text:span text:style-name="T259">Example </text:span></text:span><text:span text:style-name="Source_20_Text"><text:span text:style-name="T260">1</text:span></text:span><text:span text:style-name="Source_20_Text"><text:span text:style-name="T262">8</text:span></text:span><text:span text:style-name="Source_20_Text"><text:span text:style-name="T261">:</text:span></text:span></text:p>
      <text:p text:style-name="P414"><text:span text:style-name="Source_20_Text"><text:span text:style-name="T189">&lt;?php</text:span></text:span></text:p>
      <text:p text:style-name="P414"><text:span text:style-name="Source_20_Text"><text:span text:style-name="T189">$arr = [4=&gt;'vier', 3=&gt;'</text:span></text:span><text:span text:style-name="Source_20_Text"><text:span text:style-name="T190">d</text:span></text:span><text:span text:style-name="Source_20_Text"><text:span text:style-name="T189">rei', 2=&gt;'zwei', 1=&gt;'eins'];</text:span></text:span></text:p>
      <text:p text:style-name="P411"><text:span text:style-name="Source_20_Text"><text:span text:style-name="T189">$num = array_shift($arr);</text:span></text:span></text:p>
      <text:p text:style-name="P411"><text:span text:style-name="Source_20_Text"><text:span text:style-name="T189">echo $num, '&lt;br&gt;';</text:span></text:span></text:p>
      <text:p text:style-name="P411"><text:span text:style-name="Source_20_Text"><text:span text:style-name="T189">print_r($arr);</text:span></text:span></text:p>
      <text:p text:style-name="P411"><text:span text:style-name="Source_20_Text"><text:span text:style-name="T189">?&gt;</text:span></text:span></text:p>
      <text:p text:style-name="P414"><text:span text:style-name="Source_20_Text"><text:span text:style-name="T515">vier<text:line-break/>Array ( [0]=&gt;</text:span></text:span><text:span text:style-name="Source_20_Text"><text:span text:style-name="T517">d</text:span></text:span><text:span text:style-name="Source_20_Text"><text:span text:style-name="T515">rei <text:s text:c="2"/>[1]=&gt;zwei <text:s text:c="2"/>[2]=&gt;eins )</text:span></text:span></text:p>
      <text:p text:style-name="P414"><text:span text:style-name="Source_20_Text"><text:span text:style-name="T515"/></text:span></text:p>
      <text:p text:style-name="P414"><text:span text:style-name="Source_20_Text"><text:span text:style-name="T515"/></text:span></text:p>
      <text:p text:style-name="P581"><text:span text:style-name="Source_20_Text"><text:span text:style-name="Strong_20_Emphasis"><text:span text:style-name="T307">Note</text:span></text:span></text:span><text:span text:style-name="Source_20_Text"><text:span text:style-name="T347">: </text:span></text:span><text:span text:style-name="Source_20_Text"><text:span text:style-name="T344">This function will</text:span></text:span><text:span text:style-name="Source_20_Text"><text:span text:style-name="T182"> reset() </text:span></text:span><text:span text:style-name="Source_20_Text"><text:span text:style-name="T344">the array pointer of the input array after use.</text:span></text:span></text:p>
      <text:p text:style-name="P474"><text:soft-page-break/><text:span text:style-name="Source_20_Text"><text:span text:style-name="T294">array_unshift() </text:span></text:span><text:span text:style-name="Source_20_Text"><text:span text:style-name="T313">— prepends passed elements to the front of the array. </text:span></text:span></text:p>
      <text:p text:style-name="P613"><text:span text:style-name="Source_20_Text"><text:span text:style-name="T294">Note that the list of elements is prepended as a whole, so that the prepended elements stay in the same order.</text:span></text:span><text:span text:style-name="Source_20_Text"><text:span text:style-name="T264"> </text:span></text:span></text:p>
      <text:p text:style-name="P614"><text:span text:style-name="Source_20_Text"><text:span text:style-name="T264">All numerical array keys will be modified to start counting from zero while literal keys won't be changed. <text:s text:c="2"/></text:span></text:span></text:p>
      <text:p text:style-name="P615"><text:span text:style-name="Source_20_Text"><text:span text:style-name="T264">Returns the new number of elements in the </text:span></text:span><text:span text:style-name="Source_20_Text"><text:span text:style-name="T182">array</text:span></text:span><text:span text:style-name="Source_20_Text"><text:span text:style-name="T264">.</text:span></text:span></text:p>
      <text:p text:style-name="P414"><text:span text:style-name="Source_20_Text"><text:span text:style-name="T515"/></text:span></text:p>
      <text:p text:style-name="P435"><text:span text:style-name="Source_20_Text"><text:span text:style-name="Strong_20_Emphasis"><text:span text:style-name="T126">array_unshift</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497">&amp;</text:span></text:span><text:span text:style-name="Source_20_Text"><text:span text:style-name="T129">$array</text:span></text:span><text:span text:style-name="Source_20_Text"><text:span text:style-name="T89">, </text:span></text:span><text:span text:style-name="Source_20_Text"><text:span text:style-name="T130">mixed</text:span></text:span><text:span text:style-name="Source_20_Text"><text:span text:style-name="T129">...$values</text:span></text:span><text:span text:style-name="Source_20_Text"><text:span text:style-name="T89">): </text:span></text:span><text:span text:style-name="Source_20_Text"><text:span text:style-name="T173">int</text:span></text:span></text:p>
      <text:p text:style-name="P435"><text:span text:style-name="Source_20_Text"><text:span text:style-name="T173"/></text:span></text:p>
      <text:p text:style-name="P236"><text:span text:style-name="Source_20_Text"><text:span text:style-name="T259">Example </text:span></text:span><text:span text:style-name="Source_20_Text"><text:span text:style-name="T260">1</text:span></text:span><text:span text:style-name="Source_20_Text"><text:span text:style-name="T729">9</text:span></text:span><text:span text:style-name="Source_20_Text"><text:span text:style-name="T261">:</text:span></text:span></text:p>
      <text:p text:style-name="P418"><text:span text:style-name="Source_20_Text"><text:span text:style-name="T189">&lt;?php</text:span></text:span></text:p>
      <text:p text:style-name="P418"><text:span text:style-name="Source_20_Text"><text:span text:style-name="T189">$queue = array("orange", "banana");</text:span></text:span></text:p>
      <text:p text:style-name="P444"><text:span text:style-name="Source_20_Text"><text:span text:style-name="T189">$num = array_unshift($queue, "apple", "raspberry", "bananas");</text:span></text:span></text:p>
      <text:p text:style-name="P444"><text:span text:style-name="Source_20_Text"><text:span text:style-name="T189">echo $num, '&lt;br&gt;';</text:span></text:span></text:p>
      <text:p text:style-name="P444"><text:span text:style-name="Source_20_Text"><text:span text:style-name="T189">print_r($queue);</text:span></text:span></text:p>
      <text:p text:style-name="P442"><text:span text:style-name="Source_20_Text"><text:span text:style-name="T189">?&gt;</text:span></text:span></text:p>
      <text:p text:style-name="P440"><text:span text:style-name="Source_20_Text"><text:span text:style-name="T515">5<text:line-break/>Array ( [0] =&gt; apple <text:s/>[1] =&gt; raspberry <text:s/>[2] =&gt; bananas <text:s/>[3] =&gt; orange <text:s/>[4] =&gt; banana )</text:span></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515"/></text:span></text:p>
      <text:p text:style-name="P434"><text:span text:style-name="Source_20_Text"><text:span text:style-name="T294">array_pop()</text:span></text:span><text:span text:style-name="Source_20_Text"><text:span text:style-name="T313"> —  pops and returns the value of the last element of array, shortening the array by one element.</text:span></text:span></text:p>
      <text:p text:style-name="P586"><text:span text:style-name="Source_20_Text"><text:span text:style-name="Strong_20_Emphasis"><text:span text:style-name="T127">array_pop</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491">&amp;</text:span></text:span><text:span text:style-name="Source_20_Text"><text:span text:style-name="T123">$array</text:span></text:span><text:span text:style-name="Source_20_Text"><text:span text:style-name="T87">): </text:span></text:span><text:span text:style-name="Source_20_Text"><text:span text:style-name="T123">mixed</text:span></text:span></text:p>
      <text:p text:style-name="P586"><text:span text:style-name="Source_20_Text"><text:span text:style-name="T105"/></text:span></text:p>
      <text:p text:style-name="P586"><text:span text:style-name="Source_20_Text"><text:span text:style-name="T264">Returns the value of the </text:span></text:span><text:span text:style-name="Source_20_Text"><text:span text:style-name="T267">poped</text:span></text:span><text:span text:style-name="Source_20_Text"><text:span text:style-name="T264">/</text:span></text:span><text:span text:style-name="Source_20_Text"><text:span text:style-name="T267">removed</text:span></text:span><text:span text:style-name="Source_20_Text"><text:span text:style-name="T264"> element. If array is </text:span></text:span><text:span text:style-name="Source_20_Text"><text:span text:style-name="T182">empty</text:span></text:span><text:span text:style-name="Source_20_Text"><text:span text:style-name="T264"> (or is not an array), </text:span></text:span><text:span text:style-name="Source_20_Text"><text:span text:style-name="T182">null</text:span></text:span><text:span text:style-name="Source_20_Text"><text:span text:style-name="T264"> will be returned.</text:span></text:span></text:p>
      <text:p text:style-name="P586"><text:span text:style-name="Source_20_Text"><text:span text:style-name="T264"/></text:span></text:p>
      <text:p text:style-name="P238"><text:span text:style-name="Source_20_Text"><text:span text:style-name="T413">Example </text:span></text:span><text:span text:style-name="Source_20_Text"><text:span text:style-name="T774">20</text:span></text:span><text:span text:style-name="Source_20_Text"><text:span text:style-name="T417">:</text:span></text:span></text:p>
      <text:p text:style-name="P439"><text:span text:style-name="Source_20_Text"><text:span text:style-name="T189">&lt;?php</text:span></text:span></text:p>
      <text:p text:style-name="P439"><text:span text:style-name="Source_20_Text"><text:span text:style-name="T189">$arr = [4=&gt;'vier', 3=&gt;'frei', 2=&gt;'zwei', 1=&gt;'eins'];</text:span></text:span></text:p>
      <text:p text:style-name="P443"><text:span text:style-name="Source_20_Text"><text:span text:style-name="T189">$num = array_pop($arr);</text:span></text:span></text:p>
      <text:p text:style-name="P443"><text:span text:style-name="Source_20_Text"><text:span text:style-name="T189">echo $num, '&lt;br&gt;';</text:span></text:span></text:p>
      <text:p text:style-name="P443"><text:span text:style-name="Source_20_Text"><text:span text:style-name="T189">print_r($arr);</text:span></text:span></text:p>
      <text:p text:style-name="P596"><text:span text:style-name="Source_20_Text"><text:span text:style-name="T182">?&gt;</text:span></text:span></text:p>
      <text:p text:style-name="P596"><text:span text:style-name="Source_20_Text"><text:span text:style-name="T548">eins<text:line-break/>Array ( [4]=&gt;vier <text:s/>[3]=&gt;</text:span></text:span><text:span text:style-name="Source_20_Text"><text:span text:style-name="T549">d</text:span></text:span><text:span text:style-name="Source_20_Text"><text:span text:style-name="T548">rei <text:s/>[2]=&gt;zwei )</text:span></text:span></text:p>
      <text:p text:style-name="P414"><text:span text:style-name="Source_20_Text"><text:span text:style-name="T392"/></text:span></text:p>
      <text:p text:style-name="P414"><text:span text:style-name="Source_20_Text"><text:span text:style-name="T392"/></text:span></text:p>
      <text:p text:style-name="P436"><text:span text:style-name="Strong_20_Emphasis"><text:span text:style-name="T410">Note</text:span></text:span><text:span text:style-name="Source_20_Text"><text:span text:style-name="T446">: </text:span></text:span><text:span text:style-name="Source_20_Text"><text:span text:style-name="T447">This function will</text:span></text:span><text:span text:style-name="Source_20_Text"><text:span text:style-name="T211"> reset() </text:span></text:span><text:span text:style-name="Source_20_Text"><text:span text:style-name="T447">the array pointer of the input array after use.</text:span></text:span></text:p>
      <text:p text:style-name="P593"><text:soft-page-break/><text:span text:style-name="Source_20_Text"><text:span text:style-name="T405">array_push()</text:span></text:span><text:span text:style-name="Source_20_Text"><text:span text:style-name="T392"> — pushes the passed variables onto the end of </text:span></text:span><text:span text:style-name="Source_20_Text"><text:span text:style-name="T214">array</text:span></text:span><text:span text:style-name="Source_20_Text"><text:span text:style-name="T392">. The length of </text:span></text:span><text:span text:style-name="Source_20_Text"><text:span text:style-name="T214">array</text:span></text:span><text:span text:style-name="Source_20_Text"><text:span text:style-name="T392"> increases by the number of variables pushed. </text:span></text:span><text:span text:style-name="Source_20_Text"><text:span text:style-name="T551"><text:tab/></text:span></text:span></text:p>
      <text:p text:style-name="P593"><text:span text:style-name="Source_20_Text"><text:span text:style-name="T551"/></text:span></text:p>
      <text:p text:style-name="Standard"><text:span text:style-name="Source_20_Text"><text:span text:style-name="Strong_20_Emphasis"><text:span text:style-name="T148">array_push</text:span></text:span></text:span><text:span text:style-name="Source_20_Text"><text:span text:style-name="T93">(</text:span></text:span><text:span text:style-name="Source_20_Text"><text:span text:style-name="T177">array</text:span></text:span><text:span text:style-name="Source_20_Text"><text:span text:style-name="T93"> </text:span></text:span><text:span text:style-name="Source_20_Text"><text:span text:style-name="T505">&amp;</text:span></text:span><text:span text:style-name="Source_20_Text"><text:span text:style-name="T147">$array</text:span></text:span><text:span text:style-name="Source_20_Text"><text:span text:style-name="T93">, </text:span></text:span><text:span text:style-name="Source_20_Text"><text:span text:style-name="T147">mixed</text:span></text:span><text:span text:style-name="Source_20_Text"><text:span text:style-name="T93"> </text:span></text:span><text:span text:style-name="Source_20_Text"><text:span text:style-name="T147">...$values</text:span></text:span><text:span text:style-name="Source_20_Text"><text:span text:style-name="T93">): </text:span></text:span><text:span text:style-name="Source_20_Text"><text:span text:style-name="T177">int</text:span></text:span></text:p>
      <text:p text:style-name="P593"><text:span text:style-name="Source_20_Text"><text:span text:style-name="T551"/></text:span></text:p>
      <text:p text:style-name="P593"><text:span text:style-name="Source_20_Text"><text:span text:style-name="T392">Returns the new number of elements in the array.</text:span></text:span></text:p>
      <text:p text:style-name="P414"><text:span text:style-name="Source_20_Text"><text:span text:style-name="T392"/></text:span></text:p>
      <text:p text:style-name="P632"><text:span text:style-name="Source_20_Text"><text:span text:style-name="T398">This h</text:span></text:span><text:span text:style-name="Source_20_Text"><text:span text:style-name="T397">as the same effect as:<text:tab/><text:tab/></text:span></text:span><text:span text:style-name="Source_20_Text"><text:span text:style-name="T211">&lt;?php <text:s/>$array[] = $var; <text:s/>?&gt;</text:span></text:span></text:p>
      <text:p text:style-name="P414"><text:span text:style-name="Source_20_Text"><text:span text:style-name="T392"/></text:span></text:p>
      <text:p text:style-name="P414"><text:span text:style-name="Source_20_Text"><text:span text:style-name="T392"/></text:span></text:p>
      <text:p text:style-name="P416"><text:span text:style-name="Source_20_Text"><text:span text:style-name="T405">Note: </text:span></text:span><text:span text:style-name="Source_20_Text"><text:span text:style-name="T397">If you use array_push() to add one element to the array, it's better to use $array[ ] = because in that way there is no overhead of calling a function.</text:span></text:span></text:p>
      <text:p text:style-name="P414"><text:span text:style-name="Source_20_Text"><text:span text:style-name="T392"/></text:span></text:p>
      <text:p text:style-name="P237"><text:span text:style-name="Source_20_Text"><text:span text:style-name="T413">Example </text:span></text:span><text:span text:style-name="Source_20_Text"><text:span text:style-name="T774">21</text:span></text:span><text:span text:style-name="Source_20_Text"><text:span text:style-name="T417">:</text:span></text:span></text:p>
      <text:p text:style-name="P441"><text:span text:style-name="Source_20_Text"><text:span text:style-name="T211">&lt;?php</text:span></text:span></text:p>
      <text:p text:style-name="P441"><text:span text:style-name="Source_20_Text"><text:span text:style-name="T211">$stack = array("orange", "banana");</text:span></text:span></text:p>
      <text:p text:style-name="P441"><text:span text:style-name="Source_20_Text"><text:span text:style-name="T212">$num = </text:span></text:span><text:span text:style-name="Source_20_Text"><text:span text:style-name="T211">array_push($stack, "apple", "raspberry");</text:span></text:span></text:p>
      <text:p text:style-name="P441"><text:span text:style-name="Source_20_Text"><text:span text:style-name="T211">print_r($stack);</text:span></text:span></text:p>
      <text:p text:style-name="P441"><text:span text:style-name="Source_20_Text"><text:span text:style-name="T211">?&gt;</text:span></text:span></text:p>
      <text:p text:style-name="P414"><text:span text:style-name="Source_20_Text"><text:span text:style-name="T547">4<text:line-break/>Array ( [0] =&gt; orange [1] =&gt; banana [2] =&gt; apple [3] =&gt; raspberry )</text:span></text:span></text:p>
      <text:p text:style-name="P414"><text:span text:style-name="Source_20_Text"><text:span text:style-name="T392"/></text:span></text:p>
      <text:p text:style-name="P414"><text:span text:style-name="Source_20_Text"><text:span text:style-name="T392"/></text:span></text:p>
      <text:p text:style-name="P414"><text:span text:style-name="Source_20_Text"><text:span text:style-name="T392"/></text:span></text:p>
      <text:p text:style-name="P438"><text:span text:style-name="Source_20_Text"><text:span text:style-name="T405">Note: </text:span></text:span><text:span text:style-name="Source_20_Text"><text:span text:style-name="T211">array_unshift()</text:span></text:span><text:span text:style-name="Source_20_Text"><text:span text:style-name="T399"> and </text:span></text:span><text:span text:style-name="Source_20_Text"><text:span text:style-name="T211">array_push()</text:span></text:span><text:span text:style-name="Source_20_Text"><text:span text:style-name="T399"> will raise a </text:span></text:span><text:span text:style-name="Source_20_Text"><text:span text:style-name="T406">Warning</text:span></text:span><text:span text:style-name="Source_20_Text"><text:span text:style-name="T399"> if the first argument is not an array</text:span></text:span><text:span text:style-name="Source_20_Text"><text:span text:style-name="T552">.</text:span></text:span></text:p>
      <text:p text:style-name="P438"><text:span text:style-name="Source_20_Text"><text:span text:style-name="T403">While</text:span></text:span><text:span text:style-name="Source_20_Text"><text:span text:style-name="T399"> </text:span></text:span><text:span text:style-name="Source_20_Text"><text:span text:style-name="T211">array_shift()</text:span></text:span><text:span text:style-name="Source_20_Text"><text:span text:style-name="T399"> and </text:span></text:span><text:span text:style-name="Source_20_Text"><text:span text:style-name="T211">array_pop()</text:span></text:span><text:span text:style-name="Source_20_Text"><text:span text:style-name="T399"> will raise a </text:span></text:span><text:span text:style-name="Source_20_Text"><text:span text:style-name="T406">Warning</text:span></text:span><text:span text:style-name="Source_20_Text"><text:span text:style-name="T399"> if the argument is not an array</text:span></text:span><text:span text:style-name="Source_20_Text"><text:span text:style-name="T552">.</text:span></text:span></text:p>
      <text:p text:style-name="P437"><text:span text:style-name="Source_20_Text"><text:span text:style-name="T552"/></text:span></text:p>
      <text:p text:style-name="P594"><text:span text:style-name="Source_20_Text"><text:span text:style-name="T443">Note:</text:span></text:span><text:span text:style-name="Source_20_Text"><text:span text:style-name="T445"> </text:span></text:span><text:span text:style-name="Source_20_Text"><text:span text:style-name="T443"><text:s/>In all four function the array is passed by reference else a Fatal error is produse. </text:span></text:span><text:span text:style-name="Source_20_Text"><text:span text:style-name="T444">(As a variable).</text:span></text:span></text:p>
      <text:p text:style-name="P437"><text:span text:style-name="Source_20_Text"><text:span text:style-name="T552"/></text:span></text:p>
      <text:p text:style-name="P437"><text:span text:style-name="Source_20_Text"><text:span text:style-name="T552"/></text:span></text:p>
      <text:p text:style-name="P437"/>
      <text:p text:style-name="P437"/>
      <text:p text:style-name="P414"><text:span text:style-name="Source_20_Text"><text:span text:style-name="T450">Comparing Arrays</text:span></text:span></text:p>
      <text:p text:style-name="P414"><text:span text:style-name="Source_20_Text"><text:span text:style-name="T392"/></text:span></text:p>
      <text:p text:style-name="P414"><text:span text:style-name="Source_20_Text"><text:span text:style-name="T400">The </text:span></text:span><text:span text:style-name="Source_20_Text"><text:span text:style-name="T397">equality </text:span></text:span><text:span text:style-name="Source_20_Text"><text:span text:style-name="T211">==</text:span></text:span><text:span text:style-name="Source_20_Text"><text:span text:style-name="T397"> and identity </text:span></text:span><text:span text:style-name="Source_20_Text"><text:span text:style-name="T211">===</text:span></text:span><text:span text:style-name="Source_20_Text"><text:span text:style-name="T397"> operators </text:span></text:span><text:span text:style-name="Source_20_Text"><text:span text:style-name="T400">can be used</text:span></text:span><text:span text:style-name="Source_20_Text"><text:span text:style-name="T397"> to compare arrays.</text:span></text:span></text:p>
      <text:p text:style-name="P414"/>
      <text:p text:style-name="P414"><text:span text:style-name="Source_20_Text"><text:span text:style-name="T397">There are PHP functions devoted to array comparisons that make more sophisticated comparisons possible.</text:span></text:span></text:p>
      <text:p text:style-name="P586"><text:span text:style-name="Source_20_Text"><text:span text:style-name="T405"/></text:span></text:p>
      <text:p text:style-name="P586"><text:span text:style-name="Source_20_Text"><text:span text:style-name="T405"/></text:span></text:p>
      <text:p text:style-name="P616"><text:soft-page-break/><text:span text:style-name="Source_20_Text"><text:span text:style-name="T405">array_diff() </text:span></text:span><text:span text:style-name="Source_20_Text"><text:span text:style-name="T392">— Compares </text:span></text:span><text:span text:style-name="Source_20_Text"><text:span text:style-name="T141">$array</text:span></text:span><text:span text:style-name="Source_20_Text"><text:span text:style-name="T142">1</text:span></text:span><text:span text:style-name="Source_20_Text"><text:span text:style-name="T392"> against one or more other arrays and returns the values in </text:span></text:span><text:span text:style-name="Source_20_Text"><text:span text:style-name="T141">$array</text:span></text:span><text:span text:style-name="Source_20_Text"><text:span text:style-name="T142">1</text:span></text:span><text:span text:style-name="Source_20_Text"><text:span text:style-name="T392"> that are <text:tab/><text:tab/>not present in any of the other arrays.</text:span></text:span></text:p>
      <text:p text:style-name="P414"><text:span text:style-name="Source_20_Text"><text:span text:style-name="T392"/></text:span></text:p>
      <text:p text:style-name="P421"><text:span text:style-name="Source_20_Text"><text:span text:style-name="Strong_20_Emphasis"><text:span text:style-name="T140">array_diff</text:span></text:span></text:span><text:span text:style-name="Source_20_Text"><text:span text:style-name="T94">(</text:span></text:span><text:span text:style-name="Source_20_Text"><text:span text:style-name="T178">array</text:span></text:span><text:span text:style-name="Source_20_Text"><text:span text:style-name="T94"> </text:span></text:span><text:span text:style-name="Source_20_Text"><text:span text:style-name="T144">$array</text:span></text:span><text:span text:style-name="Source_20_Text"><text:span text:style-name="T145">1</text:span></text:span><text:span text:style-name="Source_20_Text"><text:span text:style-name="T94">, </text:span></text:span><text:span text:style-name="Source_20_Text"><text:span text:style-name="T178">array</text:span></text:span><text:span text:style-name="Source_20_Text"><text:span text:style-name="T94"> </text:span></text:span><text:span text:style-name="Source_20_Text"><text:span text:style-name="T144">...$arrays</text:span></text:span><text:span text:style-name="Source_20_Text"><text:span text:style-name="T94">): </text:span></text:span><text:span text:style-name="Source_20_Text"><text:span text:style-name="T178">array</text:span></text:span></text:p>
      <text:p text:style-name="P414"><text:span text:style-name="Source_20_Text"><text:span text:style-name="T392"/></text:span></text:p>
      <text:p text:style-name="P587"><text:span text:style-name="Source_20_Text"><text:span text:style-name="T408">Note:</text:span></text:span><text:span text:style-name="Source_20_Text"><text:span text:style-name="T393"> </text:span></text:span><text:span text:style-name="Source_20_Text"><text:span text:style-name="T392">Two elements are considered equal if and only if </text:span></text:span><text:span text:style-name="Source_20_Text"><text:span text:style-name="T215">(string) $elem1 === (string) $elem2</text:span></text:span><text:span text:style-name="Source_20_Text"><text:span text:style-name="T392">. That is, when the </text:span></text:span><text:span text:style-name="Source_20_Text"><text:span text:style-name="T215">string representation</text:span></text:span><text:span text:style-name="Source_20_Text"><text:span text:style-name="T392"> is the same.</text:span></text:span></text:p>
      <text:p text:style-name="P414"><text:span text:style-name="Source_20_Text"><text:span text:style-name="T515"/></text:span></text:p>
      <text:p text:style-name="P239"><text:span text:style-name="Source_20_Text"><text:span text:style-name="T413">Example </text:span></text:span><text:span text:style-name="Source_20_Text"><text:span text:style-name="T418">2</text:span></text:span><text:span text:style-name="Source_20_Text"><text:span text:style-name="T775">2</text:span></text:span><text:span text:style-name="Source_20_Text"><text:span text:style-name="T417">:</text:span></text:span></text:p>
      <text:p text:style-name="P414"><text:span text:style-name="Source_20_Text"><text:span text:style-name="T213">&lt;?php<text:line-break/>$array1 = array("a" =&gt; "green", "red", "blue", "red");<text:line-break/>$array2 = array("b" =&gt; "green", "yellow", "red");<text:line-break/>$result = </text:span></text:span><text:span text:style-name="Source_20_Text"><text:span text:style-name="T506">array_diff(</text:span></text:span><text:span text:style-name="Source_20_Text"><text:span text:style-name="T213">$array1, $array2</text:span></text:span><text:span text:style-name="Source_20_Text"><text:span text:style-name="T506">)</text:span></text:span><text:span text:style-name="Source_20_Text"><text:span text:style-name="T213">;<text:line-break/><text:line-break/>print_r($result);<text:line-break/>?&gt;</text:span></text:span></text:p>
      <text:p text:style-name="P482"><text:span text:style-name="Source_20_Text"><text:span text:style-name="T550">Array ( [1] =&gt; blue )</text:span></text:span></text:p>
      <text:p text:style-name="P482"><text:span text:style-name="Source_20_Text"><text:span text:style-name="T550"/></text:span></text:p>
      <text:p text:style-name="P588"><text:span text:style-name="Source_20_Text"><text:span text:style-name="T409">Note: </text:span></text:span><text:span text:style-name="Source_20_Text"><text:span text:style-name="T392">This function only checks one dimension of a n-dimensional array. Of course you can check deeper dimensions by using </text:span></text:span><text:span text:style-name="Source_20_Text"><text:span text:style-name="T215">array_diff($array1[0], $array2[0]);</text:span></text:span><text:span text:style-name="Source_20_Text"><text:span text:style-name="T392">.</text:span></text:span></text:p>
      <text:p text:style-name="P415"><text:span text:style-name="Source_20_Text"><text:span text:style-name="T215"/></text:span></text:p>
      <text:p text:style-name="P239"><text:span text:style-name="Source_20_Text"><text:span text:style-name="T413">Example </text:span></text:span><text:span text:style-name="Source_20_Text"><text:span text:style-name="T418">2</text:span></text:span><text:span text:style-name="Source_20_Text"><text:span text:style-name="T775">3</text:span></text:span><text:span text:style-name="Source_20_Text"><text:span text:style-name="T417">:</text:span></text:span></text:p>
      <text:p text:style-name="P414"><text:span text:style-name="Source_20_Text"><text:span text:style-name="T189">&lt;?php </text:span></text:span></text:p>
      <text:p text:style-name="P414"><text:span text:style-name="Source_20_Text"><text:span text:style-name="T189">$requiredKeys = ['username', 'password', 'csrf_token'];</text:span></text:span></text:p>
      <text:p text:style-name="P414"><text:span text:style-name="Source_20_Text"><text:span text:style-name="T189">$missingKeys = </text:span></text:span><text:span text:style-name="Source_20_Text"><text:span text:style-name="T485">array_diff(</text:span></text:span><text:span text:style-name="Source_20_Text"><text:span text:style-name="T189">$requiredKeys, array_keys($_POST)</text:span></text:span><text:span text:style-name="Source_20_Text"><text:span text:style-name="T485">)</text:span></text:span><text:span text:style-name="Source_20_Text"><text:span text:style-name="T189">;</text:span></text:span></text:p>
      <text:p text:style-name="P414"><text:span text:style-name="Source_20_Text"><text:span text:style-name="T182"/></text:span></text:p>
      <text:p text:style-name="P414"><text:span text:style-name="Source_20_Text"><text:span text:style-name="T189">if (count($missingKeys)) {</text:span></text:span></text:p>
      <text:p text:style-name="P414"><text:span text:style-name="Source_20_Text"><text:span text:style-name="T189"><text:s text:c="4"/>try {</text:span></text:span></text:p>
      <text:p text:style-name="P414"><text:span text:style-name="Source_20_Text"><text:span text:style-name="T189"><text:s text:c="8"/>$strMissingKeys = </text:span></text:span><text:span text:style-name="Source_20_Text"><text:span text:style-name="T485">print_r(</text:span></text:span><text:span text:style-name="Source_20_Text"><text:span text:style-name="T189">$missingKeys, </text:span></text:span><text:span text:style-name="Source_20_Text"><text:span text:style-name="T485">true)</text:span></text:span><text:span text:style-name="Source_20_Text"><text:span text:style-name="T189">;</text:span></text:span></text:p>
      <text:p text:style-name="P414"><text:span text:style-name="Source_20_Text"><text:span text:style-name="T189"/></text:span></text:p>
      <text:p text:style-name="P445"><text:span text:style-name="Source_20_Text"><text:span text:style-name="T189"><text:s text:c="8"/>throw new UnexpectedValueException(</text:span></text:span></text:p>
      <text:p text:style-name="P445"><text:span text:style-name="Source_20_Text"><text:span text:style-name="T189"><text:s text:c="8"/><text:tab/>"&lt;br&gt;You need to provide:&lt;br&gt;{$strMissingKeys}&lt;br&gt;"</text:span></text:span></text:p>
      <text:p text:style-name="P445"><text:span text:style-name="Source_20_Text"><text:span text:style-name="T189"><text:s text:c="8"/>);</text:span></text:span></text:p>
      <text:p text:style-name="P445"><text:span text:style-name="Source_20_Text"><text:span text:style-name="T189"/></text:span></text:p>
      <text:p text:style-name="P414"><text:span text:style-name="Source_20_Text"><text:span text:style-name="T189"><text:s text:c="4"/>} catch (Exception $e) {</text:span></text:span></text:p>
      <text:p text:style-name="P414"><text:span text:style-name="Source_20_Text"><text:span text:style-name="T189"><text:s text:c="8"/>echo $e;</text:span></text:span></text:p>
      <text:p text:style-name="P414"><text:span text:style-name="Source_20_Text"><text:span text:style-name="T189"><text:s text:c="4"/>}</text:span></text:span></text:p>
      <text:p text:style-name="P414"><text:span text:style-name="Source_20_Text"><text:span text:style-name="T189">}</text:span></text:span></text:p>
      <text:p text:style-name="P414"><text:span text:style-name="Source_20_Text"><text:span text:style-name="T515">UnexpectedValueException:<text:line-break/>You need to provide:<text:line-break/>Array ( [0] =&gt; username [1] =&gt; password [2] =&gt; csrf_token )<text:line-break/>in /var/www/html/php/php_array/example5.php:11 Stack trace: #0 {main}</text:span></text:span></text:p>
      <text:p text:style-name="P586"><text:soft-page-break/><text:span text:style-name="Source_20_Text"><text:span text:style-name="T405">array_diff_assoc</text:span></text:span><text:span text:style-name="Source_20_Text"><text:span text:style-name="T407">()</text:span></text:span><text:span text:style-name="Source_20_Text"><text:span text:style-name="T405"> </text:span></text:span><text:span text:style-name="Source_20_Text"><text:span text:style-name="T392">— Compares </text:span></text:span><text:span text:style-name="Source_20_Text"><text:span text:style-name="T214">array</text:span></text:span><text:span text:style-name="Source_20_Text"><text:span text:style-name="T392"> against </text:span></text:span><text:span text:style-name="Source_20_Text"><text:span text:style-name="T214">arrays</text:span></text:span><text:span text:style-name="Source_20_Text"><text:span text:style-name="T392"> and returns the difference. Unlike </text:span></text:span><text:span text:style-name="Source_20_Text"><text:span text:style-name="T214">array_diff()</text:span></text:span><text:span text:style-name="Source_20_Text"><text:span text:style-name="T392"> the <text:tab/><text:tab/><text:tab/>array keys are also used in the comparison.</text:span></text:span></text:p>
      <text:p text:style-name="P414"><text:span text:style-name="Source_20_Text"><text:span text:style-name="T515"/></text:span></text:p>
      <text:p text:style-name="P414"><text:span text:style-name="Source_20_Text"><text:span text:style-name="Strong_20_Emphasis"><text:span text:style-name="T114">array_diff_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 </text:span></text:span><text:span text:style-name="Source_20_Text"><text:span text:style-name="T166">array</text:span></text:span></text:p>
      <text:p text:style-name="P414"><text:span text:style-name="Source_20_Text"><text:span text:style-name="T515"/></text:span></text:p>
      <text:p text:style-name="P240"><text:span text:style-name="Source_20_Text"><text:span text:style-name="T413">Example </text:span></text:span><text:span text:style-name="Source_20_Text"><text:span text:style-name="T418">2</text:span></text:span><text:span text:style-name="Source_20_Text"><text:span text:style-name="T776">4</text:span></text:span><text:span text:style-name="Source_20_Text"><text:span text:style-name="T417">:</text:span></text:span></text:p>
      <text:p text:style-name="P446"><text:span text:style-name="Source_20_Text"><text:span text:style-name="T189">&lt;?php</text:span></text:span></text:p>
      <text:p text:style-name="P446"><text:span text:style-name="Source_20_Text"><text:span text:style-name="T189">$array1 = array("a" =&gt; "green", "b" =&gt; "brown", "c" =&gt; "blue", </text:span></text:span><text:span text:style-name="Source_20_Text"><text:span text:style-name="T485">"red"</text:span></text:span><text:span text:style-name="Source_20_Text"><text:span text:style-name="T189">);</text:span></text:span></text:p>
      <text:p text:style-name="P446"><text:span text:style-name="Source_20_Text"><text:span text:style-name="T189">$array2 = array("a" =&gt; "green", "yellow", </text:span></text:span><text:span text:style-name="Source_20_Text"><text:span text:style-name="T485">"red"</text:span></text:span><text:span text:style-name="Source_20_Text"><text:span text:style-name="T189">);</text:span></text:span></text:p>
      <text:p text:style-name="P446"><text:span text:style-name="Source_20_Text"><text:span text:style-name="T189">$result = array_diff_assoc($array1, $array2);</text:span></text:span></text:p>
      <text:p text:style-name="P446"><text:span text:style-name="Source_20_Text"><text:span text:style-name="T189">print_r($result);</text:span></text:span></text:p>
      <text:p text:style-name="P446"><text:span text:style-name="Source_20_Text"><text:span text:style-name="T189">?&gt;</text:span></text:span></text:p>
      <text:p text:style-name="P415"><text:span text:style-name="Source_20_Text"><text:span text:style-name="T515">Array</text:span></text:span></text:p>
      <text:p text:style-name="P40"><text:span text:style-name="Source_20_Text"><text:span text:style-name="T959">(</text:span></text:span></text:p>
      <text:p text:style-name="P45"><text:span text:style-name="Source_20_Text"><text:span text:style-name="T958"><text:s text:c="4"/>[b] =&gt; brown</text:span></text:span></text:p>
      <text:p text:style-name="P45"><text:span text:style-name="Source_20_Text"><text:span text:style-name="T958"><text:s text:c="4"/>[c] =&gt; blue</text:span></text:span></text:p>
      <text:p text:style-name="P45"><text:span text:style-name="Source_20_Text"><text:span text:style-name="T958"><text:s text:c="4"/>[0] =&gt; </text:span></text:span><text:span text:style-name="Source_20_Text"><text:span text:style-name="T871">red</text:span></text:span></text:p>
      <text:p text:style-name="P40"><text:span text:style-name="Source_20_Text"><text:span text:style-name="T959">)</text:span></text:span></text:p>
      <text:p text:style-name="P414"><text:span text:style-name="Source_20_Text"><text:span text:style-name="T515"/></text:span></text:p>
      <text:p text:style-name="P417"><text:span text:style-name="Source_20_Text"><text:span text:style-name="T405">Note: <text:tab/></text:span></text:span><text:span text:style-name="Source_20_Text"><text:span text:style-name="T397">Ensure you pass arguments in the correct order when comparing similar arrays with more keys. <text:s text:c="4"/>The new array should be the first in the list.</text:span></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515"/></text:span></text:p>
      <text:p text:style-name="P528"><text:span text:style-name="Strong_20_Emphasis"><text:span text:style-name="T321">array_intersect() </text:span></text:span><text:span text:style-name="Strong_20_Emphasis"><text:span text:style-name="T326"> — </text:span></text:span><text:span text:style-name="T318"> returns an array containing all the values of </text:span><text:span text:style-name="T320">the </text:span><text:span text:style-name="Source_20_Text"><text:span text:style-name="T452">array</text:span></text:span><text:span text:style-name="Source_20_Text"><text:span text:style-name="T453">s</text:span></text:span><text:span text:style-name="T318"> that are present in </text:span><text:span text:style-name="T320">ALL</text:span><text:span text:style-name="T318"> the <text:tab/><text:tab/><text:tab/>arguments </text:span><text:span text:style-name="T320">(in each array)</text:span><text:span text:style-name="T318">. Note that keys are preserved </text:span><text:span text:style-name="T319">(1st value keys)</text:span><text:span text:style-name="T318">.</text:span></text:p>
      <text:p text:style-name="P528"><text:span text:style-name="Strong_20_Emphasis"><text:span text:style-name="T116">array_intersect</text:span></text:span><text:span text:style-name="T83">(</text:span><text:span text:style-name="T167">array</text:span><text:span text:style-name="T83"> </text:span><text:span text:style-name="Source_20_Text"><text:span text:style-name="T115">$array</text:span></text:span><text:span text:style-name="T83">, </text:span><text:span text:style-name="T167">array</text:span><text:span text:style-name="T83"> </text:span><text:span text:style-name="Source_20_Text"><text:span text:style-name="T115">...$arrays</text:span></text:span><text:span text:style-name="T83">): </text:span><text:span text:style-name="T167">array</text:span></text:p>
      <text:p text:style-name="P241"><text:span text:style-name="Source_20_Text"><text:span text:style-name="T786">Example </text:span></text:span><text:span text:style-name="Source_20_Text"><text:span text:style-name="T777">2</text:span></text:span><text:span text:style-name="Source_20_Text"><text:span text:style-name="T779">5</text:span></text:span><text:span text:style-name="Source_20_Text"><text:span text:style-name="T778">:</text:span></text:span></text:p>
      <text:p text:style-name="P529"><text:span text:style-name="Source_20_Text"><text:span text:style-name="T182">&lt;?php</text:span></text:span></text:p>
      <text:p text:style-name="P529"><text:span text:style-name="Source_20_Text"><text:span text:style-name="T182">$array1 = array("a" =&gt; "green", "red", "blue", </text:span></text:span><text:span text:style-name="Source_20_Text"><text:span text:style-name="T480">1</text:span></text:span><text:span text:style-name="Source_20_Text"><text:span text:style-name="T182">);</text:span></text:span></text:p>
      <text:p text:style-name="P529"><text:span text:style-name="Source_20_Text"><text:span text:style-name="T182">$array2 = array("b" =&gt; "green", "yellow", "red", </text:span></text:span><text:span text:style-name="Source_20_Text"><text:span text:style-name="T479">"</text:span></text:span><text:span text:style-name="Source_20_Text"><text:span text:style-name="T482">1</text:span></text:span><text:span text:style-name="Source_20_Text"><text:span text:style-name="T479">"</text:span></text:span><text:span text:style-name="Source_20_Text"><text:span text:style-name="T182">);</text:span></text:span></text:p>
      <text:p text:style-name="P551"><text:span text:style-name="Source_20_Text"><text:span text:style-name="T182">$array</text:span></text:span><text:span text:style-name="Source_20_Text"><text:span text:style-name="T184">3</text:span></text:span><text:span text:style-name="Source_20_Text"><text:span text:style-name="T182"> = array("</text:span></text:span><text:span text:style-name="Source_20_Text"><text:span text:style-name="T187">c</text:span></text:span><text:span text:style-name="Source_20_Text"><text:span text:style-name="T182">" =&gt; "green", "yellow", "red", </text:span></text:span><text:span text:style-name="Source_20_Text"><text:span text:style-name="T483">0x01, </text:span></text:span><text:span text:style-name="Source_20_Text"><text:span text:style-name="T479">"</text:span></text:span><text:span text:style-name="Source_20_Text"><text:span text:style-name="T484">blue</text:span></text:span><text:span text:style-name="Source_20_Text"><text:span text:style-name="T479">"</text:span></text:span><text:span text:style-name="Source_20_Text"><text:span text:style-name="T182">);</text:span></text:span></text:p>
      <text:p text:style-name="P529"><text:span text:style-name="Source_20_Text"><text:span text:style-name="T182"/></text:span></text:p>
      <text:p text:style-name="P529"><text:span text:style-name="Source_20_Text"><text:span text:style-name="T182">$result = array_intersect($array1, $array2, $array</text:span></text:span><text:span text:style-name="Source_20_Text"><text:span text:style-name="T187">3</text:span></text:span><text:span text:style-name="Source_20_Text"><text:span text:style-name="T182">);<text:line-break/>print_r($result);</text:span></text:span></text:p>
      <text:p text:style-name="P531"><text:span text:style-name="Source_20_Text"><text:span text:style-name="T182">?&gt;</text:span></text:span></text:p>
      <text:p text:style-name="P527"><text:span text:style-name="Source_20_Text"><text:span text:style-name="T511">Array ( [a] =&gt; green <text:s text:c="3"/>[0] =&gt; red <text:s text:c="3"/>[2] =&gt; 1 )</text:span></text:span></text:p>
      <text:p text:style-name="P530"><text:span text:style-name="Strong_20_Emphasis"><text:span text:style-name="T307">Note</text:span></text:span><text:span text:style-name="Source_20_Text"><text:span text:style-name="T347">: </text:span></text:span><text:span text:style-name="Source_20_Text"><text:span text:style-name="T344">Two elements are considered equal if and only if</text:span></text:span><text:span text:style-name="Source_20_Text"><text:span text:style-name="T221"> (string) $elem1 === (string) $elem2</text:span></text:span><text:span text:style-name="Source_20_Text"><text:span text:style-name="T344">. </text:span></text:span></text:p>
      <text:p text:style-name="P452"><text:span text:style-name="Source_20_Text"><text:span text:style-name="T351">In words: when the string representation is the same.</text:span></text:span></text:p>
      <text:p text:style-name="P586"><text:soft-page-break/><text:span text:style-name="Strong_20_Emphasis"><text:span text:style-name="T401">array_intersect_assoc</text:span></text:span><text:span text:style-name="Strong_20_Emphasis"><text:span text:style-name="T402">()</text:span></text:span><text:span text:style-name="Source_20_Text"><text:span text:style-name="T392"> — </text:span></text:span><text:span text:style-name="Source_20_Text"><text:span text:style-name="T449">returns an array containing all the values of array that are present in all the <text:tab/><text:tab/><text:tab/> <text:s text:c="5"/>arguments. Note that the keys are also used in the comparison.</text:span></text:span></text:p>
      <text:p text:style-name="P414"><text:span text:style-name="Source_20_Text"><text:span text:style-name="T515"/></text:span></text:p>
      <text:p text:style-name="P414"><text:span text:style-name="Source_20_Text"><text:span text:style-name="Strong_20_Emphasis"><text:span text:style-name="T153">array_intersect_assoc</text:span></text:span></text:span><text:span text:style-name="Source_20_Text"><text:span text:style-name="T96">(</text:span></text:span><text:span text:style-name="Source_20_Text"><text:span text:style-name="T180">array</text:span></text:span><text:span text:style-name="Source_20_Text"><text:span text:style-name="T96"> </text:span></text:span><text:span text:style-name="Source_20_Text"><text:span text:style-name="T152">$array</text:span></text:span><text:span text:style-name="Source_20_Text"><text:span text:style-name="T96">, </text:span></text:span><text:span text:style-name="Source_20_Text"><text:span text:style-name="T180">array</text:span></text:span><text:span text:style-name="Source_20_Text"><text:span text:style-name="T96"> </text:span></text:span><text:span text:style-name="Source_20_Text"><text:span text:style-name="T152">...$arrays</text:span></text:span><text:span text:style-name="Source_20_Text"><text:span text:style-name="T96">): </text:span></text:span><text:span text:style-name="Source_20_Text"><text:span text:style-name="T180">array</text:span></text:span></text:p>
      <text:p text:style-name="P414"><text:span text:style-name="Source_20_Text"><text:span text:style-name="T515"/></text:span></text:p>
      <text:p text:style-name="P241"><text:span text:style-name="Source_20_Text"><text:span text:style-name="T414">Example </text:span></text:span><text:span text:style-name="Source_20_Text"><text:span text:style-name="T419">2</text:span></text:span><text:span text:style-name="Source_20_Text"><text:span text:style-name="T779">6</text:span></text:span><text:span text:style-name="Source_20_Text"><text:span text:style-name="T420">:</text:span></text:span></text:p>
      <text:p text:style-name="P447"><text:span text:style-name="Source_20_Text"><text:span text:style-name="T189">&lt;?php </text:span></text:span></text:p>
      <text:p text:style-name="P447"><text:span text:style-name="Source_20_Text"><text:span text:style-name="T189">$array1 = array("a" =&gt; "green", "b" =&gt; "brown", "c" =&gt; "blue", </text:span></text:span><text:span text:style-name="Source_20_Text"><text:span text:style-name="T485">"red"</text:span></text:span><text:span text:style-name="Source_20_Text"><text:span text:style-name="T189">);</text:span></text:span></text:p>
      <text:p text:style-name="P447"><text:span text:style-name="Source_20_Text"><text:span text:style-name="T189">$array2 = array("a" =&gt; "green", "b" =&gt; "yellow", "blue", </text:span></text:span><text:span text:style-name="Source_20_Text"><text:span text:style-name="T485">"red"</text:span></text:span><text:span text:style-name="Source_20_Text"><text:span text:style-name="T189">);</text:span></text:span></text:p>
      <text:p text:style-name="P447"><text:span text:style-name="Source_20_Text"><text:span text:style-name="T189"/></text:span></text:p>
      <text:p text:style-name="P447"><text:span text:style-name="Source_20_Text"><text:span text:style-name="T189">$result_array = array_intersect_assoc($array1, $array2);</text:span></text:span></text:p>
      <text:p text:style-name="P447"><text:span text:style-name="Source_20_Text"><text:span text:style-name="T189">print_r($result_array);</text:span></text:span></text:p>
      <text:p text:style-name="P447"><text:span text:style-name="Source_20_Text"><text:span text:style-name="T189">?&gt;</text:span></text:span></text:p>
      <text:p text:style-name="P482"><text:span text:style-name="Source_20_Text"><text:span text:style-name="T524">Array </text:span></text:span><text:span text:style-name="T532">( [a] =&gt; green )</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450">User-Defined Matching Functions</text:span></text:span></text:p>
      <text:p text:style-name="P414"><text:span text:style-name="Source_20_Text"><text:span text:style-name="T515"/></text:span></text:p>
      <text:p text:style-name="P424"><text:span text:style-name="Source_20_Text"><text:span text:style-name="T447">PHP provides functions that allow you to specify your own comparison function.</text:span></text:span></text:p>
      <text:p text:style-name="P424"><text:span text:style-name="Source_20_Text"><text:span text:style-name="T446">array_udiff() </text:span></text:span><text:span text:style-name="Source_20_Text"><text:span text:style-name="T447">— Computes the difference of arrays by using a callback function for data comparison</text:span></text:span></text:p>
      <text:p text:style-name="P586"><text:span text:style-name="Source_20_Text"><text:span text:style-name="Strong_20_Emphasis"><text:span text:style-name="T121">array_udiff</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120">$array</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text:span></text:span><text:span text:style-name="Source_20_Text"><text:span text:style-name="T120"> callable</text:span></text:span><text:span text:style-name="Source_20_Text"><text:span text:style-name="T86"> </text:span></text:span><text:span text:style-name="Source_20_Text"><text:span text:style-name="T120">$value_compare_func</text:span></text:span><text:span text:style-name="Source_20_Text"><text:span text:style-name="T86">): </text:span></text:span><text:span text:style-name="Source_20_Text"><text:span text:style-name="T170">array</text:span></text:span></text:p>
      <text:p text:style-name="P414"><text:span text:style-name="Source_20_Text"><text:span text:style-name="T515"/></text:span></text:p>
      <text:p text:style-name="P408"><text:span text:style-name="Source_20_Text"><text:span text:style-name="T414">Example </text:span></text:span><text:span text:style-name="Source_20_Text"><text:span text:style-name="T419">2</text:span></text:span><text:span text:style-name="Source_20_Text"><text:span text:style-name="T421">7 </text:span></text:span><text:span text:style-name="Source_20_Text"><text:span text:style-name="T423">(user created a case insensitive of</text:span></text:span><text:span text:style-name="Source_20_Text"><text:span text:style-name="T404"> array_diff() </text:span></text:span><text:span text:style-name="Source_20_Text"><text:span text:style-name="T423">function)</text:span></text:span><text:span text:style-name="Source_20_Text"><text:span text:style-name="T420">:</text:span></text:span></text:p>
      <text:p text:style-name="P414"><text:span text:style-name="Source_20_Text"><text:span text:style-name="T189">&lt;?php </text:span></text:span></text:p>
      <text:p text:style-name="P419"><text:span text:style-name="Source_20_Text"><text:span text:style-name="T189">$birds = ['duck', 'chicken', 'goose'];</text:span></text:span></text:p>
      <text:p text:style-name="P414"><text:span text:style-name="Source_20_Text"><text:span text:style-name="T189">$pets <text:s/>= ['Dog', 'Cat', 'Chicken', 'Goose', 'Hamster'];</text:span></text:span></text:p>
      <text:p text:style-name="P414"><text:span text:style-name="Source_20_Text"><text:span text:style-name="T182"/></text:span></text:p>
      <text:p text:style-name="P419"><text:span text:style-name="Source_20_Text"><text:span text:style-name="T569">var_export(array_diff($pets, $birds));</text:span></text:span></text:p>
      <text:p text:style-name="P414"><text:span text:style-name="Source_20_Text"><text:span text:style-name="T182"/></text:span></text:p>
      <text:p text:style-name="P422"><text:span text:style-name="Source_20_Text"><text:span text:style-name="T189">$diff = </text:span></text:span><text:span text:style-name="Source_20_Text"><text:span text:style-name="T485">array_udiff(</text:span></text:span><text:span text:style-name="Source_20_Text"><text:span text:style-name="T189">$pets, $birds, </text:span></text:span><text:span text:style-name="Source_20_Text"><text:span text:style-name="T485">function($a, $b) {</text:span></text:span></text:p>
      <text:p text:style-name="P422"><text:span text:style-name="Source_20_Text"><text:span text:style-name="T182"/></text:span></text:p>
      <text:p text:style-name="P422"><text:span text:style-name="Source_20_Text"><text:span text:style-name="T189"><text:s text:c="4"/>$a = strtolower($a); $b = strtolower($b);</text:span></text:span></text:p>
      <text:p text:style-name="P422"><text:span text:style-name="Source_20_Text"><text:span text:style-name="T182"/></text:span></text:p>
      <text:p text:style-name="P448"><text:span text:style-name="Source_20_Text"><text:span text:style-name="T189"><text:s text:c="4"/>if ($a &gt; $b) { return 1;} </text:span></text:span></text:p>
      <text:p text:style-name="P448"><text:span text:style-name="Source_20_Text"><text:span text:style-name="T189"><text:s text:c="4"/>else if ($a &lt; $b) { return -1;} </text:span></text:span></text:p>
      <text:p text:style-name="P448"><text:span text:style-name="Source_20_Text"><text:span text:style-name="T189"><text:s text:c="4"/>else { return 0; } <text:s text:c="3"/></text:span></text:span></text:p>
      <text:p text:style-name="P422"><text:span text:style-name="Source_20_Text"><text:span text:style-name="T485">})</text:span></text:span><text:span text:style-name="Source_20_Text"><text:span text:style-name="T189">;</text:span></text:span></text:p>
      <text:p text:style-name="P422"><text:span text:style-name="Source_20_Text"><text:span text:style-name="T569">var_export($diff);</text:span></text:span></text:p>
      <text:p text:style-name="P422"><text:span text:style-name="Source_20_Text"><text:span text:style-name="T189"/></text:span></text:p>
      <text:p text:style-name="P414"><text:span text:style-name="Source_20_Text"><text:span text:style-name="T515">array ( 0 =&gt; 'Dog', 1 =&gt; 'Cat', 2 =&gt; 'Chicken', 3 =&gt; 'Goose', 4 =&gt; 'Hamster', )<text:line-break/>array ( 0 =&gt; 'Dog', 1 =&gt; 'Cat', 4 =&gt; 'Hamster', )</text:span></text:span></text:p>
      <text:p text:style-name="P414"><text:span text:style-name="Source_20_Text"><text:span text:style-name="T515"/></text:span></text:p>
      <text:p text:style-name="P417"><text:soft-page-break/><text:span text:style-name="Source_20_Text"><text:span text:style-name="T446">Note:</text:span></text:span><text:span text:style-name="Source_20_Text"><text:span text:style-name="T447"><text:tab/> The comparison function must return an integer less than, equal to, or greater than zero if. </text:span></text:span><text:span text:style-name="Source_20_Text"><text:span text:style-name="T448">T</text:span></text:span><text:span text:style-name="Source_20_Text"><text:span text:style-name="T447">he first argument is considered to be respectively less than, equal to, or greater than the second.</text:span></text:span></text:p>
      <text:p text:style-name="P589"><text:span text:style-name="Source_20_Text"><text:span text:style-name="T80">callback(</text:span></text:span><text:span text:style-name="Source_20_Text"><text:span text:style-name="T109">mixed $a, mixed $b</text:span></text:span><text:span text:style-name="Source_20_Text"><text:span text:style-name="T80">): </text:span></text:span><text:span text:style-name="Source_20_Text"><text:span text:style-name="T164">int</text:span></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450">Quick List of Comparison Functions</text:span></text:span></text:p>
      <text:p text:style-name="P414"><text:span text:style-name="Source_20_Text"><text:span text:style-name="T515"/></text:span></text:p>
      <text:p text:style-name="P421"><text:span text:style-name="Source_20_Text"><text:span text:style-name="T307">array_diff_uassoc()</text:span></text:span><text:span text:style-name="Source_20_Text"><text:span text:style-name="T317"> — Computes the difference of arrays with additional index check which is performed by a <text:tab/><text:tab/><text:tab/>user supplied callback function</text:span></text:span></text:p>
      <text:p text:style-name="P449"><text:span text:style-name="Source_20_Text"><text:span text:style-name="Strong_20_Emphasis"><text:span text:style-name="T121">array_diff_uassoc</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text:span></text:span><text:span text:style-name="Source_20_Text"><text:span text:style-name="T89">, </text:span></text:span><text:span text:style-name="Source_20_Text"><text:span text:style-name="T173">array</text:span></text:span><text:span text:style-name="Source_20_Text"><text:span text:style-name="T89"> </text:span></text:span><text:span text:style-name="Source_20_Text"><text:span text:style-name="T129">...$arrays</text:span></text:span><text:span text:style-name="Source_20_Text"><text:span text:style-name="T89">, </text:span></text:span><text:span text:style-name="Source_20_Text"><text:span text:style-name="T149">callable </text:span></text:span><text:span text:style-name="Source_20_Text"><text:span text:style-name="T89"> </text:span></text:span><text:span text:style-name="Source_20_Text"><text:span text:style-name="T129">$key_compare_func</text:span></text:span><text:span text:style-name="Source_20_Text"><text:span text:style-name="T89">): </text:span></text:span><text:span text:style-name="Source_20_Text"><text:span text:style-name="T173">array</text:span></text:span></text:p>
      <text:p text:style-name="P421"><text:span text:style-name="Source_20_Text"><text:span text:style-name="T515"/></text:span></text:p>
      <text:p text:style-name="P421"><text:span text:style-name="Source_20_Text"><text:span text:style-name="T307">array_udiff_assoc()</text:span></text:span><text:span text:style-name="Source_20_Text"><text:span text:style-name="T317"> — Computes the difference of arrays with additional index check, compares data by a <text:tab/><text:tab/><text:tab/>callback function</text:span></text:span></text:p>
      <text:p text:style-name="P449"><text:span text:style-name="Source_20_Text"><text:span text:style-name="Strong_20_Emphasis"><text:span text:style-name="T108">array_udiff_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 </text:span></text:span><text:span text:style-name="Source_20_Text"><text:span text:style-name="T139">callable <text:s/></text:span></text:span><text:span text:style-name="Source_20_Text"><text:span text:style-name="T112">$value_compare_func</text:span></text:span><text:span text:style-name="Source_20_Text"><text:span text:style-name="T82">): </text:span></text:span><text:span text:style-name="Source_20_Text"><text:span text:style-name="T166">array</text:span></text:span></text:p>
      <text:p text:style-name="P421"><text:span text:style-name="Source_20_Text"><text:span text:style-name="T515"/></text:span></text:p>
      <text:p text:style-name="P421"><text:span text:style-name="Source_20_Text"><text:span text:style-name="T553"><text:line-break/></text:span></text:span><text:span text:style-name="Source_20_Text"><text:span text:style-name="T307">array_udiff_uassoc() </text:span></text:span><text:span text:style-name="Source_20_Text"><text:span text:style-name="T317">— Computes the difference of arrays with additional index check, compares data and <text:tab/><text:tab/><text:tab/>indexes by a callback function</text:span></text:span></text:p>
      <text:p text:style-name="P450"><text:span text:style-name="Source_20_Text"><text:span text:style-name="Strong_20_Emphasis"><text:span text:style-name="T108">array_udiff_u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text:span></text:span></text:p>
      <text:p text:style-name="P449"><text:span text:style-name="Source_20_Text"><text:span text:style-name="T82"><text:tab/><text:tab/><text:tab/><text:tab/></text:span></text:span><text:span text:style-name="Source_20_Text"><text:span text:style-name="T129">callable </text:span></text:span><text:span text:style-name="Source_20_Text"><text:span text:style-name="T112">$value_compare_func</text:span></text:span><text:span text:style-name="Source_20_Text"><text:span text:style-name="T82">, </text:span></text:span><text:span text:style-name="Source_20_Text"><text:span text:style-name="T139">callable</text:span></text:span><text:span text:style-name="Source_20_Text"><text:span text:style-name="T82"> </text:span></text:span><text:span text:style-name="Source_20_Text"><text:span text:style-name="T112">$key_compare_func </text:span></text:span><text:span text:style-name="Source_20_Text"><text:span text:style-name="T82">): </text:span></text:span><text:span text:style-name="Source_20_Text"><text:span text:style-name="T166">array</text:span></text:span></text:p>
      <text:p text:style-name="P421"><text:span text:style-name="Source_20_Text"><text:span text:style-name="T515"/></text:span></text:p>
      <text:p text:style-name="P421"><text:span text:style-name="Source_20_Text"><text:span text:style-name="T307">array_uintersect</text:span></text:span><text:span text:style-name="Source_20_Text"><text:span text:style-name="T308">()</text:span></text:span><text:span text:style-name="Source_20_Text"><text:span text:style-name="T307"> </text:span></text:span><text:span text:style-name="Source_20_Text"><text:span text:style-name="T317">— Computes the intersection of arrays, compares data by a callback function</text:span></text:span></text:p>
      <text:p text:style-name="P590"><text:span text:style-name="Source_20_Text"><text:span text:style-name="Strong_20_Emphasis"><text:span text:style-name="T121">array_uintersect</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120">$array</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 </text:span></text:span><text:span text:style-name="Source_20_Text"><text:span text:style-name="T120">callable $value_compare_func</text:span></text:span><text:span text:style-name="Source_20_Text"><text:span text:style-name="T86">): </text:span></text:span><text:span text:style-name="Source_20_Text"><text:span text:style-name="T170">array</text:span></text:span></text:p>
      <text:p text:style-name="P421"><text:span text:style-name="Source_20_Text"><text:span text:style-name="T537"/></text:span></text:p>
      <text:p text:style-name="P421"><text:span text:style-name="Source_20_Text"><text:span text:style-name="T307">array_uintersect_assoc</text:span></text:span><text:span text:style-name="Source_20_Text"><text:span text:style-name="T308">()</text:span></text:span><text:span text:style-name="Source_20_Text"><text:span text:style-name="T307"> </text:span></text:span><text:span text:style-name="Source_20_Text"><text:span text:style-name="T317">— Computes the intersection of arrays with additional index check, compares data <text:tab/><text:tab/><text:tab/><text:tab/>by a callback function</text:span></text:span></text:p>
      <text:p text:style-name="P590"><text:span text:style-name="Source_20_Text"><text:span text:style-name="Strong_20_Emphasis"><text:span text:style-name="T131">array_uintersect_assoc</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2">$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2">...$arrays</text:span></text:span><text:span text:style-name="Source_20_Text"><text:span text:style-name="T90">, </text:span></text:span><text:span text:style-name="Source_20_Text"><text:span text:style-name="Source_20_Text"><text:span text:style-name="T132">callable</text:span></text:span></text:span><text:span text:style-name="Source_20_Text"><text:span text:style-name="T90"> </text:span></text:span><text:span text:style-name="Source_20_Text"><text:span text:style-name="T132">$value_compare_func</text:span></text:span><text:span text:style-name="Source_20_Text"><text:span text:style-name="T90">): </text:span></text:span><text:span text:style-name="Source_20_Text"><text:span text:style-name="T174">array</text:span></text:span></text:p>
      <text:p text:style-name="P421"><text:span text:style-name="Source_20_Text"><text:span text:style-name="T537"/></text:span></text:p>
      <text:p text:style-name="P421"><text:span text:style-name="Source_20_Text"><text:span text:style-name="T307">array_intersect_uassoc</text:span></text:span><text:span text:style-name="Source_20_Text"><text:span text:style-name="T308">()</text:span></text:span><text:span text:style-name="Source_20_Text"><text:span text:style-name="T317"> — Computes the intersection of arrays with additional index check, compares <text:tab/><text:tab/><text:tab/><text:tab/><text:tab/>indexes by a callback function</text:span></text:span></text:p>
      <text:p text:style-name="P586"><text:span text:style-name="Source_20_Text"><text:span text:style-name="Strong_20_Emphasis"><text:span text:style-name="T150">array_intersect_uassoc</text:span></text:span></text:span><text:span text:style-name="Source_20_Text"><text:span text:style-name="T97">(</text:span></text:span><text:span text:style-name="Source_20_Text"><text:span text:style-name="T181">array</text:span></text:span><text:span text:style-name="Source_20_Text"><text:span text:style-name="T97"> </text:span></text:span><text:span text:style-name="Source_20_Text"><text:span text:style-name="T151">$array</text:span></text:span><text:span text:style-name="Source_20_Text"><text:span text:style-name="T97">, </text:span></text:span><text:span text:style-name="Source_20_Text"><text:span text:style-name="T181">array</text:span></text:span><text:span text:style-name="Source_20_Text"><text:span text:style-name="T97"> </text:span></text:span><text:span text:style-name="Source_20_Text"><text:span text:style-name="T151">...$arrays</text:span></text:span><text:span text:style-name="Source_20_Text"><text:span text:style-name="T97">, </text:span></text:span><text:span text:style-name="Source_20_Text"><text:span text:style-name="T151">callable</text:span></text:span><text:span text:style-name="Source_20_Text"><text:span text:style-name="T1066"> </text:span></text:span><text:span text:style-name="Source_20_Text"><text:span text:style-name="T151">$key_compare_func</text:span></text:span><text:span text:style-name="Source_20_Text"><text:span text:style-name="T97">): </text:span></text:span><text:span text:style-name="Source_20_Text"><text:span text:style-name="T181">array</text:span></text:span></text:p>
      <text:p text:style-name="P421"><text:span text:style-name="Source_20_Text"><text:span text:style-name="T537"/></text:span></text:p>
      <text:p text:style-name="P421"><text:span text:style-name="Source_20_Text"><text:span text:style-name="T307">array_uintersect_uassoc</text:span></text:span><text:span text:style-name="Source_20_Text"><text:span text:style-name="T308">()</text:span></text:span><text:span text:style-name="Source_20_Text"><text:span text:style-name="T317"> — Computes the intersection of arrays with additional index check, compares data <text:tab/><text:tab/><text:tab/><text:tab/>and indexes by separate callback functions</text:span></text:span></text:p>
      <text:p text:style-name="P421"><text:span text:style-name="Source_20_Text"><text:span text:style-name="T537"/></text:span></text:p>
      <text:p text:style-name="P640"><text:span text:style-name="Source_20_Text"><text:span text:style-name="Strong_20_Emphasis"><text:span text:style-name="T121">array_uintersect_uassoc</text:span></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1</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text:span></text:span></text:p>
      <text:p text:style-name="P641"><text:span text:style-name="Source_20_Text"><text:span text:style-name="T86">    <text:tab/><text:tab/><text:tab/></text:span></text:span><text:span text:style-name="Source_20_Text"><text:span text:style-name="T120">callable</text:span></text:span><text:span text:style-name="Source_20_Text"><text:span text:style-name="T86"> </text:span></text:span><text:span text:style-name="Source_20_Text"><text:span text:style-name="T120">$value_compare_func</text:span></text:span><text:span text:style-name="Source_20_Text"><text:span text:style-name="T86">, </text:span></text:span><text:span text:style-name="Source_20_Text"><text:span text:style-name="T120">callable</text:span></text:span><text:span text:style-name="Source_20_Text"><text:span text:style-name="T86"> </text:span></text:span><text:span text:style-name="Source_20_Text"><text:span text:style-name="T120">$key_compare_func </text:span></text:span><text:span text:style-name="Source_20_Text"><text:span text:style-name="T86">): </text:span></text:span><text:span text:style-name="Source_20_Text"><text:span text:style-name="T170">array</text:span></text:span></text:p>
      <text:p text:style-name="P418"><text:soft-page-break/><text:span text:style-name="Source_20_Text"><text:span text:style-name="T450">Combining Arrays</text:span></text:span></text:p>
      <text:p text:style-name="P423"><text:span text:style-name="Source_20_Text"><text:span text:style-name="T317">PHP offers some useful functions to help combine arrays.</text:span></text:span></text:p>
      <text:p text:style-name="P414"><text:span text:style-name="Source_20_Text"><text:span text:style-name="T317"/></text:span></text:p>
      <text:p text:style-name="P532"><text:span text:style-name="T294">array_combine</text:span><text:span text:style-name="T295">()</text:span><text:span text:style-name="T294"> </text:span><text:span text:style-name="T264">—  </text:span><text:span text:style-name="T318">Creates an array</text:span><text:span text:style-name="T325"> </text:span><text:span text:style-name="T318">by using the values from the</text:span><text:span text:style-name="Strong_20_Emphasis"><text:span text:style-name="T209"> keys</text:span></text:span><text:span text:style-name="T325"> </text:span><text:span text:style-name="T318">array as keys and the values from <text:tab/><text:tab/><text:tab/>the </text:span><text:span text:style-name="Strong_20_Emphasis"><text:span text:style-name="T209">values</text:span></text:span><text:span text:style-name="T325"> </text:span><text:span text:style-name="T318">array as the corresponding values.</text:span></text:p>
      <text:p text:style-name="P170"><text:span text:style-name="Strong_20_Emphasis"><text:span text:style-name="T657">array_combine</text:span></text:span><text:span text:style-name="T630">(</text:span><text:span text:style-name="T692">array</text:span><text:span text:style-name="T630"> </text:span><text:span text:style-name="Source_20_Text"><text:span text:style-name="T652">$keys</text:span></text:span><text:span text:style-name="T630">, </text:span><text:span text:style-name="T692">array</text:span><text:span text:style-name="T630"> </text:span><text:span text:style-name="Source_20_Text"><text:span text:style-name="T652">$values</text:span></text:span><text:span text:style-name="T630">): </text:span><text:span text:style-name="T692">array</text:span></text:p>
      <text:p text:style-name="P79"><text:span text:style-name="T2">keys </text:span>- Array of keys to be used. Illegal values for key will be converted to string.</text:p>
      <text:p text:style-name="P80"><text:span text:style-name="T67">v</text:span><text:span text:style-name="T2">alues </text:span>- Array of values to be used</text:p>
      <text:p text:style-name="P170"/>
      <text:p text:style-name="P534"><text:span text:style-name="T384">Note: </text:span><text:span text:style-name="T385">If the</text:span><text:span text:style-name="T255"> number of elements in keys and values does not match</text:span><text:span text:style-name="T385">, it will return</text:span><text:span text:style-name="T255"> false </text:span><text:span text:style-name="T385">and throws an  </text:span><text:span text:style-name="Source_20_Text"><text:span text:style-name="T255">E_WARNING</text:span></text:span><text:span text:style-name="Source_20_Text"><text:span text:style-name="T385">.<text:tab/> <text:tab/><text:tab/><text:tab/> <text:s text:c="4"/>From PHP 8.0.0. this was raised to a fatal-error</text:span></text:span></text:p>
      <text:p text:style-name="P242"><text:span text:style-name="Source_20_Text"><text:span text:style-name="T786">Example </text:span></text:span><text:span text:style-name="Source_20_Text"><text:span text:style-name="T777">2</text:span></text:span><text:span text:style-name="Source_20_Text"><text:span text:style-name="T780">8</text:span></text:span><text:span text:style-name="Source_20_Text"><text:span text:style-name="T778">:</text:span></text:span></text:p>
      <text:p text:style-name="P533"><text:span text:style-name="Source_20_Text"><text:span text:style-name="T182">&lt;?php </text:span></text:span></text:p>
      <text:p text:style-name="P533"><text:span text:style-name="Source_20_Text"><text:span text:style-name="T182">$key = ['zero', 'one', 'two', 'three'];</text:span></text:span></text:p>
      <text:p text:style-name="P453"><text:span text:style-name="Source_20_Text"><text:span text:style-name="T189">$values = [0, '1', 2, '3'];</text:span></text:span></text:p>
      <text:p text:style-name="P600"><text:span text:style-name="Source_20_Text"><text:span text:style-name="T182"/></text:span></text:p>
      <text:p text:style-name="P453"><text:span text:style-name="Source_20_Text"><text:span text:style-name="T189">$arr = array_combine($key, $values);</text:span></text:span></text:p>
      <text:p text:style-name="P600"><text:span text:style-name="Source_20_Text"><text:span text:style-name="T182"/></text:span></text:p>
      <text:p text:style-name="P453"><text:span text:style-name="Source_20_Text"><text:span text:style-name="T189">var_export($arr);</text:span></text:span></text:p>
      <text:p text:style-name="P171"><text:span text:style-name="Source_20_Text"><text:span text:style-name="T11">?&gt;</text:span></text:span></text:p>
      <text:p text:style-name="P171"><text:span text:style-name="Source_20_Text"><text:span text:style-name="T11"/></text:span></text:p>
      <text:p text:style-name="P285"><text:span text:style-name="Source_20_Text"><text:span text:style-name="T891">array ( 'zero' =&gt; 0, 'one' =&gt; '1', 'two' =&gt; 2, 'three' =&gt; '3', )</text:span></text:span></text:p>
      <text:p text:style-name="P285"><text:span text:style-name="Source_20_Text"><text:span text:style-name="T891"/></text:span></text:p>
      <text:p text:style-name="P285"><text:span text:style-name="Source_20_Text"><text:span text:style-name="T891"/></text:span></text:p>
      <text:p text:style-name="P242"><text:span text:style-name="Source_20_Text"><text:span text:style-name="T786">Example </text:span></text:span><text:span text:style-name="Source_20_Text"><text:span text:style-name="T777">2</text:span></text:span><text:span text:style-name="Source_20_Text"><text:span text:style-name="T780">9</text:span></text:span><text:span text:style-name="Source_20_Text"><text:span text:style-name="T778">:</text:span></text:span></text:p>
      <text:p text:style-name="P533"><text:span text:style-name="Source_20_Text"><text:span text:style-name="T182">&lt;?php </text:span></text:span></text:p>
      <text:p text:style-name="P535"><text:span text:style-name="Source_20_Text"><text:span text:style-name="T182">$keys = ['one', 2, </text:span></text:span><text:span text:style-name="Source_20_Text"><text:span text:style-name="T479">0.5</text:span></text:span><text:span text:style-name="Source_20_Text"><text:span text:style-name="T182">, 0b111, 0x11, 0123, [1, </text:span></text:span><text:span text:style-name="Source_20_Text"><text:span text:style-name="T183">2</text:span></text:span><text:span text:style-name="Source_20_Text"><text:span text:style-name="T182">]];</text:span></text:span></text:p>
      <text:p text:style-name="P597"><text:span text:style-name="Source_20_Text"><text:span text:style-name="T182">$vals = ['one', 2, 0.5, 0b111, 0x11, 0123, [1, </text:span></text:span><text:span text:style-name="Source_20_Text"><text:span text:style-name="T183">2</text:span></text:span><text:span text:style-name="Source_20_Text"><text:span text:style-name="T182">]];</text:span></text:span></text:p>
      <text:p text:style-name="P597"><text:span text:style-name="Source_20_Text"><text:span text:style-name="T182"/></text:span></text:p>
      <text:p text:style-name="P451"><text:span text:style-name="Source_20_Text"><text:span text:style-name="T189">var_export(array_combine($keys, $vals));</text:span></text:span></text:p>
      <text:p text:style-name="P171"><text:span text:style-name="Source_20_Text"><text:span text:style-name="T11">?&gt;</text:span></text:span></text:p>
      <text:p text:style-name="P171"><text:span text:style-name="Source_20_Text"><text:span text:style-name="T11"/></text:span></text:p>
      <text:p text:style-name="P285"><text:span text:style-name="Source_20_Text"><text:span text:style-name="T891">Notice: Array to string conversion <text:line-break/>array ( </text:span></text:span></text:p>
      <text:p text:style-name="P533"><text:span text:style-name="Source_20_Text"><text:span text:style-name="T511"><text:s text:c="4"/></text:span></text:span><text:span text:style-name="Source_20_Text"><text:span text:style-name="T541">'one' =&gt; 'one', <text:s text:c="2"/>2 =&gt; 2, <text:s text:c="2"/>'0.5' =&gt; 0.5, <text:s text:c="2"/>7 =&gt; 7, <text:s text:c="2"/>17 =&gt; 17, <text:s text:c="2"/>83 =&gt; 83, <text:s/>' Array' =&gt; array ( 0 =&gt; 1, 1 =&gt; 2, ), </text:span></text:span></text:p>
      <text:p text:style-name="P286"><text:span text:style-name="Source_20_Text"><text:span text:style-name="T891"><text:s/>)</text:span></text:span></text:p>
      <text:p text:style-name="P285"><text:span text:style-name="Source_20_Text"><text:span text:style-name="T891"/></text:span></text:p>
      <text:p text:style-name="P599"><text:span text:style-name="Source_20_Text"><text:span text:style-name="T364">Note: <text:s/></text:span></text:span><text:span text:style-name="Strong_20_Emphasis"><text:span text:style-name="T359">In </text:span></text:span><text:span text:style-name="Strong_20_Emphasis"><text:span text:style-name="T206">array_combine</text:span></text:span><text:span text:style-name="Strong_20_Emphasis"><text:span text:style-name="T207">()</text:span></text:span><text:span text:style-name="Strong_20_Emphasis"><text:span text:style-name="T206"> </text:span></text:span><text:span text:style-name="Strong_20_Emphasis"><text:span text:style-name="T359">key</text:span></text:span><text:span text:style-name="Strong_20_Emphasis"><text:span text:style-name="T360">s</text:span></text:span><text:span text:style-name="Strong_20_Emphasis"><text:span text:style-name="T359"> which are </text:span></text:span><text:span text:style-name="Strong_20_Emphasis"><text:span text:style-name="T206">Binary,</text:span></text:span><text:span text:style-name="Strong_20_Emphasis"><text:span text:style-name="T359"> </text:span></text:span><text:span text:style-name="Strong_20_Emphasis"><text:span text:style-name="T206">Octal </text:span></text:span><text:span text:style-name="Strong_20_Emphasis"><text:span text:style-name="T359">or </text:span></text:span><text:span text:style-name="Strong_20_Emphasis"><text:span text:style-name="T206">Hexadecimal</text:span></text:span><text:span text:style-name="Strong_20_Emphasis"><text:span text:style-name="T359"> are converted to </text:span></text:span><text:span text:style-name="Strong_20_Emphasis"><text:span text:style-name="T206">Integers</text:span></text:span><text:span text:style-name="Strong_20_Emphasis"><text:span text:style-name="T359">. </text:span></text:span></text:p>
      <text:p text:style-name="P599"><text:span text:style-name="Strong_20_Emphasis"><text:span text:style-name="T359">While</text:span></text:span><text:span text:style-name="Strong_20_Emphasis"><text:span text:style-name="T206"> Float</text:span></text:span><text:span text:style-name="Strong_20_Emphasis"><text:span text:style-name="T207">e</text:span></text:span><text:span text:style-name="Strong_20_Emphasis"><text:span text:style-name="T206">s </text:span></text:span><text:span text:style-name="Strong_20_Emphasis"><text:span text:style-name="T359">are converted to </text:span></text:span><text:span text:style-name="Strong_20_Emphasis"><text:span text:style-name="T206">Strings</text:span></text:span><text:span text:style-name="Strong_20_Emphasis"><text:span text:style-name="T359">. </text:span></text:span></text:p>
      <text:p text:style-name="P599"><text:span text:style-name="Strong_20_Emphasis"><text:span text:style-name="T360">However if you create an Array and set a key to </text:span></text:span><text:span text:style-name="Strong_20_Emphasis"><text:span text:style-name="T206">Floate</text:span></text:span><text:span text:style-name="Strong_20_Emphasis"><text:span text:style-name="T360"> this will be truncated to </text:span></text:span><text:span text:style-name="Strong_20_Emphasis"><text:span text:style-name="T206">Integer</text:span></text:span><text:span text:style-name="Strong_20_Emphasis"><text:span text:style-name="T360">.</text:span></text:span></text:p>
      <text:p text:style-name="P414"><text:span text:style-name="Source_20_Text"><text:span text:style-name="T515"/></text:span></text:p>
      <text:p text:style-name="P182"><text:span text:style-name="T1062">Warning</text:span>: <text:s/><text:span text:style-name="T1053">Passing an Array as key will </text:span><text:span text:style-name="T1056">be key to string <text:s/>'Array' and </text:span><text:span text:style-name="T1057">produce a </text:span><text:span text:style-name="T1056"><text:s/>Notice</text:span><text:span text:style-name="T1053">. <text:tab/></text:span></text:p>
      <text:p text:style-name="P182"><text:span text:style-name="T1057">While </text:span><text:span text:style-name="T1053">passing an Object will produce a </text:span><text:span text:style-name="T1054">R</text:span><text:span text:style-name="T1053">ecoverable fatal error.</text:span></text:p>
      <text:p text:style-name="P598"><text:soft-page-break/><text:span text:style-name="Source_20_Text"><text:span text:style-name="T307">array_replace</text:span></text:span><text:span text:style-name="Source_20_Text"><text:span text:style-name="T309">()</text:span></text:span><text:span text:style-name="Source_20_Text"><text:span text:style-name="T290"> — Replaces elements from passed arrays into the first array with values having the same keys <text:tab/><text:tab/><text:tab/>in each of the following arrays.</text:span></text:span></text:p>
      <text:p text:style-name="P598"><text:span text:style-name="Source_20_Text"><text:span text:style-name="T290"/></text:span></text:p>
      <text:p text:style-name="P598"><text:span text:style-name="Source_20_Text"><text:span text:style-name="Strong_20_Emphasis"><text:span text:style-name="T114">array_replace</text:span></text:span></text:span><text:span text:style-name="Source_20_Text"><text:span text:style-name="T80">(</text:span></text:span><text:span text:style-name="Source_20_Text"><text:span text:style-name="T164">array</text:span></text:span><text:span text:style-name="Source_20_Text"><text:span text:style-name="T80"> </text:span></text:span><text:span text:style-name="Source_20_Text"><text:span text:style-name="T109">$array</text:span></text:span><text:span text:style-name="Source_20_Text"><text:span text:style-name="T80">, </text:span></text:span><text:span text:style-name="Source_20_Text"><text:span text:style-name="T164">array</text:span></text:span><text:span text:style-name="Source_20_Text"><text:span text:style-name="T80"> </text:span></text:span><text:span text:style-name="Source_20_Text"><text:span text:style-name="T109">...$replacements</text:span></text:span><text:span text:style-name="Source_20_Text"><text:span text:style-name="T80">): </text:span></text:span><text:span text:style-name="Source_20_Text"><text:span text:style-name="T164">array</text:span></text:span></text:p>
      <text:p text:style-name="P414"><text:span text:style-name="Source_20_Text"><text:span text:style-name="T515"/></text:span></text:p>
      <text:list xml:id="list3257212617" text:style-name="L4">
        <text:list-item>
          <text:p text:style-name="P724"><text:span text:style-name="Source_20_Text"><text:span text:style-name="T290">If a key from the first array exists in the second array, its value will be replaced by the value from the second array. </text:span></text:span></text:p>
        </text:list-item>
        <text:list-item>
          <text:p text:style-name="P724"><text:span text:style-name="Source_20_Text"><text:span text:style-name="T290">If the key exists in the second array, and not the first, it will be created in the first array. </text:span></text:span></text:p>
        </text:list-item>
        <text:list-item>
          <text:p text:style-name="P724"><text:span text:style-name="Source_20_Text"><text:span text:style-name="T290">If a key only exists in the first array, it will be left as is. </text:span></text:span></text:p>
        </text:list-item>
        <text:list-item>
          <text:p text:style-name="P724"><text:span text:style-name="Source_20_Text"><text:span text:style-name="T290">If several arrays are passed for replacement, they will be processed in order, the later arrays overwriting the previous values.</text:span></text:span></text:p>
        </text:list-item>
      </text:list>
      <text:p text:style-name="P414"><text:span text:style-name="Source_20_Text"><text:span text:style-name="T515"/></text:span></text:p>
      <text:p text:style-name="P243"><text:span text:style-name="Source_20_Text"><text:span text:style-name="T414">Example </text:span></text:span><text:span text:style-name="Source_20_Text"><text:span text:style-name="T781">30</text:span></text:span><text:span text:style-name="Source_20_Text"><text:span text:style-name="T420">:</text:span></text:span></text:p>
      <text:p text:style-name="P455"><text:span text:style-name="Source_20_Text"><text:span text:style-name="T189">&lt;?php</text:span></text:span></text:p>
      <text:p text:style-name="P455"><text:span text:style-name="Source_20_Text"><text:span text:style-name="T189">$input = ['a', </text:span></text:span><text:span text:style-name="Source_20_Text"><text:span text:style-name="T485">'b'</text:span></text:span><text:span text:style-name="Source_20_Text"><text:span text:style-name="T189">, 'c'];</text:span></text:span></text:p>
      <text:p text:style-name="P455"><text:span text:style-name="Source_20_Text"><text:span text:style-name="T189">$replace = [3 =&gt; 'd', </text:span></text:span><text:span text:style-name="Source_20_Text"><text:span text:style-name="T485">'1' =&gt; 'q'</text:span></text:span><text:span text:style-name="Source_20_Text"><text:span text:style-name="T189">];</text:span></text:span></text:p>
      <text:p text:style-name="P601"><text:span text:style-name="Source_20_Text"><text:span text:style-name="T182">$replaceTwo = [2 =&gt; 1, </text:span></text:span><text:span text:style-name="Source_20_Text"><text:span text:style-name="T479">1.3 =&gt; 'Z'</text:span></text:span><text:span text:style-name="Source_20_Text"><text:span text:style-name="T182">];</text:span></text:span></text:p>
      <text:p text:style-name="P601"><text:span text:style-name="Source_20_Text"><text:span text:style-name="T182"/></text:span></text:p>
      <text:p text:style-name="P601"><text:span text:style-name="Source_20_Text"><text:span text:style-name="T182">$output = array_replace($input, $replace, $replaceTwo);</text:span></text:span></text:p>
      <text:p text:style-name="P601"><text:span text:style-name="Source_20_Text"><text:span text:style-name="T182">echo implode(", ", $output);</text:span></text:span></text:p>
      <text:p text:style-name="P601"><text:span text:style-name="Source_20_Text"><text:span text:style-name="T182">?&gt;</text:span></text:span></text:p>
      <text:p text:style-name="P412"><text:span text:style-name="Source_20_Text"><text:span text:style-name="T515">a, Z, 1, d</text:span></text:span></text:p>
      <text:p text:style-name="P414"><text:span text:style-name="Source_20_Text"><text:span text:style-name="T515"/></text:span></text:p>
      <text:p text:style-name="P414"><text:span text:style-name="Source_20_Text"><text:span text:style-name="T515"/></text:span></text:p>
      <text:p text:style-name="P414"><text:span text:style-name="Source_20_Text"><text:span text:style-name="T307">array_replace_recursive</text:span></text:span><text:span text:style-name="Source_20_Text"><text:span text:style-name="T310">()</text:span></text:span><text:span text:style-name="Source_20_Text"><text:span text:style-name="T317"> — Replaces elements from passed arrays into the first array recursively</text:span></text:span></text:p>
      <text:p text:style-name="P414"><text:span text:style-name="Source_20_Text"><text:span text:style-name="T515"/></text:span></text:p>
      <text:p text:style-name="P414"><text:span text:style-name="Source_20_Text"><text:span text:style-name="Strong_20_Emphasis"><text:span text:style-name="T121">array_replace_recursive</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text:span></text:span><text:span text:style-name="Source_20_Text"><text:span text:style-name="T89">, </text:span></text:span><text:span text:style-name="Source_20_Text"><text:span text:style-name="T173">array</text:span></text:span><text:span text:style-name="Source_20_Text"><text:span text:style-name="T89"> </text:span></text:span><text:span text:style-name="Source_20_Text"><text:span text:style-name="T129">...$replacements</text:span></text:span><text:span text:style-name="Source_20_Text"><text:span text:style-name="T89">): </text:span></text:span><text:span text:style-name="Source_20_Text"><text:span text:style-name="T173">array</text:span></text:span></text:p>
      <text:p text:style-name="P414"><text:span text:style-name="Source_20_Text"><text:span text:style-name="T515"/></text:span></text:p>
      <text:p text:style-name="P456"><text:span text:style-name="Source_20_Text"><text:span text:style-name="T317">If the value in the 1st array and the 2nd array are both arrays, it will replace their respective value recursively.</text:span></text:span></text:p>
      <text:p text:style-name="P414"/>
      <text:p text:style-name="P409"><text:span text:style-name="Source_20_Text"><text:span text:style-name="T414">Example </text:span></text:span><text:span text:style-name="Source_20_Text"><text:span text:style-name="T422">30</text:span></text:span><text:span text:style-name="Source_20_Text"><text:span text:style-name="T420">:</text:span></text:span></text:p>
      <text:p text:style-name="P500"><text:span text:style-name="Source_20_Text"><text:span text:style-name="T200">&lt;?php</text:span></text:span><text:span text:style-name="Source_20_Text"><text:span text:style-name="T575"><text:line-break/></text:span></text:span><text:span text:style-name="Source_20_Text"><text:span text:style-name="T200">$base</text:span></text:span><text:span text:style-name="Source_20_Text"><text:span text:style-name="T575"> </text:span></text:span><text:span text:style-name="Source_20_Text"><text:span text:style-name="T579">= array(</text:span></text:span><text:span text:style-name="Source_20_Text"><text:span text:style-name="T580">'citrus' </text:span></text:span><text:span text:style-name="Source_20_Text"><text:span text:style-name="T579">=&gt; array( </text:span></text:span><text:span text:style-name="Source_20_Text"><text:span text:style-name="T580">"orange"</text:span></text:span><text:span text:style-name="Source_20_Text"><text:span text:style-name="T579">) , </text:span></text:span><text:span text:style-name="Source_20_Text"><text:span text:style-name="T580">'berries' </text:span></text:span><text:span text:style-name="Source_20_Text"><text:span text:style-name="T579">=&gt; array(</text:span></text:span><text:span text:style-name="Source_20_Text"><text:span text:style-name="T580">"blackberry"</text:span></text:span><text:span text:style-name="Source_20_Text"><text:span text:style-name="T579">, </text:span></text:span><text:span text:style-name="Source_20_Text"><text:span text:style-name="T580">"raspberry"</text:span></text:span><text:span text:style-name="Source_20_Text"><text:span text:style-name="T579">), );<text:line-break/></text:span></text:span><text:span text:style-name="Source_20_Text"><text:span text:style-name="T200">$replacements</text:span></text:span><text:span text:style-name="Source_20_Text"><text:span text:style-name="T575"> </text:span></text:span><text:span text:style-name="Source_20_Text"><text:span text:style-name="T579">= array(</text:span></text:span><text:span text:style-name="Source_20_Text"><text:span text:style-name="T580">'citrus' </text:span></text:span><text:span text:style-name="Source_20_Text"><text:span text:style-name="T579">=&gt; array(</text:span></text:span><text:span text:style-name="Source_20_Text"><text:span text:style-name="T580">'pineapple'</text:span></text:span><text:span text:style-name="Source_20_Text"><text:span text:style-name="T579">), </text:span></text:span><text:span text:style-name="Source_20_Text"><text:span text:style-name="T580">'berries' </text:span></text:span><text:span text:style-name="Source_20_Text"><text:span text:style-name="T579">=&gt; array(</text:span></text:span><text:span text:style-name="Source_20_Text"><text:span text:style-name="T580">'blueberry'</text:span></text:span><text:span text:style-name="Source_20_Text"><text:span text:style-name="T579">));<text:line-break/><text:line-break/></text:span></text:span><text:span text:style-name="Source_20_Text"><text:span text:style-name="T182">$basket = array_replace_recursive</text:span></text:span><text:span text:style-name="Source_20_Text"><text:span text:style-name="T577">(</text:span></text:span><text:span text:style-name="Source_20_Text"><text:span text:style-name="T182">$base, $replacements</text:span></text:span><text:span text:style-name="Source_20_Text"><text:span text:style-name="T577">);<text:line-break/></text:span></text:span><text:span text:style-name="Source_20_Text"><text:span text:style-name="T182">print_r</text:span></text:span><text:span text:style-name="Source_20_Text"><text:span text:style-name="T577">(</text:span></text:span><text:span text:style-name="Source_20_Text"><text:span text:style-name="T182">$basket</text:span></text:span><text:span text:style-name="Source_20_Text"><text:span text:style-name="T577">);<text:line-break/><text:line-break/></text:span></text:span><text:span text:style-name="Source_20_Text"><text:span text:style-name="T573">$</text:span></text:span><text:span text:style-name="Source_20_Text"><text:span text:style-name="T182">basket</text:span></text:span><text:span text:style-name="Source_20_Text"><text:span text:style-name="T573"> </text:span></text:span><text:span text:style-name="Source_20_Text"><text:span text:style-name="T577">= </text:span></text:span><text:span text:style-name="Source_20_Text"><text:span text:style-name="T182">array_replace</text:span></text:span><text:span text:style-name="Source_20_Text"><text:span text:style-name="T577">(</text:span></text:span><text:span text:style-name="Source_20_Text"><text:span text:style-name="T182">$base</text:span></text:span><text:span text:style-name="Source_20_Text"><text:span text:style-name="T577">, </text:span></text:span><text:span text:style-name="Source_20_Text"><text:span text:style-name="T182">$replacements</text:span></text:span><text:span text:style-name="Source_20_Text"><text:span text:style-name="T577">);<text:line-break/></text:span></text:span><text:span text:style-name="Source_20_Text"><text:span text:style-name="T188">var_export</text:span></text:span><text:span text:style-name="Source_20_Text"><text:span text:style-name="T577">(</text:span></text:span><text:span text:style-name="Source_20_Text"><text:span text:style-name="T182">$basket</text:span></text:span><text:span text:style-name="Source_20_Text"><text:span text:style-name="T577">);<text:line-break/></text:span></text:span><text:span text:style-name="Source_20_Text"><text:span text:style-name="T182">?&gt;</text:span></text:span></text:p>
      <text:p text:style-name="P354"><text:span text:style-name="T1064">array ('citrus' <text:s/>=&gt; array (</text:span> <text:span text:style-name="T1064">0 =&gt; 'pineapple',),</text:span></text:p>
      <text:p text:style-name="P352"><text:s text:c="7"/><text:span text:style-name="T1064">'berries' =&gt; array (</text:span> <text:span text:style-name="T1064">0 =&gt; 'blueberry',</text:span> <text:span text:style-name="T1064">1 =&gt; 'raspberry',),)</text:span></text:p>
      <text:p text:style-name="P344"/>
      <text:p text:style-name="P344">array ('citrus' <text:s/>=&gt; array (0 =&gt; 'pineapple',),</text:p>
      <text:p text:style-name="P351"><text:s text:c="7"/><text:span text:style-name="T1064">'berries' =&gt; array (0 =&gt; 'blueberry',),)</text:span></text:p>
      <text:p text:style-name="P350"><text:soft-page-break/><text:span text:style-name="Source_20_Text"><text:span text:style-name="T732">array_merge()</text:span></text:span><text:span text:style-name="Source_20_Text"><text:span text:style-name="T730"> — Merge one or more arrays</text:span></text:span></text:p>
      <text:p text:style-name="P639"><text:span text:style-name="Source_20_Text"><text:span text:style-name="Strong_20_Emphasis"><text:span text:style-name="T126">array_merge</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s</text:span></text:span><text:span text:style-name="Source_20_Text"><text:span text:style-name="T89">): </text:span></text:span><text:span text:style-name="Source_20_Text"><text:span text:style-name="T173">array</text:span></text:span></text:p>
      <text:p text:style-name="P425"><text:span text:style-name="Source_20_Text"><text:span text:style-name="T317">Merges the elements of one or more arrays together so that the values of one are appended to the end of the previous one. It returns the resulting array.</text:span></text:span></text:p>
      <text:p text:style-name="P558"><text:span text:style-name="Source_20_Text"><text:span text:style-name="T290">If the input arrays have the same </text:span></text:span><text:span text:style-name="Source_20_Text"><text:span text:style-name="T182">string keys</text:span></text:span><text:span text:style-name="Source_20_Text"><text:span text:style-name="T290">, then the later value for that key will </text:span></text:span><text:span text:style-name="Source_20_Text"><text:span text:style-name="T182">overwrite</text:span></text:span><text:span text:style-name="Source_20_Text"><text:span text:style-name="T290"> the previous one. If, however, the arrays contain </text:span></text:span><text:span text:style-name="Source_20_Text"><text:span text:style-name="T182">numeric keys</text:span></text:span><text:span text:style-name="Source_20_Text"><text:span text:style-name="T290">, the later value </text:span></text:span><text:span text:style-name="Source_20_Text"><text:span text:style-name="T182">will not overwrite the original value, but will be appended.</text:span></text:span></text:p>
      <text:p text:style-name="P53"><text:span text:style-name="Source_20_Text"><text:span text:style-name="T731">All </text:span></text:span><text:span text:style-name="Source_20_Text"><text:span text:style-name="T730">Values <text:s/>with numeric keys </text:span></text:span><text:span text:style-name="Source_20_Text"><text:span text:style-name="T885">will be renumbered with incrementing keys starting from zero</text:span></text:span><text:span text:style-name="Source_20_Text"><text:span text:style-name="T730"> in the result array.</text:span></text:span></text:p>
      <text:p text:style-name="P52"><text:span text:style-name="Source_20_Text"><text:span text:style-name="T730"/></text:span></text:p>
      <text:p text:style-name="P244"><text:span text:style-name="Source_20_Text"><text:span text:style-name="T789">Example </text:span></text:span><text:span text:style-name="Source_20_Text"><text:span text:style-name="T782">3</text:span></text:span><text:span text:style-name="Source_20_Text"><text:span text:style-name="T784">1</text:span></text:span><text:span text:style-name="Source_20_Text"><text:span text:style-name="T783">:</text:span></text:span></text:p>
      <text:p text:style-name="P634"><text:span text:style-name="Source_20_Text"><text:span text:style-name="T189">&lt;?php</text:span></text:span></text:p>
      <text:p text:style-name="P634"><text:span text:style-name="Source_20_Text"><text:span text:style-name="T189">$array1 = array("color" =&gt; "red", 2 =&gt; 2, 4);</text:span></text:span></text:p>
      <text:p text:style-name="P635"><text:span text:style-name="Source_20_Text"><text:span text:style-name="T189">$array2 = array("a", "b", "color" =&gt; "green", "shape" =&gt; "trapezoid", 4);</text:span></text:span></text:p>
      <text:p text:style-name="P412"><text:span text:style-name="Source_20_Text"><text:span text:style-name="T189"/></text:span></text:p>
      <text:p text:style-name="P457"><text:span text:style-name="Source_20_Text"><text:span text:style-name="T189">$result = array_merge($array1, $array2);</text:span></text:span></text:p>
      <text:p text:style-name="P457"><text:span text:style-name="Source_20_Text"><text:span text:style-name="T189">var_export($result);</text:span></text:span></text:p>
      <text:p text:style-name="P458"><text:span text:style-name="Source_20_Text"><text:span text:style-name="T189">?&gt;</text:span></text:span></text:p>
      <text:p text:style-name="P454"/>
      <text:p text:style-name="P44"><text:span text:style-name="Source_20_Text"><text:span text:style-name="T958">array (</text:span></text:span></text:p>
      <text:p text:style-name="P44"><text:span text:style-name="Source_20_Text"><text:span text:style-name="T958"><text:s text:c="2"/>'color' =&gt; 'green',</text:span></text:span></text:p>
      <text:p text:style-name="P44"><text:span text:style-name="Source_20_Text"><text:span text:style-name="T958"><text:s text:c="2"/>0 =&gt; 2,</text:span></text:span></text:p>
      <text:p text:style-name="P44"><text:span text:style-name="Source_20_Text"><text:span text:style-name="T958"><text:s text:c="2"/>1 =&gt; 4,</text:span></text:span></text:p>
      <text:p text:style-name="P44"><text:span text:style-name="Source_20_Text"><text:span text:style-name="T958"><text:s text:c="2"/>2 =&gt; 'a',</text:span></text:span></text:p>
      <text:p text:style-name="P44"><text:span text:style-name="Source_20_Text"><text:span text:style-name="T958"><text:s text:c="2"/>3 =&gt; 'b',</text:span></text:span></text:p>
      <text:p text:style-name="P44"><text:span text:style-name="Source_20_Text"><text:span text:style-name="T958"><text:s text:c="2"/>'shape' =&gt; 'trapezoid',</text:span></text:span></text:p>
      <text:p text:style-name="P44"><text:span text:style-name="Source_20_Text"><text:span text:style-name="T958"><text:s text:c="2"/>4 =&gt; 4,</text:span></text:span></text:p>
      <text:p text:style-name="P43"><text:span text:style-name="Source_20_Text"><text:span text:style-name="T958">)</text:span></text:span></text:p>
      <text:p text:style-name="P176"><text:span text:style-name="Source_20_Text"><text:span text:style-name="T1010">Note:</text:span></text:span><text:span text:style-name="Source_20_Text"><text:span text:style-name="T1007"> the difference </text:span></text:span><text:span text:style-name="Source_20_Text"><text:span text:style-name="T1008">from </text:span></text:span><text:span text:style-name="Source_20_Text"><text:span text:style-name="T1007">the </text:span></text:span><text:span text:style-name="Source_20_Text"><text:span text:style-name="T1005">union operator. <text:s/></text:span></text:span><text:span text:style-name="Source_20_Text"><text:span text:style-name="T1009">Where the</text:span></text:span><text:span text:style-name="Source_20_Text"><text:span text:style-name="T1005"> array on the right </text:span></text:span><text:span text:style-name="Source_20_Text"><text:span text:style-name="T1007">will be append</text:span></text:span><text:span text:style-name="Source_20_Text"><text:span text:style-name="T1009">ed</text:span></text:span><text:span text:style-name="Source_20_Text"><text:span text:style-name="T1007"> to the </text:span></text:span><text:span text:style-name="Source_20_Text"><text:span text:style-name="T1009">one on the</text:span></text:span><text:span text:style-name="Source_20_Text"><text:span text:style-name="T1007"> </text:span></text:span><text:span text:style-name="Source_20_Text"><text:span text:style-name="T1005">left. <text:s text:c="3"/>If a <text:s/>key exists in both arrays </text:span></text:span><text:span text:style-name="Source_20_Text"><text:span text:style-name="T1145">(</text:span></text:span><text:span text:style-name="Source_20_Text"><text:span text:style-name="T1146">numeric </text:span></text:span><text:span text:style-name="Source_20_Text"><text:span text:style-name="T1145">or not</text:span></text:span><text:span text:style-name="Source_20_Text"><text:span text:style-name="T1146"> </text:span></text:span><text:span text:style-name="Source_20_Text"><text:span text:style-name="T1145">)</text:span></text:span><text:span text:style-name="Source_20_Text"><text:span text:style-name="T1005">, the left </text:span></text:span><text:span text:style-name="Source_20_Text"><text:span text:style-name="T1021">overwrite the </text:span></text:span><text:span text:style-name="Source_20_Text"><text:span text:style-name="T1022">one</text:span></text:span><text:span text:style-name="Source_20_Text"><text:span text:style-name="T1021"> right</text:span></text:span><text:span text:style-name="Source_20_Text"><text:span text:style-name="T1020">. <text:s text:c="10"/></text:span></text:span><text:span text:style-name="Source_20_Text"><text:span text:style-name="T1009">No</text:span></text:span><text:span text:style-name="Source_20_Text"><text:span text:style-name="T1008"> re-index.</text:span></text:span></text:p>
      <text:p text:style-name="P175"><text:span text:style-name="Source_20_Text"><text:span text:style-name="T1005"/></text:span></text:p>
      <text:p text:style-name="P254"><text:span text:style-name="Source_20_Text"><text:span text:style-name="T810">Example 3</text:span></text:span><text:span text:style-name="Source_20_Text"><text:span text:style-name="T811">2 </text:span></text:span><text:span text:style-name="Source_20_Text"><text:span text:style-name="T812">(</text:span></text:span><text:span text:style-name="Source_20_Text"><text:span text:style-name="T858">union operator</text:span></text:span><text:span text:style-name="Source_20_Text"><text:span text:style-name="T812">)</text:span></text:span><text:span text:style-name="Source_20_Text"><text:span text:style-name="T810">:</text:span></text:span></text:p>
      <text:p text:style-name="P414"><text:span text:style-name="Source_20_Text"><text:span text:style-name="T189">&lt;?php</text:span></text:span></text:p>
      <text:p text:style-name="P636"><text:span text:style-name="Source_20_Text"><text:span text:style-name="T189">$array1 = array("color" =&gt; "red", 2 =&gt; 2, 4);</text:span></text:span></text:p>
      <text:p text:style-name="P633"><text:span text:style-name="Source_20_Text"><text:span text:style-name="T189">$array2 = array("a", "b", "color" =&gt; "green", "shape" =&gt; "trapezoid", 4);</text:span></text:span></text:p>
      <text:p text:style-name="P583"><text:span text:style-name="Source_20_Text"><text:span text:style-name="T182">var_export($array1 + $array2);</text:span></text:span></text:p>
      <text:p text:style-name="P460"><text:span text:style-name="Source_20_Text"><text:span text:style-name="T189">?&gt;</text:span></text:span></text:p>
      <text:p text:style-name="P420"><text:span text:style-name="Source_20_Text"><text:span text:style-name="T515">array (</text:span></text:span></text:p>
      <text:p text:style-name="P353"><text:span text:style-name="Source_20_Text"><text:span text:style-name="T888"><text:s text:c="2"/>'color' =&gt; 'red',</text:span></text:span></text:p>
      <text:p text:style-name="P353"><text:span text:style-name="Source_20_Text"><text:span text:style-name="T888"><text:s text:c="2"/>2 =&gt; 2,</text:span></text:span></text:p>
      <text:p text:style-name="P353"><text:span text:style-name="Source_20_Text"><text:span text:style-name="T888"><text:s text:c="2"/>3 =&gt; 4,</text:span></text:span></text:p>
      <text:p text:style-name="P353"><text:span text:style-name="Source_20_Text"><text:span text:style-name="T888"><text:s text:c="2"/>0 =&gt; 'a',</text:span></text:span></text:p>
      <text:p text:style-name="P353"><text:span text:style-name="Source_20_Text"><text:span text:style-name="T888"><text:s text:c="2"/>1 =&gt; 'b',</text:span></text:span></text:p>
      <text:p text:style-name="P353"><text:span text:style-name="Source_20_Text"><text:span text:style-name="T888"><text:s text:c="2"/>'shape' =&gt; 'trapezoid',</text:span></text:span></text:p>
      <text:p text:style-name="P638"><text:span text:style-name="Source_20_Text"><text:span text:style-name="T515">)</text:span></text:span></text:p>
      <text:list xml:id="list2622593350" text:style-name="L5">
        <text:list-item>
          <text:p text:style-name="P715"><text:soft-page-break/><text:span text:style-name="Source_20_Text"><text:span text:style-name="T1075">The </text:span></text:span><text:span text:style-name="Source_20_Text"><text:span text:style-name="T68">array_merge()</text:span></text:span><text:span text:style-name="Source_20_Text"><text:span text:style-name="T1075"> function will not overwrite a non-empty value with an empty value, but the </text:span></text:span><text:span text:style-name="Source_20_Text"><text:span text:style-name="T68">operator</text:span></text:span><text:span text:style-name="Source_20_Text"><text:span text:style-name="T1075"> will.</text:span></text:span><text:span text:style-name="Source_20_Text"><text:span text:style-name="T1076"> <text:s text:c="2"/></text:span></text:span></text:p>
          <text:p text:style-name="P716"><text:span text:style-name="Source_20_Text"><text:span text:style-name="T1079">There is</text:span></text:span><text:span text:style-name="Source_20_Text"><text:span text:style-name="T1078"> a </text:span></text:span><text:span text:style-name="Source_20_Text"><text:span text:style-name="T1077">mistake </text:span></text:span><text:span text:style-name="Source_20_Text"><text:span text:style-name="T1079">in the book</text:span></text:span><text:span text:style-name="Source_20_Text"><text:span text:style-name="T1077">.</text:span></text:span><text:span text:style-name="Source_20_Text"><text:span text:style-name="T1078"> </text:span></text:span><text:span text:style-name="Source_20_Text"><text:span text:style-name="T1079">I</text:span></text:span><text:span text:style-name="Source_20_Text"><text:span text:style-name="T1078">t doesn’t matter if a</text:span></text:span><text:span text:style-name="Source_20_Text"><text:span text:style-name="T1077"> value </text:span></text:span><text:span text:style-name="Source_20_Text"><text:span text:style-name="T1078">is </text:span></text:span><text:span text:style-name="Source_20_Text"><text:span text:style-name="T1077">empty, </text:span></text:span><text:span text:style-name="Source_20_Text"><text:span text:style-name="T1079">both in </text:span></text:span><text:span text:style-name="Source_20_Text"><text:span text:style-name="T69">array_merge()</text:span></text:span><text:span text:style-name="Source_20_Text"><text:span text:style-name="T1076"> function </text:span></text:span><text:span text:style-name="Source_20_Text"><text:span text:style-name="T1079">and in the </text:span></text:span><text:span text:style-name="Source_20_Text"><text:span text:style-name="T69">operator </text:span></text:span><text:span text:style-name="Source_20_Text"><text:span text:style-name="T1077">, as you can see </text:span></text:span><text:span text:style-name="Source_20_Text"><text:span text:style-name="T1079">in the next example</text:span></text:span><text:span text:style-name="Source_20_Text"><text:span text:style-name="T1077">:</text:span></text:span></text:p>
        </text:list-item>
      </text:list>
      <text:p text:style-name="P245"><text:span text:style-name="Source_20_Text"><text:span text:style-name="T819">Example </text:span></text:span><text:span text:style-name="Source_20_Text"><text:span text:style-name="T822">3</text:span></text:span><text:span text:style-name="Source_20_Text"><text:span text:style-name="T824">2</text:span></text:span><text:span text:style-name="Source_20_Text"><text:span text:style-name="T823">:</text:span></text:span></text:p>
      <text:p text:style-name="P258"><text:span text:style-name="Source_20_Text"><text:span text:style-name="T8">&lt;?</text:span></text:span><text:span text:style-name="Source_20_Text"><text:span text:style-name="T9">php</text:span></text:span></text:p>
      <text:p text:style-name="P481"><text:span text:style-name="Source_20_Text"><text:span text:style-name="T193">$arrOne = [</text:span></text:span><text:span text:style-name="Source_20_Text"><text:span text:style-name="T561"><text:tab/></text:span></text:span></text:p>
      <text:p text:style-name="P462"><text:span text:style-name="Source_20_Text"><text:span text:style-name="T193"><text:tab/>0 =&gt; 'One 0',<text:tab/><text:tab/><text:tab/><text:tab/></text:span></text:span><text:span text:style-name="Source_20_Text"><text:span text:style-name="T561">&lt;- <text:s/>integer</text:span></text:span></text:p>
      <text:p text:style-name="P462"><text:span text:style-name="Source_20_Text"><text:span text:style-name="T193"><text:tab/>'a' =&gt; 'One a',<text:tab/><text:tab/><text:tab/></text:span></text:span><text:span text:style-name="Source_20_Text"><text:span text:style-name="T561"><text:tab/>&lt;- <text:s/>string</text:span></text:span></text:p>
      <text:p text:style-name="P454"><text:span text:style-name="Source_20_Text"><text:span text:style-name="T193"><text:tab/>'Overwrite1' =&gt; 'Not empty',</text:span></text:span></text:p>
      <text:p text:style-name="P454"><text:span text:style-name="Source_20_Text"><text:span text:style-name="T193"><text:tab/>'Overwrite2' =&gt; '',</text:span></text:span></text:p>
      <text:p text:style-name="P454"><text:span text:style-name="Source_20_Text"><text:span text:style-name="T193">];</text:span></text:span></text:p>
      <text:p text:style-name="P411"><text:span text:style-name="Source_20_Text"><text:span text:style-name="T193"/></text:span></text:p>
      <text:p text:style-name="P411"><text:span text:style-name="Source_20_Text"><text:span text:style-name="T193">$arrTwo = [</text:span></text:span></text:p>
      <text:p text:style-name="P411"><text:span text:style-name="Source_20_Text"><text:span text:style-name="T193"><text:tab/>0 =&gt; 'Two 0',</text:span></text:span></text:p>
      <text:p text:style-name="P411"><text:span text:style-name="Source_20_Text"><text:span text:style-name="T193"><text:tab/>1 =&gt; 'Two 1',</text:span></text:span></text:p>
      <text:p text:style-name="P411"><text:span text:style-name="Source_20_Text"><text:span text:style-name="T193"><text:tab/>'b' =&gt; 'Two b',</text:span></text:span></text:p>
      <text:p text:style-name="P411"><text:span text:style-name="Source_20_Text"><text:span text:style-name="T193"><text:tab/>'Overwrite1' =&gt; '',</text:span></text:span></text:p>
      <text:p text:style-name="P411"><text:span text:style-name="Source_20_Text"><text:span text:style-name="T193"><text:tab/>'Overwrite2' =&gt; 'Not empty',</text:span></text:span></text:p>
      <text:p text:style-name="P411"><text:span text:style-name="Source_20_Text"><text:span text:style-name="T193">];</text:span></text:span></text:p>
      <text:p text:style-name="P480"><text:span text:style-name="Source_20_Text"><text:span text:style-name="T189"/></text:span></text:p>
      <text:p text:style-name="P463"><text:span text:style-name="Source_20_Text"><text:span text:style-name="T189"><text:line-break/>print_r(array_merge($arrOne, $arrTwo));</text:span></text:span></text:p>
      <text:p text:style-name="P461"><text:span text:style-name="Source_20_Text"><text:span text:style-name="T189">?&gt;</text:span></text:span></text:p>
      <text:p text:style-name="P358"><text:span text:style-name="Source_20_Text"><text:span text:style-name="T898">Array<text:tab/><text:tab/><text:tab/><text:tab/></text:span></text:span></text:p>
      <text:p text:style-name="P345"><text:span text:style-name="Source_20_Text"><text:span text:style-name="T890">(</text:span></text:span></text:p>
      <text:p text:style-name="P351"><text:span text:style-name="Source_20_Text"><text:span text:style-name="T889"><text:s text:c="4"/>[0] =&gt; One 0</text:span></text:span></text:p>
      <text:p text:style-name="P351"><text:span text:style-name="Source_20_Text"><text:span text:style-name="T889"><text:s text:c="4"/>[a] =&gt; One a</text:span></text:span></text:p>
      <text:p text:style-name="P351"><text:span text:style-name="Source_20_Text"><text:span text:style-name="T889"><text:s text:c="4"/>[Overwrite1] =&gt; </text:span></text:span></text:p>
      <text:p text:style-name="P351"><text:span text:style-name="Source_20_Text"><text:span text:style-name="T889"><text:s text:c="4"/>[Overwrite2] =&gt; Not empty</text:span></text:span></text:p>
      <text:p text:style-name="P351"><text:span text:style-name="Source_20_Text"><text:span text:style-name="T889"><text:s text:c="4"/>[1] =&gt; Two 0</text:span></text:span></text:p>
      <text:p text:style-name="P351"><text:span text:style-name="Source_20_Text"><text:span text:style-name="T889"><text:s text:c="4"/>[2] =&gt; Two 1</text:span></text:span></text:p>
      <text:p text:style-name="P351"><text:span text:style-name="Source_20_Text"><text:span text:style-name="T889"><text:s text:c="4"/>[b] =&gt; Two b</text:span></text:span></text:p>
      <text:p text:style-name="P345"><text:span text:style-name="Source_20_Text"><text:span text:style-name="T890">)</text:span></text:span></text:p>
      <text:p text:style-name="P345"><text:span text:style-name="Source_20_Text"><text:span text:style-name="T890"/></text:span></text:p>
      <text:p text:style-name="P345"><text:span text:style-name="Source_20_Text"><text:span text:style-name="T890"/></text:span></text:p>
      <text:p text:style-name="P347"><text:span text:style-name="Source_20_Text"><text:span text:style-name="T4">&lt;?php<text:tab/></text:span></text:span></text:p>
      <text:p text:style-name="P347"><text:span text:style-name="Source_20_Text"><text:span text:style-name="T4">print_r($arrOne + $arrTwo);</text:span></text:span></text:p>
      <text:p text:style-name="P347"><text:span text:style-name="Source_20_Text"><text:span text:style-name="T4">?&gt;</text:span></text:span></text:p>
      <text:p text:style-name="P564"><text:span text:style-name="Source_20_Text"><text:span text:style-name="T513"/></text:span></text:p>
      <text:p text:style-name="P564"><text:span text:style-name="Source_20_Text"><text:span text:style-name="T513"/></text:span></text:p>
      <text:p text:style-name="P345"><text:span text:style-name="Source_20_Text"><text:span text:style-name="T890">Array</text:span></text:span></text:p>
      <text:p text:style-name="P345"><text:span text:style-name="Source_20_Text"><text:span text:style-name="T890">(</text:span></text:span></text:p>
      <text:p text:style-name="P351"><text:span text:style-name="Source_20_Text"><text:span text:style-name="T889"><text:s text:c="4"/>[0] =&gt; One 0</text:span></text:span></text:p>
      <text:p text:style-name="P351"><text:span text:style-name="Source_20_Text"><text:span text:style-name="T889"><text:s text:c="4"/>[a] =&gt; One a</text:span></text:span></text:p>
      <text:p text:style-name="P351"><text:span text:style-name="Source_20_Text"><text:span text:style-name="T889"><text:s text:c="4"/>[Overwrite1] =&gt; Not empty</text:span></text:span></text:p>
      <text:p text:style-name="P351"><text:span text:style-name="Source_20_Text"><text:span text:style-name="T889"><text:s text:c="4"/>[Overwrite2] =&gt; </text:span></text:span></text:p>
      <text:p text:style-name="P351"><text:span text:style-name="Source_20_Text"><text:span text:style-name="T889"><text:s text:c="4"/>[1] =&gt; Two 1</text:span></text:span></text:p>
      <text:p text:style-name="P351"><text:span text:style-name="Source_20_Text"><text:span text:style-name="T889"><text:s text:c="4"/>[b] =&gt; Two b</text:span></text:span></text:p>
      <text:p text:style-name="P346"><text:span text:style-name="Source_20_Text"><text:span text:style-name="T890">)</text:span></text:span></text:p>
      <text:p text:style-name="P63"><text:soft-page-break/><text:span text:style-name="Source_20_Text"><text:span text:style-name="T848">Splitting Arrays</text:span></text:span></text:p>
      <text:p text:style-name="P198"><text:span text:style-name="Source_20_Text"><text:span text:style-name="T1077">There are several functions that can be used to split up an array.</text:span></text:span></text:p>
      <text:p text:style-name="P618"><text:span text:style-name="Source_20_Text"><text:span text:style-name="T411">array_chunk</text:span></text:span><text:span text:style-name="Source_20_Text"><text:span text:style-name="T412">()</text:span></text:span><text:span text:style-name="Source_20_Text"><text:span text:style-name="T396"> — Split an array into chunks with length elements. The last chunk may contain less <text:tab/><text:tab/><text:tab/> <text:s text:c="2"/>than length elements.</text:span></text:span></text:p>
      <text:p text:style-name="P618"><text:span text:style-name="Source_20_Text"><text:span text:style-name="Strong_20_Emphasis"><text:span text:style-name="T146">array_chunk</text:span></text:span></text:span><text:span text:style-name="Source_20_Text"><text:span text:style-name="T95">(</text:span></text:span><text:span text:style-name="Source_20_Text"><text:span text:style-name="T179">array</text:span></text:span><text:span text:style-name="Source_20_Text"><text:span text:style-name="T95"> </text:span></text:span><text:span text:style-name="Source_20_Text"><text:span text:style-name="T143">$array</text:span></text:span><text:span text:style-name="Source_20_Text"><text:span text:style-name="T95">, </text:span></text:span><text:span text:style-name="Source_20_Text"><text:span text:style-name="T179">int</text:span></text:span><text:span text:style-name="Source_20_Text"><text:span text:style-name="T95"> </text:span></text:span><text:span text:style-name="Source_20_Text"><text:span text:style-name="T143">$length</text:span></text:span><text:span text:style-name="Source_20_Text"><text:span text:style-name="T95">, </text:span></text:span><text:span text:style-name="Source_20_Text"><text:span text:style-name="T179">bool</text:span></text:span><text:span text:style-name="Source_20_Text"><text:span text:style-name="T95"> </text:span></text:span><text:span text:style-name="Source_20_Text"><text:span text:style-name="T143">$preserve_keys</text:span></text:span><text:span text:style-name="Source_20_Text"><text:span text:style-name="T477"> = </text:span></text:span><text:span text:style-name="Source_20_Text"><text:span text:style-name="Strong_20_Emphasis"><text:span text:style-name="T477">false</text:span></text:span></text:span><text:span text:style-name="Source_20_Text"><text:span text:style-name="T95">): </text:span></text:span><text:span text:style-name="Source_20_Text"><text:span text:style-name="T179">array</text:span></text:span></text:p>
      <text:p text:style-name="P619"><text:span text:style-name="Source_20_Text"><text:span text:style-name="T210">preserve_keys<text:tab/></text:span></text:span><text:span text:style-name="Source_20_Text"><text:span text:style-name="T396"><text:tab/>When set to true keys will be preserved. Default is false which will reindex the chunk <text:tab/><text:tab/><text:tab/>numerically</text:span></text:span></text:p>
      <text:p text:style-name="P198"><text:span text:style-name="Source_20_Text"><text:span text:style-name="T1077">If length is less than </text:span></text:span><text:span text:style-name="Source_20_Text"><text:span text:style-name="T70">1<text:tab/></text:span></text:span><text:span text:style-name="Source_20_Text"><text:span text:style-name="T1080"> E_WARNING</text:span></text:span><text:span text:style-name="Source_20_Text"><text:span text:style-name="T1077"> will be thrown and </text:span></text:span><text:span text:style-name="Source_20_Text"><text:span text:style-name="T1080">null</text:span></text:span><text:span text:style-name="Source_20_Text"><text:span text:style-name="T1077"> returned.</text:span></text:span></text:p>
      <text:p text:style-name="P246"><text:span text:style-name="Source_20_Text"><text:span text:style-name="T819">Example </text:span></text:span><text:span text:style-name="Source_20_Text"><text:span text:style-name="T822">3</text:span></text:span><text:span text:style-name="Source_20_Text"><text:span text:style-name="T825">3</text:span></text:span><text:span text:style-name="Source_20_Text"><text:span text:style-name="T823">:</text:span></text:span></text:p>
      <text:p text:style-name="P486"><text:span text:style-name="Source_20_Text"><text:span text:style-name="T193">&lt;?php</text:span></text:span></text:p>
      <text:p text:style-name="P485"><text:span text:style-name="Source_20_Text"><text:span text:style-name="T193">$input_array = array('a', 'b', 'c', 'd', 'e');</text:span></text:span></text:p>
      <text:p text:style-name="P626"><text:span text:style-name="Source_20_Text"><text:span text:style-name="T186">var_export(array_chunk($input_array, 2));</text:span></text:span></text:p>
      <text:p text:style-name="P626"><text:span text:style-name="Source_20_Text"><text:span text:style-name="T186">var_export(array_chunk($input_array, 2, </text:span></text:span><text:span text:style-name="Source_20_Text"><text:span text:style-name="T481">true</text:span></text:span><text:span text:style-name="Source_20_Text"><text:span text:style-name="T186">));</text:span></text:span></text:p>
      <text:p text:style-name="P625"><text:span text:style-name="Source_20_Text"><text:span text:style-name="T186">?&gt;</text:span></text:span></text:p>
      <text:p text:style-name="P361">array (</text:p>
      <text:p text:style-name="P360"><text:span text:style-name="T1065"><text:s text:c="2"/>0 =&gt; array</text:span><text:span text:style-name="T1064"> (</text:span> <text:span text:style-name="T1064">0 =&gt; 'a',</text:span> <text:span text:style-name="T1064">1 =&gt; 'b',),</text:span></text:p>
      <text:p text:style-name="P360"><text:s text:c="2"/><text:span text:style-name="T1064">1 =&gt; array (</text:span> <text:span text:style-name="T1064">0 =&gt; 'c',</text:span> <text:span text:style-name="T1064">1 =&gt; 'd',),</text:span></text:p>
      <text:p text:style-name="P360"><text:s text:c="2"/><text:span text:style-name="T1064">2 =&gt; array (</text:span> <text:span text:style-name="T1064">0 =&gt; 'e',</text:span> <text:span text:style-name="T1064">),</text:span></text:p>
      <text:p text:style-name="P355">)</text:p>
      <text:p text:style-name="P642"/>
      <text:p text:style-name="P355">array (</text:p>
      <text:p text:style-name="P359"><text:s text:c="2"/><text:span text:style-name="T1064">0 =&gt; array ( 0 =&gt; 'a',</text:span> <text:span text:style-name="T1064">1 =&gt; 'b',</text:span> <text:span text:style-name="T1064">),</text:span></text:p>
      <text:p text:style-name="P359"><text:s text:c="2"/><text:span text:style-name="T1064">1 =&gt; array (</text:span> <text:span text:style-name="T1064">2 =&gt; 'c',</text:span> <text:span text:style-name="T1064">3 =&gt; 'd',</text:span> <text:span text:style-name="T1064">),</text:span></text:p>
      <text:p text:style-name="P359"><text:s text:c="2"/><text:span text:style-name="T1064">2 =&gt; array (</text:span> <text:span text:style-name="T1064">4 =&gt; 'e',),</text:span></text:p>
      <text:p text:style-name="P356"/>
      <text:p text:style-name="P357">)</text:p>
      <text:p text:style-name="P210"><text:span text:style-name="Source_20_Text"><text:span text:style-name="T1015">array_rand</text:span></text:span><text:span text:style-name="Source_20_Text"><text:span text:style-name="T1016">()</text:span></text:span><text:span text:style-name="Source_20_Text"><text:span text:style-name="T1014"> — When picking only one entry, array_rand() returns the key for a random entry. Otherwise, an <text:tab/><text:tab/> array of keys for the random entries is returned.</text:span></text:span></text:p>
      <text:p text:style-name="P194"><text:span text:style-name="Strong_20_Emphasis"><text:span text:style-name="T673">array_rand</text:span></text:span><text:span text:style-name="Source_20_Text"><text:span text:style-name="T640">(</text:span></text:span><text:span text:style-name="Source_20_Text"><text:span text:style-name="T702">array</text:span></text:span><text:span text:style-name="Source_20_Text"><text:span text:style-name="T640"> </text:span></text:span><text:span text:style-name="Source_20_Text"><text:span text:style-name="T674">$array</text:span></text:span><text:span text:style-name="Source_20_Text"><text:span text:style-name="T640">, </text:span></text:span><text:span text:style-name="Source_20_Text"><text:span text:style-name="T702">int</text:span></text:span><text:span text:style-name="Source_20_Text"><text:span text:style-name="T640"> </text:span></text:span><text:span text:style-name="Source_20_Text"><text:span text:style-name="T674">$num</text:span></text:span><text:span text:style-name="Source_20_Text"><text:span text:style-name="T945"> = 1</text:span></text:span><text:span text:style-name="Source_20_Text"><text:span text:style-name="T640">): </text:span></text:span><text:span text:style-name="Source_20_Text"><text:span text:style-name="T702">int|string|array</text:span></text:span></text:p>
      <text:p text:style-name="P251"><text:span text:style-name="Source_20_Text"><text:span text:style-name="T819">Example </text:span></text:span><text:span text:style-name="Source_20_Text"><text:span text:style-name="T829">40</text:span></text:span><text:span text:style-name="Source_20_Text"><text:span text:style-name="T819">:</text:span></text:span></text:p>
      <text:p text:style-name="P628"><text:span text:style-name="Source_20_Text"><text:span text:style-name="T235">&lt;?php<text:line-break/>$input = array("Neo", "Morpheus", "Trinity", "Cypher", "Tank");</text:span></text:span></text:p>
      <text:p text:style-name="P465"><text:span text:style-name="Source_20_Text"><text:span text:style-name="T244">var_export(array_rand($input, 2));</text:span></text:span></text:p>
      <text:p text:style-name="P465"><text:span text:style-name="Source_20_Text"><text:span text:style-name="T244">var_export(array_rand($input));</text:span></text:span></text:p>
      <text:p text:style-name="P465"><text:span text:style-name="Source_20_Text"><text:span text:style-name="T244">?&gt;</text:span></text:span></text:p>
      <text:p text:style-name="P193"><text:span text:style-name="Source_20_Text"><text:span text:style-name="T912">array ( 0 =&gt; 3, 1 =&gt; 4, )<text:line-break/>2</text:span></text:span></text:p>
      <text:p text:style-name="P280"><text:soft-page-break/><text:span text:style-name="Strong_20_Emphasis"><text:span text:style-name="T744">array_column()</text:span></text:span><text:span text:style-name="T741"> — </text:span><text:span text:style-name="T745">returns the values from a single column of the </text:span><text:span text:style-name="Source_20_Text"><text:span text:style-name="T29">array</text:span></text:span><text:span text:style-name="T745">, identified by the </text:span><text:span text:style-name="Source_20_Text"><text:span text:style-name="T29">column_key</text:span></text:span><text:span text:style-name="T745">. </text:span></text:p>
      <text:p text:style-name="P270"><text:span text:style-name="Strong_20_Emphasis"><text:span text:style-name="T659">array_column</text:span></text:span><text:span text:style-name="T633">(</text:span><text:span text:style-name="T694">array</text:span><text:span text:style-name="T633"> </text:span><text:span text:style-name="Source_20_Text"><text:span text:style-name="T663">$array</text:span></text:span><text:span text:style-name="T633">, </text:span><text:span text:style-name="T694">int|str|null</text:span><text:span text:style-name="T633"> </text:span><text:span text:style-name="Source_20_Text"><text:span text:style-name="T663">$column_key</text:span></text:span><text:span text:style-name="T633">, </text:span><text:span text:style-name="T694">int|str|null</text:span><text:span text:style-name="T633"> </text:span><text:span text:style-name="Source_20_Text"><text:span text:style-name="T663">$index_key</text:span></text:span><text:span text:style-name="T934"> = </text:span><text:span text:style-name="T935">null</text:span><text:span text:style-name="T633">): </text:span><text:span text:style-name="T694">array</text:span></text:p>
      <text:p text:style-name="P272"><text:span text:style-name="T739">Optionally, </text:span><text:span text:style-name="T740">if <text:s/></text:span><text:span text:style-name="T739">an</text:span><text:span text:style-name="T901"> </text:span><text:span text:style-name="Source_20_Text"><text:span text:style-name="T27">index_key </text:span></text:span><text:span text:style-name="Source_20_Text"><text:span text:style-name="T742">is</text:span></text:span><text:span text:style-name="Source_20_Text"><text:span text:style-name="T28"> <text:s/></text:span></text:span><text:span text:style-name="Source_20_Text"><text:span text:style-name="T742">provided, <text:s/></text:span></text:span><text:span text:style-name="Source_20_Text"><text:span text:style-name="T743">the returned array will be an associative array with the index_key as keys and column_key as values: </text:span></text:span></text:p>
      <text:p text:style-name="P270"><text:span text:style-name="Source_20_Text"><text:span text:style-name="T34">array(index_key_1 =&gt; column_key_1, <text:s/>index_key_2 =&gt; column_key_2)</text:span></text:span></text:p>
      <text:p text:style-name="P270"><text:span text:style-name="Source_20_Text"><text:span text:style-name="T34"/></text:span></text:p>
      <text:p text:style-name="P255"><text:span text:style-name="Source_20_Text"><text:span text:style-name="T789">Example </text:span></text:span><text:span text:style-name="Source_20_Text"><text:span text:style-name="T782">3</text:span></text:span><text:span text:style-name="Source_20_Text"><text:span text:style-name="T785">4</text:span></text:span><text:span text:style-name="Source_20_Text"><text:span text:style-name="T783">:</text:span></text:span></text:p>
      <text:p text:style-name="P271"><text:span text:style-name="Source_20_Text"><text:span text:style-name="T34">&lt;?php</text:span></text:span></text:p>
      <text:p text:style-name="P536"><text:span text:style-name="Source_20_Text"><text:span text:style-name="T563">// Get the column of first names from a recordset</text:span></text:span><text:span text:style-name="Source_20_Text"><text:span text:style-name="T232"><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79"><text:span text:style-name="Source_20_Text"><text:span text:style-name="T906">Array ([0] =&gt; John <text:s/>[1] =&gt; Sally <text:s/>[2] =&gt; Jane <text:s/>[3] =&gt; Peter )</text:span></text:span></text:p>
      <text:p text:style-name="P279"><text:span text:style-name="Source_20_Text"><text:span text:style-name="T906"/></text:span></text:p>
      <text:p text:style-name="P247"><text:span text:style-name="Source_20_Text"><text:span text:style-name="T432">Example </text:span></text:span><text:span text:style-name="Source_20_Text"><text:span text:style-name="T430">3</text:span></text:span><text:span text:style-name="Source_20_Text"><text:span text:style-name="T826">5</text:span></text:span><text:span text:style-name="Source_20_Text"><text:span text:style-name="T431">:</text:span></text:span></text:p>
      <text:p text:style-name="P537"><text:span text:style-name="Source_20_Text"><text:span text:style-name="T232">&lt;?php</text:span></text:span></text:p>
      <text:p text:style-name="P537"><text:span text:style-name="Source_20_Text"><text:span text:style-name="T563">// Get the column of last names from a recordset, indexed by the "id" column</text:span></text:span></text:p>
      <text:p text:style-name="P537"><text:span text:style-name="Source_20_Text"><text:span text:style-name="T232">$last_names = array_column($records, 'last_name', 'id');</text:span></text:span></text:p>
      <text:p text:style-name="P537"><text:span text:style-name="Source_20_Text"><text:span text:style-name="T232">print_r($last_names);</text:span></text:span></text:p>
      <text:p text:style-name="P537"><text:span text:style-name="Source_20_Text"><text:span text:style-name="T232">?&gt;</text:span></text:span></text:p>
      <text:p text:style-name="P211"><text:span text:style-name="Source_20_Text"><text:span text:style-name="T919">Array ([2135] =&gt; Doe [3245] =&gt; Smith [5342] =&gt; Jones <text:s/>[5623] =&gt; Doe )</text:span></text:span></text:p>
      <text:p text:style-name="P198"/>
      <text:p text:style-name="P627"><text:span text:style-name="Source_20_Text"><text:span text:style-name="T298"/></text:span></text:p>
      <text:p text:style-name="P627"><text:span text:style-name="Source_20_Text"><text:span text:style-name="T298"/></text:span></text:p>
      <text:p text:style-name="P627"><text:span text:style-name="Source_20_Text"><text:span text:style-name="T298"/></text:span></text:p>
      <text:p text:style-name="P627"><text:span text:style-name="Source_20_Text"><text:span text:style-name="T298"/></text:span></text:p>
      <text:p text:style-name="P627"><text:soft-page-break/><text:span text:style-name="Source_20_Text"><text:span text:style-name="T298">array_slice(</text:span></text:span><text:span text:style-name="Source_20_Text"><text:span text:style-name="T270">) —  </text:span></text:span><text:span text:style-name="Source_20_Text"><text:span text:style-name="T271">R</text:span></text:span><text:span text:style-name="Source_20_Text"><text:span text:style-name="T270">eturns the sequence of elements from the array as specified by the offset and length  <text:tab/><text:tab/> parameters. If the offset is larger than the size of the array, an empty array is returned.</text:span></text:span></text:p>
      <text:p text:style-name="P198"><text:span text:style-name="Strong_20_Emphasis"><text:span text:style-name="T664">array_slice</text:span></text:span><text:span text:style-name="T634">(</text:span><text:span text:style-name="T1069"><text:line-break/></text:span><text:span text:style-name="T634">    </text:span><text:span text:style-name="T695">array</text:span><text:span text:style-name="T634"> </text:span><text:span text:style-name="Source_20_Text"><text:span text:style-name="T665">$array</text:span></text:span><text:span text:style-name="T634">,</text:span><text:span text:style-name="T1069"><text:line-break/></text:span><text:span text:style-name="T634">    </text:span><text:span text:style-name="T695">int</text:span><text:span text:style-name="T634"> </text:span><text:span text:style-name="Source_20_Text"><text:span text:style-name="T665">$offset</text:span></text:span><text:span text:style-name="T634">,</text:span><text:span text:style-name="T1069"><text:line-break/></text:span><text:span text:style-name="T634">    </text:span><text:span text:style-name="T695">?int</text:span><text:span text:style-name="T634"> </text:span><text:span text:style-name="Source_20_Text"><text:span text:style-name="T665">$length</text:span></text:span><text:span text:style-name="T937"> = </text:span><text:span text:style-name="T938">null</text:span><text:span text:style-name="T634">,</text:span><text:span text:style-name="T1069"><text:line-break/></text:span><text:span text:style-name="T634">    </text:span><text:span text:style-name="T695">bool</text:span><text:span text:style-name="T634"> </text:span><text:span text:style-name="Source_20_Text"><text:span text:style-name="T665">$preserve_keys</text:span></text:span><text:span text:style-name="T937"> = </text:span><text:span text:style-name="T938">false</text:span><text:span text:style-name="T1069"><text:line-break/></text:span><text:span text:style-name="T634">): </text:span><text:span text:style-name="T695">array</text:span></text:p>
      <text:p text:style-name="P248"><text:span text:style-name="Source_20_Text"><text:span text:style-name="T819">Example 3</text:span></text:span><text:span text:style-name="Source_20_Text"><text:span text:style-name="T820">6</text:span></text:span><text:span text:style-name="Source_20_Text"><text:span text:style-name="T819">:</text:span></text:span></text:p>
      <text:p text:style-name="P579"><text:span text:style-name="Source_20_Text"><text:span text:style-name="T244">&lt;?php</text:span></text:span></text:p>
      <text:p text:style-name="P578"><text:span text:style-name="Source_20_Text"><text:span text:style-name="T244">$input = array("a", "b", "c", "d", "e");</text:span></text:span></text:p>
      <text:p text:style-name="P602"><text:span text:style-name="Source_20_Text"><text:span text:style-name="T235"/></text:span></text:p>
      <text:p text:style-name="P464"><text:span text:style-name="Source_20_Text"><text:span text:style-name="T244">var_export( array_slice($input, 2) );</text:span></text:span></text:p>
      <text:p text:style-name="P464"><text:span text:style-name="Source_20_Text"><text:span text:style-name="T244">var_export( array_slice($input, -2, 1) ); </text:span></text:span></text:p>
      <text:p text:style-name="P464"><text:span text:style-name="Source_20_Text"><text:span text:style-name="T244">var_export( array_slice($input, 0, 3) ); </text:span></text:span></text:p>
      <text:p text:style-name="P458"><text:span text:style-name="Source_20_Text"><text:span text:style-name="T244">?&gt;</text:span></text:span></text:p>
      <text:p text:style-name="P458"><text:span text:style-name="Source_20_Text"><text:span text:style-name="T244"/></text:span></text:p>
      <text:p text:style-name="P458"><text:span text:style-name="Source_20_Text"><text:span text:style-name="T530">array ( 0 =&gt; 'c', <text:s/>1 =&gt; 'd', <text:s/>2 =&gt; 'e', )<text:line-break/>array ( 0 =&gt; 'd', )<text:line-break/>array ( 0 =&gt; 'a', <text:s/>1 =&gt; 'b', <text:s/>2 =&gt; 'c', )</text:span></text:span></text:p>
      <text:p text:style-name="P458"><text:span text:style-name="Source_20_Text"><text:span text:style-name="T530"/></text:span></text:p>
      <text:p text:style-name="P458"><text:span text:style-name="Source_20_Text"><text:span text:style-name="T244"/></text:span></text:p>
      <text:p text:style-name="P458"><text:span text:style-name="Source_20_Text"><text:span text:style-name="T244"/></text:span></text:p>
      <text:p text:style-name="P603"><text:span text:style-name="Source_20_Text"><text:span text:style-name="Strong_20_Emphasis"><text:span text:style-name="T543">Note</text:span></text:span></text:span><text:span text:style-name="Source_20_Text"><text:span text:style-name="T544">: <text:s/></text:span></text:span><text:span text:style-name="Source_20_Text"><text:span text:style-name="T256">array_slice()</text:span></text:span><text:span text:style-name="T545"> </text:span><text:span text:style-name="T546">will reorder and reset the integer array indices by default. This behaviour can be changed by </text:span><text:span text:style-name="Source_20_Text"><text:span text:style-name="T544">setting</text:span></text:span><text:span text:style-name="Source_20_Text"><text:span text:style-name="T256"> preserve_keys</text:span></text:span><text:span text:style-name="T546"> to </text:span><text:span text:style-name="Source_20_Text"><text:span text:style-name="T256">true</text:span></text:span><text:span text:style-name="T546">. String keys are always preserved, regardless of this parameter.</text:span></text:p>
      <text:p text:style-name="P458"><text:span text:style-name="Source_20_Text"><text:span text:style-name="T244"/></text:span></text:p>
      <text:p text:style-name="P248"><text:span text:style-name="Source_20_Text"><text:span text:style-name="T819">Example 3</text:span></text:span><text:span text:style-name="Source_20_Text"><text:span text:style-name="T820">7</text:span></text:span><text:span text:style-name="Source_20_Text"><text:span text:style-name="T819">:</text:span></text:span></text:p>
      <text:p text:style-name="P203"><text:span text:style-name="Source_20_Text"><text:span text:style-name="T41">&lt;?php</text:span></text:span></text:p>
      <text:p text:style-name="P411"><text:span text:style-name="Source_20_Text"><text:span text:style-name="T244">$arr = array('a'=&gt;'apple', 'b'=&gt;'banana', '42'=&gt;'pear', 'd'=&gt;'orange');</text:span></text:span></text:p>
      <text:p text:style-name="P411"><text:span text:style-name="Source_20_Text"><text:span text:style-name="T244"/></text:span></text:p>
      <text:p text:style-name="P411"><text:span text:style-name="Source_20_Text"><text:span text:style-name="T244">print_r(array_slice($arr, 0, 3));</text:span></text:span></text:p>
      <text:p text:style-name="P411"><text:span text:style-name="Source_20_Text"><text:span text:style-name="T244">print_r(array_slice($arr, 0, 3, </text:span></text:span><text:span text:style-name="Source_20_Text"><text:span text:style-name="T582">true</text:span></text:span><text:span text:style-name="Source_20_Text"><text:span text:style-name="T244">));</text:span></text:span></text:p>
      <text:p text:style-name="P411"><text:span text:style-name="Source_20_Text"><text:span text:style-name="T244">?&gt;</text:span></text:span></text:p>
      <text:p text:style-name="P203"><text:span text:style-name="Source_20_Text"><text:span text:style-name="T41"/></text:span></text:p>
      <text:p text:style-name="P204"><text:span text:style-name="Source_20_Text"><text:span text:style-name="T909">Array ( [a] =&gt; apple <text:s text:c="2"/>[b] =&gt; banana [0] =&gt; pear ) </text:span></text:span></text:p>
      <text:p text:style-name="P204"><text:span text:style-name="Source_20_Text"><text:span text:style-name="T909">Array ( [a] =&gt; apple <text:s text:c="2"/>[b] =&gt; banana [42] =&gt; pear )</text:span></text:span></text:p>
      <text:p text:style-name="P198"/>
      <text:p text:style-name="P104">Note: The offset is not according the array key index.</text:p>
      <text:p text:style-name="P200"><text:span text:style-name="Source_20_Text"><text:span text:style-name="T41">&lt;?php</text:span></text:span></text:p>
      <text:p text:style-name="P200"><text:span text:style-name="Source_20_Text"><text:span text:style-name="T41">$a = array_slice(['a'=&gt;'A', </text:span></text:span><text:span text:style-name="Source_20_Text"><text:span text:style-name="T880">'b'=&gt;'B'</text:span></text:span><text:span text:style-name="Source_20_Text"><text:span text:style-name="T41">, 0=&gt;'0', </text:span></text:span><text:span text:style-name="Source_20_Text"><text:span text:style-name="T880">1=&gt;'1'</text:span></text:span><text:span text:style-name="Source_20_Text"><text:span text:style-name="T41">], 1, 1);</text:span></text:span></text:p>
      <text:p text:style-name="P200"><text:span text:style-name="Source_20_Text"><text:span text:style-name="T41">var_export($a);</text:span></text:span></text:p>
      <text:p text:style-name="P200"><text:span text:style-name="Source_20_Text"><text:span text:style-name="T41">?&gt;</text:span></text:span></text:p>
      <text:p text:style-name="P198"><text:span text:style-name="Source_20_Text"><text:span text:style-name="T909">array ( <text:s/>'b' =&gt; 'B', )</text:span></text:span></text:p>
      <text:p text:style-name="P205"><text:soft-page-break/><text:span text:style-name="Source_20_Text"><text:span text:style-name="T979">array_splice</text:span></text:span><text:span text:style-name="Source_20_Text"><text:span text:style-name="T980">()</text:span></text:span><text:span text:style-name="Source_20_Text"><text:span text:style-name="T979"> </text:span></text:span><text:span text:style-name="Source_20_Text"><text:span text:style-name="T977">— Remove a portion of the array and replace it with something else. </text:span></text:span><text:span text:style-name="Source_20_Text"><text:span text:style-name="T978">And return the removed <text:tab/><text:tab/> <text:s text:c="2"/>portion of the array. </text:span></text:span><text:span text:style-name="Source_20_Text"><text:span text:style-name="T980">The original array is passed by reference, and it <text:s/>will be </text:span></text:span><text:span text:style-name="Source_20_Text"><text:span text:style-name="T981">affected.</text:span></text:span></text:p>
      <text:p text:style-name="P205"><text:span text:style-name="Source_20_Text"><text:span text:style-name="Strong_20_Emphasis"><text:span text:style-name="T669">array_splice</text:span></text:span></text:span><text:span text:style-name="Source_20_Text"><text:span text:style-name="T639">(</text:span></text:span><text:span text:style-name="Source_20_Text"><text:span text:style-name="T1070"><text:line-break/></text:span></text:span><text:span text:style-name="Source_20_Text"><text:span text:style-name="T639">    </text:span></text:span><text:span text:style-name="Source_20_Text"><text:span text:style-name="T700">array</text:span></text:span><text:span text:style-name="Source_20_Text"><text:span text:style-name="T639"> </text:span></text:span><text:span text:style-name="Source_20_Text"><text:span text:style-name="T878">&amp;</text:span></text:span><text:span text:style-name="Source_20_Text"><text:span text:style-name="T671">$array</text:span></text:span><text:span text:style-name="Source_20_Text"><text:span text:style-name="T639">,</text:span></text:span><text:span text:style-name="Source_20_Text"><text:span text:style-name="T1070"><text:line-break/></text:span></text:span><text:span text:style-name="Source_20_Text"><text:span text:style-name="T639">    </text:span></text:span><text:span text:style-name="Source_20_Text"><text:span text:style-name="T700">int</text:span></text:span><text:span text:style-name="Source_20_Text"><text:span text:style-name="T639"> </text:span></text:span><text:span text:style-name="Source_20_Text"><text:span text:style-name="T671">$offset</text:span></text:span><text:span text:style-name="Source_20_Text"><text:span text:style-name="T639">,</text:span></text:span><text:span text:style-name="Source_20_Text"><text:span text:style-name="T1070"><text:line-break/></text:span></text:span><text:span text:style-name="Source_20_Text"><text:span text:style-name="T639">    </text:span></text:span><text:span text:style-name="Source_20_Text"><text:span text:style-name="T700">?int</text:span></text:span><text:span text:style-name="Source_20_Text"><text:span text:style-name="T639"> </text:span></text:span><text:span text:style-name="Source_20_Text"><text:span text:style-name="T671">$length</text:span></text:span><text:span text:style-name="Source_20_Text"><text:span text:style-name="T943"> = null</text:span></text:span><text:span text:style-name="Source_20_Text"><text:span text:style-name="T639">,</text:span></text:span><text:span text:style-name="Source_20_Text"><text:span text:style-name="T1070"><text:line-break/></text:span></text:span><text:span text:style-name="Source_20_Text"><text:span text:style-name="T639">    </text:span></text:span><text:span text:style-name="Source_20_Text"><text:span text:style-name="T686">mixed</text:span></text:span><text:span text:style-name="Source_20_Text"><text:span text:style-name="T639"> </text:span></text:span><text:span text:style-name="Source_20_Text"><text:span text:style-name="T671">$replacement</text:span></text:span><text:span text:style-name="Source_20_Text"><text:span text:style-name="T943"> = []</text:span></text:span><text:span text:style-name="Source_20_Text"><text:span text:style-name="T1070"><text:line-break/></text:span></text:span><text:span text:style-name="Source_20_Text"><text:span text:style-name="T639">): </text:span></text:span><text:span text:style-name="Source_20_Text"><text:span text:style-name="T700">array</text:span></text:span><text:span text:style-name="Source_20_Text"><text:span text:style-name="T978"><text:tab/></text:span></text:span></text:p>
      <text:p text:style-name="P620"><text:span text:style-name="Strong_20_Emphasis"><text:span text:style-name="T348">Note</text:span></text:span><text:span text:style-name="T345">: <text:s/></text:span><text:span text:style-name="T353">Numerical keys in </text:span><text:span text:style-name="Source_20_Text"><text:span text:style-name="T353">array</text:span></text:span><text:span text:style-name="T353"> are not preserved.</text:span></text:p>
      <text:p text:style-name="P643"><text:span text:style-name="Strong_20_Emphasis"><text:span text:style-name="T349"/></text:span></text:p>
      <text:p text:style-name="P647"><text:span text:style-name="Strong_20_Emphasis"><text:span text:style-name="T349">Note</text:span></text:span><text:span text:style-name="T349">:</text:span><text:span text:style-name="T345"> If </text:span><text:span text:style-name="Source_20_Text"><text:span text:style-name="T346">replacement</text:span></text:span><text:span text:style-name="T345"> is not an array, it will be typecast to one  (i.e. </text:span><text:span text:style-name="Source_20_Text"><text:span text:style-name="T345">(array) $replacement</text:span></text:span><text:span text:style-name="T345">).</text:span></text:p>
      <text:p text:style-name="P127"/>
      <text:list xml:id="list2023670106" text:style-name="L6">
        <text:list-item>
          <text:p text:style-name="P737"><text:span text:style-name="Source_20_Text"><text:span text:style-name="T338">If</text:span></text:span><text:span text:style-name="Source_20_Text"><text:span text:style-name="T230"> offset </text:span></text:span><text:span text:style-name="Source_20_Text"><text:span text:style-name="T338">is positive then the start of the removed portion is at that offset from the beginning of the array array.</text:span></text:span></text:p>
        </text:list-item>
        <text:list-item>
          <text:p text:style-name="P737"><text:span text:style-name="Source_20_Text"><text:span text:style-name="T338">If </text:span></text:span><text:span text:style-name="Source_20_Text"><text:span text:style-name="T230">offset</text:span></text:span><text:span text:style-name="Source_20_Text"><text:span text:style-name="T338"> is negative then the start of the removed portion is at that offset from the end of the array array.</text:span></text:span></text:p>
        </text:list-item>
      </text:list>
      <text:p text:style-name="P201"/>
      <text:list xml:id="list140627288448138" text:continue-numbering="true" text:style-name="L6">
        <text:list-item>
          <text:p text:style-name="P738"><text:span text:style-name="Source_20_Text"><text:span text:style-name="T341">If</text:span></text:span><text:span text:style-name="Source_20_Text"><text:span text:style-name="T231"> length</text:span></text:span><text:span text:style-name="Source_20_Text"><text:span text:style-name="T341"> is omitted, removes everything from offset to the end of the array.</text:span></text:span></text:p>
        </text:list-item>
        <text:list-item>
          <text:p text:style-name="P738"><text:span text:style-name="Source_20_Text"><text:span text:style-name="T341">If </text:span></text:span><text:span text:style-name="Source_20_Text"><text:span text:style-name="T231">length</text:span></text:span><text:span text:style-name="Source_20_Text"><text:span text:style-name="T341"> is specified and is positive, then that many elements will be removed.</text:span></text:span></text:p>
        </text:list-item>
        <text:list-item>
          <text:p text:style-name="P738"><text:span text:style-name="Source_20_Text"><text:span text:style-name="T341">If </text:span></text:span><text:span text:style-name="Source_20_Text"><text:span text:style-name="T231">length</text:span></text:span><text:span text:style-name="Source_20_Text"><text:span text:style-name="T341"> is specified and is negative, then the end of the removed portion will be that many elements from the end of the array.</text:span></text:span></text:p>
        </text:list-item>
        <text:list-item>
          <text:p text:style-name="P739"><text:span text:style-name="Source_20_Text"><text:span text:style-name="T341">If </text:span></text:span><text:span text:style-name="Source_20_Text"><text:span text:style-name="T231">length</text:span></text:span><text:span text:style-name="Source_20_Text"><text:span text:style-name="T341"> is specified and is zero, no elements will be removed.</text:span></text:span></text:p>
        </text:list-item>
      </text:list>
      <text:p text:style-name="P202"><text:span text:style-name="Source_20_Text"><text:span text:style-name="T272"/></text:span></text:p>
      <text:p text:style-name="P624"><text:span text:style-name="Source_20_Text"><text:span text:style-name="T299">Tip</text:span></text:span><text:span text:style-name="Source_20_Text"><text:span text:style-name="T272"><text:tab/>To remove everything from </text:span></text:span><text:span text:style-name="Source_20_Text"><text:span text:style-name="T223">offset</text:span></text:span><text:span text:style-name="Source_20_Text"><text:span text:style-name="T272"> to the end of the array when </text:span></text:span><text:span text:style-name="Source_20_Text"><text:span text:style-name="T223">replacement</text:span></text:span><text:span text:style-name="Source_20_Text"><text:span text:style-name="T272"> is also specified, <text:tab/>use </text:span></text:span><text:span text:style-name="Source_20_Text"><text:span text:style-name="T242">count($input)</text:span></text:span><text:span text:style-name="Source_20_Text"><text:span text:style-name="T272"> for </text:span></text:span><text:span text:style-name="Source_20_Text"><text:span text:style-name="T223">length</text:span></text:span><text:span text:style-name="Source_20_Text"><text:span text:style-name="T272">.</text:span></text:span></text:p>
      <text:list xml:id="list3624094125" text:style-name="L7">
        <text:list-item>
          <text:p text:style-name="P734"><text:span text:style-name="Source_20_Text"><text:span text:style-name="T978">If </text:span></text:span><text:span text:style-name="Source_20_Text"><text:span text:style-name="T30">replacement</text:span></text:span><text:span text:style-name="Source_20_Text"><text:span text:style-name="T978"> array is specified, then the removed elements are replaced with elements from this array.</text:span></text:span></text:p>
        </text:list-item>
        <text:list-item>
          <text:p text:style-name="P730"><text:span text:style-name="Source_20_Text"><text:span text:style-name="T272">If </text:span></text:span><text:span text:style-name="Source_20_Text"><text:span text:style-name="T231">offset</text:span></text:span><text:span text:style-name="Source_20_Text"><text:span text:style-name="T272"> and </text:span></text:span><text:span text:style-name="Source_20_Text"><text:span text:style-name="T231">length</text:span></text:span><text:span text:style-name="Source_20_Text"><text:span text:style-name="T272"> are such that nothing is removed, then the elements from the </text:span></text:span><text:span text:style-name="Source_20_Text"><text:span text:style-name="T231">replacement</text:span></text:span><text:span text:style-name="Source_20_Text"><text:span text:style-name="T272"> array are inserted in the place specified by the offset.</text:span></text:span></text:p>
          <text:p text:style-name="P717"/>
        </text:list-item>
        <text:list-item>
          <text:p text:style-name="P718"><text:span text:style-name="Source_20_Text"><text:span text:style-name="T978">If </text:span></text:span><text:span text:style-name="Source_20_Text"><text:span text:style-name="T30">replacement</text:span></text:span><text:span text:style-name="Source_20_Text"><text:span text:style-name="T978"> is just one element it is not necessary to put array() or square brackets around it, unless the element is an array itself, an </text:span></text:span><text:span text:style-name="Source_20_Text"><text:span text:style-name="T30">object</text:span></text:span><text:span text:style-name="Source_20_Text"><text:span text:style-name="T978"> or </text:span></text:span><text:span text:style-name="Source_20_Text"><text:span text:style-name="T30">null</text:span></text:span><text:span text:style-name="Source_20_Text"><text:span text:style-name="T978">.</text:span></text:span></text:p>
        </text:list-item>
        <text:list-item>
          <text:p text:style-name="P718"><text:span text:style-name="Source_20_Text"><text:span text:style-name="T978">Keys in the replacement array are not preserved.</text:span></text:span></text:p>
        </text:list-item>
      </text:list>
      <text:p text:style-name="P249"><text:soft-page-break/><text:span text:style-name="Source_20_Text"><text:span text:style-name="T819">Example 3</text:span></text:span><text:span text:style-name="Source_20_Text"><text:span text:style-name="T827">8</text:span></text:span><text:span text:style-name="Source_20_Text"><text:span text:style-name="T819">:</text:span></text:span></text:p>
      <text:p text:style-name="P487"><text:span text:style-name="Source_20_Text"><text:span text:style-name="T244">&lt;?php</text:span></text:span></text:p>
      <text:p text:style-name="P488"><text:span text:style-name="Source_20_Text"><text:span text:style-name="T244">$input = array("red", "green", "blue", "yellow");</text:span></text:span></text:p>
      <text:p text:style-name="P411"><text:span text:style-name="Source_20_Text"><text:span text:style-name="T244">array_splice($input, 2);</text:span></text:span></text:p>
      <text:p text:style-name="P605"><text:span text:style-name="Source_20_Text"><text:span text:style-name="T235">var_export($input);<text:tab/><text:tab/></text:span></text:span></text:p>
      <text:p text:style-name="P605"><text:span text:style-name="Source_20_Text"><text:span text:style-name="T525">// array ( 0 =&gt; 'red', 1 =&gt; 'green', )</text:span></text:span></text:p>
      <text:p text:style-name="P604"><text:span text:style-name="Source_20_Text"><text:span text:style-name="T235"/></text:span></text:p>
      <text:p text:style-name="P443"><text:span text:style-name="Source_20_Text"><text:span text:style-name="T244">$input = array("red", "green", "blue", "yellow");</text:span></text:span></text:p>
      <text:p text:style-name="P411"><text:span text:style-name="Source_20_Text"><text:span text:style-name="T244">array_splice($input, 1, -1);</text:span></text:span></text:p>
      <text:p text:style-name="P411"><text:span text:style-name="Source_20_Text"><text:span text:style-name="T244">var_export($input);</text:span></text:span></text:p>
      <text:p text:style-name="P583"><text:span text:style-name="Source_20_Text"><text:span text:style-name="T525">// array ( 0 =&gt; 'red', 1 =&gt; 'yellow', )</text:span></text:span></text:p>
      <text:p text:style-name="P604"><text:span text:style-name="Source_20_Text"><text:span text:style-name="T235"/></text:span></text:p>
      <text:p text:style-name="P443"><text:span text:style-name="Source_20_Text"><text:span text:style-name="T244">$input = array("red", "green", "blue", "yellow");</text:span></text:span></text:p>
      <text:p text:style-name="P411"><text:span text:style-name="Source_20_Text"><text:span text:style-name="T244">array_splice($input, 1, count($input), "orange");</text:span></text:span></text:p>
      <text:p text:style-name="P411"><text:span text:style-name="Source_20_Text"><text:span text:style-name="T244">var_export($input);</text:span></text:span></text:p>
      <text:p text:style-name="P583"><text:span text:style-name="Source_20_Text"><text:span text:style-name="T525">// array ( 0 =&gt; 'red', 1 =&gt; 'orange', )</text:span></text:span></text:p>
      <text:p text:style-name="P604"><text:span text:style-name="Source_20_Text"><text:span text:style-name="T235"/></text:span></text:p>
      <text:p text:style-name="P443"><text:span text:style-name="Source_20_Text"><text:span text:style-name="T244">$input = array("red", "green", "blue", "yellow");</text:span></text:span></text:p>
      <text:p text:style-name="P411"><text:span text:style-name="Source_20_Text"><text:span text:style-name="T244">array_splice($input, -1, 1, array("black", "maroon"));</text:span></text:span></text:p>
      <text:p text:style-name="P606"><text:span text:style-name="Source_20_Text"><text:span text:style-name="T235">var_export($input);<text:tab/><text:tab/></text:span></text:span></text:p>
      <text:p text:style-name="P605"><text:span text:style-name="Source_20_Text"><text:span text:style-name="T525">//array ( 0 =&gt; 'red', 1 =&gt; 'green', 2 =&gt; 'blue', 3 =&gt; 'black', 4 =&gt; 'maroon', )</text:span></text:span></text:p>
      <text:p text:style-name="P466"><text:span text:style-name="Source_20_Text"><text:span text:style-name="T244">?&gt;</text:span></text:span></text:p>
      <text:p text:style-name="P411"><text:span text:style-name="Source_20_Text"><text:span text:style-name="T244"/></text:span></text:p>
      <text:p text:style-name="P196"><text:span text:style-name="Source_20_Text"><text:span text:style-name="T1018">compact</text:span></text:span><text:span text:style-name="Source_20_Text"><text:span text:style-name="T1019">()</text:span></text:span><text:span text:style-name="Source_20_Text"><text:span text:style-name="T1017"> — Create array containing variables and their values</text:span></text:span></text:p>
      <text:p text:style-name="P197"><text:span text:style-name="Strong_20_Emphasis"><text:span text:style-name="T682">compact</text:span></text:span><text:span text:style-name="Source_20_Text"><text:span text:style-name="T644">(</text:span></text:span><text:span text:style-name="Source_20_Text"><text:span text:style-name="T706">array|string</text:span></text:span><text:span text:style-name="Source_20_Text"><text:span text:style-name="T644"> </text:span></text:span><text:span text:style-name="Source_20_Text"><text:span text:style-name="T681">$var_name</text:span></text:span><text:span text:style-name="Source_20_Text"><text:span text:style-name="T644">, </text:span></text:span><text:span text:style-name="Source_20_Text"><text:span text:style-name="T706">array|string</text:span></text:span><text:span text:style-name="Source_20_Text"><text:span text:style-name="T644"> </text:span></text:span><text:span text:style-name="Source_20_Text"><text:span text:style-name="T681">...$var_names</text:span></text:span><text:span text:style-name="Source_20_Text"><text:span text:style-name="T644">): </text:span></text:span><text:span text:style-name="Source_20_Text"><text:span text:style-name="T706">array</text:span></text:span></text:p>
      <text:p text:style-name="P195"><text:span text:style-name="Source_20_Text"><text:span text:style-name="T20">compact()</text:span></text:span><text:span text:style-name="Source_20_Text"><text:span text:style-name="T1017"> takes a variable number of parameters. Each parameter can be either a string containing the name of the variable, or an array of variable names. The array can contain other arrays of variable names inside it;</text:span></text:span></text:p>
      <text:p text:style-name="P252"><text:span text:style-name="Source_20_Text"><text:span text:style-name="T819">Example </text:span></text:span><text:span text:style-name="Source_20_Text"><text:span text:style-name="T821">40</text:span></text:span><text:span text:style-name="Source_20_Text"><text:span text:style-name="T819">:</text:span></text:span></text:p>
      <text:p text:style-name="P212"><text:span text:style-name="Source_20_Text"><text:span text:style-name="T36">&lt;?php</text:span></text:span></text:p>
      <text:p text:style-name="P213"><text:span text:style-name="Source_20_Text"><text:span text:style-name="T36">$city  = "San Francisco";</text:span></text:span></text:p>
      <text:p text:style-name="P213"><text:span text:style-name="Source_20_Text"><text:span text:style-name="T36">$state = "CA";</text:span></text:span></text:p>
      <text:p text:style-name="P214"><text:span text:style-name="Source_20_Text"><text:span text:style-name="T36">$event = "SIGGRAPH";</text:span></text:span></text:p>
      <text:p text:style-name="P214"><text:span text:style-name="Source_20_Text"><text:span text:style-name="T36">$location_vars = array(</text:span></text:span><text:span text:style-name="Source_20_Text"><text:span text:style-name="T1085">"city"</text:span></text:span><text:span text:style-name="Source_20_Text"><text:span text:style-name="T36">, </text:span></text:span><text:span text:style-name="Source_20_Text"><text:span text:style-name="T1085">"state"</text:span></text:span><text:span text:style-name="Source_20_Text"><text:span text:style-name="T36">);</text:span></text:span></text:p>
      <text:p text:style-name="P214"><text:span text:style-name="Source_20_Text"><text:span text:style-name="T36">$result = compact(</text:span></text:span><text:span text:style-name="Source_20_Text"><text:span text:style-name="T1085">"event"</text:span></text:span><text:span text:style-name="Source_20_Text"><text:span text:style-name="T36">, $location_vars);</text:span></text:span></text:p>
      <text:p text:style-name="P213"><text:span text:style-name="Source_20_Text"><text:span text:style-name="T36">print_r($result);</text:span></text:span></text:p>
      <text:p text:style-name="P212"><text:span text:style-name="Source_20_Text"><text:span text:style-name="T36">?&gt;</text:span></text:span></text:p>
      <text:p text:style-name="P186"><text:span text:style-name="Source_20_Text"><text:span text:style-name="T908">Array ( [event] =&gt; SIGGRAPH <text:s text:c="3"/>[city] =&gt; San Francisco <text:s text:c="3"/>[state] =&gt; CA )</text:span></text:span></text:p>
      <text:p text:style-name="P186"><text:span text:style-name="Source_20_Text"><text:span text:style-name="T908"/></text:span></text:p>
      <text:p text:style-name="P215"><text:span text:style-name="Source_20_Text"><text:span text:style-name="T339">Note: </text:span></text:span><text:span text:style-name="Source_20_Text"><text:span text:style-name="T340"><text:tab/>Both in array &amp; in compact() the varables are passed as strings.</text:span></text:span></text:p>
      <text:h text:style-name="P623" text:outline-level="1"><text:soft-page-break/><text:span text:style-name="Source_20_Text"><text:span text:style-name="T366">extract() </text:span></text:span><text:span text:style-name="Source_20_Text"><text:span text:style-name="T356"> — Import variables into the current symbol table from an array,</text:span></text:span><text:span text:style-name="Source_20_Text"><text:span text:style-name="T300"> </text:span></text:span><text:span text:style-name="Source_20_Text"><text:span text:style-name="T273">and</text:span></text:span><text:span text:style-name="Source_20_Text"><text:span text:style-name="T356"> </text:span></text:span><text:span text:style-name="Source_20_Text"><text:span text:style-name="T357">r</text:span></text:span><text:span text:style-name="Source_20_Text"><text:span text:style-name="T356">eturns the number of variables <text:tab/><text:tab/>successfully imported into the symbol table.</text:span></text:span></text:h>
      <text:p text:style-name="P201"><text:span text:style-name="Strong_20_Emphasis"><text:span text:style-name="T672">extract</text:span></text:span><text:span text:style-name="T638">(</text:span><text:span text:style-name="T699">array</text:span><text:span text:style-name="T638"> </text:span><text:span text:style-name="Source_20_Text"><text:span text:style-name="T670">&amp;$array</text:span></text:span><text:span text:style-name="T638">, </text:span><text:span text:style-name="T699">int</text:span><text:span text:style-name="T638"> </text:span><text:span text:style-name="Source_20_Text"><text:span text:style-name="T670">$flags</text:span></text:span><text:span text:style-name="T942"> = </text:span><text:span text:style-name="T944">EXTR_OVERWRITE</text:span><text:span text:style-name="T638">, </text:span><text:span text:style-name="T699">string</text:span><text:span text:style-name="T638"> </text:span><text:span text:style-name="Source_20_Text"><text:span text:style-name="T670">$prefix</text:span></text:span><text:span text:style-name="T942"> = ""</text:span><text:span text:style-name="T638">): </text:span><text:span text:style-name="T699">int</text:span></text:p>
      <text:p text:style-name="P61"><text:span text:style-name="Source_20_Text"><text:span text:style-name="T859">Checks each key to see whether it has a valid variable name. </text:span></text:span></text:p>
      <text:p text:style-name="P60"><text:span text:style-name="Source_20_Text"><text:span text:style-name="T859">It also checks for collisions with existing variables in the symbol table.</text:span></text:span></text:p>
      <text:p text:style-name="P60"><text:span text:style-name="Source_20_Text"><text:span text:style-name="T701"/></text:span></text:p>
      <text:p text:style-name="P208"><text:span text:style-name="Source_20_Text"><text:span text:style-name="T1013">Flagse<text:tab/><text:tab/><text:tab/><text:tab/></text:span></text:span><text:span text:style-name="Source_20_Text"><text:span text:style-name="T1012">Description</text:span></text:span></text:p>
      <text:p text:style-name="P209"><text:span text:style-name="Source_20_Text"><text:span text:style-name="T1014">EXTR_OVERWRITE<text:tab/><text:tab/>If there is a collision, overwrite the existing variable.</text:span></text:span></text:p>
      <text:p text:style-name="P559"><text:span text:style-name="Source_20_Text"><text:span text:style-name="T356">EXTR_SKIP<text:tab/><text:tab/><text:tab/>If there is a collision, don't overwrite the existing variable.</text:span></text:span></text:p>
      <text:p text:style-name="P559"><text:span text:style-name="Source_20_Text"><text:span text:style-name="T356">EXTR_PREFIX_SAME<text:tab/><text:tab/>If there is a collision, prefix the variable name with prefix.</text:span></text:span></text:p>
      <text:p text:style-name="P559"><text:span text:style-name="Source_20_Text"><text:span text:style-name="T356">EXTR_PREFIX_ALL<text:tab/><text:tab/>Prefix all variable names with prefix.</text:span></text:span></text:p>
      <text:p text:style-name="P560"><text:span text:style-name="Source_20_Text"><text:span text:style-name="T356">EXTR_PREFIX_INVALID<text:tab/>Only prefix invalid/numeric variable names with prefix.</text:span></text:span></text:p>
      <text:p text:style-name="P198"><text:span text:style-name="Source_20_Text"><text:span text:style-name="T1011"/></text:span></text:p>
      <text:p text:style-name="P198"><text:span text:style-name="Source_20_Text"><text:span text:style-name="T1011">You must use an associative array; a numerically indexed array will not produce results unless you use </text:span></text:span><text:span text:style-name="Source_20_Text"><text:span text:style-name="T1013">EXTR_PREFIX_ALL </text:span></text:span><text:span text:style-name="Source_20_Text"><text:span text:style-name="T1011"> or  </text:span></text:span><text:span text:style-name="Source_20_Text"><text:span text:style-name="T1013">EXTR_PREFIX_INVALID</text:span></text:span><text:span text:style-name="Source_20_Text"><text:span text:style-name="T1011">.</text:span></text:span></text:p>
      <text:p text:style-name="P198"><text:span text:style-name="Source_20_Text"><text:span text:style-name="T1011"/></text:span></text:p>
      <text:list xml:id="list1359711325" text:style-name="L8">
        <text:list-item>
          <text:p text:style-name="P719"><text:span text:style-name="Source_20_Text"><text:span text:style-name="T860">If the </text:span></text:span><text:span text:style-name="Source_20_Text"><text:span text:style-name="T861">prefixed</text:span></text:span><text:span text:style-name="Source_20_Text"><text:span text:style-name="T860"> result is not a valid variable name, it is not imported into the symbol table. </text:span></text:span></text:p>
        </text:list-item>
        <text:list-item>
          <text:p text:style-name="P720"><text:span text:style-name="Source_20_Text"><text:span text:style-name="T861">Prefixes</text:span></text:span><text:span text:style-name="Source_20_Text"><text:span text:style-name="T860"> are automatically separated from the array key by an underscore character.</text:span></text:span></text:p>
        </text:list-item>
      </text:list>
      <text:p text:style-name="P250"><text:span text:style-name="Source_20_Text"><text:span text:style-name="T819"/></text:span></text:p>
      <text:p text:style-name="P250"><text:span text:style-name="Source_20_Text"><text:span text:style-name="T819">Example 3</text:span></text:span><text:span text:style-name="Source_20_Text"><text:span text:style-name="T828">9</text:span></text:span><text:span text:style-name="Source_20_Text"><text:span text:style-name="T819">:</text:span></text:span></text:p>
      <text:p text:style-name="P192"><text:span text:style-name="Source_20_Text"><text:span text:style-name="T44">&lt;?php</text:span></text:span></text:p>
      <text:p text:style-name="P192"><text:span text:style-name="Source_20_Text"><text:span text:style-name="T44">$size = "large";<text:line-break/>$</text:span></text:span><text:span text:style-name="Source_20_Text"><text:span text:style-name="T45">wddx</text:span></text:span><text:span text:style-name="Source_20_Text"><text:span text:style-name="T44"> = array("color" =&gt; "blue", "size"  =&gt; "medium", "shape" =&gt; "sphere");</text:span></text:span></text:p>
      <text:p text:style-name="P192"><text:span text:style-name="Source_20_Text"><text:span text:style-name="T44"/></text:span></text:p>
      <text:p text:style-name="P192"><text:span text:style-name="Source_20_Text"><text:span text:style-name="T44">extract($</text:span></text:span><text:span text:style-name="Source_20_Text"><text:span text:style-name="T45">wddx</text:span></text:span><text:span text:style-name="Source_20_Text"><text:span text:style-name="T44">, EXTR_PREFIX_SAME, "wddx");</text:span></text:span></text:p>
      <text:p text:style-name="P192"><text:span text:style-name="Source_20_Text"><text:span text:style-name="T44"/></text:span></text:p>
      <text:p text:style-name="P192"><text:span text:style-name="Source_20_Text"><text:span text:style-name="T44">echo "$color, $shape, </text:span></text:span><text:span text:style-name="Source_20_Text"><text:span text:style-name="T1084">$wddx_size</text:span></text:span><text:span text:style-name="Source_20_Text"><text:span text:style-name="T44">, $size";</text:span></text:span></text:p>
      <text:p text:style-name="P191"><text:span text:style-name="Source_20_Text"><text:span text:style-name="T44">?&gt;</text:span></text:span></text:p>
      <text:p text:style-name="P192"><text:span text:style-name="Source_20_Text"><text:span text:style-name="T912">blue, sphere, medium, large</text:span></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629"><text:soft-page-break/><text:span text:style-name="Source_20_Text"><text:span text:style-name="T311">shuffle() </text:span></text:span><text:span text:style-name="Source_20_Text"><text:span text:style-name="T291">— Shuffle an array. Returns true on success or false on failure.</text:span></text:span></text:p>
      <text:p text:style-name="P362"><text:span text:style-name="Source_20_Text"><text:span text:style-name="Strong_20_Emphasis"><text:span text:style-name="T660">shuffle</text:span></text:span></text:span><text:span text:style-name="Source_20_Text"><text:span text:style-name="T635">(</text:span></text:span><text:span text:style-name="Source_20_Text"><text:span text:style-name="T696">array</text:span></text:span><text:span text:style-name="Source_20_Text"><text:span text:style-name="T635"> </text:span></text:span><text:span text:style-name="Source_20_Text"><text:span text:style-name="T1087">&amp;</text:span></text:span><text:span text:style-name="Source_20_Text"><text:span text:style-name="T666">$array</text:span></text:span><text:span text:style-name="Source_20_Text"><text:span text:style-name="T635">): </text:span></text:span><text:span text:style-name="Source_20_Text"><text:span text:style-name="T696">bool</text:span></text:span></text:p>
      <text:p text:style-name="P257"><text:span text:style-name="Source_20_Text"><text:span text:style-name="T754">Note:</text:span></text:span><text:span text:style-name="Source_20_Text"><text:span text:style-name="T767"> This function assigns new keys to the elements in array. It will remove any existing keys that may have been assigned, rather than just reordering the keys.</text:span></text:span></text:p>
      <text:p text:style-name="P253"><text:span text:style-name="Source_20_Text"><text:span text:style-name="T414">Example</text:span></text:span><text:span text:style-name="Source_20_Text"><text:span text:style-name="T828"> </text:span></text:span><text:span text:style-name="Source_20_Text"><text:span text:style-name="T830">40</text:span></text:span><text:span text:style-name="Source_20_Text"><text:span text:style-name="T414">:</text:span></text:span></text:p>
      <text:p text:style-name="P489"><text:span text:style-name="Source_20_Text"><text:span text:style-name="T244">&lt;?php</text:span></text:span></text:p>
      <text:p text:style-name="P630"><text:span text:style-name="Source_20_Text"><text:span text:style-name="T235">$numbers = ['0'=&gt;'000', ...range(1, 9), 'a'=&gt;'A'];</text:span></text:span></text:p>
      <text:p text:style-name="P460"><text:span text:style-name="Source_20_Text"><text:span text:style-name="T244">var_export($numbers);</text:span></text:span></text:p>
      <text:p text:style-name="P460"><text:span text:style-name="Source_20_Text"><text:span text:style-name="T244">shuffle($numbers);</text:span></text:span></text:p>
      <text:p text:style-name="P460"><text:span text:style-name="Source_20_Text"><text:span text:style-name="T244">var_export($numbers);</text:span></text:span></text:p>
      <text:p text:style-name="P443"><text:span text:style-name="Source_20_Text"><text:span text:style-name="T244">?&gt;</text:span></text:span></text:p>
      <text:p text:style-name="P443"><text:span text:style-name="Source_20_Text"><text:span text:style-name="T530">array ( </text:span></text:span><text:span text:style-name="Source_20_Text"><text:span text:style-name="T584">0 =&gt; '000'</text:span></text:span><text:span text:style-name="Source_20_Text"><text:span text:style-name="T530">, <text:s/>1 =&gt; 1, <text:s/>2 =&gt; 2, <text:s/>3 =&gt; 3, <text:s/>4 =&gt; 4, <text:s/>5 =&gt; 5, <text:s/></text:span></text:span><text:span text:style-name="Source_20_Text"><text:span text:style-name="T584">'a' =&gt; 'A'</text:span></text:span><text:span text:style-name="Source_20_Text"><text:span text:style-name="T530">, )<text:line-break/>array ( 0 =&gt; 5, <text:s/>1 =&gt; 2, <text:s/>2 =&gt; 3, <text:s/></text:span></text:span><text:span text:style-name="Source_20_Text"><text:span text:style-name="T584">3 =&gt; '000'</text:span></text:span><text:span text:style-name="Source_20_Text"><text:span text:style-name="T530">, <text:s/></text:span></text:span><text:span text:style-name="Source_20_Text"><text:span text:style-name="T584">4 =&gt; 'A'</text:span></text:span><text:span text:style-name="Source_20_Text"><text:span text:style-name="T530">, <text:s/>5 =&gt; 4, <text:s/>6 =&gt; 1, )</text:span></text:span></text:p>
      <text:p text:style-name="P443"><text:span text:style-name="Source_20_Text"><text:span text:style-name="T530"/></text:span></text:p>
      <text:p text:style-name="P443"><text:span text:style-name="Source_20_Text"><text:span text:style-name="T554"/></text:span></text:p>
      <text:p text:style-name="P200"><text:span text:style-name="Source_20_Text"><text:span text:style-name="T1082">Destructuring Arrays</text:span></text:span></text:p>
      <text:p text:style-name="P199"><text:span text:style-name="Source_20_Text"><text:span text:style-name="T1082"/></text:span></text:p>
      <text:p text:style-name="P184"><text:span text:style-name="T1046">list</text:span><text:span text:style-name="T1047">()</text:span><text:span text:style-name="T1042"> — Assign variables as if they were an array, and </text:span><text:span text:style-name="T1043">r</text:span><text:span text:style-name="T1042">eturns the assigned array.</text:span></text:p>
      <text:p text:style-name="P656"><text:span text:style-name="Strong_20_Emphasis"><text:span text:style-name="T100">list</text:span></text:span><text:span text:style-name="T76">(</text:span><text:span text:style-name="Source_20_Text"><text:span text:style-name="T101">mixed</text:span></text:span><text:span text:style-name="T76"> </text:span><text:span text:style-name="Source_20_Text"><text:span text:style-name="T101">$var</text:span></text:span><text:span text:style-name="T76">, </text:span><text:span text:style-name="Source_20_Text"><text:span text:style-name="T101">mixed</text:span></text:span><text:span text:style-name="T76"> </text:span><text:span text:style-name="Source_20_Text"><text:span text:style-name="T101">...$vars</text:span></text:span><text:span text:style-name="T478"> = ?</text:span><text:span text:style-name="T76">): </text:span><text:span text:style-name="T160">array</text:span><text:span text:style-name="T10"> </text:span></text:p>
      <text:p text:style-name="P387"/>
      <text:p text:style-name="P567"><text:span text:style-name="Source_20_Text"><text:span text:style-name="T216">list()</text:span></text:span><text:span text:style-name="T435"> </text:span><text:span text:style-name="T268">l</text:span><text:span text:style-name="T269">ike</text:span><text:span text:style-name="T327"> </text:span><text:a xlink:type="simple" xlink:href="https://www.php.net/manual/en/function.array.php" text:style-name="Internet_20_link" text:visited-style-name="Visited_20_Internet_20_Link"><text:span text:style-name="Source_20_Text"><text:span text:style-name="T216">array()</text:span></text:span></text:a><text:span text:style-name="T269"> </text:span><text:span text:style-name="T268">it is </text:span><text:span text:style-name="T269">a language construct. </text:span><text:span text:style-name="Strong_20_Emphasis"><text:span text:style-name="T394">It</text:span></text:span><text:span text:style-name="T269"> is used to assign a list of variables in one operation. </text:span></text:p>
      <text:p text:style-name="P565"><text:span text:style-name="T269">Strings can not be unpacked and</text:span><text:span text:style-name="Strong_20_Emphasis"><text:span text:style-name="T435"> </text:span></text:span><text:span text:style-name="Source_20_Text"><text:span text:style-name="T216">list()</text:span></text:span><text:span text:style-name="Strong_20_Emphasis"><text:span text:style-name="T435"> </text:span></text:span><text:span text:style-name="T269">expressions can not be completely empty</text:span><text:span text:style-name="T354">.</text:span><text:span text:style-name="T768"> </text:span></text:p>
      <text:p text:style-name="P395"><text:span text:style-name="Source_20_Text"><text:span text:style-name="T424">Example </text:span></text:span><text:span text:style-name="Source_20_Text"><text:span text:style-name="T425">41:</text:span></text:span></text:p>
      <text:p text:style-name="P7">&lt;?php</text:p>
      <text:p text:style-name="P7">$info = array('coffee', 'brown', 'caffeine');</text:p>
      <text:p text:style-name="P7"/>
      <text:p text:style-name="P368">// Listing all the variables</text:p>
      <text:p text:style-name="P7">list($drink, $color, $power) = $info;</text:p>
      <text:p text:style-name="P7">echo "$drink $color $power;<text:tab/><text:tab/><text:tab/><text:span text:style-name="T927">// coffee brown caffeine</text:span><text:span text:style-name="T887"> </text:span></text:p>
      <text:p text:style-name="P7"/>
      <text:p text:style-name="P368">// Listing some of them</text:p>
      <text:p text:style-name="P7">list($drink, , $power) = $info;</text:p>
      <text:p text:style-name="P7">echo "$drink $power\n";<text:tab/><text:tab/><text:tab/><text:tab/><text:span text:style-name="T927">// coffee caffeine</text:span></text:p>
      <text:p text:style-name="P7"/>
      <text:p text:style-name="P7">list( , $color) = $info;</text:p>
      <text:p text:style-name="P7">echo "$color”;<text:tab/><text:tab/><text:tab/><text:tab/><text:tab/><text:span text:style-name="T927">// brown</text:span> <text:tab/><text:tab/><text:tab/><text:tab/></text:p>
      <text:p text:style-name="P7"><text:line-break/>list( , , $power) = $info;</text:p>
      <text:p text:style-name="P7">echo "$power";<text:tab/><text:tab/><text:tab/><text:tab/><text:tab/><text:span text:style-name="T927">// caffeine</text:span><text:span text:style-name="T1031"> </text:span></text:p>
      <text:p text:style-name="P7">?&gt;</text:p>
      <text:p text:style-name="P19"><text:soft-page-break/><text:span text:style-name="Source_20_Text"><text:span text:style-name="T792">Example </text:span></text:span><text:span text:style-name="Source_20_Text"><text:span text:style-name="T793">4</text:span></text:span><text:span text:style-name="Source_20_Text"><text:span text:style-name="T794">2</text:span></text:span><text:span text:style-name="Source_20_Text"><text:span text:style-name="T793">:</text:span></text:span></text:p>
      <text:p text:style-name="P8">&lt;?php<text:line-break/><text:span text:style-name="T1092">// list() doesn't work with strings</text:span></text:p>
      <text:p text:style-name="P6">list($bar) = "abcde";</text:p>
      <text:p text:style-name="P658"><text:span text:style-name="T204">var_dump($bar); <text:tab/><text:tab/><text:tab/><text:tab/><text:tab/></text:span><text:span text:style-name="T523">// NULL</text:span></text:p>
      <text:p text:style-name="P34"/>
      <text:p text:style-name="P34"/>
      <text:p text:style-name="P393"/>
      <text:p text:style-name="P394"><text:span text:style-name="Source_20_Text"><text:span text:style-name="T425">Example </text:span></text:span><text:span text:style-name="Source_20_Text"><text:span text:style-name="T426">43 (</text:span></text:span><text:span text:style-name="Source_20_Text"><text:span text:style-name="T425"> </text:span></text:span><text:span text:style-name="Source_20_Text"><text:span text:style-name="T426">example on data return from db): </text:span></text:span></text:p>
      <text:p text:style-name="P505"><text:span text:style-name="Source_20_Text"><text:span text:style-name="T253">&lt;?php</text:span></text:span></text:p>
      <text:p text:style-name="P505"><text:span text:style-name="Source_20_Text"><text:span text:style-name="T253">$result = $pdo-&gt;query("SELECT id, name FROM employees");</text:span></text:span></text:p>
      <text:p text:style-name="P505"><text:span text:style-name="Source_20_Text"><text:span text:style-name="T253">while (list($id, $name) = $result-&gt;fetch(</text:span></text:span><text:span text:style-name="Source_20_Text"><text:span text:style-name="T583">PDO::FETCH_NUM</text:span></text:span><text:span text:style-name="Source_20_Text"><text:span text:style-name="T253">)) {</text:span></text:span></text:p>
      <text:p text:style-name="P505"><text:span text:style-name="Source_20_Text"><text:span text:style-name="T253">    echo "id: $id, name: $name\n";</text:span></text:span></text:p>
      <text:p text:style-name="P505"><text:span text:style-name="Source_20_Text"><text:span text:style-name="T253">}</text:span></text:span></text:p>
      <text:p text:style-name="P390"><text:span text:style-name="Source_20_Text"><text:span text:style-name="T590">?&gt;</text:span></text:span></text:p>
      <text:p text:style-name="P390"><text:span text:style-name="Source_20_Text"><text:span text:style-name="T590"/></text:span></text:p>
      <text:p text:style-name="P393"/>
      <text:p text:style-name="P394"><text:span text:style-name="Source_20_Text"><text:span text:style-name="T426">Example </text:span></text:span><text:span text:style-name="Source_20_Text"><text:span text:style-name="T429">44 (</text:span></text:span><text:span text:style-name="Source_20_Text"><text:span text:style-name="T426"> Using nested list() ):</text:span></text:span></text:p>
      <text:p text:style-name="P506"><text:span text:style-name="Source_20_Text"><text:span text:style-name="T253">&lt;?php</text:span></text:span></text:p>
      <text:p text:style-name="P506"><text:span text:style-name="Source_20_Text"><text:span text:style-name="T253">list($a, list($b, $c)) = array(1, array(2, 3));</text:span></text:span></text:p>
      <text:p text:style-name="P506"><text:span text:style-name="Source_20_Text"><text:span text:style-name="T253">var_dump($a, $b, $c);</text:span></text:span></text:p>
      <text:p text:style-name="P506"><text:span text:style-name="Source_20_Text"><text:span text:style-name="T253">?&gt;</text:span></text:span></text:p>
      <text:p text:style-name="P56"><text:span text:style-name="Strong_20_Emphasis"><text:span text:style-name="T1035">int(1)</text:span></text:span></text:p>
      <text:p text:style-name="P57"><text:span text:style-name="Strong_20_Emphasis"><text:span text:style-name="T1035">int(2)</text:span></text:span></text:p>
      <text:p text:style-name="P58"><text:span text:style-name="Strong_20_Emphasis"><text:span text:style-name="T1035">int(3)</text:span></text:span></text:p>
      <text:p text:style-name="P58"><text:span text:style-name="Strong_20_Emphasis"><text:span text:style-name="T1035"/></text:span></text:p>
      <text:p text:style-name="P396"><text:span text:style-name="Source_20_Text"><text:span text:style-name="T376">Note:</text:span></text:span><text:span text:style-name="Source_20_Text"><text:span text:style-name="T378"> The order in which the indices of the array </text:span></text:span><text:span text:style-name="Source_20_Text"><text:span text:style-name="T379">are</text:span></text:span><text:span text:style-name="Source_20_Text"><text:span text:style-name="T378"> to be consumed by list() </text:span></text:span><text:span text:style-name="Source_20_Text"><text:span text:style-name="T380">isn’t by their order in the array</text:span></text:span><text:span text:style-name="Source_20_Text"><text:span text:style-name="T378">. </text:span></text:span></text:p>
      <text:p text:style-name="P396"><text:span text:style-name="Source_20_Text"><text:span text:style-name="T377">E</text:span></text:span><text:span text:style-name="Source_20_Text"><text:span text:style-name="T376">ntries are assigned according to their index.</text:span></text:span><text:span text:style-name="Source_20_Text"><text:span text:style-name="T378"> </text:span></text:span></text:p>
      <text:p text:style-name="P397"><text:span text:style-name="Source_20_Text"><text:span text:style-name="T378">Also keyed and unkeyed array entries in assignments cannot be mixed</text:span></text:span></text:p>
      <text:p text:style-name="P394"><text:span text:style-name="Source_20_Text"><text:span text:style-name="T426">Example 44 :</text:span></text:span></text:p>
      <text:p text:style-name="P568"><text:span text:style-name="Source_20_Text"><text:span text:style-name="T197"/></text:span></text:p>
      <text:p text:style-name="P504"><text:span text:style-name="Source_20_Text"><text:span text:style-name="T197">&lt;?php</text:span></text:span></text:p>
      <text:p text:style-name="P507"><text:span text:style-name="Source_20_Text"><text:span text:style-name="T197">$foo = array(2 =&gt; 'a', 'foo' =&gt; 'b', 0 =&gt; 'c');</text:span></text:span></text:p>
      <text:p text:style-name="P507"><text:span text:style-name="Source_20_Text"><text:span text:style-name="T197">$foo[1] = 'd';</text:span></text:span></text:p>
      <text:p text:style-name="P507"><text:span text:style-name="Source_20_Text"><text:span text:style-name="T197">list($x, $y, $z) = $foo;</text:span></text:span></text:p>
      <text:p text:style-name="P503"><text:span text:style-name="Source_20_Text"><text:span text:style-name="T197">foreach([$foo, $x, $y, $z] as $i) var_export($i);</text:span></text:span></text:p>
      <text:p text:style-name="P504"><text:span text:style-name="Source_20_Text"><text:span text:style-name="T197">?&gt;</text:span></text:span></text:p>
      <text:p text:style-name="P568"><text:span text:style-name="Source_20_Text"><text:span text:style-name="T197"/></text:span></text:p>
      <text:p text:style-name="P59"><text:span text:style-name="Source_20_Text"><text:span text:style-name="T962">array ( 2 =&gt; 'a', 'foo' =&gt; 'b', 0 =&gt; 'c', 1 =&gt; 'd', )</text:span></text:span></text:p>
      <text:p text:style-name="P59"><text:span text:style-name="Source_20_Text"><text:span text:style-name="T962">'c'</text:span></text:span></text:p>
      <text:p text:style-name="P59"><text:span text:style-name="Source_20_Text"><text:span text:style-name="T962">'d'</text:span></text:span></text:p>
      <text:p text:style-name="P59"><text:span text:style-name="Source_20_Text"><text:span text:style-name="T962">'a'</text:span></text:span></text:p>
      <text:p text:style-name="P569"><text:soft-page-break/><text:span text:style-name="Source_20_Text"><text:span text:style-name="T386">As of PHP 7.1.0 list() can now also contain explicit keys, which can be given as arbitrary expressions. Mixing of integer and string keys is allowed; however, elements with and without keys cannot be mixed.</text:span></text:span></text:p>
      <text:p text:style-name="P508"><text:span text:style-name="Source_20_Text"><text:span text:style-name="T576"/></text:span></text:p>
      <text:p text:style-name="P650"><text:span text:style-name="Source_20_Text"><text:span text:style-name="T433">Example 45 ( list() with keys ):</text:span></text:span></text:p>
      <text:p text:style-name="P502"><text:span text:style-name="Strong_20_Emphasis"><text:span text:style-name="T198">&lt;?php</text:span></text:span></text:p>
      <text:p text:style-name="P501"><text:span text:style-name="Strong_20_Emphasis"><text:span text:style-name="T198">$arr = ['fst'=&gt;'coffee', 3 =&gt;'brown', 5 =&gt;'caffeine']; </text:span></text:span></text:p>
      <text:p text:style-name="P501"><text:span text:style-name="Strong_20_Emphasis"><text:span text:style-name="T198">list (3=&gt;$three, 'fst'=&gt;$first) = $arr;</text:span></text:span></text:p>
      <text:p text:style-name="P501"><text:span text:style-name="Strong_20_Emphasis"><text:span text:style-name="T198">echo $three, ' ', $first;</text:span></text:span></text:p>
      <text:p text:style-name="P501"><text:span text:style-name="Strong_20_Emphasis"><text:span text:style-name="T198">?&gt;</text:span></text:span></text:p>
      <text:p text:style-name="P365"><text:span text:style-name="Source_20_Text"><text:span text:style-name="T893">brown coffee</text:span></text:span></text:p>
      <text:p text:style-name="P365"><text:span text:style-name="Source_20_Text"><text:span text:style-name="T893"/></text:span></text:p>
      <text:p text:style-name="P365"><text:span text:style-name="Source_20_Text"><text:span text:style-name="T893"/></text:span></text:p>
      <text:p text:style-name="P366"><text:span text:style-name="Strong_20_Emphasis"><text:span text:style-name="T73">&lt;?php</text:span></text:span></text:p>
      <text:p text:style-name="P367"><text:span text:style-name="Strong_20_Emphasis"><text:span text:style-name="T73">list ($three, 'fst'=&gt;$first) = $arr;</text:span></text:span></text:p>
      <text:p text:style-name="P366"><text:span text:style-name="Strong_20_Emphasis"><text:span text:style-name="T73">?&gt;</text:span></text:span></text:p>
      <text:p text:style-name="P366"><text:span text:style-name="Strong_20_Emphasis"><text:span text:style-name="T1089">Fatal error: Cannot mix keyed and unkeyed array entries in assignments</text:span></text:span></text:p>
      <text:p text:style-name="P365"><text:span text:style-name="Source_20_Text"><text:span text:style-name="T893"/></text:span></text:p>
      <text:p text:style-name="P365"><text:span text:style-name="Source_20_Text"><text:span text:style-name="T893"/></text:span></text:p>
      <text:p text:style-name="P388"/>
      <text:p text:style-name="P655"><text:span text:style-name="Source_20_Text"><text:span text:style-name="T387">If not explicit keyed, list() only works on numerical array. <text:s text:c="2"/>(mixing keyed and unkeyed will result in a fatal-error ) </text:span></text:span></text:p>
      <text:p text:style-name="P391"><text:span text:style-name="Source_20_Text"><text:span text:style-name="T426">Example </text:span></text:span><text:span text:style-name="Source_20_Text"><text:span text:style-name="T427">4</text:span></text:span><text:span text:style-name="Source_20_Text"><text:span text:style-name="T426">6:</text:span></text:span></text:p>
      <text:p text:style-name="P389"><text:span text:style-name="Strong_20_Emphasis"><text:span text:style-name="T588">&lt;?</text:span></text:span><text:span text:style-name="Strong_20_Emphasis"><text:span text:style-name="T589">php</text:span></text:span></text:p>
      <text:p text:style-name="P389"><text:span text:style-name="Strong_20_Emphasis"><text:span text:style-name="T588">list($c, $d) = ['one'=&gt; 1, 'two'=&gt; 2, 3, 4];</text:span></text:span></text:p>
      <text:p text:style-name="P389"><text:span text:style-name="Strong_20_Emphasis"><text:span text:style-name="T588">echo $c;<text:line-break/>echo $d;</text:span></text:span></text:p>
      <text:p text:style-name="P389"><text:span text:style-name="Strong_20_Emphasis"><text:span text:style-name="T588">?&gt;</text:span></text:span></text:p>
      <text:p text:style-name="P389"><text:span text:style-name="Strong_20_Emphasis"><text:span text:style-name="T562">3</text:span></text:span></text:p>
      <text:p text:style-name="P389"><text:span text:style-name="Strong_20_Emphasis"><text:span text:style-name="T562">4</text:span></text:span></text:p>
      <text:p text:style-name="P649"><text:span text:style-name="Strong_20_Emphasis"><text:span text:style-name="T587">// list('one'=&gt;$a, $c, $d) = ['one'=&gt; 1, 'two'=&gt; 2, 3, 4]; <text:s text:c="2"/><text:tab/>&lt;- Fatal error</text:span></text:span></text:p>
      <text:p text:style-name="P651"><text:span text:style-name="Strong_20_Emphasis"><text:span text:style-name="T486"/></text:span></text:p>
      <text:p text:style-name="P651"><text:span text:style-name="Strong_20_Emphasis"><text:span text:style-name="T486"/></text:span></text:p>
      <text:p text:style-name="P392"><text:span text:style-name="Source_20_Text"><text:span text:style-name="T433">Example </text:span></text:span><text:span text:style-name="Source_20_Text"><text:span text:style-name="T434">4</text:span></text:span><text:span text:style-name="Source_20_Text"><text:span text:style-name="T428">7</text:span></text:span><text:span text:style-name="Source_20_Text"><text:span text:style-name="T433">:</text:span></text:span></text:p>
      <text:p text:style-name="P652"><text:span text:style-name="Strong_20_Emphasis"><text:span text:style-name="T198">&lt;?php</text:span></text:span></text:p>
      <text:p text:style-name="P454"><text:span text:style-name="Strong_20_Emphasis"><text:span text:style-name="T198">$arr = ['one', 'two', 'three'];</text:span></text:span></text:p>
      <text:p text:style-name="P454"><text:span text:style-name="Strong_20_Emphasis"><text:span text:style-name="T198">list($indexArr[0], $indexArr[1], $indexArr[2]) = $arr;</text:span></text:span></text:p>
      <text:p text:style-name="P454"><text:span text:style-name="Strong_20_Emphasis"><text:span text:style-name="T198">var_export($indexArr);</text:span></text:span></text:p>
      <text:p text:style-name="P608"><text:span text:style-name="Strong_20_Emphasis"><text:span text:style-name="T198">?&gt;</text:span></text:span></text:p>
      <text:p text:style-name="P608"><text:span text:style-name="Source_20_Text"><text:span text:style-name="T519">array ( 0 =&gt; 'one', 1 =&gt; 'two', 2 =&gt; 'three', )</text:span></text:span></text:p>
      <text:p text:style-name="P608"><text:span text:style-name="Source_20_Text"><text:span text:style-name="T519"/></text:span></text:p>
      <text:p text:style-name="P608"><text:span text:style-name="Source_20_Text"><text:span text:style-name="T519"/></text:span></text:p>
      <text:p text:style-name="P608"><text:span text:style-name="Source_20_Text"><text:span text:style-name="T519"/></text:span></text:p>
      <text:p text:style-name="P538"><text:soft-page-break/><text:span text:style-name="T367">each</text:span><text:span text:style-name="T368">()</text:span><text:span text:style-name="T369"> — </text:span><text:span text:style-name="T362">Return the current key and value pair from an array and advance the array cursor</text:span><text:span text:style-name="T862"> </text:span></text:p>
      <text:p text:style-name="P637"><text:span text:style-name="Strong_20_Emphasis"><text:span text:style-name="T102">each</text:span></text:span><text:span text:style-name="T77">(</text:span><text:span text:style-name="T161">array|object</text:span><text:span text:style-name="T77"> </text:span><text:span text:style-name="Source_20_Text"><text:span text:style-name="T103">&amp;$array</text:span></text:span><text:span text:style-name="T77">): </text:span><text:span text:style-name="T161">array</text:span><text:span text:style-name="T966"> </text:span></text:p>
      <text:p text:style-name="P657"><text:span text:style-name="Strong_20_Emphasis"><text:span text:style-name="T367">Warning</text:span></text:span><text:span text:style-name="Strong_20_Emphasis"><text:span text:style-name="T362"> </text:span></text:span><text:span text:style-name="T362">This function has been </text:span><text:span text:style-name="Emphasis"><text:span text:style-name="T362">DEPRECATED</text:span></text:span><text:span text:style-name="T362"> as of PHP 7.2.0, and </text:span><text:span text:style-name="Emphasis"><text:span text:style-name="T362">REMOVED</text:span></text:span><text:span text:style-name="T362"> as of PHP 8.0.0. Relying on this function is highly discouraged.</text:span></text:p>
      <text:p text:style-name="P656"><text:span text:style-name="T361">After </text:span><text:span text:style-name="Strong_20_Emphasis"><text:span text:style-name="T198">each()</text:span></text:span><text:span text:style-name="T361">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98">reset()</text:span></text:span></text:a><text:span text:style-name="T361"> if you want to traverse the array again using each.</text:span><text:span text:style-name="T456"> </text:span></text:p>
      <text:p text:style-name="P28"/>
      <text:p text:style-name="P566"><text:span text:style-name="T361">This pair is returned in a four-element array, with the keys </text:span><text:span text:style-name="Source_20_Text"><text:span text:style-name="T487">0</text:span></text:span><text:span text:style-name="T361">, </text:span><text:span text:style-name="Source_20_Text"><text:span text:style-name="T487">1</text:span></text:span><text:span text:style-name="T361">, </text:span><text:span text:style-name="Source_20_Text"><text:span text:style-name="T487">key</text:span></text:span><text:span text:style-name="T361">, and </text:span><text:span text:style-name="Source_20_Text"><text:span text:style-name="T487">value</text:span></text:span><text:span text:style-name="T361">. Elements</text:span><text:span text:style-name="Strong_20_Emphasis"><text:span text:style-name="T455"> </text:span></text:span><text:span text:style-name="Strong_20_Emphasis"><text:span text:style-name="T197">0 </text:span></text:span><text:span text:style-name="T361">and</text:span><text:span text:style-name="T514"> </text:span><text:span text:style-name="Strong_20_Emphasis"><text:span text:style-name="T197">key </text:span></text:span><text:span text:style-name="T361">contain the key name of the array element, and</text:span><text:span text:style-name="Strong_20_Emphasis"><text:span text:style-name="T455"> </text:span></text:span><text:span text:style-name="Strong_20_Emphasis"><text:span text:style-name="T197">1 </text:span></text:span><text:span text:style-name="T361">and</text:span><text:span text:style-name="Strong_20_Emphasis"><text:span text:style-name="T197"> value </text:span></text:span><text:span text:style-name="T361">contain the data.</text:span><text:span text:style-name="T456"> </text:span></text:p>
      <text:p text:style-name="P29"/>
      <text:p text:style-name="P566"><text:span text:style-name="T365">Note: </text:span><text:span text:style-name="T361">If the internal pointer for the array points past the end of the array contents,</text:span><text:span text:style-name="Strong_20_Emphasis"><text:span text:style-name="T197"> each() </text:span></text:span><text:span text:style-name="Strong_20_Emphasis"><text:span text:style-name="T361">will </text:span></text:span><text:span text:style-name="T361">returns </text:span><text:span text:style-name="Source_20_Text"><text:span text:style-name="T361">false</text:span></text:span><text:span text:style-name="T361">.</text:span><text:span text:style-name="T510"> </text:span></text:p>
      <text:p text:style-name="P12"/>
      <text:p text:style-name="P16"><text:span text:style-name="Source_20_Text"><text:span text:style-name="T794">Example </text:span></text:span><text:span text:style-name="Source_20_Text"><text:span text:style-name="T795">4</text:span></text:span><text:span text:style-name="Source_20_Text"><text:span text:style-name="T796">8</text:span></text:span><text:span text:style-name="Source_20_Text"><text:span text:style-name="T794">:</text:span></text:span></text:p>
      <text:p text:style-name="P5"><text:span text:style-name="Strong_20_Emphasis"><text:span text:style-name="T926"> </text:span></text:span><text:span text:style-name="T1091"> </text:span></text:p>
      <text:p text:style-name="P9">&lt;?php</text:p>
      <text:p text:style-name="P9">$foo = array("bob", "fred", "jussi", "jouni", "egon", "marliese");</text:p>
      <text:p text:style-name="P9">$bar = each($foo);</text:p>
      <text:p text:style-name="P9">print_r($bar);</text:p>
      <text:p text:style-name="P9">?&gt; </text:p>
      <text:p text:style-name="P33">Array ([1] =&gt; bob, [value] =&gt; bob, [0] =&gt; 0, [key] =&gt; 0)</text:p>
      <text:p text:style-name="P33"/>
      <text:p text:style-name="P33"/>
      <text:p text:style-name="P13"/>
      <text:p text:style-name="P16"><text:span text:style-name="Source_20_Text"><text:span text:style-name="T794">Example </text:span></text:span><text:span text:style-name="Source_20_Text"><text:span text:style-name="T795">4</text:span></text:span><text:span text:style-name="Source_20_Text"><text:span text:style-name="T796">9</text:span></text:span><text:span text:style-name="Source_20_Text"><text:span text:style-name="T794">:</text:span></text:span></text:p>
      <text:p text:style-name="P14"><text:span text:style-name="Source_20_Text"><text:span text:style-name="T965">&lt;?php</text:span></text:span></text:p>
      <text:p text:style-name="P14"><text:span text:style-name="Source_20_Text"><text:span text:style-name="T965">$foo = array("Robert" =&gt; "Bob", "Seppo" =&gt; "Sepi");</text:span></text:span></text:p>
      <text:p text:style-name="P14"><text:span text:style-name="Source_20_Text"><text:span text:style-name="T965">$bar = each($foo);</text:span></text:span></text:p>
      <text:p text:style-name="P14"><text:span text:style-name="Source_20_Text"><text:span text:style-name="T965">print_r($bar);</text:span></text:span></text:p>
      <text:p text:style-name="P14"><text:span text:style-name="Source_20_Text"><text:span text:style-name="T965">?&gt;</text:span></text:span></text:p>
      <text:p text:style-name="P39"/>
      <text:p text:style-name="P38">Array ([1] =&gt; Bob, [value] =&gt; Bob, [0] =&gt; Robert, [key] =&gt; Robert,)</text:p>
      <text:p text:style-name="P37"/>
      <text:p text:style-name="P37"/>
      <text:p text:style-name="P16"><text:span text:style-name="Source_20_Text"><text:span text:style-name="T794">Example </text:span></text:span><text:span text:style-name="Source_20_Text"><text:span text:style-name="T796">50</text:span></text:span><text:span text:style-name="Source_20_Text"><text:span text:style-name="T794">:</text:span></text:span></text:p>
      <text:p text:style-name="P14"><text:span text:style-name="Source_20_Text"><text:span text:style-name="T965">&lt;?php</text:span></text:span></text:p>
      <text:p text:style-name="P14"><text:span text:style-name="Source_20_Text"><text:span text:style-name="T965">$fruit = array('a' =&gt; 'apple', 'b' =&gt; 'banana', 'c' =&gt; 'cranberry');<text:line-break/><text:line-break/>reset($fruit);</text:span></text:span></text:p>
      <text:p text:style-name="P14"><text:span text:style-name="Source_20_Text"><text:span text:style-name="T965">while (list($key, $val) = each($fruit)) {</text:span></text:span></text:p>
      <text:p text:style-name="P14"><text:span text:style-name="Source_20_Text"><text:span text:style-name="T965">    echo "$key =&gt; $val\n";<text:line-break/>}</text:span></text:span></text:p>
      <text:p text:style-name="P15"><text:span text:style-name="Source_20_Text"><text:span text:style-name="T965">?&gt;</text:span></text:span></text:p>
      <text:p text:style-name="P55"><text:span text:style-name="Source_20_Text"><text:span text:style-name="T963">a =&gt; apple</text:span></text:span></text:p>
      <text:p text:style-name="P57"><text:span text:style-name="Source_20_Text"><text:span text:style-name="T964">b =&gt; banana</text:span></text:span></text:p>
      <text:p text:style-name="P206"><text:span text:style-name="Source_20_Text"><text:span text:style-name="T894">c =&gt; cranberry</text:span></text:span></text:p>
      <text:p text:style-name="P198"><text:soft-page-break/><text:span text:style-name="Source_20_Text"><text:span text:style-name="T1082">Calculating with Arrays</text:span></text:span></text:p>
      <text:p text:style-name="P178">PHP offers several convenience functions that let you perform mathematical calculations on arrays without needing to iterate through them manually.</text:p>
      <text:p text:style-name="P179"/>
      <text:p text:style-name="P179"/>
      <text:p text:style-name="P179"/>
      <text:p text:style-name="P267"><text:span text:style-name="Strong_20_Emphasis"><text:span text:style-name="T737">array_count_values()  — </text:span></text:span><text:span text:style-name="T738"> returns an array using the values of </text:span><text:span text:style-name="Source_20_Text"><text:span text:style-name="T6">array</text:span></text:span><text:span text:style-name="T738"> as keys and their frequency in </text:span><text:span text:style-name="Source_20_Text"><text:span text:style-name="T6">array</text:span></text:span><text:span text:style-name="T738"> as values.</text:span></text:p>
      <text:p text:style-name="P267"><text:span text:style-name="Strong_20_Emphasis"><text:span text:style-name="T675">array_count_values</text:span></text:span><text:span text:style-name="T642">(</text:span><text:span text:style-name="T704">array</text:span><text:span text:style-name="T642"> </text:span><text:span text:style-name="Source_20_Text"><text:span text:style-name="T676">$array</text:span></text:span><text:span text:style-name="T642">): </text:span><text:span text:style-name="T704">array</text:span></text:p>
      <text:p text:style-name="P17"><text:span text:style-name="Source_20_Text"><text:span text:style-name="T787">Example </text:span></text:span><text:span text:style-name="Source_20_Text"><text:span text:style-name="T788">5</text:span></text:span><text:span text:style-name="Source_20_Text"><text:span text:style-name="T804">1</text:span></text:span><text:span text:style-name="Source_20_Text"><text:span text:style-name="T787">:</text:span></text:span></text:p>
      <text:p text:style-name="P281"><text:span text:style-name="Source_20_Text"><text:span text:style-name="T5">&lt;?php<text:line-break/>$array = array(1, "hello", 1, "world", "hello");<text:line-break/>print_r(array_count_values($array));<text:line-break/>?&gt;</text:span></text:span></text:p>
      <text:p text:style-name="P282"><text:span text:style-name="Source_20_Text"><text:span text:style-name="T888">Array ([1] =&gt; 2 [hello] =&gt; 2 [world] =&gt; 1 )</text:span></text:span></text:p>
      <text:p text:style-name="P207"><text:span text:style-name="Source_20_Text"><text:span text:style-name="T985">Note:</text:span></text:span><text:span text:style-name="Source_20_Text"><text:span text:style-name="T986"> Throws E_WARNING for every element which is not string or int.</text:span></text:span><text:span text:style-name="Source_20_Text"><text:span text:style-name="T982"> Includin nested array or flo</text:span></text:span><text:span text:style-name="Source_20_Text"><text:span text:style-name="T983">a</text:span></text:span><text:span text:style-name="Source_20_Text"><text:span text:style-name="T982">t</text:span></text:span><text:span text:style-name="Source_20_Text"><text:span text:style-name="T984">es.</text:span></text:span></text:p>
      <text:p text:style-name="P198"/>
      <text:p text:style-name="P198"/>
      <text:p text:style-name="P198"/>
      <text:p text:style-name="P268"><text:span text:style-name="Source_20_Text"><text:span text:style-name="T790">Example </text:span></text:span><text:span text:style-name="Source_20_Text"><text:span text:style-name="T791">52</text:span></text:span><text:span text:style-name="Source_20_Text"><text:span text:style-name="T790"> (finding the number of items with specific values in multidimensional array):</text:span></text:span></text:p>
      <text:p text:style-name="P269"><text:span text:style-name="Source_20_Text"><text:span text:style-name="T34">&lt;?php</text:span></text:span></text:p>
      <text:p text:style-name="P269"><text:span text:style-name="Source_20_Text"><text:span text:style-name="T34">$list = [<text:line-break/>  ['id' =&gt; 1, 'userId' =&gt; 5],<text:line-break/>  ['id' =&gt; 2, 'userId' =&gt; 5],<text:line-break/>  ['id' =&gt; 3, 'userId' =&gt; 6],<text:line-break/>];</text:span></text:span></text:p>
      <text:p text:style-name="P269"><text:span text:style-name="Source_20_Text"><text:span text:style-name="T34">$userId = 5;<text:line-break/>echo array_count_values(array_column($list, 'userId'))[$userId]; <text:line-break/>?&gt;</text:span></text:span></text:p>
      <text:p text:style-name="P278"><text:span text:style-name="Source_20_Text"><text:span text:style-name="T899">// 2</text:span></text:span></text:p>
      <text:p text:style-name="P120"/>
      <text:p text:style-name="P122"/>
      <text:p text:style-name="P120"/>
      <text:p text:style-name="P123"><text:soft-page-break/><text:span text:style-name="T1048">array_product</text:span><text:span text:style-name="T1049">()</text:span><text:span text:style-name="T1048"> </text:span><text:span text:style-name="T1044">— Calculate the product of values in an array. Returns the product as an integer or float.</text:span></text:p>
      <text:p text:style-name="P618"><text:span text:style-name="T342"><text:tab/><text:tab/> <text:s text:c="6"/></text:span><text:span text:style-name="Source_20_Text"><text:span text:style-name="T185">1</text:span></text:span><text:span text:style-name="T342"> if the </text:span><text:span text:style-name="Source_20_Text"><text:span text:style-name="T342">array</text:span></text:span><text:span text:style-name="T342"> is empty.</text:span></text:p>
      <text:p text:style-name="P198"><text:span text:style-name="Strong_20_Emphasis"><text:span text:style-name="T677">array_product</text:span></text:span><text:span text:style-name="T643">(</text:span><text:span text:style-name="T705">array</text:span><text:span text:style-name="T643"> </text:span><text:span text:style-name="Source_20_Text"><text:span text:style-name="T678">$array</text:span></text:span><text:span text:style-name="T643">): </text:span><text:span text:style-name="T705">int|float</text:span></text:p>
      <text:p text:style-name="P18"><text:span text:style-name="Source_20_Text"><text:span text:style-name="T415">Example </text:span></text:span><text:span text:style-name="Source_20_Text"><text:span text:style-name="T416">5</text:span></text:span><text:span text:style-name="Source_20_Text"><text:span text:style-name="T804">2</text:span></text:span><text:span text:style-name="Source_20_Text"><text:span text:style-name="T415">:</text:span></text:span></text:p>
      <text:p text:style-name="P491"><text:span text:style-name="Source_20_Text"><text:span text:style-name="T189">&lt;?php</text:span></text:span></text:p>
      <text:p text:style-name="P454"><text:span text:style-name="Source_20_Text"><text:span text:style-name="T189">$arr = array(2, 4, 6, 8);</text:span></text:span></text:p>
      <text:p text:style-name="P454"><text:span text:style-name="Source_20_Text"><text:span text:style-name="T189">var_export(array_product($arr));<text:tab/></text:span></text:span><text:span text:style-name="Source_20_Text"><text:span text:style-name="T515">// 384<text:tab/></text:span></text:span><text:span text:style-name="Source_20_Text"><text:span text:style-name="T189"><text:tab/></text:span></text:span></text:p>
      <text:p text:style-name="P607"><text:span text:style-name="Source_20_Text"><text:span text:style-name="T182"/></text:span></text:p>
      <text:p text:style-name="P454"><text:span text:style-name="Source_20_Text"><text:span text:style-name="T189">var_export(array_product([]));<text:tab/></text:span></text:span><text:span text:style-name="Source_20_Text"><text:span text:style-name="T515">// 1</text:span></text:span></text:p>
      <text:p text:style-name="P454"><text:span text:style-name="Source_20_Text"><text:span text:style-name="T189">var_export(array_product([0]));<text:tab/></text:span></text:span><text:span text:style-name="Source_20_Text"><text:span text:style-name="T515">// 0</text:span></text:span></text:p>
      <text:p text:style-name="P607"><text:span text:style-name="Source_20_Text"><text:span text:style-name="T182"/></text:span></text:p>
      <text:p text:style-name="P454"><text:span text:style-name="Source_20_Text"><text:span text:style-name="T189">var_export(array_product([true, true]));<text:tab/><text:tab/><text:tab/></text:span></text:span><text:span text:style-name="Source_20_Text"><text:span text:style-name="T515">// 1</text:span></text:span></text:p>
      <text:p text:style-name="P454"><text:span text:style-name="Source_20_Text"><text:span text:style-name="T189">var_export(array_product([true, true, false]));<text:tab/></text:span></text:span><text:span text:style-name="Source_20_Text"><text:span text:style-name="T515">// 0</text:span></text:span></text:p>
      <text:p text:style-name="P454"><text:span text:style-name="Source_20_Text"><text:span text:style-name="T189">var_export(array_product([false, false]));<text:tab/><text:tab/></text:span></text:span><text:span text:style-name="Source_20_Text"><text:span text:style-name="T515">// 0</text:span></text:span></text:p>
      <text:p text:style-name="P454"><text:span text:style-name="Source_20_Text"><text:span text:style-name="T515"/></text:span></text:p>
      <text:p text:style-name="P454"><text:span text:style-name="Source_20_Text"><text:span text:style-name="T189">var_export(array_product([5, 'hello', 2]));<text:tab/><text:tab/></text:span></text:span><text:span text:style-name="Source_20_Text"><text:span text:style-name="T515">// 0</text:span></text:span></text:p>
      <text:p text:style-name="P454"><text:span text:style-name="Source_20_Text"><text:span text:style-name="T189">var_export(array_product(['5hh', '2ee']));<text:tab/><text:tab/></text:span></text:span><text:span text:style-name="Source_20_Text"><text:span text:style-name="T515">// 10</text:span></text:span></text:p>
      <text:p text:style-name="P454"><text:span text:style-name="Source_20_Text"><text:span text:style-name="T189">?&gt;</text:span></text:span></text:p>
      <text:p text:style-name="Standard"/>
      <text:p text:style-name="Standard"/>
      <text:p text:style-name="Standard"/>
      <text:p text:style-name="P120"/>
      <text:p text:style-name="P618"><text:span text:style-name="T343">array_sum()</text:span><text:span text:style-name="T342"> — Returns the sum of values as an integer or float; </text:span><text:span text:style-name="Source_20_Text"><text:span text:style-name="T342">0</text:span></text:span><text:span text:style-name="T342"> if the </text:span><text:span text:style-name="Source_20_Text"><text:span text:style-name="T342">array</text:span></text:span><text:span text:style-name="T342"> is empty.</text:span></text:p>
      <text:p text:style-name="P198"><text:span text:style-name="Strong_20_Emphasis"><text:span text:style-name="T672">array_sum</text:span></text:span><text:span text:style-name="T638">(</text:span><text:span text:style-name="T699">array</text:span><text:span text:style-name="T638"> </text:span><text:span text:style-name="Source_20_Text"><text:span text:style-name="T670">$array</text:span></text:span><text:span text:style-name="T638">): </text:span><text:span text:style-name="T699">int|float</text:span></text:p>
      <text:p text:style-name="P20"><text:span text:style-name="Source_20_Text"><text:span text:style-name="T797">Example </text:span></text:span><text:span text:style-name="Source_20_Text"><text:span text:style-name="T798">5</text:span></text:span><text:span text:style-name="Source_20_Text"><text:span text:style-name="T805">3</text:span></text:span><text:span text:style-name="Source_20_Text"><text:span text:style-name="T797">:</text:span></text:span></text:p>
      <text:p text:style-name="P490"><text:span text:style-name="Source_20_Text"><text:span text:style-name="T194">&lt;?php</text:span></text:span></text:p>
      <text:p text:style-name="P490"><text:span text:style-name="Source_20_Text"><text:span text:style-name="T189">echo array_sum([2, 4, 6, 8]);<text:tab/><text:tab/><text:tab/></text:span></text:span><text:span text:style-name="Source_20_Text"><text:span text:style-name="T515">// 20</text:span></text:span></text:p>
      <text:p text:style-name="P490"><text:span text:style-name="Source_20_Text"><text:span text:style-name="T189">echo array_sum([2, true, false]);<text:tab/><text:tab/></text:span></text:span><text:span text:style-name="Source_20_Text"><text:span text:style-name="T515">// 3</text:span></text:span></text:p>
      <text:p text:style-name="P490"><text:span text:style-name="Source_20_Text"><text:span text:style-name="T189">echo array_sum([]);<text:tab/><text:tab/><text:tab/><text:tab/></text:span></text:span><text:span text:style-name="Source_20_Text"><text:span text:style-name="T515">// 0</text:span></text:span></text:p>
      <text:p text:style-name="P490"><text:span text:style-name="Source_20_Text"><text:span text:style-name="T189">echo array_sum(['hello', 'world']);<text:tab/><text:tab/></text:span></text:span><text:span text:style-name="Source_20_Text"><text:span text:style-name="T515">// 0</text:span></text:span></text:p>
      <text:p text:style-name="P490"><text:span text:style-name="Source_20_Text"><text:span text:style-name="T189">echo array_sum(['0.05x']);<text:tab/><text:tab/><text:tab/></text:span></text:span><text:span text:style-name="Source_20_Text"><text:span text:style-name="T515">// 0.05</text:span></text:span></text:p>
      <text:p text:style-name="P490"><text:span text:style-name="Source_20_Text"><text:span text:style-name="T189">?&gt;</text:span></text:span></text:p>
      <text:p text:style-name="P62"/>
      <text:p text:style-name="P121"><text:span text:style-name="T709">Note:</text:span> The product of an empty array is 1, not 0. <text:span text:style-name="T1096">While the sum <text:s/></text:span>of an empty <text:span text:style-name="T1118">array </text:span><text:span text:style-name="T1096">is 0.</text:span></text:p>
      <text:p text:style-name="P111"/>
      <text:p text:style-name="P113"><text:soft-page-break/><text:span text:style-name="T714">count</text:span><text:span text:style-name="T715">()</text:span><text:span text:style-name="T714"> </text:span><text:span text:style-name="T1038">— Count all elements in an array, or something in <text:s/>an object</text:span></text:p>
      <text:p text:style-name="P544"><text:span text:style-name="Strong_20_Emphasis"><text:span text:style-name="T119">count</text:span></text:span><text:span text:style-name="T85">(</text:span><text:span text:style-name="Source_20_Text"><text:span text:style-name="T119">Countable</text:span></text:span><text:span text:style-name="T169">|array</text:span><text:span text:style-name="T85"> </text:span><text:span text:style-name="Source_20_Text"><text:span text:style-name="T119">$value</text:span></text:span><text:span text:style-name="T85">, </text:span><text:span text:style-name="T169">int</text:span><text:span text:style-name="T85"> </text:span><text:span text:style-name="Source_20_Text"><text:span text:style-name="T119">$mode</text:span></text:span><text:span text:style-name="T463"> = </text:span><text:span text:style-name="Source_20_Text"><text:span text:style-name="T464">COUNT_NORMAL</text:span></text:span><text:span text:style-name="T85">): </text:span><text:span text:style-name="T169">int</text:span></text:p>
      <text:p text:style-name="P665"><text:span text:style-name="T334">For objects, if you have</text:span><text:span text:style-name="Source_20_Text"><text:span text:style-name="T334"> </text:span></text:span><text:span text:style-name="Source_20_Text"><text:span text:style-name="T254">SPL</text:span></text:span><text:span text:style-name="T335"> </text:span><text:span text:style-name="T334">installed </text:span><text:span text:style-name="T335">(Standard PHP Library)</text:span><text:span text:style-name="T334">, you can hook into </text:span><text:span text:style-name="Source_20_Text"><text:span text:style-name="T254">count()</text:span></text:span><text:span text:style-name="T334"> by implementing interface </text:span><text:span text:style-name="Source_20_Text"><text:span text:style-name="T254">Countable</text:span></text:span><text:span text:style-name="Source_20_Text"><text:span text:style-name="T337">.</text:span></text:span><text:span text:style-name="T334"> The interface has exactly one method, </text:span><text:span text:style-name="Source_20_Text"><text:span text:style-name="T254">Countable::count()</text:span></text:span><text:span text:style-name="T334">, which returns the return value for the </text:span><text:span text:style-name="Source_20_Text"><text:span text:style-name="T254">count()</text:span></text:span><text:span text:style-name="T334"> function.</text:span></text:p>
      <text:p text:style-name="P543"><text:span text:style-name="T334">If the optional </text:span><text:span text:style-name="Source_20_Text"><text:span text:style-name="T336">mode</text:span></text:span><text:span text:style-name="T334"> parameter is set to </text:span><text:span text:style-name="Source_20_Text"><text:span text:style-name="T336">COUNT_RECURSIVE</text:span></text:span><text:span text:style-name="T334"> (or 1), </text:span><text:span text:style-name="Strong_20_Emphasis"><text:span text:style-name="T336">count()</text:span></text:span><text:span text:style-name="T334"> will recursively count the array.</text:span></text:p>
      <text:p text:style-name="P21"><text:span text:style-name="Source_20_Text"><text:span text:style-name="T787">Example </text:span></text:span><text:span text:style-name="Source_20_Text"><text:span text:style-name="T788">5</text:span></text:span><text:span text:style-name="Source_20_Text"><text:span text:style-name="T806">4</text:span></text:span><text:span text:style-name="Source_20_Text"><text:span text:style-name="T787">:</text:span></text:span></text:p>
      <text:p text:style-name="P663"><text:span text:style-name="Source_20_Text"><text:span text:style-name="T232">&lt;?php</text:span></text:span></text:p>
      <text:p text:style-name="P663"><text:span text:style-name="Source_20_Text"><text:span text:style-name="T232">$b[0] <text:s/>= 7;</text:span></text:span></text:p>
      <text:p text:style-name="P663"><text:span text:style-name="Source_20_Text"><text:span text:style-name="T232">$b[5] <text:s/>= 9;</text:span></text:span></text:p>
      <text:p text:style-name="P663"><text:span text:style-name="Source_20_Text"><text:span text:style-name="T232">$b[10] = 11;</text:span></text:span></text:p>
      <text:p text:style-name="P663"><text:span text:style-name="Source_20_Text"><text:span text:style-name="T232"/></text:span></text:p>
      <text:p text:style-name="P545"><text:span text:style-name="Source_20_Text"><text:span text:style-name="T232">var_dump(count($b));<text:tab/><text:tab/></text:span></text:span><text:span text:style-name="Source_20_Text"><text:span text:style-name="T524">// int(3)</text:span></text:span></text:p>
      <text:p text:style-name="P545"><text:span text:style-name="Source_20_Text"><text:span text:style-name="T524"/></text:span></text:p>
      <text:p text:style-name="P545"><text:span text:style-name="Source_20_Text"><text:span text:style-name="T232">var_dump(count(null));<text:tab/><text:tab/></text:span></text:span><text:span text:style-name="Source_20_Text"><text:span text:style-name="T524">// int(0)</text:span></text:span></text:p>
      <text:p text:style-name="P545"><text:span text:style-name="Source_20_Text"><text:span text:style-name="T232">var_dump(count(false));<text:tab/><text:tab/></text:span></text:span><text:span text:style-name="Source_20_Text"><text:span text:style-name="T524">// int(1)</text:span></text:span></text:p>
      <text:p text:style-name="P545"><text:span text:style-name="Source_20_Text"><text:span text:style-name="T524"/></text:span></text:p>
      <text:p text:style-name="P548"><text:span text:style-name="Source_20_Text"><text:span text:style-name="T232">var_dump(</text:span></text:span><text:span text:style-name="Source_20_Text"><text:span text:style-name="T233">count(</text:span></text:span><text:span text:style-name="Source_20_Text"><text:span text:style-name="T232">'hello world'</text:span></text:span><text:span text:style-name="Source_20_Text"><text:span text:style-name="T233">)</text:span></text:span><text:span text:style-name="Source_20_Text"><text:span text:style-name="T232">);<text:tab/></text:span></text:span><text:span text:style-name="Source_20_Text"><text:span text:style-name="T524">// int(1)</text:span></text:span></text:p>
      <text:p text:style-name="P552"><text:span text:style-name="Source_20_Text"><text:span text:style-name="T232">var_dump(</text:span></text:span><text:span text:style-name="Source_20_Text"><text:span text:style-name="T233">count(</text:span></text:span><text:span text:style-name="Source_20_Text"><text:span text:style-name="T232">'hello', 'world'</text:span></text:span><text:span text:style-name="Source_20_Text"><text:span text:style-name="T233">)</text:span></text:span><text:span text:style-name="Source_20_Text"><text:span text:style-name="T232">);<text:tab/></text:span></text:span><text:span text:style-name="Source_20_Text"><text:span text:style-name="T535">// Warning expects parameter 2 to be integer, string <text:tab/><text:tab/><text:tab/><text:tab/><text:tab/><text:tab/> <text:s text:c="2"/>given in</text:span></text:span></text:p>
      <text:p text:style-name="P548"><text:span text:style-name="Source_20_Text"><text:span text:style-name="T555"/></text:span></text:p>
      <text:p text:style-name="P548"><text:span text:style-name="Source_20_Text"><text:span text:style-name="T232">var_dump</text:span></text:span><text:span text:style-name="Source_20_Text"><text:span text:style-name="T233">(count</text:span></text:span><text:span text:style-name="Source_20_Text"><text:span text:style-name="T232">(</text:span></text:span><text:span text:style-name="Source_20_Text"><text:span text:style-name="T238">5</text:span></text:span><text:span text:style-name="Source_20_Text"><text:span text:style-name="T240">)</text:span></text:span><text:span text:style-name="Source_20_Text"><text:span text:style-name="T232">);<text:tab/><text:tab/><text:tab/></text:span></text:span><text:span text:style-name="Source_20_Text"><text:span text:style-name="T524">// int(1)</text:span></text:span></text:p>
      <text:p text:style-name="P548"><text:span text:style-name="Source_20_Text"><text:span text:style-name="T232">var_dump(</text:span></text:span><text:span text:style-name="Source_20_Text"><text:span text:style-name="T233">count(</text:span></text:span><text:span text:style-name="Source_20_Text"><text:span text:style-name="T232">5, 5, 5</text:span></text:span><text:span text:style-name="Source_20_Text"><text:span text:style-name="T233">)</text:span></text:span><text:span text:style-name="Source_20_Text"><text:span text:style-name="T232">);<text:tab/><text:tab/></text:span></text:span><text:span text:style-name="Source_20_Text"><text:span text:style-name="T535">// Warning expects at most 2 parameters, 3 given in</text:span></text:span></text:p>
      <text:p text:style-name="P664"><text:span text:style-name="Source_20_Text"><text:span text:style-name="T232">?&gt;</text:span></text:span></text:p>
      <text:p text:style-name="P664"><text:span text:style-name="Source_20_Text"><text:span text:style-name="T232"/></text:span></text:p>
      <text:p text:style-name="P546"><text:span text:style-name="Source_20_Text"><text:span text:style-name="T605">Warning</text:span></text:span><text:span text:style-name="Source_20_Text"><text:span text:style-name="T608">: In PHP8 <text:s/>count() will now throw </text:span></text:span><text:span text:style-name="Source_20_Text"><text:span text:style-name="T605">TypeError</text:span></text:span><text:span text:style-name="Source_20_Text"><text:span text:style-name="T608"> if an invalid <text:s/>type i</text:span></text:span><text:span text:style-name="Source_20_Text"><text:span text:style-name="T601">s p</text:span></text:span><text:span text:style-name="Source_20_Text"><text:span text:style-name="T608">assed </text:span></text:span><text:span text:style-name="Source_20_Text"><text:span text:style-name="T609">(</text:span></text:span><text:span text:style-name="Source_20_Text"><text:span text:style-name="T610">as </text:span></text:span><text:span text:style-name="Source_20_Text"><text:span text:style-name="T606">null </text:span></text:span><text:span text:style-name="Source_20_Text"><text:span text:style-name="T610">or </text:span></text:span><text:span text:style-name="Source_20_Text"><text:span text:style-name="T606">false</text:span></text:span><text:span text:style-name="Source_20_Text"><text:span text:style-name="T607">)</text:span></text:span><text:span text:style-name="Source_20_Text"><text:span text:style-name="T608"> .</text:span></text:span></text:p>
      <text:p text:style-name="P231"><text:span text:style-name="Source_20_Text"><text:span text:style-name="T736"/></text:span></text:p>
      <text:p text:style-name="P21"><text:span text:style-name="Source_20_Text"><text:span text:style-name="T787">Example </text:span></text:span><text:span text:style-name="Source_20_Text"><text:span text:style-name="T788">5</text:span></text:span><text:span text:style-name="Source_20_Text"><text:span text:style-name="T806">5</text:span></text:span><text:span text:style-name="Source_20_Text"><text:span text:style-name="T787">:</text:span></text:span></text:p>
      <text:p text:style-name="P275"><text:span text:style-name="Source_20_Text"><text:span text:style-name="T34">&lt;?php<text:line-break/>$food = array('fruits' =&gt; array('orange', 'banana', 'apple'),<text:line-break/>              'veggie' =&gt; array('carrot', 'collard', 'pea'));<text:line-break/><text:line-break/></text:span></text:span><text:span text:style-name="Source_20_Text"><text:span text:style-name="T1034">// recursive count</text:span></text:span><text:span text:style-name="Source_20_Text"><text:span text:style-name="T34"><text:line-break/>echo count($food, </text:span></text:span><text:span text:style-name="Source_20_Text"><text:span text:style-name="T941">COUNT_RECURSIVE</text:span></text:span><text:span text:style-name="Source_20_Text"><text:span text:style-name="T34">); <text:tab/></text:span></text:span><text:span text:style-name="Source_20_Text"><text:span text:style-name="T903">// 8</text:span></text:span><text:span text:style-name="Source_20_Text"><text:span text:style-name="T34"><text:line-break/><text:line-break/></text:span></text:span><text:span text:style-name="Source_20_Text"><text:span text:style-name="T1034">// normal count</text:span></text:span><text:span text:style-name="Source_20_Text"><text:span text:style-name="T34"><text:line-break/>echo count($food); <text:tab/><text:tab/><text:tab/> <text:tab/></text:span></text:span><text:span text:style-name="Source_20_Text"><text:span text:style-name="T903">// 2</text:span></text:span></text:p>
      <text:p text:style-name="P276"><text:span text:style-name="Source_20_Text"><text:span text:style-name="T34">?&gt;</text:span></text:span></text:p>
      <text:p text:style-name="P618"><text:span text:style-name="T349">sizeof</text:span><text:span text:style-name="T350">()</text:span><text:span text:style-name="T349"> </text:span><text:span text:style-name="T345">— Alias of </text:span><text:span text:style-name="Source_20_Text"><text:span text:style-name="T237">count()</text:span></text:span></text:p>
      <text:p text:style-name="P643"><text:soft-page-break/><text:span text:style-name="Source_20_Text"><text:span text:style-name="T451">Iterating Through Arrays</text:span></text:span></text:p>
      <text:p text:style-name="P666"/>
      <text:p text:style-name="P666"/>
      <text:p text:style-name="P115">There are two ways to iterate through an array — <text:span text:style-name="T709">by using a cursor</text:span> <text:s/><text:span text:style-name="T1119">&amp; </text:span><text:s/><text:span text:style-name="T709">by</text:span> <text:span text:style-name="T709">looping through the array</text:span>.</text:p>
      <text:p text:style-name="P666"/>
      <text:p text:style-name="P666"/>
      <text:p text:style-name="P643"><text:span text:style-name="Source_20_Text"><text:span text:style-name="T451">Looping Through Arrays</text:span></text:span></text:p>
      <text:p text:style-name="P666"/>
      <text:p text:style-name="P666"/>
      <text:p text:style-name="P118">An enumerative PHP array can be looped through by incrementing an index counter.<text:span text:style-name="Source_20_Text"><text:span text:style-name="T55"> </text:span></text:span><text:span text:style-name="Source_20_Text"><text:span text:style-name="T999">(E</text:span></text:span><text:span text:style-name="Source_20_Text"><text:span text:style-name="T1001">xample in</text:span></text:span><text:span text:style-name="Source_20_Text"><text:span text:style-name="T972"> </text:span></text:span><text:span text:style-name="Source_20_Text"><text:span text:style-name="T973">for </text:span></text:span><text:span text:style-name="Source_20_Text"><text:span text:style-name="T1000">loop</text:span></text:span><text:span text:style-name="Source_20_Text"><text:span text:style-name="T999">).</text:span></text:span></text:p>
      <text:p text:style-name="P115"/>
      <text:p text:style-name="P115"/>
      <text:h text:style-name="P691" text:outline-level="2"><text:span text:style-name="T349">foreach() </text:span><text:span text:style-name="T345">— </text:span><text:span text:style-name="T276">The </text:span><text:span text:style-name="Source_20_Text"><text:span text:style-name="T274">foreach</text:span></text:span><text:span text:style-name="T276"> construct provides an easy way to iterate over arrays. </text:span><text:span text:style-name="Source_20_Text"><text:span text:style-name="T274">foreach</text:span></text:span><text:span text:style-name="T276"> works only on arrays <text:tab/> <text:s text:c="9"/>and objects. </text:span></text:h>
      <text:h text:style-name="P692" text:outline-level="2"><text:span text:style-name="T286"><text:tab/> <text:s text:c="9"/>It </text:span><text:span text:style-name="T276">will issue an error when you try to use it on a variable with a different data type or an <text:tab/> <text:s text:c="12"/><text:tab/> <text:s text:c="9"/>uninitialized variable. There are two syntaxes:</text:span></text:h>
      <text:p text:style-name="P561"/>
      <text:p text:style-name="P67"><text:span text:style-name="Source_20_Text"><text:span text:style-name="T46">foreach (iterable_expression as $value) </text:span></text:span><text:span text:style-name="Source_20_Text"><text:span text:style-name="T47">{</text:span></text:span></text:p>
      <text:p text:style-name="P45"><text:span text:style-name="Source_20_Text"><text:span text:style-name="T38"><text:s text:c="4"/>statement </text:span></text:span><text:span text:style-name="Source_20_Text"><text:span text:style-name="T39">}</text:span></text:span></text:p>
      <text:p text:style-name="P45"><text:span text:style-name="Source_20_Text"><text:span text:style-name="T38"/></text:span></text:p>
      <text:p text:style-name="P40"><text:span text:style-name="Source_20_Text"><text:span text:style-name="T34">foreach (iterable_expression as $key =&gt; $value) </text:span></text:span><text:span text:style-name="Source_20_Text"><text:span text:style-name="T35">{</text:span></text:span></text:p>
      <text:p text:style-name="P45"><text:span text:style-name="Source_20_Text"><text:span text:style-name="T38"><text:s text:c="4"/>statement </text:span></text:span><text:span text:style-name="Source_20_Text"><text:span text:style-name="T39">}</text:span></text:span></text:p>
      <text:p text:style-name="P115"/>
      <text:p text:style-name="P115"/>
      <text:p text:style-name="P647"><text:span text:style-name="T301">Note: </text:span><text:span text:style-name="T276">that </text:span><text:span text:style-name="Source_20_Text"><text:span text:style-name="T276">foreach</text:span></text:span><text:span text:style-name="T276"> does not modify the internal array pointer, which is used by functions such as </text:span><text:span text:style-name="Source_20_Text"><text:span text:style-name="T235">current()</text:span></text:span><text:span text:style-name="T276"> and </text:span><text:span text:style-name="Source_20_Text"><text:span text:style-name="T235">key()</text:span></text:span><text:span text:style-name="T276">.</text:span></text:p>
      <text:p text:style-name="P115"/>
      <text:p text:style-name="P115"/>
      <text:p text:style-name="P115"/>
      <text:p text:style-name="P105"><text:span text:style-name="T1097"> </text:span><text:span text:style-name="T1098">In objects </text:span><text:span text:style-name="Source_20_Text"><text:span text:style-name="T57">foreach()</text:span></text:span><text:span text:style-name="T1097"> iterated through all of the </text:span><text:span text:style-name="T886">visible properties</text:span><text:span text:style-name="T1097"> that could be accessed.</text:span></text:p>
      <text:p text:style-name="P115"/>
      <text:p text:style-name="P21"><text:span text:style-name="Source_20_Text"><text:span text:style-name="T797">Example </text:span></text:span><text:span text:style-name="Source_20_Text"><text:span text:style-name="T798">5</text:span></text:span><text:span text:style-name="Source_20_Text"><text:span text:style-name="T806">6</text:span></text:span><text:span text:style-name="Source_20_Text"><text:span text:style-name="T797">:</text:span></text:span></text:p>
      <text:p text:style-name="P116"><text:span text:style-name="Source_20_Text"><text:span text:style-name="T54">&lt;?php</text:span></text:span></text:p>
      <text:p text:style-name="P116"><text:span text:style-name="Source_20_Text"><text:span text:style-name="T54">class MyClass {</text:span></text:span></text:p>
      <text:p text:style-name="P116"><text:span text:style-name="Source_20_Text"><text:span text:style-name="T54"><text:s text:c="4"/>public $prop1 <text:s text:c="4"/>= 'one';</text:span></text:span></text:p>
      <text:p text:style-name="P116"><text:span text:style-name="Source_20_Text"><text:span text:style-name="T54"><text:s text:c="4"/>public $prop2 <text:s text:c="4"/>= 'two';</text:span></text:span></text:p>
      <text:p text:style-name="P116"><text:span text:style-name="Source_20_Text"><text:span text:style-name="T54"><text:s text:c="4"/>public $prop3 <text:s text:c="4"/>= 'three';</text:span></text:span></text:p>
      <text:p text:style-name="P116"><text:span text:style-name="Source_20_Text"><text:span text:style-name="T54"><text:s text:c="4"/></text:span></text:span><text:span text:style-name="Source_20_Text"><text:span text:style-name="T1088">protected</text:span></text:span><text:span text:style-name="Source_20_Text"><text:span text:style-name="T54"> $prop4 <text:s/>= 'four';</text:span></text:span></text:p>
      <text:p text:style-name="P116"><text:span text:style-name="Source_20_Text"><text:span text:style-name="T54"><text:s text:c="4"/></text:span></text:span><text:span text:style-name="Source_20_Text"><text:span text:style-name="T1088">private</text:span></text:span><text:span text:style-name="Source_20_Text"><text:span text:style-name="T54"> $prop5 <text:s text:c="3"/>= 'five';</text:span></text:span></text:p>
      <text:p text:style-name="P116"><text:span text:style-name="Source_20_Text"><text:span text:style-name="T237"/></text:span></text:p>
      <text:p text:style-name="P116"><text:span text:style-name="Source_20_Text"><text:span text:style-name="T54"><text:s text:c="4"/>public function iterateProps() {</text:span></text:span></text:p>
      <text:p text:style-name="P116"><text:span text:style-name="Source_20_Text"><text:span text:style-name="T54"><text:s text:c="8"/></text:span></text:span><text:span text:style-name="Source_20_Text"><text:span text:style-name="T1088">foreach(</text:span></text:span><text:span text:style-name="Source_20_Text"><text:span text:style-name="T54">$this as $key=&gt;$val</text:span></text:span><text:span text:style-name="Source_20_Text"><text:span text:style-name="T1088">)</text:span></text:span><text:span text:style-name="Source_20_Text"><text:span text:style-name="T54"> {</text:span></text:span></text:p>
      <text:p text:style-name="P116"><text:span text:style-name="Source_20_Text"><text:span text:style-name="T54"><text:s text:c="12"/>print "&lt;br&gt; $key =&gt; $val";</text:span></text:span></text:p>
      <text:p text:style-name="P116"><text:span text:style-name="Source_20_Text"><text:span text:style-name="T54"><text:s text:c="8"/>}</text:span></text:span></text:p>
      <text:p text:style-name="P116"><text:span text:style-name="Source_20_Text"><text:span text:style-name="T54"><text:s text:c="4"/>}</text:span></text:span></text:p>
      <text:p text:style-name="P116"><text:span text:style-name="Source_20_Text"><text:span text:style-name="T54">}</text:span></text:span></text:p>
      <text:p text:style-name="P116"><text:span text:style-name="Source_20_Text"><text:span text:style-name="T237"/></text:span></text:p>
      <text:p text:style-name="P116"><text:span text:style-name="Source_20_Text"><text:span text:style-name="T54">$obj = new MyClass();</text:span></text:span></text:p>
      <text:p text:style-name="P116"><text:span text:style-name="Source_20_Text"><text:span text:style-name="T237"/></text:span></text:p>
      <text:p text:style-name="P116"><text:span text:style-name="Source_20_Text"><text:span text:style-name="T54">foreach ($obj as $prop) echo $prop, ' ';</text:span></text:span></text:p>
      <text:p text:style-name="P117"><text:span text:style-name="Source_20_Text"><text:span text:style-name="T54">?&gt;</text:span></text:span></text:p>
      <text:p text:style-name="P116"><text:span text:style-name="Source_20_Text"><text:span text:style-name="T920">one two three</text:span></text:span></text:p>
      <text:p text:style-name="P21"><text:soft-page-break/><text:span text:style-name="Source_20_Text"><text:span text:style-name="T797">Example 5</text:span></text:span><text:span text:style-name="Source_20_Text"><text:span text:style-name="T799">7</text:span></text:span><text:span text:style-name="Source_20_Text"><text:span text:style-name="T797">:</text:span></text:span></text:p>
      <text:p text:style-name="P116"><text:span text:style-name="Source_20_Text"><text:span text:style-name="T54">&lt;?php</text:span></text:span></text:p>
      <text:p text:style-name="P116"><text:span text:style-name="Source_20_Text"><text:span text:style-name="T54">$obj-&gt;iterateProps();</text:span></text:span></text:p>
      <text:p text:style-name="P116"><text:span text:style-name="Source_20_Text"><text:span text:style-name="T54">?&gt;</text:span></text:span></text:p>
      <text:p text:style-name="P116"><text:span text:style-name="Source_20_Text"><text:span text:style-name="T920">prop1 =&gt; one<text:line-break/>prop2 =&gt; two<text:line-break/>prop3 =&gt; three<text:line-break/>prop4 =&gt; four<text:line-break/>prop5 =&gt; five</text:span></text:span></text:p>
      <text:p text:style-name="P115"/>
      <text:p text:style-name="P115"/>
      <text:p text:style-name="P119"><text:span text:style-name="T1067">In order to be able to directly modify array elements within the loop precede </text:span><text:span text:style-name="Source_20_Text"><text:span text:style-name="T992">$value</text:span></text:span><text:span text:style-name="T1067"> with </text:span><text:span text:style-name="T1090">&amp;</text:span><text:span text:style-name="T1067">. In that case the value will be assigned by reference.</text:span></text:p>
      <text:p text:style-name="P81"/>
      <text:p text:style-name="P22"><text:span text:style-name="Source_20_Text"><text:span text:style-name="T797">Example 5</text:span></text:span><text:span text:style-name="Source_20_Text"><text:span text:style-name="T800">8</text:span></text:span><text:span text:style-name="Source_20_Text"><text:span text:style-name="T797">:</text:span></text:span></text:p>
      <text:p text:style-name="P364"><text:span text:style-name="Source_20_Text"><text:span text:style-name="T50">&lt;?php</text:span></text:span></text:p>
      <text:p text:style-name="P411"><text:span text:style-name="Source_20_Text"><text:span text:style-name="T247">$arr = array(1, 2, 3, 4);</text:span></text:span></text:p>
      <text:p text:style-name="P411"><text:span text:style-name="Source_20_Text"><text:span text:style-name="T247">foreach ($arr as </text:span></text:span><text:span text:style-name="Source_20_Text"><text:span text:style-name="T585">&amp;</text:span></text:span><text:span text:style-name="Source_20_Text"><text:span text:style-name="T247">$value) {</text:span></text:span></text:p>
      <text:p text:style-name="P411"><text:span text:style-name="Source_20_Text"><text:span text:style-name="T247"><text:tab/>$value = $value * 2;</text:span></text:span></text:p>
      <text:p text:style-name="P411"><text:span text:style-name="Source_20_Text"><text:span text:style-name="T247">}</text:span></text:span></text:p>
      <text:p text:style-name="P583"><text:span text:style-name="Source_20_Text"><text:span text:style-name="T237"/></text:span></text:p>
      <text:p text:style-name="P411"><text:span text:style-name="Source_20_Text"><text:span text:style-name="T247">var_export($arr);</text:span></text:span></text:p>
      <text:p text:style-name="P411"><text:span text:style-name="Source_20_Text"><text:span text:style-name="T247">echo($value);<text:tab/><text:tab/><text:tab/></text:span></text:span><text:span text:style-name="Source_20_Text"><text:span text:style-name="T617">// &lt;- </text:span></text:span><text:span text:style-name="Source_20_Text"><text:span text:style-name="T618">Note $value will retain the last iteration value</text:span></text:span></text:p>
      <text:p text:style-name="P411"><text:span text:style-name="Source_20_Text"><text:span text:style-name="T247"/></text:span></text:p>
      <text:p text:style-name="P411"><text:span text:style-name="Source_20_Text"><text:span text:style-name="T247">unset($value); </text:span></text:span></text:p>
      <text:p text:style-name="P411"><text:span text:style-name="Source_20_Text"><text:span text:style-name="T247">echo($value);</text:span></text:span></text:p>
      <text:p text:style-name="P611"><text:span text:style-name="Source_20_Text"><text:span text:style-name="T237">?&gt;</text:span></text:span></text:p>
      <text:p text:style-name="P583"><text:span text:style-name="Source_20_Text"><text:span text:style-name="T528">array( 0 =&gt; 2, 1 =&gt; 4, 2 =&gt; 6, 3 =&gt; 8, )</text:span></text:span></text:p>
      <text:p text:style-name="P609"><text:span text:style-name="Source_20_Text"><text:span text:style-name="T528">8</text:span></text:span></text:p>
      <text:p text:style-name="P610"><text:span text:style-name="Source_20_Text"><text:span text:style-name="T586">Warning: Undefined variable $value </text:span></text:span></text:p>
      <text:p text:style-name="P411"><text:span text:style-name="Source_20_Text"><text:span text:style-name="T247"/></text:span></text:p>
      <text:p text:style-name="P695"><text:span text:style-name="Source_20_Text"><text:span text:style-name="T302">Warning: </text:span></text:span><text:span text:style-name="Source_20_Text"><text:span text:style-name="T314">Key element cannot be a reference, </text:span></text:span><text:span text:style-name="Source_20_Text"><text:span text:style-name="T315">or </text:span></text:span><text:span text:style-name="Source_20_Text"><text:span text:style-name="T314">it will produce a Fatal error. <text:s/></text:span></text:span></text:p>
      <text:p text:style-name="P696"><text:span text:style-name="Source_20_Text"><text:span text:style-name="T316">Example you can do this:</text:span></text:span><text:span text:style-name="Source_20_Text"><text:span text:style-name="T229"><text:tab/></text:span></text:span><text:span text:style-name="Source_20_Text"><text:span text:style-name="T228">$key =&gt; </text:span></text:span><text:span text:style-name="Source_20_Text"><text:span text:style-name="T489">&amp;</text:span></text:span><text:span text:style-name="Source_20_Text"><text:span text:style-name="T228">$value<text:tab/><text:tab/></text:span></text:span><text:span text:style-name="Source_20_Text"><text:span text:style-name="T316">but NOT this</text:span></text:span><text:span text:style-name="Source_20_Text"><text:span text:style-name="T229"><text:tab/><text:tab/></text:span></text:span><text:span text:style-name="Source_20_Text"><text:span text:style-name="T488">&amp;</text:span></text:span><text:span text:style-name="Source_20_Text"><text:span text:style-name="T228">$key =&gt; </text:span></text:span><text:span text:style-name="Source_20_Text"><text:span text:style-name="T489">&amp;</text:span></text:span><text:span text:style-name="Source_20_Text"><text:span text:style-name="T228">$value</text:span></text:span></text:p>
      <text:p text:style-name="P81"/>
      <text:p text:style-name="P23"><text:span text:style-name="Source_20_Text"><text:span text:style-name="T797">Example 5</text:span></text:span><text:span text:style-name="Source_20_Text"><text:span text:style-name="T800">9</text:span></text:span><text:span text:style-name="Source_20_Text"><text:span text:style-name="T797">:</text:span></text:span></text:p>
      <text:p text:style-name="P115"><text:span text:style-name="Source_20_Text"><text:span text:style-name="T55">&lt;?php</text:span></text:span></text:p>
      <text:p text:style-name="P115"><text:span text:style-name="Source_20_Text"><text:span text:style-name="T55">$arr = array(1, 2, 3, 4);</text:span></text:span></text:p>
      <text:p text:style-name="P115"><text:span text:style-name="Source_20_Text"><text:span text:style-name="T55"/></text:span></text:p>
      <text:p text:style-name="P115"><text:span text:style-name="Source_20_Text"><text:span text:style-name="T55">foreach ($arr as $key =&gt; $value) {</text:span></text:span></text:p>
      <text:p text:style-name="P115"><text:span text:style-name="Source_20_Text"><text:span text:style-name="T55"><text:s text:c="4"/>$sum = $key + $value;</text:span></text:span></text:p>
      <text:p text:style-name="P115"><text:span text:style-name="Source_20_Text"><text:span text:style-name="T55">}</text:span></text:span></text:p>
      <text:p text:style-name="P115"><text:span text:style-name="Source_20_Text"><text:span text:style-name="T235"/></text:span></text:p>
      <text:p text:style-name="P115"><text:span text:style-name="Source_20_Text"><text:span text:style-name="T55">var_dump($key, $value, $sum);</text:span></text:span></text:p>
      <text:p text:style-name="P115"><text:span text:style-name="Source_20_Text"><text:span text:style-name="T55">?&gt;</text:span></text:span></text:p>
      <text:p text:style-name="P115"><text:span text:style-name="Source_20_Text"><text:span text:style-name="T55"/></text:span></text:p>
      <text:p text:style-name="P115"><text:span text:style-name="Source_20_Text"><text:span text:style-name="T921">int(3) int(4) int(7)</text:span></text:span></text:p>
      <text:p text:style-name="P81"/>
      <text:p text:style-name="P81"/>
      <text:p text:style-name="P659"><text:span text:style-name="T302">Warning: </text:span><text:span text:style-name="T224">$key</text:span><text:span text:style-name="T277">, </text:span><text:span text:style-name="T224">$value</text:span><text:span text:style-name="T277"> and any </text:span><text:span text:style-name="T224">variables</text:span><text:span text:style-name="T277"> created in the foreach loop remain even after the </text:span><text:span text:style-name="Source_20_Text"><text:span text:style-name="T277">foreach</text:span></text:span><text:span text:style-name="T277"> loop </text:span><text:span text:style-name="T288">and retain last iteration values</text:span><text:span text:style-name="T277">. <text:tab/>It is recommended to destroy it by unset()</text:span></text:p>
      <text:p text:style-name="P81"><text:soft-page-break/>It is possible to iterate over an array of arrays and unpack the nested array into loop variables by providing a <text:span text:style-name="Source_20_Text"><text:span text:style-name="T56">list()</text:span></text:span> as the value.</text:p>
      <text:p text:style-name="P81"/>
      <text:p text:style-name="P24"><text:span text:style-name="Source_20_Text"><text:span text:style-name="T797">Example </text:span></text:span><text:span text:style-name="Source_20_Text"><text:span text:style-name="T801">60</text:span></text:span><text:span text:style-name="Source_20_Text"><text:span text:style-name="T797">:</text:span></text:span></text:p>
      <table:table table:name="Table1" table:style-name="Table1">
        <table:table-column table:style-name="Table1.A"/>
        <table:table-column table:style-name="Table1.B"/>
        <table:table-row table:style-name="TableLine93982912862352">
          <table:table-cell table:style-name="Table1.A1" office:value-type="string">
            <text:p text:style-name="P99"><text:span text:style-name="Source_20_Text"><text:span text:style-name="T56">&lt;?php<text:line-break/>$array = [<text:line-break/>    [1, 2],<text:line-break/>    [3, 4],<text:line-break/>];<text:line-break/><text:line-break/>foreach ($array as list($a, $b)) {<text:line-break/></text:span></text:span></text:p>
            <text:p text:style-name="P99"><text:span text:style-name="Source_20_Text"><text:span text:style-name="T56">    echo "A: $a; B: $b";<text:line-break/>}<text:line-break/>?&gt;</text:span></text:span></text:p>
            <text:p text:style-name="P98"><text:span text:style-name="Source_20_Text"><text:span text:style-name="T922">A: 1; B: 2</text:span></text:span></text:p>
            <text:p text:style-name="P41"><text:span text:style-name="Source_20_Text"><text:span text:style-name="T1071">A: 3; B: 4</text:span></text:span></text:p>
          </table:table-cell>
          <table:table-cell table:style-name="Table1.A1" office:value-type="string">
            <text:p text:style-name="P705"><text:span text:style-name="Source_20_Text"><text:span text:style-name="T235">&lt;?php</text:span></text:span></text:p>
            <text:p text:style-name="P706"><text:span text:style-name="Source_20_Text"><text:span text:style-name="T235">$arr = [</text:span></text:span></text:p>
            <text:p text:style-name="P706"><text:span text:style-name="Source_20_Text"><text:span text:style-name="T235"><text:s text:c="2"/>[1, 2, 'c'],[3, 4, 'c'],[5, 6, 'c']</text:span></text:span></text:p>
            <text:p text:style-name="P706"><text:span text:style-name="Source_20_Text"><text:span text:style-name="T235">];</text:span></text:span></text:p>
            <text:p text:style-name="P706"><text:span text:style-name="Source_20_Text"><text:span text:style-name="T235"/></text:span></text:p>
            <text:p text:style-name="P705"><text:span text:style-name="Source_20_Text"><text:span text:style-name="T235"/></text:span></text:p>
            <text:p text:style-name="P705"><text:span text:style-name="Source_20_Text"><text:span text:style-name="T235">foreach ($arr as list($a, $b, $c)) {</text:span></text:span></text:p>
            <text:p text:style-name="P705"><text:span text:style-name="Source_20_Text"><text:span text:style-name="T235"><text:s text:c="4"/>echo "A: $a; <text:s/>B: $b; <text:s/>C: $c";</text:span></text:span></text:p>
            <text:p text:style-name="P705"><text:span text:style-name="Source_20_Text"><text:span text:style-name="T235">}</text:span></text:span></text:p>
            <text:p text:style-name="P707"><text:span text:style-name="Source_20_Text"><text:span text:style-name="T235">?&gt;</text:span></text:span></text:p>
            <text:p text:style-name="P705"><text:span text:style-name="Source_20_Text"><text:span text:style-name="T525">A: 1; <text:s/>B: 2; <text:s/>C: c</text:span></text:span></text:p>
            <text:p text:style-name="P705"><text:span text:style-name="Source_20_Text"><text:span text:style-name="T525">A: 3; <text:s/>B: 4; <text:s/>C: c</text:span></text:span></text:p>
            <text:p text:style-name="P705"><text:span text:style-name="Source_20_Text"><text:span text:style-name="T525">A: 5; <text:s/>B: 6; <text:s/>C: c</text:span></text:span></text:p>
          </table:table-cell>
        </table:table-row>
      </table:table>
      <text:p text:style-name="P42"><text:span text:style-name="Source_20_Text"><text:span text:style-name="T36"/></text:span></text:p>
      <text:p text:style-name="P81"/>
      <text:p text:style-name="P106"><text:span text:style-name="T1044">You can provide fewer elements in the </text:span><text:span text:style-name="Source_20_Text"><text:span text:style-name="T62">list()</text:span></text:span><text:span text:style-name="T1044"> than there are in the nested array, in which case the leftover array values will be ignored. However if there aren't enough array elements to fill the </text:span><text:span text:style-name="Source_20_Text"><text:span text:style-name="T62">list()</text:span></text:span><text:span text:style-name="T1044"> a notice will be generated.</text:span></text:p>
      <text:p text:style-name="P81"/>
      <text:p text:style-name="P81"/>
      <text:p text:style-name="P81"><text:span text:style-name="Source_20_Text"><text:span text:style-name="T1083">Using Array Cursors</text:span></text:span></text:p>
      <text:p text:style-name="P81"/>
      <text:p text:style-name="P83">Every array has a cursor, or pointer, that points at the current element. A number of PHP functions use the cursor to determine which element to operate on.</text:p>
      <text:p text:style-name="P81"/>
      <text:p text:style-name="P669"><text:span text:style-name="T301">reset</text:span><text:span text:style-name="T306">()</text:span><text:span text:style-name="T301"> <text:tab/></text:span><text:span text:style-name="T276"><text:tab/><text:tab/>Set the internal pointer of an array to its first element. </text:span></text:p>
      <text:p text:style-name="P90"><text:tab/><text:tab/><text:tab/>Returns the value of the first array element.</text:p>
      <text:p text:style-name="P107"><text:span text:style-name="T1048">end</text:span><text:span text:style-name="T1052">()</text:span><text:span text:style-name="T1048"> <text:tab/></text:span><text:span text:style-name="T1044"><text:tab/><text:tab/>Set the internal pointer of an array to its last element</text:span></text:p>
      <text:p text:style-name="P82"><text:tab/><text:tab/><text:tab/>Returns the value of the last element.</text:p>
      <text:p text:style-name="P188"><text:span text:style-name="T989">next</text:span><text:span text:style-name="T990">()</text:span><text:span text:style-name="T989"> </text:span><text:span text:style-name="T987"><text:tab/><text:tab/><text:tab/>Advance the internal pointer of an array </text:span><text:span text:style-name="T988">by </text:span><text:span text:style-name="T987">one place forward before returning the <text:tab/><text:tab/><text:tab/>element value.</text:span></text:p>
      <text:p text:style-name="P187"><text:span text:style-name="T989">prev</text:span><text:span text:style-name="T990">()</text:span><text:span text:style-name="T989"> </text:span><text:span text:style-name="T987"><text:tab/><text:tab/><text:tab/>Rewinds the internal array pointer one place before returning the </text:span><text:span text:style-name="T988">e</text:span><text:span text:style-name="T987">lement value.</text:span></text:p>
      <text:p text:style-name="P91"/>
      <text:h text:style-name="P667" text:outline-level="2"><text:span text:style-name="T591">Functions </text:span><text:span text:style-name="T592">Syntax<text:tab/></text:span><text:span text:style-name="Strong_20_Emphasis"><text:span text:style-name="T125">function</text:span></text:span><text:span text:style-name="T88">(</text:span><text:span text:style-name="T172">array|object</text:span><text:span text:style-name="T88"> </text:span><text:span text:style-name="Source_20_Text"><text:span text:style-name="T492">&amp;</text:span></text:span><text:span text:style-name="Source_20_Text"><text:span text:style-name="T124">$array</text:span></text:span><text:span text:style-name="T88">):</text:span><text:span text:style-name="T454"> </text:span><text:span text:style-name="Source_20_Text"><text:span text:style-name="T124">mixed</text:span></text:span></text:h>
      <text:p text:style-name="P668"><text:span text:style-name="Source_20_Text"><text:span text:style-name="T124"/></text:span></text:p>
      <text:p text:style-name="P100"><text:span text:style-name="T709">Note: <text:tab/></text:span>In these four functions, the array is passed by reference <text:span text:style-name="T1112">and it is altered by these</text:span> function<text:span text:style-name="T1112">s</text:span>. </text:p>
      <text:p text:style-name="P100">This means you must pass <text:span text:style-name="T1112">into</text:span> <text:span text:style-name="T1112">them</text:span> a real variable.</text:p>
      <text:p text:style-name="P91"/>
      <text:p text:style-name="P82">current<text:span text:style-name="T1100">()</text:span> <text:tab/><text:tab/>Returns the value of the element the cursor points at</text:p>
      <text:p text:style-name="P84"><text:span text:style-name="Strong_20_Emphasis"><text:span text:style-name="T655">current</text:span></text:span><text:span text:style-name="T631">(</text:span><text:span text:style-name="T693">array|object</text:span><text:span text:style-name="T631"> </text:span><text:span text:style-name="Source_20_Text"><text:span text:style-name="T653">$array</text:span></text:span><text:span text:style-name="T631">): </text:span><text:span text:style-name="Source_20_Text"><text:span text:style-name="T687">mixed</text:span></text:span></text:p>
      <text:p text:style-name="P85"><text:span text:style-name="T712">Note:</text:span><text:span text:style-name="T1100"><text:tab/></text:span>The results of calling <text:span text:style-name="Strong_20_Emphasis"><text:span text:style-name="T1055">these function</text:span></text:span> on an <text:span text:style-name="Source_20_Text"><text:span text:style-name="T56">empty</text:span></text:span><text:span text:style-name="Source_20_Text"><text:span text:style-name="T993"> </text:span></text:span>array and on an array, whose internal pointer points beyond the <text:span text:style-name="Source_20_Text"><text:span text:style-name="T56">end</text:span></text:span><text:span text:style-name="Source_20_Text"><text:span text:style-name="T993"> or </text:span></text:span><text:span text:style-name="Source_20_Text"><text:span text:style-name="T56">beginning</text:span></text:span><text:span text:style-name="T1099"> </text:span>of the elements, are indistinguishable from a bool <text:span text:style-name="Source_20_Text"><text:span text:style-name="T56">false</text:span></text:span> element.</text:p>
      <text:p text:style-name="P103">You can use the function <text:span text:style-name="Source_20_Text"><text:span text:style-name="T56">key() </text:span></text:span><text:span text:style-name="Source_20_Text"><text:span text:style-name="T994">to <text:s/></text:span></text:span><text:span text:style-name="Source_20_Text"><text:span text:style-name="T995">make the distinction.</text:span></text:span><text:span text:style-name="Source_20_Text"><text:span text:style-name="T56"> </text:span></text:span></text:p>
      <text:p text:style-name="P103"><text:span text:style-name="Source_20_Text"><text:span text:style-name="T994">In the first case <text:s/></text:span></text:span><text:span text:style-name="Source_20_Text"><text:span text:style-name="T995">it will return</text:span></text:span> <text:s/><text:span text:style-name="Source_20_Text"><text:span text:style-name="T56">NULL</text:span></text:span> <text:s text:c="2"/><text:tab/><text:span text:style-name="T1120">&amp; <text:s/>in case of: <text:s text:c="9"/></text:span><text:span text:style-name="Source_20_Text"><text:span text:style-name="T56">[</text:span></text:span><text:span text:style-name="Source_20_Text"><text:span text:style-name="T60">0</text:span></text:span><text:span text:style-name="Source_20_Text"><text:span text:style-name="T56"> =&gt; </text:span></text:span><text:span text:style-name="Source_20_Text"><text:span text:style-name="T60">false</text:span></text:span><text:span text:style-name="Source_20_Text"><text:span text:style-name="T56">] </text:span></text:span><text:span text:style-name="Source_20_Text"><text:span text:style-name="T994">it will return</text:span></text:span><text:span text:style-name="Source_20_Text"><text:span text:style-name="T61"> int(0)</text:span></text:span>. </text:p>
      <text:p text:style-name="P670"><text:soft-page-break/><text:span text:style-name="T278">Also t</text:span><text:span text:style-name="T276">h</text:span><text:span text:style-name="T278">ese</text:span><text:span text:style-name="T276"> function may return Boolean </text:span><text:span text:style-name="Source_20_Text"><text:span text:style-name="T216">false</text:span></text:span><text:span text:style-name="T276">, but may also return a non-Boolean value which evaluates to </text:span><text:span text:style-name="Source_20_Text"><text:span text:style-name="T216">false</text:span></text:span><text:span text:style-name="T276">. </text:span><text:span text:style-name="T289">(Ex. calling key() on index 0)</text:span><text:span text:style-name="T276"> Use </text:span><text:span text:style-name="Source_20_Text"><text:span text:style-name="T216">the === operator</text:span></text:span><text:span text:style-name="T276"> for testing the return value of this function.</text:span></text:p>
      <text:p text:style-name="P81"/>
      <text:p text:style-name="P25"><text:span text:style-name="Source_20_Text"><text:span text:style-name="T797">Example </text:span></text:span><text:span text:style-name="Source_20_Text"><text:span text:style-name="T801">6</text:span></text:span><text:span text:style-name="Source_20_Text"><text:span text:style-name="T802">1</text:span></text:span><text:span text:style-name="Source_20_Text"><text:span text:style-name="T797">:</text:span></text:span></text:p>
      <text:p text:style-name="P86"><text:span text:style-name="Source_20_Text"><text:span text:style-name="T56">&lt;?php</text:span></text:span></text:p>
      <text:p text:style-name="P86"><text:span text:style-name="Source_20_Text"><text:span text:style-name="T56">$transport = array('foot', 'bike', 'car', 'plane');</text:span></text:span></text:p>
      <text:p text:style-name="P86"><text:span text:style-name="Source_20_Text"><text:span text:style-name="T56"><text:line-break/>$mode = current($transport); <text:tab/><text:tab/></text:span></text:span><text:span text:style-name="Source_20_Text"><text:span text:style-name="T922">// $mode = 'foot';</text:span></text:span></text:p>
      <text:p text:style-name="P86"><text:span text:style-name="Source_20_Text"><text:span text:style-name="T56">$mode = next($transport);    <text:tab/><text:tab/></text:span></text:span><text:span text:style-name="Source_20_Text"><text:span text:style-name="T922">// $mode = 'bike';</text:span></text:span></text:p>
      <text:p text:style-name="P86"><text:span text:style-name="Source_20_Text"><text:span text:style-name="T56">$mode = current($transport); <text:tab/><text:tab/></text:span></text:span><text:span text:style-name="Source_20_Text"><text:span text:style-name="T922">// $mode = 'bike';</text:span></text:span></text:p>
      <text:p text:style-name="P86"><text:span text:style-name="Source_20_Text"><text:span text:style-name="T56">$mode = prev($transport);    <text:tab/><text:tab/></text:span></text:span><text:span text:style-name="Source_20_Text"><text:span text:style-name="T922">// $mode = 'foot';</text:span></text:span></text:p>
      <text:p text:style-name="P86"><text:span text:style-name="Source_20_Text"><text:span text:style-name="T56">$mode = end($transport);     <text:tab/><text:tab/></text:span></text:span><text:span text:style-name="Source_20_Text"><text:span text:style-name="T922">// $mode = 'plane';</text:span></text:span></text:p>
      <text:p text:style-name="P86"><text:span text:style-name="Source_20_Text"><text:span text:style-name="T56">$mode = current($transport); <text:tab/><text:tab/></text:span></text:span><text:span text:style-name="Source_20_Text"><text:span text:style-name="T922">// $mode = 'plane';</text:span></text:span></text:p>
      <text:p text:style-name="P86"><text:span text:style-name="Source_20_Text"><text:span text:style-name="T56"/></text:span></text:p>
      <text:p text:style-name="P86"><text:span text:style-name="Source_20_Text"><text:span text:style-name="T56">$arr = array();</text:span></text:span></text:p>
      <text:p text:style-name="P86"><text:span text:style-name="Source_20_Text"><text:span text:style-name="T56">var_dump(current($arr)); <text:tab/><text:tab/></text:span></text:span><text:span text:style-name="Source_20_Text"><text:span text:style-name="T883">// bool(false)</text:span></text:span></text:p>
      <text:p text:style-name="P86"><text:span text:style-name="Source_20_Text"><text:span text:style-name="T56"/></text:span></text:p>
      <text:p text:style-name="P86"><text:span text:style-name="Source_20_Text"><text:span text:style-name="T56">$arr = array(array());</text:span></text:span></text:p>
      <text:p text:style-name="P86"><text:span text:style-name="Source_20_Text"><text:span text:style-name="T56">var_dump(current($arr)); <text:tab/><text:tab/></text:span></text:span><text:span text:style-name="Source_20_Text"><text:span text:style-name="T883">// array(0) { }</text:span></text:span></text:p>
      <text:p text:style-name="P86"><text:span text:style-name="Source_20_Text"><text:span text:style-name="T56">?&gt;</text:span></text:span></text:p>
      <text:p text:style-name="P81"/>
      <text:p text:style-name="P81"/>
      <text:p text:style-name="P643"><text:span text:style-name="Strong_20_Emphasis"><text:span text:style-name="T301">key()</text:span></text:span><text:span text:style-name="T301"> </text:span><text:span text:style-name="T276"><text:tab/><text:tab/><text:tab/></text:span><text:span text:style-name="T278">R</text:span><text:span text:style-name="T276">eturns the index element of the current array position. If the internal pointer points <text:tab/><text:tab/><text:tab/>beyond the end of the elements list or the array is empty, </text:span><text:span text:style-name="Strong_20_Emphasis"><text:span text:style-name="T225">key()</text:span></text:span><text:span text:style-name="T276"> returns </text:span><text:span text:style-name="Strong_20_Emphasis"><text:span text:style-name="Source_20_Text"><text:span text:style-name="T276">null</text:span></text:span></text:span><text:span text:style-name="T276">.</text:span></text:p>
      <text:p text:style-name="P81"/>
      <text:p text:style-name="P97"><text:span text:style-name="Strong_20_Emphasis"><text:span text:style-name="T655">key</text:span></text:span><text:span text:style-name="T631">(</text:span><text:span text:style-name="T693">array|object</text:span><text:span text:style-name="T631"> </text:span><text:span text:style-name="Source_20_Text"><text:span text:style-name="T653">$array</text:span></text:span><text:span text:style-name="T631">): </text:span><text:span text:style-name="T693">int|string|null</text:span></text:p>
      <text:p text:style-name="P102"/>
      <text:p text:style-name="P81"/>
      <text:p text:style-name="P25"><text:span text:style-name="Source_20_Text"><text:span text:style-name="T797">Example </text:span></text:span><text:span text:style-name="Source_20_Text"><text:span text:style-name="T801">6</text:span></text:span><text:span text:style-name="Source_20_Text"><text:span text:style-name="T802">2</text:span></text:span><text:span text:style-name="Source_20_Text"><text:span text:style-name="T797">:</text:span></text:span></text:p>
      <text:p text:style-name="P87"><text:span text:style-name="Source_20_Text"><text:span text:style-name="T56">&lt;?php</text:span></text:span></text:p>
      <text:p text:style-name="P88"><text:span text:style-name="Source_20_Text"><text:span text:style-name="T56">$array = array(<text:line-break/>    'fruit1' =&gt; 'apple',<text:line-break/>    'fruit2' =&gt; 'orange',<text:line-break/>    'fruit3' =&gt; 'grape',<text:line-break/>    'fruit4' =&gt; 'apple',<text:line-break/>    'fruit5' =&gt; 'apple');</text:span></text:span></text:p>
      <text:p text:style-name="P87"><text:span text:style-name="Source_20_Text"><text:span text:style-name="T1036">// this cycle echoes all associative array key where value equals "apple"</text:span></text:span></text:p>
      <text:p text:style-name="P86"><text:span text:style-name="Source_20_Text"><text:span text:style-name="T56">while ($fruit_name = current($array)) {</text:span></text:span></text:p>
      <text:p text:style-name="P86"><text:span text:style-name="Source_20_Text"><text:span text:style-name="T56">    if ($fruit_name == 'apple') {</text:span></text:span></text:p>
      <text:p text:style-name="P86"><text:span text:style-name="Source_20_Text"><text:span text:style-name="T56">        echo key($array), ", ";</text:span></text:span></text:p>
      <text:p text:style-name="P89"><text:span text:style-name="Source_20_Text"><text:span text:style-name="T56">    }<text:line-break/>    next($array);</text:span></text:span></text:p>
      <text:p text:style-name="P86"><text:span text:style-name="Source_20_Text"><text:span text:style-name="T56">}</text:span></text:span></text:p>
      <text:p text:style-name="P86"><text:span text:style-name="Source_20_Text"><text:span text:style-name="T56">?&gt;</text:span></text:span></text:p>
      <text:p text:style-name="P216"><text:span text:style-name="Source_20_Text"><text:span text:style-name="T923">fruit1, <text:s/>fruit4, <text:s/>fruit5,</text:span></text:span></text:p>
      <text:p text:style-name="P693"><text:span text:style-name="Source_20_Text"><text:span text:style-name="T312">Note: <text:tab/></text:span></text:span><text:span text:style-name="Source_20_Text"><text:span text:style-name="T292">Not to confuse reset() wil rewind(). rewind is to be used with </text:span></text:span><text:span text:style-name="Strong_20_Emphasis"><text:span text:style-name="T158">streams</text:span></text:span><text:span text:style-name="Source_20_Text"><text:span text:style-name="T292"> and </text:span></text:span><text:span text:style-name="Source_20_Text"><text:span text:style-name="T293">the</text:span></text:span><text:span text:style-name="Source_20_Text"><text:span text:style-name="T292"> </text:span></text:span><text:span text:style-name="Source_20_Text"><text:span text:style-name="Strong_20_Emphasis"><text:span text:style-name="T157">Iterator</text:span></text:span></text:span><text:span text:style-name="Source_20_Text"><text:span text:style-name="T292"> </text:span></text:span><text:span text:style-name="Source_20_Text"><text:span text:style-name="T293">interface obj.</text:span></text:span></text:p>
      <text:p text:style-name="P373"><text:soft-page-break/>PHP 7.3.0 &amp; PHP8.0.0</text:p>
      <text:p text:style-name="P373"><text:span text:style-name="T1068">array_key_first() </text:span>—  Gets the first key of an array</text:p>
      <text:p text:style-name="P373"><text:span text:style-name="T1068">array_key_last()  </text:span>—  Gets the last key of an array</text:p>
      <text:p text:style-name="P81"/>
      <text:p text:style-name="P81"/>
      <text:p text:style-name="P81"><text:span text:style-name="Source_20_Text"><text:span text:style-name="T1083">Walking Through Arrays</text:span></text:span></text:p>
      <text:h text:style-name="P644" text:outline-level="1"><text:span text:style-name="T301">array_walk()</text:span><text:span text:style-name="T276"> — Applies </text:span><text:span text:style-name="T279">a</text:span><text:span text:style-name="T276"> </text:span><text:span text:style-name="Source_20_Text"><text:span text:style-name="T276">callback</text:span></text:span><text:span text:style-name="T276"> function to each element of the </text:span><text:span text:style-name="Source_20_Text"><text:span text:style-name="T276">array</text:span></text:span><text:span text:style-name="T276"> array.</text:span></text:h>
      <text:p text:style-name="P81"/>
      <text:p text:style-name="Standard"><text:span text:style-name="Strong_20_Emphasis"><text:span text:style-name="T107">array_walk</text:span></text:span><text:span text:style-name="T79">(</text:span><text:span text:style-name="T163">array|object</text:span><text:span text:style-name="T79"> </text:span><text:span text:style-name="Source_20_Text"><text:span text:style-name="T504">&amp;</text:span></text:span><text:span text:style-name="Source_20_Text"><text:span text:style-name="T106">$array</text:span></text:span><text:span text:style-name="T79">, </text:span><text:span text:style-name="Source_20_Text"><text:span text:style-name="T106">callable</text:span></text:span><text:span text:style-name="T79"> </text:span><text:span text:style-name="Source_20_Text"><text:span text:style-name="T106">$callback</text:span></text:span><text:span text:style-name="T79">,</text:span><text:span text:style-name="T1072"> </text:span><text:span text:style-name="Source_20_Text"><text:span text:style-name="T106">mixed</text:span></text:span><text:span text:style-name="T79"> </text:span><text:span text:style-name="Source_20_Text"><text:span text:style-name="T106">$arg</text:span></text:span><text:span text:style-name="T466"> =</text:span><text:span text:style-name="Source_20_Text"><text:span text:style-name="T469">null</text:span></text:span><text:span text:style-name="T79">): </text:span><text:span text:style-name="T163">bool</text:span></text:p>
      <text:p text:style-name="P219"/>
      <text:p text:style-name="P110"><text:span text:style-name="Strong_20_Emphasis"><text:span text:style-name="T65">array_walk()</text:span></text:span><text:span text:style-name="T66"> </text:span><text:span text:style-name="T1044">is not affected by the internal array pointer of </text:span><text:span text:style-name="Source_20_Text"><text:span text:style-name="T996">array</text:span></text:span><text:span text:style-name="T1044">. </text:span><text:span text:style-name="Strong_20_Emphasis"><text:span text:style-name="T1040">It</text:span></text:span><text:span text:style-name="T1044"> will walk through the entire array regardless of pointer position. </text:span><text:span text:style-name="T1050">It will walk through the array according the elements order not their indexes.</text:span></text:p>
      <text:p text:style-name="P694"><text:span text:style-name="T279">The </text:span><text:span text:style-name="Strong_20_Emphasis"><text:span text:style-name="T225">callback</text:span></text:span><text:span text:style-name="T279"> takes on </text:span><text:span text:style-name="T285">a minimun of </text:span><text:span text:style-name="T279">two parameters. <text:s/>The </text:span><text:span text:style-name="Strong_20_Emphasis"><text:span text:style-name="T227">first </text:span></text:span><text:span text:style-name="T279"> parameter </text:span><text:span text:style-name="T285">is the current</text:span><text:span text:style-name="T279"> </text:span><text:span text:style-name="T226">value</text:span><text:span text:style-name="T279"> , and </text:span><text:span text:style-name="T226">second</text:span><text:span text:style-name="T285"> parameter is </text:span><text:span text:style-name="T279">the </text:span><text:span text:style-name="T285">current </text:span><text:span text:style-name="T226">key/index</text:span><text:span text:style-name="T279">. <text:tab/><text:tab/></text:span><text:span text:style-name="T285">An optional</text:span><text:span text:style-name="Strong_20_Emphasis"><text:span text:style-name="T227"> third </text:span></text:span><text:span text:style-name="T285">is the </text:span><text:span text:style-name="Strong_20_Emphasis"><text:span text:style-name="T227">$arg</text:span></text:span><text:span text:style-name="T285">.</text:span></text:p>
      <text:p text:style-name="P101"/>
      <text:p text:style-name="P54"><text:span text:style-name="T733">Note: </text:span><text:span text:style-name="T734">To alter the value of the array, the first parameter should be passed by reference.</text:span></text:p>
      <text:p text:style-name="P81"/>
      <text:p text:style-name="P648"><text:span text:style-name="T303">Note:</text:span><text:span text:style-name="T280"> </text:span><text:span text:style-name="T279">Many internal functions are not suitable to be called directly as a </text:span><text:span text:style-name="Strong_20_Emphasis"><text:span text:style-name="T225">callback</text:span></text:span><text:span text:style-name="Source_20_Text"><text:span text:style-name="T279"> and will </text:span></text:span><text:span text:style-name="Strong_20_Emphasis"><text:span text:style-name="T225">throw a warning</text:span></text:span><text:span text:style-name="Source_20_Text"><text:span text:style-name="T279"> if more than the expected number of argument are passed </text:span></text:span><text:span text:style-name="Source_20_Text"><text:span text:style-name="T280">in <text:s/>(for example </text:span></text:span><text:span text:style-name="Strong_20_Emphasis"><text:span text:style-name="T225">strtolower()</text:span></text:span><text:span text:style-name="Source_20_Text"><text:span text:style-name="T280">)</text:span></text:span></text:p>
      <text:p text:style-name="P81"/>
      <text:p text:style-name="P81"/>
      <text:p text:style-name="P81"><text:span text:style-name="T1101">The </text:span><text:span text:style-name="Strong_20_Emphasis"><text:span text:style-name="T74">arg</text:span></text:span>. If the optional <text:span text:style-name="Strong_20_Emphasis"><text:span text:style-name="T74">arg</text:span></text:span> parameter is supplied, it will be passed as the third parameter to the callback.</text:p>
      <text:p text:style-name="P81"/>
      <text:p text:style-name="P26"><text:span text:style-name="Source_20_Text"><text:span text:style-name="T797">Example </text:span></text:span><text:span text:style-name="Source_20_Text"><text:span text:style-name="T801">6</text:span></text:span><text:span text:style-name="Source_20_Text"><text:span text:style-name="T803">3</text:span></text:span><text:span text:style-name="Source_20_Text"><text:span text:style-name="T797">:</text:span></text:span></text:p>
      <text:p text:style-name="P81"><text:span text:style-name="Source_20_Text"><text:span text:style-name="T56">&lt;?php</text:span></text:span></text:p>
      <text:p text:style-name="P81"><text:span text:style-name="Source_20_Text"><text:span text:style-name="T56">$fruits = array("</text:span></text:span><text:span text:style-name="Source_20_Text"><text:span text:style-name="T58">c</text:span></text:span><text:span text:style-name="Source_20_Text"><text:span text:style-name="T56">" =&gt; "lemon", "a" =&gt; "orange", "b" =&gt; "banana");</text:span></text:span></text:p>
      <text:p text:style-name="P81"><text:span text:style-name="Source_20_Text"><text:span text:style-name="T235"/></text:span></text:p>
      <text:p text:style-name="P81"><text:span text:style-name="Source_20_Text"><text:span text:style-name="T56">function test_alter(</text:span></text:span><text:span text:style-name="Source_20_Text"><text:span text:style-name="T1108">&amp;</text:span></text:span><text:span text:style-name="Source_20_Text"><text:span text:style-name="T56">$item1, $key, $prefix) {</text:span></text:span></text:p>
      <text:p text:style-name="P81"><text:span text:style-name="Source_20_Text"><text:span text:style-name="T56"><text:s text:c="4"/>$item1 = "$prefix: $item1";</text:span></text:span></text:p>
      <text:p text:style-name="P81"><text:span text:style-name="Source_20_Text"><text:span text:style-name="T56">}</text:span></text:span></text:p>
      <text:p text:style-name="P81"><text:span text:style-name="Source_20_Text"><text:span text:style-name="T235"/></text:span></text:p>
      <text:p text:style-name="P81"><text:span text:style-name="Source_20_Text"><text:span text:style-name="T56">function test_print($item2, $key) {</text:span></text:span></text:p>
      <text:p text:style-name="P81"><text:span text:style-name="Source_20_Text"><text:span text:style-name="T56"><text:s text:c="4"/>echo "$key. $item2\n";</text:span></text:span></text:p>
      <text:p text:style-name="P81"><text:span text:style-name="Source_20_Text"><text:span text:style-name="T56">}</text:span></text:span></text:p>
      <text:p text:style-name="P81"><text:span text:style-name="Source_20_Text"><text:span text:style-name="T235"/></text:span></text:p>
      <text:p text:style-name="P92"><text:span text:style-name="Source_20_Text"><text:span text:style-name="T1093">echo "Before ...:\n";</text:span></text:span></text:p>
      <text:p text:style-name="P93"><text:span text:style-name="Source_20_Text"><text:span text:style-name="T883">array_walk(</text:span></text:span><text:span text:style-name="Source_20_Text"><text:span text:style-name="T56">$fruits</text:span></text:span><text:span text:style-name="Source_20_Text"><text:span text:style-name="T883">,</text:span></text:span><text:span text:style-name="Source_20_Text"><text:span text:style-name="T56"> 'test_print'</text:span></text:span><text:span text:style-name="Source_20_Text"><text:span text:style-name="T883">);</text:span></text:span></text:p>
      <text:p text:style-name="P92"><text:span text:style-name="Source_20_Text"><text:span text:style-name="T1093">echo "... and after:\n";</text:span></text:span></text:p>
      <text:p text:style-name="P92"><text:span text:style-name="Source_20_Text"><text:span text:style-name="T883">array_walk(</text:span></text:span><text:span text:style-name="Source_20_Text"><text:span text:style-name="T56">$fruits</text:span></text:span><text:span text:style-name="Source_20_Text"><text:span text:style-name="T883">,</text:span></text:span><text:span text:style-name="Source_20_Text"><text:span text:style-name="T56"> 'test_alter'</text:span></text:span><text:span text:style-name="Source_20_Text"><text:span text:style-name="T883">,</text:span></text:span><text:span text:style-name="Source_20_Text"><text:span text:style-name="T56"> 'fruit'</text:span></text:span><text:span text:style-name="Source_20_Text"><text:span text:style-name="T883">);</text:span></text:span></text:p>
      <text:p text:style-name="P92"><text:span text:style-name="Source_20_Text"><text:span text:style-name="T883">array_walk(</text:span></text:span><text:span text:style-name="Source_20_Text"><text:span text:style-name="T56">$fruits</text:span></text:span><text:span text:style-name="Source_20_Text"><text:span text:style-name="T883">,</text:span></text:span><text:span text:style-name="Source_20_Text"><text:span text:style-name="T56"> 'test_print'</text:span></text:span><text:span text:style-name="Source_20_Text"><text:span text:style-name="T883">);</text:span></text:span></text:p>
      <text:p text:style-name="P82"><text:span text:style-name="Source_20_Text"><text:span text:style-name="T56">?&gt;</text:span></text:span></text:p>
      <text:p text:style-name="P68">Before ...:</text:p>
      <text:p text:style-name="P69"><text:span text:style-name="T1102">c</text:span>. lemon</text:p>
      <text:p text:style-name="P69">a. orange</text:p>
      <text:p text:style-name="P69">b. banana</text:p>
      <text:p text:style-name="P69">... and after:</text:p>
      <text:p text:style-name="P69"><text:span text:style-name="T1102">c</text:span>. fruit: lemon</text:p>
      <text:p text:style-name="P69">a. fruit: orange</text:p>
      <text:p text:style-name="P69">b. fruit: banana</text:p>
      <text:p text:style-name="P570"><text:soft-page-break/><text:span text:style-name="Strong_20_Emphasis"><text:span text:style-name="T301">array_map()</text:span></text:span><text:span text:style-name="Strong_20_Emphasis"><text:span text:style-name="T540"> — </text:span></text:span><text:span text:style-name="T276">returns an array containing the results of applying the </text:span><text:span text:style-name="Source_20_Text"><text:span text:style-name="T276">callback</text:span></text:span><text:span text:style-name="T276"> to the corresponding index <text:tab/><text:tab/>of </text:span><text:span text:style-name="Source_20_Text"><text:span text:style-name="T276">array</text:span></text:span><text:span text:style-name="T276"> (</text:span><text:span text:style-name="T286">or </text:span><text:span text:style-name="T276"> </text:span><text:span text:style-name="Source_20_Text"><text:span text:style-name="T276">arrays</text:span></text:span><text:span text:style-name="T276"> if more arrays are provided) used as arguments for the callback.</text:span></text:p>
      <text:p text:style-name="P643"><text:span text:style-name="Strong_20_Emphasis"><text:span text:style-name="T107">array_map</text:span></text:span><text:span text:style-name="T79">(</text:span><text:span text:style-name="T594">?</text:span><text:span text:style-name="Source_20_Text"><text:span text:style-name="T106">callable</text:span></text:span><text:span text:style-name="T79"> </text:span><text:span text:style-name="Source_20_Text"><text:span text:style-name="T106">$callback</text:span></text:span><text:span text:style-name="T79">, </text:span><text:span text:style-name="T163">array</text:span><text:span text:style-name="T79"> </text:span><text:span text:style-name="Source_20_Text"><text:span text:style-name="T106">$array</text:span></text:span><text:span text:style-name="T79">, </text:span><text:span text:style-name="T163">array</text:span><text:span text:style-name="T79"> </text:span><text:span text:style-name="Source_20_Text"><text:span text:style-name="T106">...$arrays</text:span></text:span><text:span text:style-name="T79">): </text:span><text:span text:style-name="T163">array</text:span></text:p>
      <text:p text:style-name="P81"/>
      <text:p text:style-name="P94">The number of parameters that the <text:span text:style-name="Source_20_Text"><text:span text:style-name="T993">callback</text:span></text:span> function accepts should match the number of arrays passed to <text:span text:style-name="Source_20_Text"><text:span text:style-name="T56">array_map()</text:span></text:span>. Excess input arrays <text:span text:style-name="T1106">in the callback</text:span> <text:span text:style-name="T1121">function</text:span> are ignored. </text:p>
      <text:p text:style-name="P81"/>
      <text:p text:style-name="P27"><text:span text:style-name="Source_20_Text"><text:span text:style-name="T797">Example </text:span></text:span><text:span text:style-name="Source_20_Text"><text:span text:style-name="T801">6</text:span></text:span><text:span text:style-name="Source_20_Text"><text:span text:style-name="T807">4</text:span></text:span><text:span text:style-name="Source_20_Text"><text:span text:style-name="T797">:</text:span></text:span></text:p>
      <text:p text:style-name="P81"><text:span text:style-name="Source_20_Text"><text:span text:style-name="T56">&lt;?php<text:line-break/>function cube($n) {<text:line-break/>    return ($n * $n * $n);<text:line-break/>}<text:line-break/><text:line-break/>$a = [1, 2, 3, 4, 5];<text:line-break/>$b = array_map('cube', $a);<text:line-break/></text:span></text:span><text:span text:style-name="Source_20_Text"><text:span text:style-name="T59">var_export</text:span></text:span><text:span text:style-name="Source_20_Text"><text:span text:style-name="T56">($b);<text:line-break/>?&gt;</text:span></text:span></text:p>
      <text:p text:style-name="P293"><text:span text:style-name="Source_20_Text"><text:span text:style-name="T913">array ( 0 =&gt; 1, <text:s/>1 =&gt; 8, <text:s/>2 =&gt; 27, <text:s/>3 =&gt; 64, <text:s/>4 =&gt; 125, )</text:span></text:span></text:p>
      <text:p text:style-name="P288"><text:span text:style-name="Source_20_Text"><text:span text:style-name="T913"/></text:span></text:p>
      <text:p text:style-name="P294"><text:span text:style-name="Source_20_Text"><text:span text:style-name="T747">Note: </text:span></text:span><text:span text:style-name="Source_20_Text"><text:span text:style-name="T755">If the arrays are of unequal length, shorter ones will be extended with empty elements to match the length of the longest.</text:span></text:span></text:p>
      <text:p text:style-name="P288"><text:span text:style-name="Source_20_Text"><text:span text:style-name="T913"/></text:span></text:p>
      <text:p text:style-name="P653"><text:span text:style-name="Source_20_Text"><text:span text:style-name="T436">Example 65 (using more arrays):</text:span></text:span></text:p>
      <text:p text:style-name="P288"><text:span text:style-name="Source_20_Text"><text:span text:style-name="T48">&lt;?php</text:span></text:span></text:p>
      <text:p text:style-name="P324"><text:span text:style-name="Source_20_Text"><text:span text:style-name="T1103">function show_Spanish(</text:span></text:span><text:span text:style-name="Source_20_Text"><text:span text:style-name="T1107">?</text:span></text:span><text:span text:style-name="Source_20_Text"><text:span text:style-name="T1103">int $n, </text:span></text:span><text:span text:style-name="Source_20_Text"><text:span text:style-name="T1107">?</text:span></text:span><text:span text:style-name="Source_20_Text"><text:span text:style-name="T1103">string $m): string {</text:span></text:span></text:p>
      <text:p text:style-name="P288"><text:span text:style-name="Source_20_Text"><text:span text:style-name="T1103"><text:s text:c="4"/>return "The number {$n} is called {$m} in Spanish";</text:span></text:span></text:p>
      <text:p text:style-name="P288"><text:span text:style-name="Source_20_Text"><text:span text:style-name="T1103">}</text:span></text:span></text:p>
      <text:p text:style-name="P288"><text:span text:style-name="Source_20_Text"><text:span text:style-name="T235"/></text:span></text:p>
      <text:p text:style-name="P324"><text:span text:style-name="Source_20_Text"><text:span text:style-name="T1105">function map_Spanish(</text:span></text:span><text:span text:style-name="Source_20_Text"><text:span text:style-name="T1107">?</text:span></text:span><text:span text:style-name="Source_20_Text"><text:span text:style-name="T1105">int $n, </text:span></text:span><text:span text:style-name="Source_20_Text"><text:span text:style-name="T1107">?</text:span></text:span><text:span text:style-name="Source_20_Text"><text:span text:style-name="T1105">string $m): array {</text:span></text:span></text:p>
      <text:p text:style-name="P288"><text:span text:style-name="Source_20_Text"><text:span text:style-name="T1105"><text:s text:c="4"/>return [$n =&gt; $m];</text:span></text:span></text:p>
      <text:p text:style-name="P296"><text:span text:style-name="Source_20_Text"><text:span text:style-name="T1105">}</text:span></text:span></text:p>
      <text:p text:style-name="P288"><text:span text:style-name="Source_20_Text"><text:span text:style-name="T48">$a = [1, 2, 3];<text:tab/><text:tab/><text:tab/><text:tab/><text:tab/><text:tab/></text:span></text:span><text:span text:style-name="Source_20_Text"><text:span text:style-name="T1095">// </text:span></text:span><text:span text:style-name="Source_20_Text"><text:span text:style-name="T1094">&lt;- </text:span></text:span><text:span text:style-name="Source_20_Text"><text:span text:style-name="T1095">Note the array has fewer elements</text:span></text:span></text:p>
      <text:p text:style-name="P288"><text:span text:style-name="Source_20_Text"><text:span text:style-name="T48">$b = ['uno', 'dos', 'tres', 'cuatro'];</text:span></text:span></text:p>
      <text:p text:style-name="P288"><text:span text:style-name="Source_20_Text"><text:span text:style-name="T235"/></text:span></text:p>
      <text:p text:style-name="P288"><text:span text:style-name="Source_20_Text"><text:span text:style-name="T48">$c = </text:span></text:span><text:span text:style-name="Source_20_Text"><text:span text:style-name="T881">array_map(</text:span></text:span><text:span text:style-name="Source_20_Text"><text:span text:style-name="T1103">'show_Spanish'</text:span></text:span><text:span text:style-name="Source_20_Text"><text:span text:style-name="T881">, </text:span></text:span><text:span text:style-name="Source_20_Text"><text:span text:style-name="T48">$a</text:span></text:span><text:span text:style-name="Source_20_Text"><text:span text:style-name="T881">, </text:span></text:span><text:span text:style-name="Source_20_Text"><text:span text:style-name="T48">$b</text:span></text:span><text:span text:style-name="Source_20_Text"><text:span text:style-name="T881">)</text:span></text:span><text:span text:style-name="Source_20_Text"><text:span text:style-name="T48">;</text:span></text:span></text:p>
      <text:p text:style-name="P288"><text:span text:style-name="Source_20_Text"><text:span text:style-name="T48">var_export($c);</text:span></text:span></text:p>
      <text:p text:style-name="P288"><text:span text:style-name="Source_20_Text"><text:span text:style-name="T235"/></text:span></text:p>
      <text:p text:style-name="P288"><text:span text:style-name="Source_20_Text"><text:span text:style-name="T48">$d = </text:span></text:span><text:span text:style-name="Source_20_Text"><text:span text:style-name="T881">array_map(</text:span></text:span><text:span text:style-name="Source_20_Text"><text:span text:style-name="T1105">'map_Spanish'</text:span></text:span><text:span text:style-name="Source_20_Text"><text:span text:style-name="T881">, </text:span></text:span><text:span text:style-name="Source_20_Text"><text:span text:style-name="T48">$a</text:span></text:span><text:span text:style-name="Source_20_Text"><text:span text:style-name="T881"> , </text:span></text:span><text:span text:style-name="Source_20_Text"><text:span text:style-name="T48">$b</text:span></text:span><text:span text:style-name="Source_20_Text"><text:span text:style-name="T881">)</text:span></text:span><text:span text:style-name="Source_20_Text"><text:span text:style-name="T48">;</text:span></text:span></text:p>
      <text:p text:style-name="P288"><text:span text:style-name="Source_20_Text"><text:span text:style-name="T48">var_export($d);</text:span></text:span></text:p>
      <text:p text:style-name="P292"><text:span text:style-name="Source_20_Text"><text:span text:style-name="T48">?&gt;</text:span></text:span></text:p>
      <text:p text:style-name="P287"><text:span text:style-name="Source_20_Text"><text:span text:style-name="T925">array (</text:span></text:span></text:p>
      <text:p text:style-name="P65"><text:s text:c="2"/>0 =&gt; 'The number 1 is called uno in Spanish',</text:p>
      <text:p text:style-name="P65"><text:s text:c="2"/>1 =&gt; 'The number 2 is called dos in Spanish',</text:p>
      <text:p text:style-name="P65"><text:s text:c="2"/>2 =&gt; 'The number 3 is called tres in Spanish',</text:p>
      <text:p text:style-name="P65"><text:s text:c="2"/>3 =&gt; 'The number is called cuatro in Spanish',</text:p>
      <text:p text:style-name="P65">)</text:p>
      <text:p text:style-name="P65"/>
      <text:p text:style-name="P65">array (</text:p>
      <text:p text:style-name="P65"><text:s text:c="2"/>0 =&gt; <text:s text:c="2"/>array (1 <text:s/>=&gt; 'uno' ,),</text:p>
      <text:p text:style-name="P65"><text:s text:c="2"/>1 =&gt; <text:s text:c="2"/>array (2 <text:s/>=&gt; 'dos' ,),</text:p>
      <text:p text:style-name="P65"><text:s text:c="2"/>2 =&gt; <text:s text:c="2"/>array (3 <text:s/>=&gt; 'tres',),</text:p>
      <text:p text:style-name="P65"><text:s text:c="2"/>3 =&gt; <text:s text:c="2"/>array ('' =&gt; 'cuatro', ),</text:p>
      <text:p text:style-name="P66">)</text:p>
      <text:p text:style-name="P288"><text:soft-page-break/><text:span text:style-name="Source_20_Text"><text:span text:style-name="T755">An interesting use of this function is to construct an array of arrays, which can be easily performed by using </text:span></text:span><text:span text:style-name="Source_20_Text"><text:span text:style-name="T746">null</text:span></text:span><text:span text:style-name="Source_20_Text"><text:span text:style-name="T755"> as the name of the callback function</text:span></text:span></text:p>
      <text:p text:style-name="P288"><text:span text:style-name="Source_20_Text"><text:span text:style-name="T913"/></text:span></text:p>
      <text:p text:style-name="P304"><text:span text:style-name="Source_20_Text"><text:span text:style-name="T833">Example 6</text:span></text:span><text:span text:style-name="Source_20_Text"><text:span text:style-name="T835">6</text:span></text:span><text:span text:style-name="Source_20_Text"><text:span text:style-name="T833"> (Performing a zip operation of arrays):</text:span></text:span></text:p>
      <text:p text:style-name="P297"><text:span text:style-name="Source_20_Text"><text:span text:style-name="T48">&lt;?php</text:span></text:span></text:p>
      <text:p text:style-name="P297"><text:span text:style-name="Source_20_Text"><text:span text:style-name="T48">$arr1 = [1, 2, 3];</text:span></text:span></text:p>
      <text:p text:style-name="P297"><text:span text:style-name="Source_20_Text"><text:span text:style-name="T48">$arr2 = ['a', 'b', 'c'];</text:span></text:span></text:p>
      <text:p text:style-name="P297"><text:span text:style-name="Source_20_Text"><text:span text:style-name="T48">$arr3 = ['first', 'second', 'third'];</text:span></text:span></text:p>
      <text:p text:style-name="P297"><text:span text:style-name="Source_20_Text"><text:span text:style-name="T48">var_export(</text:span></text:span><text:span text:style-name="Source_20_Text"><text:span text:style-name="T881">array_map(</text:span></text:span><text:span text:style-name="Source_20_Text"><text:span text:style-name="T1104">null</text:span></text:span><text:span text:style-name="Source_20_Text"><text:span text:style-name="T881">,</text:span></text:span><text:span text:style-name="Source_20_Text"><text:span text:style-name="T48"> $arr1</text:span></text:span><text:span text:style-name="Source_20_Text"><text:span text:style-name="T881">,</text:span></text:span><text:span text:style-name="Source_20_Text"><text:span text:style-name="T48"> $arr2</text:span></text:span><text:span text:style-name="Source_20_Text"><text:span text:style-name="T881">,</text:span></text:span><text:span text:style-name="Source_20_Text"><text:span text:style-name="T48"> $arr3</text:span></text:span><text:span text:style-name="Source_20_Text"><text:span text:style-name="T881">)</text:span></text:span><text:span text:style-name="Source_20_Text"><text:span text:style-name="T48">);</text:span></text:span></text:p>
      <text:p text:style-name="P297"><text:span text:style-name="Source_20_Text"><text:span text:style-name="T48">?&gt;</text:span></text:span></text:p>
      <text:p text:style-name="P290"><text:span text:style-name="Source_20_Text"><text:span text:style-name="T913">array (</text:span></text:span></text:p>
      <text:p text:style-name="P290"><text:span text:style-name="Source_20_Text"><text:span text:style-name="T913"><text:s text:c="2"/>0 =&gt; array ( 0 =&gt; 1, <text:s/>1 =&gt; 'a', <text:s/>2 =&gt; 'first', ),</text:span></text:span></text:p>
      <text:p text:style-name="P290"><text:span text:style-name="Source_20_Text"><text:span text:style-name="T913"><text:s text:c="2"/>1 =&gt; array ( 0 =&gt; 2, <text:s/>1 =&gt; 'b', <text:s/>2 =&gt; 'second',),</text:span></text:span></text:p>
      <text:p text:style-name="P290"><text:span text:style-name="Source_20_Text"><text:span text:style-name="T913"><text:s text:c="2"/>2 =&gt; array ( 0 =&gt; 3, <text:s/>1 =&gt; 'c', <text:s/>2 =&gt; 'third', ),</text:span></text:span></text:p>
      <text:p text:style-name="P290"><text:span text:style-name="Source_20_Text"><text:span text:style-name="T913">)</text:span></text:span></text:p>
      <text:p text:style-name="P288"><text:span text:style-name="Source_20_Text"><text:span text:style-name="T913"/></text:span></text:p>
      <text:h text:style-name="Heading_20_1" text:outline-level="1"><text:a xlink:type="simple" xlink:href="https://stackoverflow.com/questions/3432257/difference-between-array-map-array-walk-and-array-filter" text:style-name="Internet_20_link" text:visited-style-name="Visited_20_Internet_20_Link"><text:span text:style-name="Source_20_Text"><text:span text:style-name="T324">Difference between</text:span></text:span></text:a><text:a xlink:type="simple" xlink:href="https://stackoverflow.com/questions/3432257/difference-between-array-map-array-walk-and-array-filter" text:style-name="Internet_20_link" text:visited-style-name="Visited_20_Internet_20_Link"><text:span text:style-name="Source_20_Text"><text:span text:style-name="T322"> array_map</text:span></text:span></text:a><text:a xlink:type="simple" xlink:href="https://stackoverflow.com/questions/3432257/difference-between-array-map-array-walk-and-array-filter" text:style-name="Internet_20_link" text:visited-style-name="Visited_20_Internet_20_Link"><text:span text:style-name="Source_20_Text"><text:span text:style-name="T323">()</text:span></text:span></text:a><text:a xlink:type="simple" xlink:href="https://stackoverflow.com/questions/3432257/difference-between-array-map-array-walk-and-array-filter" text:style-name="Internet_20_link" text:visited-style-name="Visited_20_Internet_20_Link"><text:span text:style-name="Source_20_Text"><text:span text:style-name="T322"> </text:span></text:span></text:a><text:a xlink:type="simple" xlink:href="https://stackoverflow.com/questions/3432257/difference-between-array-map-array-walk-and-array-filter" text:style-name="Internet_20_link" text:visited-style-name="Visited_20_Internet_20_Link"><text:span text:style-name="Source_20_Text"><text:span text:style-name="T328">an</text:span></text:span></text:a><text:a xlink:type="simple" xlink:href="https://stackoverflow.com/questions/3432257/difference-between-array-map-array-walk-and-array-filter" text:style-name="Internet_20_link" text:visited-style-name="Visited_20_Internet_20_Link"><text:span text:style-name="Source_20_Text"><text:span text:style-name="T324">d</text:span></text:span></text:a><text:a xlink:type="simple" xlink:href="https://stackoverflow.com/questions/3432257/difference-between-array-map-array-walk-and-array-filter" text:style-name="Internet_20_link" text:visited-style-name="Visited_20_Internet_20_Link"><text:span text:style-name="Source_20_Text"><text:span text:style-name="T322"> array_walk</text:span></text:span></text:a><text:span text:style-name="T323">()</text:span></text:h>
      <text:p text:style-name="P288"><text:span text:style-name="Source_20_Text"><text:span text:style-name="T913"/></text:span></text:p>
      <text:list xml:id="list1986438681" text:style-name="L9">
        <text:list-item>
          <text:p text:style-name="P721"><text:span text:style-name="Source_20_Text"><text:span text:style-name="T48">array_map()</text:span></text:span><text:span text:style-name="Source_20_Text"><text:span text:style-name="T765"> returns a new array, <text:s/><text:tab/></text:span></text:span><text:span text:style-name="Source_20_Text"><text:span text:style-name="T48">array_walk()</text:span></text:span><text:span text:style-name="Source_20_Text"><text:span text:style-name="T765"> only returns true </text:span></text:span><text:span text:style-name="Source_20_Text"><text:span text:style-name="T766">and change the original array.</text:span></text:span></text:p>
          <text:p text:style-name="P721"><text:span text:style-name="Source_20_Text"><text:span text:style-name="T913"/></text:span></text:p>
        </text:list-item>
        <text:list-item>
          <text:p text:style-name="P721"><text:span text:style-name="Source_20_Text"><text:span text:style-name="T48">array_map()</text:span></text:span><text:span text:style-name="Source_20_Text"><text:span text:style-name="T765"> cannot operate with the array keys, </text:span></text:span><text:span text:style-name="Source_20_Text"><text:span text:style-name="T48">array_walk()</text:span></text:span><text:span text:style-name="Source_20_Text"><text:span text:style-name="T765"> can.</text:span></text:span></text:p>
          <text:p text:style-name="P721"><text:span text:style-name="Source_20_Text"><text:span text:style-name="T913"/></text:span></text:p>
        </text:list-item>
        <text:list-item>
          <text:p text:style-name="P721"><text:span text:style-name="Source_20_Text"><text:span text:style-name="T48">array_map()</text:span></text:span><text:span text:style-name="Source_20_Text"><text:span text:style-name="T765"> also can receive an arbitrary number of arrays and it can iterate over them in parallel, <text:s text:c="14"/></text:span></text:span><text:span text:style-name="Source_20_Text"><text:span text:style-name="T48">array_walk()</text:span></text:span><text:span text:style-name="Source_20_Text"><text:span text:style-name="T765"> operates only on one.</text:span></text:span></text:p>
          <text:p text:style-name="P721"><text:span text:style-name="Source_20_Text"><text:span text:style-name="T913"/></text:span></text:p>
        </text:list-item>
        <text:list-item>
          <text:p text:style-name="P721"><text:span text:style-name="Source_20_Text"><text:span text:style-name="T48">array_walk()</text:span></text:span><text:span text:style-name="Source_20_Text"><text:span text:style-name="T765"> can receive an extra arbitrary parameter to pass to the callback.</text:span></text:span></text:p>
        </text:list-item>
      </text:list>
      <text:p text:style-name="P288"><text:span text:style-name="Source_20_Text"><text:span text:style-name="T913"/></text:span></text:p>
      <text:list xml:id="list140628795486890" text:continue-numbering="true" text:style-name="L9">
        <text:list-item>
          <text:p text:style-name="P725"><text:span text:style-name="Source_20_Text"><text:span text:style-name="T329">The resulting array of </text:span></text:span><text:span text:style-name="Source_20_Text"><text:span text:style-name="T235">array_map()</text:span></text:span><text:span text:style-name="Source_20_Text"><text:span text:style-name="T329"> has the same length as that of the largest input array;  <text:s text:c="11"/></text:span></text:span><text:span text:style-name="Source_20_Text"><text:span text:style-name="T235">array_walk()</text:span></text:span><text:span text:style-name="Source_20_Text"><text:span text:style-name="T329"> does not return an array but it cannot alter the number of elements of original array;</text:span></text:span></text:p>
        </text:list-item>
      </text:list>
      <text:p text:style-name="P288"><text:span text:style-name="Source_20_Text"><text:span text:style-name="T913"/></text:span></text:p>
      <text:p text:style-name="P288"><text:span text:style-name="Source_20_Text"><text:span text:style-name="T1131">array_filter</text:span></text:span><text:span text:style-name="Source_20_Text"><text:span text:style-name="T1132">()</text:span></text:span><text:span text:style-name="Source_20_Text"><text:span text:style-name="T1127"> picks only a subset of the elements of the array according to a filtering function. It does preserve the keys.</text:span></text:span></text:p>
      <text:p text:style-name="P288"><text:span text:style-name="Source_20_Text"><text:span text:style-name="T913"/></text:span></text:p>
      <text:p text:style-name="P288"><text:span text:style-name="Source_20_Text"><text:span text:style-name="T913"/></text:span></text:p>
      <text:p text:style-name="P288"><text:span text:style-name="Source_20_Text"><text:span text:style-name="T913"/></text:span></text:p>
      <text:p text:style-name="P288"><text:span text:style-name="Source_20_Text"><text:span text:style-name="T746">array_filter</text:span></text:span><text:span text:style-name="Source_20_Text"><text:span text:style-name="T748">()</text:span></text:span><text:span text:style-name="Source_20_Text"><text:span text:style-name="T755"> — Iterates over each value in the array passing them to the callback function. If the callback function returns true, the current value from array is returned into the result array.</text:span></text:span></text:p>
      <text:p text:style-name="P288"><text:span text:style-name="Source_20_Text"><text:span text:style-name="T913"/></text:span></text:p>
      <text:p text:style-name="P643"><text:span text:style-name="Source_20_Text"><text:span text:style-name="Strong_20_Emphasis"><text:span text:style-name="T110">array_filter</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111">$array</text:span></text:span><text:span text:style-name="Source_20_Text"><text:span text:style-name="T81">, </text:span></text:span><text:span text:style-name="Source_20_Text"><text:span text:style-name="T595">?</text:span></text:span><text:span text:style-name="Source_20_Text"><text:span text:style-name="T111">callable $callback</text:span></text:span><text:span text:style-name="Source_20_Text"><text:span text:style-name="T467"> = </text:span></text:span><text:span text:style-name="Source_20_Text"><text:span text:style-name="Strong_20_Emphasis"><text:span text:style-name="T467">null</text:span></text:span></text:span><text:span text:style-name="Source_20_Text"><text:span text:style-name="T81">, </text:span></text:span><text:span text:style-name="Source_20_Text"><text:span text:style-name="T165">int</text:span></text:span><text:span text:style-name="Source_20_Text"><text:span text:style-name="T81"> </text:span></text:span><text:span text:style-name="Source_20_Text"><text:span text:style-name="T111">$mode</text:span></text:span><text:span text:style-name="Source_20_Text"><text:span text:style-name="T467"> = 0</text:span></text:span><text:span text:style-name="Source_20_Text"><text:span text:style-name="T81">): </text:span></text:span><text:span text:style-name="Source_20_Text"><text:span text:style-name="T165">array</text:span></text:span></text:p>
      <text:p text:style-name="P288"><text:span text:style-name="Source_20_Text"><text:span text:style-name="T913"/></text:span></text:p>
      <text:p text:style-name="P326"><text:span text:style-name="Source_20_Text"><text:span text:style-name="T755">Array keys are preserved, and </text:span></text:span><text:span text:style-name="Source_20_Text"><text:span text:style-name="T760">it </text:span></text:span><text:span text:style-name="Source_20_Text"><text:span text:style-name="T755">may result </text:span></text:span><text:span text:style-name="Source_20_Text"><text:span text:style-name="T760">gap in the array keys if array is enumerative</text:span></text:span><text:span text:style-name="Source_20_Text"><text:span text:style-name="T31">.</text:span></text:span><text:span text:style-name="Source_20_Text"><text:span text:style-name="T755"> </text:span></text:span></text:p>
      <text:p text:style-name="P325"><text:span text:style-name="Source_20_Text"><text:span text:style-name="T755">The result array can be reindexed using the </text:span></text:span><text:span text:style-name="Source_20_Text"><text:span text:style-name="T31">array_values()</text:span></text:span><text:span text:style-name="Source_20_Text"><text:span text:style-name="T755"> function.</text:span></text:span></text:p>
      <text:p text:style-name="P288"><text:span text:style-name="Source_20_Text"><text:span text:style-name="T913"/></text:span></text:p>
      <text:p text:style-name="P288"><text:span text:style-name="Source_20_Text"><text:span text:style-name="T913"/></text:span></text:p>
      <text:p text:style-name="P288"><text:span text:style-name="Source_20_Text"><text:span text:style-name="T913"/></text:span></text:p>
      <text:p text:style-name="P298"><text:span text:style-name="Source_20_Text"><text:span text:style-name="T757">m</text:span></text:span><text:span text:style-name="Source_20_Text"><text:span text:style-name="T755">ode:</text:span></text:span></text:p>
      <text:list xml:id="list1195041083" text:style-name="L10">
        <text:list-item>
          <text:p text:style-name="P726"><text:span text:style-name="Source_20_Text"><text:span text:style-name="T276">Default is 0 which will pass value as the only argument to callback .</text:span></text:span></text:p>
        </text:list-item>
        <text:list-item>
          <text:p text:style-name="P722"><text:span text:style-name="Source_20_Text"><text:span text:style-name="T746">ARRAY_FILTER_USE_BOTH</text:span></text:span><text:span text:style-name="Source_20_Text"><text:span text:style-name="T755"> – </text:span></text:span><text:span text:style-name="Source_20_Text"><text:span text:style-name="T756">value 1,</text:span></text:span><text:span text:style-name="Source_20_Text"><text:span text:style-name="T755"> <text:s text:c="2"/>pass both value and key as arguments to callback instead of the value.<text:tab/></text:span></text:span><text:span text:style-name="Source_20_Text"><text:span text:style-name="T761">1st arg is Value <text:s/>&amp; <text:s/>2nd arg is key.</text:span></text:span></text:p>
        </text:list-item>
        <text:list-item>
          <text:p text:style-name="P723"><text:span text:style-name="Source_20_Text"><text:span text:style-name="T746">ARRAY_FILTER_USE_KEY</text:span></text:span><text:span text:style-name="Source_20_Text"><text:span text:style-name="T755"> <text:s text:c="3"/>– <text:s/></text:span></text:span><text:span text:style-name="Source_20_Text"><text:span text:style-name="T756">value 2,</text:span></text:span><text:span text:style-name="Source_20_Text"><text:span text:style-name="T755"> <text:s/>pass key as the only argument to callback instead of the value</text:span></text:span></text:p>
        </text:list-item>
      </text:list>
      <text:p text:style-name="P308"><text:soft-page-break/><text:span text:style-name="Source_20_Text"><text:span text:style-name="T833">Example </text:span></text:span><text:span text:style-name="Source_20_Text"><text:span text:style-name="T836">67</text:span></text:span><text:span text:style-name="Source_20_Text"><text:span text:style-name="T833"> :</text:span></text:span></text:p>
      <text:p text:style-name="P288"><text:span text:style-name="Source_20_Text"><text:span text:style-name="T48">&lt;?php</text:span></text:span></text:p>
      <text:p text:style-name="P411"><text:span text:style-name="Source_20_Text"><text:span text:style-name="T244">function evenNum($var){</text:span></text:span></text:p>
      <text:p text:style-name="P411"><text:span text:style-name="Source_20_Text"><text:span text:style-name="T244"><text:tab/>return !($var % 2);</text:span></text:span></text:p>
      <text:p text:style-name="P411"><text:span text:style-name="Source_20_Text"><text:span text:style-name="T244">}</text:span></text:span></text:p>
      <text:p text:style-name="P583"><text:span text:style-name="Source_20_Text"><text:span text:style-name="T235"/></text:span></text:p>
      <text:p text:style-name="P467"><text:span text:style-name="Source_20_Text"><text:span text:style-name="T244">$array1 = ['a' =&gt; 1, 'b' =&gt; 2, 'c' =&gt; 3, 'd' =&gt; 4, 'e' =&gt; 5, '</text:span></text:span><text:span text:style-name="Source_20_Text"><text:span text:style-name="T250">f</text:span></text:span><text:span text:style-name="Source_20_Text"><text:span text:style-name="T244">' =&gt; </text:span></text:span><text:span text:style-name="Source_20_Text"><text:span text:style-name="T250">6</text:span></text:span><text:span text:style-name="Source_20_Text"><text:span text:style-name="T244">];</text:span></text:span></text:p>
      <text:p text:style-name="P583"><text:span text:style-name="Source_20_Text"><text:span text:style-name="T235"/></text:span></text:p>
      <text:p text:style-name="P411"><text:span text:style-name="Source_20_Text"><text:span text:style-name="T244">var_export(</text:span></text:span><text:span text:style-name="Source_20_Text"><text:span text:style-name="T498">array_filter(</text:span></text:span><text:span text:style-name="Source_20_Text"><text:span text:style-name="T244">$array1, "evenNum"</text:span></text:span><text:span text:style-name="Source_20_Text"><text:span text:style-name="T498">)</text:span></text:span><text:span text:style-name="Source_20_Text"><text:span text:style-name="T244">);</text:span></text:span></text:p>
      <text:p text:style-name="P412"><text:span text:style-name="Source_20_Text"><text:span text:style-name="T244">?&gt;</text:span></text:span></text:p>
      <text:p text:style-name="P288"><text:span text:style-name="Source_20_Text"><text:span text:style-name="T914">array ( 'b' =&gt; 2, 'd' =&gt; 4, 'f' =&gt; 6, )</text:span></text:span></text:p>
      <text:p text:style-name="P288"><text:span text:style-name="Source_20_Text"><text:span text:style-name="T913"/></text:span></text:p>
      <text:p text:style-name="P327"><text:span text:style-name="Source_20_Text"><text:span text:style-name="T749">Note: </text:span></text:span><text:span text:style-name="Source_20_Text"><text:span text:style-name="T755">If no callback is supplied, all empty entries of array will be removed. <text:s/>PHP </text:span></text:span><text:span text:style-name="Source_20_Text"><text:span text:style-name="T758">will </text:span></text:span><text:span text:style-name="Source_20_Text"><text:span text:style-name="T755">defines empty </text:span></text:span><text:span text:style-name="Source_20_Text"><text:span text:style-name="T758">as in </text:span></text:span><text:span text:style-name="Source_20_Text"><text:span text:style-name="T32">empty() </text:span></text:span><text:span text:style-name="Source_20_Text"><text:span text:style-name="T755">function.</text:span></text:span></text:p>
      <text:p text:style-name="P288"><text:span text:style-name="Source_20_Text"><text:span text:style-name="T913"/></text:span></text:p>
      <text:p text:style-name="P288"><text:span text:style-name="Source_20_Text"><text:span text:style-name="T913"/></text:span></text:p>
      <text:p text:style-name="P288"><text:span text:style-name="Source_20_Text"><text:span text:style-name="T913"/></text:span></text:p>
      <text:p text:style-name="P305"><text:span text:style-name="Source_20_Text"><text:span text:style-name="T833">Example </text:span></text:span><text:span text:style-name="Source_20_Text"><text:span text:style-name="T836">6</text:span></text:span><text:span text:style-name="Source_20_Text"><text:span text:style-name="T837">8</text:span></text:span><text:span text:style-name="Source_20_Text"><text:span text:style-name="T833"> :</text:span></text:span></text:p>
      <text:p text:style-name="P673"><text:span text:style-name="Source_20_Text"><text:span text:style-name="T235">&lt;?php</text:span></text:span></text:p>
      <text:p text:style-name="P411"><text:span text:style-name="Source_20_Text"><text:span text:style-name="T244">$entry = [</text:span></text:span></text:p>
      <text:p text:style-name="P411"><text:span text:style-name="Source_20_Text"><text:span text:style-name="T244">0 =&gt; 'foo',</text:span></text:span></text:p>
      <text:p text:style-name="P411"><text:span text:style-name="Source_20_Text"><text:span text:style-name="T244">1 =&gt; false,</text:span></text:span></text:p>
      <text:p text:style-name="P411"><text:span text:style-name="Source_20_Text"><text:span text:style-name="T244">2 =&gt; -1,</text:span></text:span></text:p>
      <text:p text:style-name="P411"><text:span text:style-name="Source_20_Text"><text:span text:style-name="T244">3 =&gt; null,</text:span></text:span></text:p>
      <text:p text:style-name="P411"><text:span text:style-name="Source_20_Text"><text:span text:style-name="T244">4 =&gt; '',</text:span></text:span></text:p>
      <text:p text:style-name="P411"><text:span text:style-name="Source_20_Text"><text:span text:style-name="T244">5 =&gt; '0',</text:span></text:span></text:p>
      <text:p text:style-name="P411"><text:span text:style-name="Source_20_Text"><text:span text:style-name="T244">6 =&gt; 0,</text:span></text:span></text:p>
      <text:p text:style-name="P411"><text:span text:style-name="Source_20_Text"><text:span text:style-name="T244">7 =&gt; 'false',</text:span></text:span></text:p>
      <text:p text:style-name="P411"><text:span text:style-name="Source_20_Text"><text:span text:style-name="T244">];</text:span></text:span></text:p>
      <text:p text:style-name="P583"><text:span text:style-name="Source_20_Text"><text:span text:style-name="T235"/></text:span></text:p>
      <text:p text:style-name="P411"><text:span text:style-name="Source_20_Text"><text:span text:style-name="T244">print_r(array_filter($entry));</text:span></text:span></text:p>
      <text:p text:style-name="P411"><text:span text:style-name="Source_20_Text"><text:span text:style-name="T244">?&gt;</text:span></text:span></text:p>
      <text:p text:style-name="P288"/>
      <text:p text:style-name="P288"><text:span text:style-name="Source_20_Text"><text:span text:style-name="T917">Array ( [0] =&gt; foo <text:s/>[2] =&gt; -1 <text:s/>[7] =&gt; false )</text:span></text:span></text:p>
      <text:p text:style-name="P288"><text:span text:style-name="Source_20_Text"><text:span text:style-name="T913"/></text:span></text:p>
      <text:p text:style-name="P288"><text:span text:style-name="Source_20_Text"><text:span text:style-name="T913"/></text:span></text:p>
      <text:p text:style-name="P306"><text:span text:style-name="Source_20_Text"><text:span text:style-name="T833">Example </text:span></text:span><text:span text:style-name="Source_20_Text"><text:span text:style-name="T836">6</text:span></text:span><text:span text:style-name="Source_20_Text"><text:span text:style-name="T838">9</text:span></text:span><text:span text:style-name="Source_20_Text"><text:span text:style-name="T833"> <text:s/></text:span></text:span><text:span text:style-name="Source_20_Text"><text:span text:style-name="T834">(with mode)</text:span></text:span><text:span text:style-name="Source_20_Text"><text:span text:style-name="T833">:</text:span></text:span></text:p>
      <text:p text:style-name="P288"><text:span text:style-name="Source_20_Text"><text:span text:style-name="T48">&lt;?php</text:span></text:span></text:p>
      <text:p text:style-name="P288"><text:span text:style-name="Source_20_Text"><text:span text:style-name="T235"/></text:span></text:p>
      <text:p text:style-name="P288"><text:span text:style-name="Source_20_Text"><text:span text:style-name="T48">$arr = ['a' =&gt; 1, 'b' =&gt; 2, 'c' =&gt; 3, 'd' =&gt; 4];</text:span></text:span></text:p>
      <text:p text:style-name="P288"><text:span text:style-name="Source_20_Text"><text:span text:style-name="T235"/></text:span></text:p>
      <text:p text:style-name="P342"><text:span text:style-name="Source_20_Text"><text:span text:style-name="T36">var_dump</text:span></text:span><text:span text:style-name="Source_20_Text"><text:span text:style-name="T1110">(</text:span></text:span><text:span text:style-name="Source_20_Text"><text:span text:style-name="T36">array_filter</text:span></text:span><text:span text:style-name="Source_20_Text"><text:span text:style-name="T1110">(</text:span></text:span><text:span text:style-name="Source_20_Text"><text:span text:style-name="T36">$arr</text:span></text:span><text:span text:style-name="Source_20_Text"><text:span text:style-name="T1110">, function(</text:span></text:span><text:span text:style-name="Source_20_Text"><text:span text:style-name="T36">$k</text:span></text:span><text:span text:style-name="Source_20_Text"><text:span text:style-name="T1110">) {return </text:span></text:span><text:span text:style-name="Source_20_Text"><text:span text:style-name="T36">$k</text:span></text:span><text:span text:style-name="Source_20_Text"><text:span text:style-name="T1109"> </text:span></text:span><text:span text:style-name="Source_20_Text"><text:span text:style-name="T1110">== </text:span></text:span><text:span text:style-name="Source_20_Text"><text:span text:style-name="T1111">'b'</text:span></text:span><text:span text:style-name="Source_20_Text"><text:span text:style-name="T1110">;}, </text:span></text:span><text:span text:style-name="Source_20_Text"><text:span text:style-name="T36">ARRAY_FILTER_USE_KEY</text:span></text:span><text:span text:style-name="Source_20_Text"><text:span text:style-name="T1110">));</text:span></text:span></text:p>
      <text:p text:style-name="P342"><text:span text:style-name="Source_20_Text"><text:span text:style-name="T1110"/></text:span></text:p>
      <text:p text:style-name="P342"><text:span text:style-name="Source_20_Text"><text:span text:style-name="T36">var_dump</text:span></text:span><text:span text:style-name="Source_20_Text"><text:span text:style-name="T1110">(</text:span></text:span><text:span text:style-name="Source_20_Text"><text:span text:style-name="T36">array_filter</text:span></text:span><text:span text:style-name="Source_20_Text"><text:span text:style-name="T1110">(</text:span></text:span><text:span text:style-name="Source_20_Text"><text:span text:style-name="T36">$arr</text:span></text:span><text:span text:style-name="Source_20_Text"><text:span text:style-name="T1110">, function(</text:span></text:span><text:span text:style-name="Source_20_Text"><text:span text:style-name="T36">$v</text:span></text:span><text:span text:style-name="Source_20_Text"><text:span text:style-name="T1110">, </text:span></text:span><text:span text:style-name="Source_20_Text"><text:span text:style-name="T36">$k</text:span></text:span><text:span text:style-name="Source_20_Text"><text:span text:style-name="T1110">) {return </text:span></text:span><text:span text:style-name="Source_20_Text"><text:span text:style-name="T36">$k</text:span></text:span><text:span text:style-name="Source_20_Text"><text:span text:style-name="T1109"> </text:span></text:span><text:span text:style-name="Source_20_Text"><text:span text:style-name="T1110">== </text:span></text:span><text:span text:style-name="Source_20_Text"><text:span text:style-name="T1111">'b' </text:span></text:span><text:span text:style-name="Source_20_Text"><text:span text:style-name="T1110">|| </text:span></text:span><text:span text:style-name="Source_20_Text"><text:span text:style-name="T36">$v</text:span></text:span><text:span text:style-name="Source_20_Text"><text:span text:style-name="T1109"> </text:span></text:span><text:span text:style-name="Source_20_Text"><text:span text:style-name="T1110">== </text:span></text:span><text:span text:style-name="Source_20_Text"><text:span text:style-name="T36">4</text:span></text:span><text:span text:style-name="Source_20_Text"><text:span text:style-name="T1110">;}, </text:span></text:span></text:p>
      <text:p text:style-name="P343"><text:span text:style-name="Source_20_Text"><text:span text:style-name="T1110"><text:tab/><text:tab/><text:tab/><text:tab/><text:tab/><text:tab/><text:tab/><text:tab/><text:tab/><text:tab/> <text:s text:c="2"/></text:span></text:span><text:span text:style-name="Source_20_Text"><text:span text:style-name="T36">ARRAY_FILTER_USE_BOTH</text:span></text:span><text:span text:style-name="Source_20_Text"><text:span text:style-name="T1110">));</text:span></text:span></text:p>
      <text:p text:style-name="P338"><text:span text:style-name="Source_20_Text"><text:span text:style-name="T36">?&gt;</text:span></text:span></text:p>
      <text:p text:style-name="P300"><text:span text:style-name="Source_20_Text"><text:span text:style-name="T917">array ( 'b' =&gt; 2, )</text:span></text:span></text:p>
      <text:p text:style-name="P299"><text:span text:style-name="Source_20_Text"><text:span text:style-name="T917">array ( 'b' =&gt; 2, 'd' =&gt; 4, )</text:span></text:span></text:p>
      <text:p text:style-name="P299"><text:span text:style-name="Source_20_Text"><text:span text:style-name="T917"/></text:span></text:p>
      <text:p text:style-name="P674"><text:soft-page-break/><text:span text:style-name="Source_20_Text"><text:span text:style-name="T301">array_reduce() </text:span></text:span><text:span text:style-name="Source_20_Text"><text:span text:style-name="T542"> — </text:span></text:span><text:span text:style-name="Source_20_Text"><text:span text:style-name="T276"> is used to reduce the elements of an array into a single value that can be of float, integer or string value. The function uses a user-defined callback function to reduce the input array. </text:span></text:span><text:span text:style-name="Source_20_Text"><text:span text:style-name="T287">Each time it is called it, have accese to retened value of the previous iteration.</text:span></text:span></text:p>
      <text:p text:style-name="P674"><text:span text:style-name="Source_20_Text"><text:span text:style-name="T526"/></text:span></text:p>
      <text:p text:style-name="P674"><text:span text:style-name="Source_20_Text"><text:span text:style-name="T526"/></text:span></text:p>
      <text:p text:style-name="P288"><text:span text:style-name="Source_20_Text"><text:span text:style-name="T913"/></text:span></text:p>
      <text:p text:style-name="P643"><text:span text:style-name="Source_20_Text"><text:span text:style-name="Strong_20_Emphasis"><text:span text:style-name="T135">array_reduce</text:span></text:span></text:span><text:span text:style-name="Source_20_Text"><text:span text:style-name="T92">(</text:span></text:span><text:span text:style-name="Source_20_Text"><text:span text:style-name="T176">array</text:span></text:span><text:span text:style-name="Source_20_Text"><text:span text:style-name="T92"> </text:span></text:span><text:span text:style-name="Source_20_Text"><text:span text:style-name="T136">$array</text:span></text:span><text:span text:style-name="Source_20_Text"><text:span text:style-name="T92">, </text:span></text:span><text:span text:style-name="Source_20_Text"><text:span text:style-name="T136">callable $callback</text:span></text:span><text:span text:style-name="Source_20_Text"><text:span text:style-name="T92">, </text:span></text:span><text:span text:style-name="Source_20_Text"><text:span text:style-name="T136">mixed $initial</text:span></text:span><text:span text:style-name="Source_20_Text"><text:span text:style-name="T471"> = </text:span></text:span><text:span text:style-name="Source_20_Text"><text:span text:style-name="Strong_20_Emphasis"><text:span text:style-name="T471">null</text:span></text:span></text:span><text:span text:style-name="Source_20_Text"><text:span text:style-name="T92">):</text:span></text:span><text:span text:style-name="Source_20_Text"><text:span text:style-name="T136"> mixed</text:span></text:span></text:p>
      <text:p text:style-name="P643"><text:span text:style-name="Source_20_Text"><text:span text:style-name="T526"/></text:span></text:p>
      <text:p text:style-name="P288"><text:span text:style-name="Source_20_Text"><text:span text:style-name="T924"/></text:span></text:p>
      <text:p text:style-name="P301"><text:span text:style-name="Source_20_Text"><text:span text:style-name="T645"><text:tab/><text:tab/>callback(</text:span></text:span><text:span text:style-name="Source_20_Text"><text:span text:style-name="T688">mixed </text:span></text:span><text:span text:style-name="Source_20_Text"><text:span text:style-name="T645"> </text:span></text:span><text:span text:style-name="Source_20_Text"><text:span text:style-name="T683">$carry</text:span></text:span><text:span text:style-name="Source_20_Text"><text:span text:style-name="T645">, </text:span></text:span><text:span text:style-name="Source_20_Text"><text:span text:style-name="T688">mixed</text:span></text:span><text:span text:style-name="Source_20_Text"><text:span text:style-name="T645"> </text:span></text:span><text:span text:style-name="Source_20_Text"><text:span text:style-name="T683">$item</text:span></text:span><text:span text:style-name="Source_20_Text"><text:span text:style-name="T645">): </text:span></text:span><text:span text:style-name="Source_20_Text"><text:span text:style-name="T928"> </text:span></text:span><text:span text:style-name="Source_20_Text"><text:span text:style-name="T688">mixed</text:span></text:span></text:p>
      <text:p text:style-name="P301"><text:span text:style-name="Source_20_Text"><text:span text:style-name="T688"/></text:span></text:p>
      <text:p text:style-name="P288"><text:span text:style-name="Source_20_Text"><text:span text:style-name="T913"/></text:span></text:p>
      <text:p text:style-name="P672"><text:span text:style-name="Source_20_Text"><text:span text:style-name="T281">$</text:span></text:span><text:span text:style-name="Source_20_Text"><text:span text:style-name="T276">carry<text:tab/><text:tab/>Holds the return value of the previous iteration; in the case of the first iteration it instead <text:tab/><text:tab/>holds the value of initial.</text:span></text:span></text:p>
      <text:p text:style-name="P671"><text:span text:style-name="Source_20_Text"><text:span text:style-name="T276"/></text:span></text:p>
      <text:p text:style-name="P563"><text:span text:style-name="Source_20_Text"><text:span text:style-name="T276">$</text:span></text:span><text:span text:style-name="Source_20_Text"><text:span text:style-name="T281">i</text:span></text:span><text:span text:style-name="Source_20_Text"><text:span text:style-name="T276">tem<text:tab/><text:tab/>Holds the value of the current iteration.</text:span></text:span></text:p>
      <text:p text:style-name="P562"><text:span text:style-name="Source_20_Text"><text:span text:style-name="T276"/></text:span></text:p>
      <text:p text:style-name="P646"><text:span text:style-name="Source_20_Text"><text:span text:style-name="T281">$</text:span></text:span><text:span text:style-name="Source_20_Text"><text:span text:style-name="T276">initial<text:tab/><text:tab/>If the optional initial is available, it will be used at the beginning of the process, or as a final <text:tab/><text:tab/>result in case the array is empty.</text:span></text:span></text:p>
      <text:p text:style-name="P645"><text:span text:style-name="Source_20_Text"><text:span text:style-name="T276"/></text:span></text:p>
      <text:p text:style-name="P645"><text:span text:style-name="Source_20_Text"><text:span text:style-name="T276"/></text:span></text:p>
      <text:p text:style-name="P645"><text:span text:style-name="Source_20_Text"><text:span text:style-name="T276"/></text:span></text:p>
      <text:p text:style-name="P307"><text:span text:style-name="Source_20_Text"><text:span text:style-name="T833">Example </text:span></text:span><text:span text:style-name="Source_20_Text"><text:span text:style-name="T839">70</text:span></text:span><text:span text:style-name="Source_20_Text"><text:span text:style-name="T833">:</text:span></text:span></text:p>
      <text:p text:style-name="P509"><text:span text:style-name="Source_20_Text"><text:span text:style-name="T235">&lt;?php</text:span></text:span><text:span text:style-name="Source_20_Text"><text:span text:style-name="T574"><text:line-break/></text:span></text:span><text:span text:style-name="Source_20_Text"><text:span text:style-name="T578">function </text:span></text:span><text:span text:style-name="Source_20_Text"><text:span text:style-name="T236">sum</text:span></text:span><text:span text:style-name="Source_20_Text"><text:span text:style-name="T578">(</text:span></text:span><text:span text:style-name="Source_20_Text"><text:span text:style-name="T236">$carry</text:span></text:span><text:span text:style-name="Source_20_Text"><text:span text:style-name="T578">, </text:span></text:span><text:span text:style-name="Source_20_Text"><text:span text:style-name="T236">$item</text:span></text:span><text:span text:style-name="Source_20_Text"><text:span text:style-name="T578">){<text:line-break/>    </text:span></text:span><text:span text:style-name="Source_20_Text"><text:span text:style-name="T236">$carry</text:span></text:span><text:span text:style-name="Source_20_Text"><text:span text:style-name="T574"> </text:span></text:span><text:span text:style-name="Source_20_Text"><text:span text:style-name="T578">+= </text:span></text:span><text:span text:style-name="Source_20_Text"><text:span text:style-name="T236">$item</text:span></text:span><text:span text:style-name="Source_20_Text"><text:span text:style-name="T578">;<text:line-break/>    return </text:span></text:span><text:span text:style-name="Source_20_Text"><text:span text:style-name="T236">$carry</text:span></text:span><text:span text:style-name="Source_20_Text"><text:span text:style-name="T578">;<text:line-break/>}<text:line-break/><text:line-break/>function </text:span></text:span><text:span text:style-name="Source_20_Text"><text:span text:style-name="T236">product</text:span></text:span><text:span text:style-name="Source_20_Text"><text:span text:style-name="T578">(</text:span></text:span><text:span text:style-name="Source_20_Text"><text:span text:style-name="T236">$carry</text:span></text:span><text:span text:style-name="Source_20_Text"><text:span text:style-name="T578">, </text:span></text:span><text:span text:style-name="Source_20_Text"><text:span text:style-name="T236">$item</text:span></text:span><text:span text:style-name="Source_20_Text"><text:span text:style-name="T578">){<text:line-break/>    </text:span></text:span><text:span text:style-name="Source_20_Text"><text:span text:style-name="T236">$carry</text:span></text:span><text:span text:style-name="Source_20_Text"><text:span text:style-name="T574"> </text:span></text:span><text:span text:style-name="Source_20_Text"><text:span text:style-name="T578">*= </text:span></text:span><text:span text:style-name="Source_20_Text"><text:span text:style-name="T236">$item</text:span></text:span><text:span text:style-name="Source_20_Text"><text:span text:style-name="T578">;<text:line-break/>    return </text:span></text:span><text:span text:style-name="Source_20_Text"><text:span text:style-name="T236">$carry</text:span></text:span><text:span text:style-name="Source_20_Text"><text:span text:style-name="T578">;<text:line-break/>}<text:line-break/><text:line-break/></text:span></text:span><text:span text:style-name="Source_20_Text"><text:span text:style-name="T236">$a</text:span></text:span><text:span text:style-name="Source_20_Text"><text:span text:style-name="T574"> </text:span></text:span><text:span text:style-name="Source_20_Text"><text:span text:style-name="T578">= array(</text:span></text:span><text:span text:style-name="Source_20_Text"><text:span text:style-name="T236">1</text:span></text:span><text:span text:style-name="Source_20_Text"><text:span text:style-name="T578">, </text:span></text:span><text:span text:style-name="Source_20_Text"><text:span text:style-name="T236">2</text:span></text:span><text:span text:style-name="Source_20_Text"><text:span text:style-name="T578">, </text:span></text:span><text:span text:style-name="Source_20_Text"><text:span text:style-name="T236">3</text:span></text:span><text:span text:style-name="Source_20_Text"><text:span text:style-name="T578">, </text:span></text:span><text:span text:style-name="Source_20_Text"><text:span text:style-name="T236">4</text:span></text:span><text:span text:style-name="Source_20_Text"><text:span text:style-name="T578">, </text:span></text:span><text:span text:style-name="Source_20_Text"><text:span text:style-name="T236">5</text:span></text:span><text:span text:style-name="Source_20_Text"><text:span text:style-name="T578">);<text:line-break/></text:span></text:span><text:span text:style-name="Source_20_Text"><text:span text:style-name="T236">$x</text:span></text:span><text:span text:style-name="Source_20_Text"><text:span text:style-name="T574"> </text:span></text:span><text:span text:style-name="Source_20_Text"><text:span text:style-name="T578">= array();<text:line-break/><text:line-break/></text:span></text:span><text:span text:style-name="Source_20_Text"><text:span text:style-name="T236">var_</text:span></text:span><text:span text:style-name="Source_20_Text"><text:span text:style-name="T241">export</text:span></text:span><text:span text:style-name="Source_20_Text"><text:span text:style-name="T578">(</text:span></text:span><text:span text:style-name="Source_20_Text"><text:span text:style-name="T236">array_reduce</text:span></text:span><text:span text:style-name="Source_20_Text"><text:span text:style-name="T578">(</text:span></text:span><text:span text:style-name="Source_20_Text"><text:span text:style-name="T574">$</text:span></text:span><text:span text:style-name="Source_20_Text"><text:span text:style-name="T236">a</text:span></text:span><text:span text:style-name="Source_20_Text"><text:span text:style-name="T578">, </text:span></text:span><text:span text:style-name="Source_20_Text"><text:span text:style-name="T581">"sum"</text:span></text:span><text:span text:style-name="Source_20_Text"><text:span text:style-name="T578">)); </text:span></text:span><text:span text:style-name="Source_20_Text"><text:span text:style-name="T596"><text:line-break/></text:span></text:span><text:span text:style-name="Source_20_Text"><text:span text:style-name="T236">var_</text:span></text:span><text:span text:style-name="Source_20_Text"><text:span text:style-name="T241">export</text:span></text:span><text:span text:style-name="Source_20_Text"><text:span text:style-name="T578">(</text:span></text:span><text:span text:style-name="Source_20_Text"><text:span text:style-name="T236">array_reduce</text:span></text:span><text:span text:style-name="Source_20_Text"><text:span text:style-name="T578">(</text:span></text:span><text:span text:style-name="Source_20_Text"><text:span text:style-name="T236">$a</text:span></text:span><text:span text:style-name="Source_20_Text"><text:span text:style-name="T578">, </text:span></text:span><text:span text:style-name="Source_20_Text"><text:span text:style-name="T581">"product"</text:span></text:span><text:span text:style-name="Source_20_Text"><text:span text:style-name="T578">, </text:span></text:span><text:span text:style-name="Source_20_Text"><text:span text:style-name="T236">10</text:span></text:span><text:span text:style-name="Source_20_Text"><text:span text:style-name="T578">)); </text:span></text:span><text:span text:style-name="Source_20_Text"><text:span text:style-name="T596"><text:line-break/></text:span></text:span><text:span text:style-name="Source_20_Text"><text:span text:style-name="T236">var_</text:span></text:span><text:span text:style-name="Source_20_Text"><text:span text:style-name="T241">export</text:span></text:span><text:span text:style-name="Source_20_Text"><text:span text:style-name="T578">(</text:span></text:span><text:span text:style-name="Source_20_Text"><text:span text:style-name="T236">array_reduce</text:span></text:span><text:span text:style-name="Source_20_Text"><text:span text:style-name="T578">(</text:span></text:span><text:span text:style-name="Source_20_Text"><text:span text:style-name="T236">$x</text:span></text:span><text:span text:style-name="Source_20_Text"><text:span text:style-name="T578">, </text:span></text:span><text:span text:style-name="Source_20_Text"><text:span text:style-name="T581">"sum"</text:span></text:span><text:span text:style-name="Source_20_Text"><text:span text:style-name="T578">, </text:span></text:span><text:span text:style-name="Source_20_Text"><text:span text:style-name="T581">"No data to reduce"</text:span></text:span><text:span text:style-name="Source_20_Text"><text:span text:style-name="T578">)); </text:span></text:span><text:span text:style-name="Source_20_Text"><text:span text:style-name="T596"><text:line-break/></text:span></text:span><text:span text:style-name="Source_20_Text"><text:span text:style-name="T236">?&gt;</text:span></text:span></text:p>
      <text:p text:style-name="P288"><text:span text:style-name="Source_20_Text"><text:span text:style-name="T913"/></text:span></text:p>
      <text:p text:style-name="P302"><text:span text:style-name="Source_20_Text"><text:span text:style-name="T917">15</text:span></text:span></text:p>
      <text:p text:style-name="P302"><text:span text:style-name="Source_20_Text"><text:span text:style-name="T917">1200</text:span></text:span></text:p>
      <text:p text:style-name="P302"><text:span text:style-name="Source_20_Text"><text:span text:style-name="T917">'No data to reduce'</text:span></text:span></text:p>
      <text:p text:style-name="P302"><text:span text:style-name="Source_20_Text"><text:span text:style-name="T917"/></text:span></text:p>
      <text:p text:style-name="P302"><text:span text:style-name="Source_20_Text"><text:span text:style-name="T917"/></text:span></text:p>
      <text:p text:style-name="P302"><text:span text:style-name="Source_20_Text"><text:span text:style-name="T913"/></text:span></text:p>
      <text:p text:style-name="P302"><text:span text:style-name="Source_20_Text"><text:span text:style-name="T913"/></text:span></text:p>
      <text:p text:style-name="P303"><text:span text:style-name="Source_20_Text"><text:span text:style-name="T750">Note: </text:span></text:span><text:span text:style-name="Source_20_Text"><text:span text:style-name="T755">If the array is empty and initial is not passed, </text:span></text:span><text:span text:style-name="Source_20_Text"><text:span text:style-name="T49">array_reduce()</text:span></text:span><text:span text:style-name="Source_20_Text"><text:span text:style-name="T755"> returns null.</text:span></text:span></text:p>
      <text:p text:style-name="P288"><text:span text:style-name="Source_20_Text"><text:span text:style-name="T276"/></text:span></text:p>
      <text:p text:style-name="P288"><text:span text:style-name="Source_20_Text"><text:span text:style-name="T913"/></text:span></text:p>
      <text:p text:style-name="P288"><text:span text:style-name="Source_20_Text"><text:span text:style-name="T913"/></text:span></text:p>
      <text:p text:style-name="P288"><text:soft-page-break/><text:span text:style-name="Source_20_Text"><text:span text:style-name="T849">Sorting Arrays</text:span></text:span></text:p>
      <text:p text:style-name="P288"><text:span text:style-name="Source_20_Text"><text:span text:style-name="T913"/></text:span></text:p>
      <text:p text:style-name="P288"><text:span text:style-name="Source_20_Text"><text:span text:style-name="T755">PHP offers several sort functions.</text:span></text:span></text:p>
      <text:p text:style-name="P288"><text:span text:style-name="Source_20_Text"><text:span text:style-name="T755"/></text:span></text:p>
      <text:p text:style-name="P288"><text:span text:style-name="Source_20_Text"><text:span text:style-name="T913"/></text:span></text:p>
      <text:p text:style-name="P288"><text:span text:style-name="Source_20_Text"><text:span text:style-name="T913"/></text:span></text:p>
      <text:p text:style-name="P675"><text:span text:style-name="Source_20_Text"><text:span text:style-name="T276">sort() — Sort an array in  placeing the values in ascending order.</text:span></text:span></text:p>
      <text:p text:style-name="P288"><text:span text:style-name="Source_20_Text"><text:span text:style-name="T913"/></text:span></text:p>
      <text:p text:style-name="P643"><text:span text:style-name="Source_20_Text"><text:span text:style-name="Strong_20_Emphasis"><text:span text:style-name="T111">sort</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595">&amp;</text:span></text:span><text:span text:style-name="Source_20_Text"><text:span text:style-name="T111">$array</text:span></text:span><text:span text:style-name="Source_20_Text"><text:span text:style-name="T81">, </text:span></text:span><text:span text:style-name="Source_20_Text"><text:span text:style-name="T165">int</text:span></text:span><text:span text:style-name="Source_20_Text"><text:span text:style-name="T81"> </text:span></text:span><text:span text:style-name="Source_20_Text"><text:span text:style-name="T111">$flags</text:span></text:span><text:span text:style-name="Source_20_Text"><text:span text:style-name="T467"> = </text:span></text:span><text:span text:style-name="Strong_20_Emphasis"><text:span text:style-name="Source_20_Text"><text:span text:style-name="T1086">SORT_REGULAR</text:span></text:span></text:span><text:span text:style-name="Source_20_Text"><text:span text:style-name="T81">): </text:span></text:span><text:span text:style-name="Source_20_Text"><text:span text:style-name="T165">bool</text:span></text:span></text:p>
      <text:p text:style-name="P288"><text:span text:style-name="Source_20_Text"><text:span text:style-name="T916"/></text:span></text:p>
      <text:p text:style-name="P295"><text:span text:style-name="Source_20_Text"><text:span text:style-name="T746">Note:</text:span></text:span><text:span text:style-name="Source_20_Text"><text:span text:style-name="T755"> This function assigns new keys to the elements in array. It will remove any existing keys that may have been assigned, rather than just reordering the keys.</text:span></text:span></text:p>
      <text:p text:style-name="P288"><text:span text:style-name="Source_20_Text"><text:span text:style-name="T276"/></text:span></text:p>
      <text:p text:style-name="P288"><text:span text:style-name="Source_20_Text"><text:span text:style-name="T276"/></text:span></text:p>
      <text:p text:style-name="P288"><text:span text:style-name="Source_20_Text"><text:span text:style-name="T913"/></text:span></text:p>
      <text:p text:style-name="P317"><text:span text:style-name="Source_20_Text"><text:span text:style-name="T764"><text:s/></text:span></text:span><text:span text:style-name="Source_20_Text"><text:span text:style-name="T769">Flages<text:tab/><text:tab/><text:tab/>Description</text:span></text:span><text:span text:style-name="Source_20_Text"><text:span text:style-name="T764"><text:tab/></text:span></text:span><text:span text:style-name="Source_20_Text"><text:span text:style-name="T753"><text:tab/><text:tab/></text:span></text:span></text:p>
      <text:p text:style-name="Text_20_body"><text:span text:style-name="Strong_20_Emphasis"><text:span text:style-name="Source_20_Text"><text:span text:style-name="T991">SORT_REGULAR</text:span></text:span></text:span><text:span text:style-name="Source_20_Text"><text:span text:style-name="T991">  <text:tab/><text:tab/>compare items normally</text:span></text:span></text:p>
      <text:p text:style-name="Text_20_body"><text:span text:style-name="Strong_20_Emphasis"><text:span text:style-name="Source_20_Text"><text:span text:style-name="T991">SORT_NUMERIC</text:span></text:span></text:span><text:span text:style-name="T991"> <text:tab/><text:tab/>compare items numerically</text:span></text:p>
      <text:p text:style-name="Text_20_body"><text:span text:style-name="Strong_20_Emphasis"><text:span text:style-name="Source_20_Text"><text:span text:style-name="T991">SORT_STRING</text:span></text:span></text:span><text:span text:style-name="T991"> <text:tab/><text:tab/>compare items as strings</text:span></text:p>
      <text:p text:style-name="Text_20_body"><text:span text:style-name="Strong_20_Emphasis"><text:span text:style-name="Source_20_Text"><text:span text:style-name="T991">SORT_LOCALE_STRING</text:span></text:span></text:span><text:span text:style-name="T991">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991">SORT_NATURAL</text:span></text:span></text:span><text:span text:style-name="T991"> <text:tab/><text:tab/>compare items as strings using "natural ordering" like </text:span><text:span text:style-name="T51">natsort()</text:span></text:p>
      <text:p text:style-name="Text_20_body"><text:span text:style-name="Strong_20_Emphasis"><text:span text:style-name="Source_20_Text"><text:span text:style-name="T991">SORT_FLAG_CASE</text:span></text:span></text:span><text:span text:style-name="T991"> <text:tab/><text:tab/>can be combined (bitwise OR) with </text:span><text:span text:style-name="Strong_20_Emphasis"><text:span text:style-name="Source_20_Text"><text:span text:style-name="T991">SORT_STRING</text:span></text:span></text:span><text:span text:style-name="T991"> or </text:span><text:span text:style-name="Strong_20_Emphasis"><text:span text:style-name="Source_20_Text"><text:span text:style-name="T991">SORT_NATURAL</text:span></text:span></text:span><text:span text:style-name="T991"> to sort <text:tab/><text:tab/><text:tab/><text:tab/>strings case-insensitively</text:span></text:p>
      <text:p text:style-name="P654"><text:span text:style-name="Source_20_Text"><text:span text:style-name="T436"/></text:span></text:p>
      <text:p text:style-name="P654"><text:span text:style-name="Source_20_Text"><text:span text:style-name="T436">Example 71 (using case-insensitive natural ordering):</text:span></text:span></text:p>
      <text:p text:style-name="P288"><text:span text:style-name="Source_20_Text"><text:span text:style-name="T913"/></text:span></text:p>
      <text:p text:style-name="P316"><text:span text:style-name="Source_20_Text"><text:span text:style-name="T49">&lt;?php<text:line-break/><text:line-break/>$fruits = array("Orange1", "orange2", "Orange3", "orange20");</text:span></text:span></text:p>
      <text:p text:style-name="P316"><text:span text:style-name="Source_20_Text"><text:span text:style-name="T49"><text:line-break/>sort($fruits, SORT_NATURAL | SORT_FLAG_CASE);</text:span></text:span></text:p>
      <text:p text:style-name="P316"><text:span text:style-name="Source_20_Text"><text:span text:style-name="T49"><text:line-break/>foreach ($fruits as $key =&gt; $val) {<text:line-break/>    echo "fruits[" . $key . "] = " . $val . "\n";<text:line-break/>}<text:line-break/><text:line-break/>?&gt;</text:span></text:span></text:p>
      <text:p text:style-name="P314"><text:span text:style-name="Source_20_Text"><text:span text:style-name="T913">fruits[0] = Orange1</text:span></text:span></text:p>
      <text:p text:style-name="P64">fruits[1] = orange2</text:p>
      <text:p text:style-name="P64">fruits[2] = Orange3</text:p>
      <text:p text:style-name="P64">fruits[3] = orange20</text:p>
      <text:p text:style-name="P288"><text:span text:style-name="Source_20_Text"><text:span text:style-name="T913"/></text:span></text:p>
      <text:p text:style-name="P288"><text:span text:style-name="Source_20_Text"><text:span text:style-name="T913"/></text:span></text:p>
      <text:p text:style-name="P108"><text:span text:style-name="T1051">Note: <text:s/></text:span><text:span text:style-name="Source_20_Text"><text:span text:style-name="T997">the sort() <text:s/>functions and its </text:span></text:span><text:span text:style-name="Source_20_Text"><text:span text:style-name="T998">functions </text:span></text:span><text:span text:style-name="Source_20_Text"><text:span text:style-name="T997">derivation </text:span></text:span><text:span text:style-name="Source_20_Text"><text:span text:style-name="T998">takes the</text:span></text:span><text:span text:style-name="Source_20_Text"><text:span text:style-name="T997"> array by reference </text:span></text:span><text:span text:style-name="Source_20_Text"><text:span text:style-name="T998">and</text:span></text:span><text:span text:style-name="Source_20_Text"><text:span text:style-name="T997"> they </text:span></text:span><text:span text:style-name="Source_20_Text"><text:span text:style-name="T998">alter the original array</text:span></text:span><text:span text:style-name="Source_20_Text"><text:span text:style-name="T997">. <text:s/>This means </text:span></text:span><text:span text:style-name="Source_20_Text"><text:span text:style-name="T998">that they take </text:span></text:span><text:span text:style-name="Source_20_Text"><text:span text:style-name="T997">a real variable.</text:span></text:span></text:p>
      <text:p text:style-name="P109"><text:span text:style-name="Source_20_Text"><text:span text:style-name="T997"/></text:span></text:p>
      <text:p text:style-name="P109"><text:span text:style-name="Source_20_Text"><text:span text:style-name="T997"/></text:span></text:p>
      <text:p text:style-name="P109"><text:span text:style-name="Source_20_Text"><text:span text:style-name="T997"/></text:span></text:p>
      <text:p text:style-name="P339"><text:soft-page-break/><text:span text:style-name="Source_20_Text"><text:span text:style-name="T864"><text:s/>r- <text:s/>reverse, <text:s text:c="3"/>a- association, <text:s text:c="3"/>k- <text:s/>key sort, <text:s text:c="3"/>u- <text:s/>user-defined</text:span></text:span></text:p>
      <text:p text:style-name="P96"><text:span text:style-name="T709">rsort</text:span><text:span text:style-name="T713">()<text:tab/></text:span><text:span text:style-name="T1113"><text:tab/></text:span>Sort an array in descending order</text:p>
      <text:p text:style-name="P96"><text:span text:style-name="T709">asort()</text:span><text:tab/><text:tab/>Sort an array in ascending order and maintain index association</text:p>
      <text:p text:style-name="P96"><text:span text:style-name="T709">arsort()<text:tab/></text:span><text:tab/>Sort an array in descending order and maintain index association</text:p>
      <text:p text:style-name="P96"><text:span text:style-name="T709">ksort()</text:span> <text:tab/><text:tab/>Sort an array by key in ascending order</text:p>
      <text:p text:style-name="P95"><text:span text:style-name="T709">krsort()<text:tab/></text:span><text:tab/>Sort an array by key in descending order</text:p>
      <text:p text:style-name="P95"><text:span text:style-name="T709">usort()<text:tab/></text:span><text:tab/>Sort an array by values using a user-defined comparison function</text:p>
      <text:p text:style-name="P95"><text:span text:style-name="T709">uasort()</text:span><text:tab/>Sort an array with a user-defined comparison function and maintain index association</text:p>
      <text:p text:style-name="P96"><text:span text:style-name="T709">uksort()</text:span><text:tab/>Sort an array by keys using a user-defined comparison function</text:p>
      <text:p text:style-name="P96"/>
      <text:p text:style-name="P288"><text:span text:style-name="Source_20_Text"><text:span text:style-name="T913"/></text:span></text:p>
      <text:p text:style-name="P288"><text:span text:style-name="Source_20_Text"><text:span text:style-name="T913"/></text:span></text:p>
      <text:p text:style-name="P288"><text:span text:style-name="Source_20_Text"><text:span text:style-name="T276"/></text:span></text:p>
      <text:p text:style-name="P288"><text:span text:style-name="Source_20_Text"><text:span text:style-name="T746">array_multisort</text:span></text:span><text:span text:style-name="Source_20_Text"><text:span text:style-name="T751">()</text:span></text:span><text:span text:style-name="Source_20_Text"><text:span text:style-name="T746"> </text:span></text:span><text:span text:style-name="Source_20_Text"><text:span text:style-name="T755">— Sort multiple or multi-dimensional arrays at once, by one or more dimensions.</text:span></text:span></text:p>
      <text:p text:style-name="P288"><text:span text:style-name="Source_20_Text"><text:span text:style-name="T276"/></text:span></text:p>
      <text:p text:style-name="Text_20_body"><text:span text:style-name="Strong_20_Emphasis"><text:span text:style-name="T133">array_multisort</text:span></text:span><text:span text:style-name="T91">(</text:span><text:span text:style-name="T593"><text:line-break/></text:span><text:span text:style-name="T91">    </text:span><text:span text:style-name="T175">array</text:span><text:span text:style-name="T91"> </text:span><text:span text:style-name="Source_20_Text"><text:span text:style-name="T134">&amp;$array1</text:span></text:span><text:span text:style-name="T91">,</text:span><text:span text:style-name="T593"><text:line-break/></text:span><text:span text:style-name="T91">   </text:span><text:span text:style-name="T679"> mixed </text:span><text:span text:style-name="Source_20_Text"><text:span text:style-name="T134">$array1_sort_order</text:span></text:span><text:span text:style-name="T470"> = SORT_ASC</text:span><text:span text:style-name="T91">,</text:span><text:span text:style-name="T593"><text:line-break/></text:span><text:span text:style-name="T91">   </text:span><text:span text:style-name="T679"> mixed</text:span><text:span text:style-name="T91"> </text:span><text:span text:style-name="Source_20_Text"><text:span text:style-name="T134">$array1_sort_flags</text:span></text:span><text:span text:style-name="T470"> = SORT_REGULAR</text:span><text:span text:style-name="T91">,</text:span><text:span text:style-name="T593"><text:line-break/></text:span><text:span text:style-name="T91">   </text:span><text:span text:style-name="T679"> mixed</text:span><text:span text:style-name="T91"> </text:span><text:span text:style-name="Source_20_Text"><text:span text:style-name="T134">...$rest</text:span></text:span><text:span text:style-name="T593"><text:line-break/></text:span><text:span text:style-name="T91">): </text:span><text:span text:style-name="T175">bool</text:span></text:p>
      <text:p text:style-name="P288"/>
      <text:p text:style-name="P295"><text:span text:style-name="Source_20_Text"><text:span text:style-name="T751">Note: </text:span></text:span><text:span text:style-name="Source_20_Text"><text:span text:style-name="T755">Associative (string) keys will be maintained, but numeric keys will be re-indexed.</text:span></text:span></text:p>
      <text:p text:style-name="P288"/>
      <text:p text:style-name="P288"/>
      <text:p text:style-name="P679"><text:span text:style-name="Source_20_Text"><text:span text:style-name="T154">array1_sort_order</text:span></text:span><text:span text:style-name="Source_20_Text"><text:span text:style-name="T301"> <text:s text:c="2"/></text:span></text:span><text:span text:style-name="Source_20_Text"><text:span text:style-name="T276">Can be either:<text:tab/></text:span></text:span><text:span text:style-name="Source_20_Text"><text:span text:style-name="T301">SORT_ASC</text:span></text:span><text:span text:style-name="Source_20_Text"><text:span text:style-name="T276"> to sort ascendingly </text:span></text:span></text:p>
      <text:p text:style-name="P679"><text:span text:style-name="Source_20_Text"><text:span text:style-name="T276"><text:tab/><text:tab/><text:tab/><text:tab/> <text:s text:c="2"/>or: <text:tab/></text:span></text:span><text:span text:style-name="Source_20_Text"><text:span text:style-name="T301">SORT_DESC</text:span></text:span><text:span text:style-name="Source_20_Text"><text:span text:style-name="T276"> to sort descendingly.</text:span></text:span></text:p>
      <text:p text:style-name="P678"><text:span text:style-name="Source_20_Text"><text:span text:style-name="T276"/></text:span></text:p>
      <text:p text:style-name="P678"><text:span text:style-name="Source_20_Text"><text:span text:style-name="T276">This argument can be swapped with </text:span></text:span><text:span text:style-name="Source_20_Text"><text:span text:style-name="T154">array1_sort_flags </text:span></text:span><text:span text:style-name="Source_20_Text"><text:span text:style-name="T276">or omitted entirely.</text:span></text:span></text:p>
      <text:p text:style-name="P678"><text:span text:style-name="Source_20_Text"><text:span text:style-name="T276"/></text:span></text:p>
      <text:p text:style-name="P678"><text:span text:style-name="Source_20_Text"><text:span text:style-name="T276"/></text:span></text:p>
      <text:p text:style-name="P680"><text:span text:style-name="Source_20_Text"><text:span text:style-name="T154">array1_sort_flags</text:span></text:span><text:span text:style-name="Source_20_Text"><text:span text:style-name="T276"> <text:s text:c="2"/></text:span></text:span><text:span text:style-name="Source_20_Text"><text:span text:style-name="T283">Sorting type flags are the same as in the sort() and its derivation <text:s/>functions, </text:span></text:span></text:p>
      <text:p text:style-name="P680"><text:span text:style-name="Source_20_Text"><text:span text:style-name="T283"><text:tab/><text:tab/> <text:s text:c="7"/>that is:</text:span></text:span></text:p>
      <text:list xml:id="list2553732431" text:style-name="L11">
        <text:list-item>
          <text:list>
            <text:list-item>
              <text:list>
                <text:list-item>
                  <text:list>
                    <text:list-item>
                      <text:list>
                        <text:list-item>
                          <text:list>
                            <text:list-item>
                              <text:list>
                                <text:list-item>
                                  <text:list>
                                    <text:list-item>
                                      <text:list>
                                        <text:list-item>
                                          <text:p text:style-name="P708"><text:span text:style-name="Source_20_Text"><text:span text:style-name="T538">SORT_REGULAR, </text:span></text:span></text:p>
                                        </text:list-item>
                                        <text:list-item>
                                          <text:p text:style-name="P708"><text:span text:style-name="Source_20_Text"><text:span text:style-name="T538">SORT_NUMERIC, </text:span></text:span></text:p>
                                        </text:list-item>
                                        <text:list-item>
                                          <text:p text:style-name="P708"><text:span text:style-name="Source_20_Text"><text:span text:style-name="T538">SORT_STRING, </text:span></text:span></text:p>
                                        </text:list-item>
                                        <text:list-item>
                                          <text:p text:style-name="P708"><text:span text:style-name="Source_20_Text"><text:span text:style-name="T538">SORT_LOCALE_STRING , </text:span></text:span><text:span text:style-name="Source_20_Text"><text:span text:style-name="T539">and </text:span></text:span></text:p>
                                        </text:list-item>
                                        <text:list-item>
                                          <text:p text:style-name="P708"><text:span text:style-name="Source_20_Text"><text:span text:style-name="T539">SORT_FLAG_CASE </text:span></text:span></text:p>
                                        </text:list-item>
                                      </text:list>
                                    </text:list-item>
                                  </text:list>
                                </text:list-item>
                              </text:list>
                            </text:list-item>
                          </text:list>
                        </text:list-item>
                      </text:list>
                    </text:list-item>
                  </text:list>
                </text:list-item>
              </text:list>
            </text:list-item>
          </text:list>
        </text:list-item>
      </text:list>
      <text:p text:style-name="P288"/>
      <text:p text:style-name="P288"><text:span text:style-name="Source_20_Text"><text:span text:style-name="T759">This argument can be swapped with array1_sort_order or omitted entirely.</text:span></text:span></text:p>
      <text:p text:style-name="P290"><text:span text:style-name="Source_20_Text"><text:span text:style-name="T759"/></text:span></text:p>
      <text:p text:style-name="P288"/>
      <text:p text:style-name="P681"><text:span text:style-name="Source_20_Text"><text:span text:style-name="T154">rest<text:tab/><text:tab/> <text:s text:c="8"/></text:span></text:span><text:span text:style-name="Source_20_Text"><text:span text:style-name="T283">More arrays, optionally followed by sort order and flags. </text:span></text:span></text:p>
      <text:p text:style-name="P681"><text:span text:style-name="Source_20_Text"><text:span text:style-name="T283"><text:tab/><text:tab/> <text:s text:c="7"/>Only elements corresponding to equivalent elements in previous arrays are compared. </text:span></text:span></text:p>
      <text:p text:style-name="P340"><text:soft-page-break/><text:span text:style-name="Source_20_Text"><text:span text:style-name="T735">In the following example, after sorting, the first array will contain 0, 10, 100, 100. </text:span></text:span></text:p>
      <text:p text:style-name="P337"><text:span text:style-name="Source_20_Text"><text:span text:style-name="T831">The second array will contain 4, 1, 2, 3. The entries in the second array corresponding to the identical entries in the first array (100 and 100) were sorted as well.</text:span></text:span></text:p>
      <text:p text:style-name="P319"><text:span text:style-name="Source_20_Text"><text:span text:style-name="T840">Example 7</text:span></text:span><text:span text:style-name="Source_20_Text"><text:span text:style-name="T845">2</text:span></text:span><text:span text:style-name="Source_20_Text"><text:span text:style-name="T840">:</text:span></text:span></text:p>
      <text:p text:style-name="P318"><text:span text:style-name="Source_20_Text"><text:span text:style-name="T49">&lt;?php</text:span></text:span></text:p>
      <text:p text:style-name="P411"><text:span text:style-name="Source_20_Text"><text:span text:style-name="T245">$ar1 = array(10, 100, 100, 0);</text:span></text:span></text:p>
      <text:p text:style-name="P411"><text:span text:style-name="Source_20_Text"><text:span text:style-name="T245">$ar2 = array(1, 3, 2, 4);</text:span></text:span></text:p>
      <text:p text:style-name="P411"><text:span text:style-name="Source_20_Text"><text:span text:style-name="T245"/></text:span></text:p>
      <text:p text:style-name="P411"><text:span text:style-name="Source_20_Text"><text:span text:style-name="T245">array_multisort($ar1, $ar2);</text:span></text:span></text:p>
      <text:p text:style-name="P583"><text:span text:style-name="Source_20_Text"><text:span text:style-name="T236"/></text:span></text:p>
      <text:p text:style-name="P411"><text:span text:style-name="Source_20_Text"><text:span text:style-name="T245">var_export($ar1);</text:span></text:span></text:p>
      <text:p text:style-name="P411"><text:span text:style-name="Source_20_Text"><text:span text:style-name="T245">var_export($ar2);</text:span></text:span></text:p>
      <text:p text:style-name="P411"><text:span text:style-name="Source_20_Text"><text:span text:style-name="T245">?&gt;</text:span></text:span></text:p>
      <text:p text:style-name="P340"><text:span text:style-name="Source_20_Text"><text:span text:style-name="T905">array ( 0 =&gt; 0, 1 =&gt; 10, 2 =&gt; 100, 3 =&gt; 100, )</text:span></text:span></text:p>
      <text:p text:style-name="P340"><text:span text:style-name="Source_20_Text"><text:span text:style-name="T905">array ( 0 =&gt; 4, 1 =&gt; 1, <text:s/>2 =&gt; 2, <text:s text:c="2"/>3 =&gt; 3, )</text:span></text:span></text:p>
      <text:p text:style-name="P340"><text:span text:style-name="Source_20_Text"><text:span text:style-name="T905"/></text:span></text:p>
      <text:p text:style-name="P340"><text:span text:style-name="Source_20_Text"><text:span text:style-name="T1115"/></text:span></text:p>
      <text:p text:style-name="P341"><text:span text:style-name="Source_20_Text"><text:span text:style-name="T843">Example 7</text:span></text:span><text:span text:style-name="Source_20_Text"><text:span text:style-name="T846">3</text:span></text:span><text:span text:style-name="Source_20_Text"><text:span text:style-name="T843"> </text:span></text:span><text:span text:style-name="Source_20_Text"><text:span text:style-name="T844">(</text:span></text:span><text:span text:style-name="Source_20_Text"><text:span text:style-name="T808">Sorting multi-dimensional array</text:span></text:span><text:span text:style-name="Source_20_Text"><text:span text:style-name="T809">)</text:span></text:span><text:span text:style-name="Source_20_Text"><text:span text:style-name="T843">: </text:span></text:span></text:p>
      <text:p text:style-name="P288"/>
      <text:p text:style-name="P363"><text:span text:style-name="Source_20_Text"><text:span text:style-name="T49">&lt;?php</text:span></text:span></text:p>
      <text:p text:style-name="P411"><text:span text:style-name="Source_20_Text"><text:span text:style-name="T245">$arr = array(</text:span></text:span></text:p>
      <text:p text:style-name="P411"><text:span text:style-name="Source_20_Text"><text:span text:style-name="T245"><text:tab/>array("10", 11, 100, 100, "a"),</text:span></text:span></text:p>
      <text:p text:style-name="P411"><text:span text:style-name="Source_20_Text"><text:span text:style-name="T245"><text:tab/>array( 1, 2, "2", 3, 1)</text:span></text:span></text:p>
      <text:p text:style-name="P444"><text:span text:style-name="Source_20_Text"><text:span text:style-name="T245">);</text:span></text:span></text:p>
      <text:p text:style-name="P458"><text:span text:style-name="Source_20_Text"><text:span text:style-name="T245">array_multisort($arr[0], SORT_ASC, SORT_STRING,</text:span></text:span></text:p>
      <text:p text:style-name="P468"><text:span text:style-name="Source_20_Text"><text:span text:style-name="T245"><text:tab/><text:tab/> <text:s text:c="3"/>$arr[1], SORT_NUMERIC, SORT_DESC</text:span></text:span></text:p>
      <text:p text:style-name="P468"><text:span text:style-name="Source_20_Text"><text:span text:style-name="T245">);</text:span></text:span></text:p>
      <text:p text:style-name="P458"><text:span text:style-name="Source_20_Text"><text:span text:style-name="T245">var_export($ar</text:span></text:span><text:span text:style-name="Source_20_Text"><text:span text:style-name="T246">r</text:span></text:span><text:span text:style-name="Source_20_Text"><text:span text:style-name="T245">);</text:span></text:span></text:p>
      <text:p text:style-name="P411"><text:span text:style-name="Source_20_Text"><text:span text:style-name="T245">?&gt;</text:span></text:span></text:p>
      <text:p text:style-name="P469"><text:span text:style-name="Source_20_Text"><text:span text:style-name="T531">array ( </text:span></text:span></text:p>
      <text:p text:style-name="P469"><text:span text:style-name="Source_20_Text"><text:span text:style-name="T531"><text:tab/>0 =&gt; array ( 0 =&gt; '10', </text:span></text:span><text:span text:style-name="Source_20_Text"><text:span text:style-name="T499">1 =&gt; 100, 2 =&gt; 100,</text:span></text:span><text:span text:style-name="Source_20_Text"><text:span text:style-name="T531"> 3 =&gt; 11, 4 =&gt; 'a', ), </text:span></text:span></text:p>
      <text:p text:style-name="P469"><text:span text:style-name="Source_20_Text"><text:span text:style-name="T531"><text:tab/>1 =&gt; array ( 0 =&gt; <text:s/>1, <text:s text:c="2"/></text:span></text:span><text:span text:style-name="Source_20_Text"><text:span text:style-name="T499">1 =&gt; 3, <text:s text:c="2"/>2 =&gt; '2',</text:span></text:span><text:span text:style-name="Source_20_Text"><text:span text:style-name="T531"> 3 =&gt; 2, <text:s/>4 =&gt; 1, ), </text:span></text:span></text:p>
      <text:p text:style-name="P469"><text:span text:style-name="Source_20_Text"><text:span text:style-name="T531">)</text:span></text:span></text:p>
      <text:p text:style-name="P288"/>
      <text:p text:style-name="P288"/>
      <text:p text:style-name="P288"/>
      <text:p text:style-name="P288"/>
      <text:p text:style-name="P288"/>
      <text:p text:style-name="P335"><text:span text:style-name="Source_20_Text"><text:span text:style-name="T746">natsort()</text:span></text:span><text:span text:style-name="Source_20_Text"><text:span text:style-name="T755"> — Sort an array using a "natural order" algorithm </text:span></text:span><text:span text:style-name="Source_20_Text"><text:span text:style-name="T746"><text:s/>while maintaining key/value. </text:span></text:span><text:span text:style-name="Source_20_Text"><text:span text:style-name="Strong_20_Emphasis"><text:span text:style-name="T680">natsort</text:span></text:span></text:span><text:span text:style-name="Source_20_Text"><text:span text:style-name="T641">(</text:span></text:span><text:span text:style-name="Source_20_Text"><text:span text:style-name="T703">array</text:span></text:span><text:span text:style-name="Source_20_Text"><text:span text:style-name="T641"> </text:span></text:span><text:span text:style-name="Source_20_Text"><text:span text:style-name="T658">&amp;$array</text:span></text:span><text:span text:style-name="Source_20_Text"><text:span text:style-name="T641">): </text:span></text:span><text:span text:style-name="Source_20_Text"><text:span text:style-name="T703">bool<text:tab/><text:tab/><text:tab/><text:tab/><text:tab/><text:tab/> <text:s text:c="2"/></text:span></text:span><text:span text:style-name="Source_20_Text"><text:span text:style-name="T771">(as sort() with </text:span></text:span><text:span text:style-name="Source_20_Text"><text:span text:style-name="T772">SORT_NATURAL</text:span></text:span><text:span text:style-name="Source_20_Text"><text:span text:style-name="T771">)</text:span></text:span></text:p>
      <text:p text:style-name="P315"><text:span text:style-name="Source_20_Text"><text:span text:style-name="T755"/></text:span></text:p>
      <text:p text:style-name="P313"><text:span text:style-name="Source_20_Text"><text:span text:style-name="T746">natcasesort()</text:span></text:span><text:span text:style-name="Source_20_Text"><text:span text:style-name="T755"> — Sort an array using a case insensitive "natural order" algorithm </text:span></text:span><text:span text:style-name="Source_20_Text"><text:span text:style-name="T746">while maintaining key/value.</text:span></text:span></text:p>
      <text:p text:style-name="P677"><text:span text:style-name="Source_20_Text"><text:span text:style-name="Strong_20_Emphasis"><text:span text:style-name="T128">natcasesort</text:span></text:span></text:span><text:span text:style-name="Source_20_Text"><text:span text:style-name="T88">(</text:span></text:span><text:span text:style-name="Source_20_Text"><text:span text:style-name="T172">array</text:span></text:span><text:span text:style-name="Source_20_Text"><text:span text:style-name="T88"> </text:span></text:span><text:span text:style-name="Source_20_Text"><text:span text:style-name="T124">&amp;$array</text:span></text:span><text:span text:style-name="Source_20_Text"><text:span text:style-name="T88">): </text:span></text:span><text:span text:style-name="Source_20_Text"><text:span text:style-name="T172">bool</text:span></text:span></text:p>
      <text:p text:style-name="P676"><text:span text:style-name="Source_20_Text"><text:span text:style-name="T276"/></text:span></text:p>
      <text:p text:style-name="P676"><text:span text:style-name="Source_20_Text"><text:span text:style-name="T301">shuffle()</text:span></text:span><text:span text:style-name="Source_20_Text"><text:span text:style-name="T276"> — shuffles (randomizes the order of the elements in) an array, </text:span></text:span><text:span text:style-name="Source_20_Text"><text:span text:style-name="T282">and </text:span></text:span><text:span text:style-name="Source_20_Text"><text:span text:style-name="T304">assigns new keys to the elements</text:span></text:span><text:span text:style-name="Source_20_Text"><text:span text:style-name="T282">.</text:span></text:span></text:p>
      <text:p text:style-name="P311"><text:span text:style-name="Source_20_Text"><text:span text:style-name="Strong_20_Emphasis"><text:span text:style-name="T661">shuffle</text:span></text:span></text:span><text:span text:style-name="Source_20_Text"><text:span text:style-name="T636">(</text:span></text:span><text:span text:style-name="Source_20_Text"><text:span text:style-name="T697">array</text:span></text:span><text:span text:style-name="Source_20_Text"><text:span text:style-name="T636"> </text:span></text:span><text:span text:style-name="Source_20_Text"><text:span text:style-name="T882">&amp;</text:span></text:span><text:span text:style-name="Source_20_Text"><text:span text:style-name="T667">$array</text:span></text:span><text:span text:style-name="Source_20_Text"><text:span text:style-name="T636">): </text:span></text:span><text:span text:style-name="Source_20_Text"><text:span text:style-name="T697">bool</text:span></text:span></text:p>
      <text:h text:style-name="P310" text:outline-level="1"><text:soft-page-break/><text:span text:style-name="Source_20_Text"><text:span text:style-name="T849">Standard PHP Library (SPL): ArrayObject Class</text:span></text:span></text:h>
      <text:h text:style-name="P329" text:outline-level="1"><text:span text:style-name="Source_20_Text"><text:span text:style-name="T755">The SPL library includes the ArrayObject class that allows you to create objects from arrays. </text:span></text:span><text:span text:style-name="Source_20_Text"><text:span text:style-name="T762">Or to use an Array as an object.<text:tab/></text:span></text:span></text:h>
      <text:h text:style-name="P328" text:outline-level="1"><text:span text:style-name="Source_20_Text"><text:span text:style-name="T752">Note </text:span></text:span><text:span text:style-name="Source_20_Text"><text:span text:style-name="T762">that ArrayObject implementes the traversable interface <text:s/></text:span></text:span><text:span text:style-name="Source_20_Text"><text:span text:style-name="T1136">IteratorAggregate </text:span></text:span><text:span text:style-name="Source_20_Text"><text:span text:style-name="T762">but does not implements from </text:span></text:span><text:span text:style-name="Source_20_Text"><text:span text:style-name="T1136"><text:s/></text:span></text:span><text:span text:style-name="Source_20_Text"><text:span text:style-name="T1137">Iterator</text:span></text:span><text:span text:style-name="Source_20_Text"><text:span text:style-name="T1136"> </text:span></text:span><text:span text:style-name="Source_20_Text"><text:span text:style-name="T762">interface </text:span></text:span><text:span text:style-name="Source_20_Text"><text:span text:style-name="T763">or its children.</text:span></text:span></text:h>
      <text:p text:style-name="P330"><text:span text:style-name="Source_20_Text"><text:span text:style-name="T763"/></text:span></text:p>
      <text:p text:style-name="P323"><text:span text:style-name="Source_20_Text"><text:span text:style-name="T939">public</text:span></text:span><text:span text:style-name="Source_20_Text"><text:span text:style-name="T636"> </text:span></text:span><text:span text:style-name="Source_20_Text"><text:span text:style-name="Strong_20_Emphasis"><text:span text:style-name="T661">ArrayObject::__construct</text:span></text:span></text:span><text:span text:style-name="Source_20_Text"><text:span text:style-name="T636">(</text:span></text:span></text:p>
      <text:p text:style-name="P323"><text:span text:style-name="Source_20_Text"><text:span text:style-name="T939"><text:tab/> </text:span></text:span><text:span text:style-name="Source_20_Text"><text:span text:style-name="T697">array|object</text:span></text:span><text:span text:style-name="Source_20_Text"><text:span text:style-name="T636"> </text:span></text:span><text:span text:style-name="Source_20_Text"><text:span text:style-name="T667">$array</text:span></text:span><text:span text:style-name="Source_20_Text"><text:span text:style-name="T939"> = []</text:span></text:span><text:span text:style-name="Source_20_Text"><text:span text:style-name="T636">, </text:span></text:span><text:span text:style-name="Source_20_Text"><text:span text:style-name="T697">int</text:span></text:span><text:span text:style-name="Source_20_Text"><text:span text:style-name="T636"> </text:span></text:span><text:span text:style-name="Source_20_Text"><text:span text:style-name="T667">$flags</text:span></text:span><text:span text:style-name="Source_20_Text"><text:span text:style-name="T939"> = 0</text:span></text:span><text:span text:style-name="Source_20_Text"><text:span text:style-name="T636">, </text:span></text:span><text:span text:style-name="Source_20_Text"><text:span text:style-name="T697">string</text:span></text:span><text:span text:style-name="Source_20_Text"><text:span text:style-name="T636"> </text:span></text:span><text:span text:style-name="Source_20_Text"><text:span text:style-name="T667">$iteratorClass</text:span></text:span><text:span text:style-name="Source_20_Text"><text:span text:style-name="T939"> = ArrayIterator::class</text:span></text:span><text:span text:style-name="Source_20_Text"><text:span text:style-name="T636">)</text:span></text:span></text:p>
      <text:p text:style-name="P312"><text:span text:style-name="Source_20_Text"><text:span text:style-name="T1114"/></text:span></text:p>
      <text:p text:style-name="P683"><text:span text:style-name="Source_20_Text"><text:span text:style-name="T155">array</text:span></text:span><text:span text:style-name="Source_20_Text"><text:span text:style-name="T276"><text:tab/><text:tab/>The array parameter accepts an array or an Object.</text:span></text:span></text:p>
      <text:p text:style-name="P682"><text:span text:style-name="Source_20_Text"><text:span text:style-name="T276"/></text:span></text:p>
      <text:p text:style-name="P573"><text:span text:style-name="Source_20_Text"><text:span text:style-name="T156">f</text:span></text:span><text:span text:style-name="Source_20_Text"><text:span text:style-name="T155">lags</text:span></text:span><text:span text:style-name="Source_20_Text"><text:span text:style-name="T276"><text:tab/><text:tab/>Flags to control the behaviour of the </text:span></text:span><text:span text:style-name="Source_20_Text"><text:span text:style-name="T395">ArrayObject</text:span></text:span><text:span text:style-name="Source_20_Text"><text:span text:style-name="T276"> object:</text:span></text:span></text:p>
      <text:list xml:id="list789271432" text:style-name="L12">
        <text:list-item>
          <text:list>
            <text:list-item>
              <text:list>
                <text:list-item>
                  <text:list>
                    <text:list-item>
                      <text:list>
                        <text:list-item>
                          <text:p text:style-name="P709"><text:span text:style-name="Source_20_Text"><text:span text:style-name="T493">ArrayObject::STD_PROP_LIST</text:span></text:span><text:span text:style-name="Source_20_Text"><text:span text:style-name="T243"> </text:span></text:span><text:span text:style-name="Source_20_Text"><text:span text:style-name="T276"><text:tab/>Properties of the object have their normal <text:tab/><text:tab/><text:tab/><text:tab/><text:tab/><text:tab/>functionality when accessed as a list (var_dump, <text:tab/><text:tab/><text:tab/><text:tab/><text:tab/>foreach, etc.).</text:span></text:span></text:p>
                          <text:p text:style-name="P709"><text:span text:style-name="Source_20_Text"><text:span text:style-name="T276"/></text:span></text:p>
                        </text:list-item>
                        <text:list-item>
                          <text:p text:style-name="P710"><text:span text:style-name="Source_20_Text"><text:span text:style-name="T493">ArrayObject::ARRAY_AS_PROPS</text:span></text:span><text:span text:style-name="Source_20_Text"><text:span text:style-name="T276"><text:tab/>Entries can be accessed as properties (read </text:span></text:span><text:span text:style-name="Source_20_Text"><text:span text:style-name="T284">&amp; <text:tab/><text:tab/><text:tab/><text:tab/><text:tab/></text:span></text:span><text:span text:style-name="Source_20_Text"><text:span text:style-name="T276">write).</text:span></text:span></text:p>
                        </text:list-item>
                      </text:list>
                    </text:list-item>
                  </text:list>
                </text:list-item>
              </text:list>
            </text:list-item>
          </text:list>
        </text:list-item>
      </text:list>
      <text:p text:style-name="P571"><text:tab/><text:tab/><text:tab/><text:span text:style-name="Source_20_Text"><text:span text:style-name="T276">These flags can be set with the</text:span></text:span> <text:span text:style-name="Source_20_Text"><text:span text:style-name="T507">ArrayObject::setFlags()</text:span></text:span><text:span text:style-name="Source_20_Text"><text:span text:style-name="T395"> </text:span></text:span><text:s/><text:span text:style-name="Source_20_Text"><text:span text:style-name="T276">method.</text:span></text:span></text:p>
      <text:p text:style-name="P572"><text:span text:style-name="Source_20_Text"><text:span text:style-name="T156">i</text:span></text:span><text:span text:style-name="Source_20_Text"><text:span text:style-name="T155">teratorClass</text:span></text:span><text:span text:style-name="Source_20_Text"><text:span text:style-name="T276"><text:tab/>Specify the class that will be used for iteration of the </text:span></text:span><text:span text:style-name="Source_20_Text"><text:span text:style-name="T395">ArrayObject</text:span></text:span><text:span text:style-name="Source_20_Text"><text:span text:style-name="T276"> object.</text:span></text:span></text:p>
      <text:p text:style-name="P309"><text:span text:style-name="Source_20_Text"><text:span text:style-name="T915"/></text:span></text:p>
      <text:p text:style-name="P321"><text:span text:style-name="Source_20_Text"><text:span text:style-name="T840">Example </text:span></text:span><text:span text:style-name="Source_20_Text"><text:span text:style-name="T841">74</text:span></text:span><text:span text:style-name="Source_20_Text"><text:span text:style-name="T840">:</text:span></text:span></text:p>
      <text:p text:style-name="P288"><text:span text:style-name="Source_20_Text"><text:span text:style-name="T913"/></text:span></text:p>
      <text:p text:style-name="P288"><text:span text:style-name="Source_20_Text"><text:span text:style-name="T49">&lt;?php</text:span></text:span></text:p>
      <text:p text:style-name="P583"><text:span text:style-name="Source_20_Text"><text:span text:style-name="T236"/></text:span></text:p>
      <text:p text:style-name="P411"><text:span text:style-name="Source_20_Text"><text:span text:style-name="T245">$arr = ['1' =&gt; 'one', '2' =&gt; 'two', '3' =&gt; 'three'];</text:span></text:span></text:p>
      <text:p text:style-name="P583"><text:span text:style-name="Source_20_Text"><text:span text:style-name="T236"/></text:span></text:p>
      <text:p text:style-name="P411"><text:span text:style-name="Source_20_Text"><text:span text:style-name="T245">$arrObj = new</text:span></text:span><text:span text:style-name="Source_20_Text"><text:span text:style-name="T499"> ArrayObject(</text:span></text:span><text:span text:style-name="Source_20_Text"><text:span text:style-name="T245">$arr, </text:span></text:span><text:span text:style-name="Source_20_Text"><text:span text:style-name="T570">ArrayObject::ARRAY_AS_PROPS</text:span></text:span><text:span text:style-name="Source_20_Text"><text:span text:style-name="T499">)</text:span></text:span><text:span text:style-name="Source_20_Text"><text:span text:style-name="T245">;</text:span></text:span></text:p>
      <text:p text:style-name="P583"><text:span text:style-name="Source_20_Text"><text:span text:style-name="T236"/></text:span></text:p>
      <text:p text:style-name="P411"><text:span text:style-name="Source_20_Text"><text:span text:style-name="T245">var_export($arrObj);</text:span></text:span></text:p>
      <text:p text:style-name="P583"><text:span text:style-name="Source_20_Text"><text:span text:style-name="T236"/></text:span></text:p>
      <text:p text:style-name="P411"><text:span text:style-name="Source_20_Text"><text:span text:style-name="T245">echo $arrObj-&gt;{1}; <text:tab/><text:tab/></text:span></text:span><text:span text:style-name="Source_20_Text"><text:span text:style-name="T564">// </text:span></text:span><text:span text:style-name="Source_20_Text"><text:span text:style-name="T565">not</text:span></text:span><text:span text:style-name="Source_20_Text"><text:span text:style-name="T566">e</text:span></text:span><text:span text:style-name="Source_20_Text"><text:span text:style-name="T565"> we are using curly brackets cause propert name is </text:span></text:span></text:p>
      <text:p text:style-name="P471"><text:span text:style-name="Source_20_Text"><text:span text:style-name="T245">?&gt;<text:tab/><text:tab/><text:tab/><text:tab/><text:tab/> <text:s text:c="2"/></text:span></text:span><text:span text:style-name="Source_20_Text"><text:span text:style-name="T565">an integers</text:span></text:span></text:p>
      <text:p text:style-name="P411"><text:span text:style-name="Source_20_Text"><text:span text:style-name="T245"/></text:span></text:p>
      <text:p text:style-name="P470"><text:span text:style-name="Source_20_Text"><text:span text:style-name="T531">ArrayObject::__set_state(array(</text:span></text:span></text:p>
      <text:p text:style-name="P46"><text:s text:c="3"/><text:span text:style-name="T1064">1 =&gt; 'one',</text:span></text:p>
      <text:p text:style-name="P46"><text:s text:c="3"/><text:span text:style-name="T1064">2 =&gt; 'two',</text:span></text:p>
      <text:p text:style-name="P46"><text:s text:c="3"/><text:span text:style-name="T1064">3 =&gt; 'three',</text:span></text:p>
      <text:p text:style-name="P47">))</text:p>
      <text:p text:style-name="P47"/>
      <text:p text:style-name="P48">one</text:p>
      <text:p text:style-name="P483"><text:span text:style-name="Source_20_Text"><text:span text:style-name="T301">ArrayObject::setFlags</text:span></text:span><text:span text:style-name="Source_20_Text"><text:span text:style-name="T305">()</text:span></text:span><text:span text:style-name="Source_20_Text"><text:span text:style-name="T314"> — Set the flags that change the behavior of the ArrayObject.</text:span></text:span></text:p>
      <text:p text:style-name="P288"><text:span text:style-name="Source_20_Text"><text:span text:style-name="T913"/></text:span></text:p>
      <text:p text:style-name="P315"><text:span text:style-name="Source_20_Text"><text:span text:style-name="T940">public</text:span></text:span><text:span text:style-name="Source_20_Text"><text:span text:style-name="T637"> </text:span></text:span><text:span text:style-name="Source_20_Text"><text:span text:style-name="Strong_20_Emphasis"><text:span text:style-name="T662">ArrayObject::setFlags</text:span></text:span></text:span><text:span text:style-name="Source_20_Text"><text:span text:style-name="T637">(</text:span></text:span><text:span text:style-name="Source_20_Text"><text:span text:style-name="T698">int</text:span></text:span><text:span text:style-name="Source_20_Text"><text:span text:style-name="T637"> </text:span></text:span><text:span text:style-name="Source_20_Text"><text:span text:style-name="T668">$flags</text:span></text:span><text:span text:style-name="Source_20_Text"><text:span text:style-name="T637">): </text:span></text:span><text:span text:style-name="Source_20_Text"><text:span text:style-name="T698">void</text:span></text:span></text:p>
      <text:p text:style-name="P288"><text:span text:style-name="Source_20_Text"><text:span text:style-name="T913"/></text:span></text:p>
      <text:p text:style-name="P291"><text:span text:style-name="Source_20_Text"><text:span text:style-name="T866">value<text:tab/><text:tab/>constant</text:span></text:span></text:p>
      <text:p text:style-name="P290"><text:span text:style-name="Source_20_Text"><text:span text:style-name="T865">1<text:tab/><text:tab/>ArrayObject::STD_PROP_LIST</text:span></text:span></text:p>
      <text:p text:style-name="P290"><text:span text:style-name="Source_20_Text"><text:span text:style-name="T865">2<text:tab/><text:tab/>ArrayObject::ARRAY_AS_PROPS</text:span></text:span></text:p>
      <text:p text:style-name="P322"><text:soft-page-break/><text:span text:style-name="Source_20_Text"><text:span text:style-name="T840">Example </text:span></text:span><text:span text:style-name="Source_20_Text"><text:span text:style-name="T841">7</text:span></text:span><text:span text:style-name="Source_20_Text"><text:span text:style-name="T842">5</text:span></text:span><text:span text:style-name="Source_20_Text"><text:span text:style-name="T840">:</text:span></text:span></text:p>
      <text:p text:style-name="P322"><text:span text:style-name="Source_20_Text"><text:span text:style-name="T840"/></text:span></text:p>
      <text:p text:style-name="P363"><text:span text:style-name="Source_20_Text"><text:span text:style-name="T49">&lt;?php</text:span></text:span></text:p>
      <text:p text:style-name="P583"><text:span text:style-name="Source_20_Text"><text:span text:style-name="T236">$arr = ['one' =&gt; 'eins', 'two' =&gt; 'zwei', 'three' =&gt; 'drei'];</text:span></text:span></text:p>
      <text:p text:style-name="P583"><text:span text:style-name="Source_20_Text"><text:span text:style-name="T236"/></text:span></text:p>
      <text:p text:style-name="P411"><text:span text:style-name="Source_20_Text"><text:span text:style-name="T245">$arrObj = </text:span></text:span><text:span text:style-name="Source_20_Text"><text:span text:style-name="T499">new ArrayObject(</text:span></text:span><text:span text:style-name="Source_20_Text"><text:span text:style-name="T245">$arr</text:span></text:span><text:span text:style-name="Source_20_Text"><text:span text:style-name="T499">)</text:span></text:span><text:span text:style-name="Source_20_Text"><text:span text:style-name="T245">;</text:span></text:span></text:p>
      <text:p text:style-name="P583"><text:span text:style-name="Source_20_Text"><text:span text:style-name="T236"/></text:span></text:p>
      <text:p text:style-name="P460"><text:span text:style-name="Source_20_Text"><text:span text:style-name="T612">var_export($arrObj);</text:span></text:span></text:p>
      <text:p text:style-name="P611"><text:span text:style-name="Source_20_Text"><text:span text:style-name="T597">echo $arrObj-&gt;one; </text:span></text:span></text:p>
      <text:p text:style-name="P583"><text:span text:style-name="Source_20_Text"><text:span text:style-name="T571"/></text:span></text:p>
      <text:p text:style-name="P611"><text:span text:style-name="Source_20_Text"><text:span text:style-name="T496">$arrObj-&gt;setFlags(</text:span></text:span><text:span text:style-name="Source_20_Text"><text:span text:style-name="T571">ArrayObject::ARRAY_AS_PROPS</text:span></text:span><text:span text:style-name="Source_20_Text"><text:span text:style-name="T496">);</text:span></text:span></text:p>
      <text:p text:style-name="P583"><text:span text:style-name="Source_20_Text"><text:span text:style-name="T556">echo $arrObj-&gt;one;</text:span></text:span><text:span text:style-name="Source_20_Text"><text:span text:style-name="T236"> </text:span></text:span></text:p>
      <text:p text:style-name="P411"><text:span text:style-name="Source_20_Text"><text:span text:style-name="T245">?&gt;</text:span></text:span></text:p>
      <text:p text:style-name="P288"><text:span text:style-name="Source_20_Text"><text:span text:style-name="T613"/></text:span></text:p>
      <text:p text:style-name="P314"><text:span text:style-name="Source_20_Text"><text:span text:style-name="T1127">ArrayObject::__set_state(array(</text:span></text:span></text:p>
      <text:p text:style-name="P72"><text:span text:style-name="Source_20_Text"><text:span text:style-name="T1128"><text:s text:c="3"/>'one' =&gt; 'eins',</text:span></text:span></text:p>
      <text:p text:style-name="P72"><text:span text:style-name="Source_20_Text"><text:span text:style-name="T1128"><text:s text:c="3"/>'two' =&gt; 'zwei',</text:span></text:span></text:p>
      <text:p text:style-name="P72"><text:span text:style-name="Source_20_Text"><text:span text:style-name="T1128"><text:s text:c="3"/>'three' =&gt; 'drei',</text:span></text:span></text:p>
      <text:p text:style-name="P71"><text:span text:style-name="Source_20_Text"><text:span text:style-name="T1128">))</text:span></text:span></text:p>
      <text:p text:style-name="P369">Warning: <text:s/>Undefined property: ArrayObject::$one</text:p>
      <text:p text:style-name="P70">eins</text:p>
      <text:p text:style-name="P348"/>
      <text:p text:style-name="P686"><text:span text:style-name="Source_20_Text"><text:span text:style-name="T441">Example </text:span></text:span><text:span text:style-name="Source_20_Text"><text:span text:style-name="T442">7</text:span></text:span><text:span text:style-name="Source_20_Text"><text:span text:style-name="T437">6 (using </text:span></text:span><text:span text:style-name="Source_20_Text"><text:span text:style-name="T438">an</text:span></text:span><text:span text:style-name="Source_20_Text"><text:span text:style-name="T437"> Object)</text:span></text:span><text:span text:style-name="Source_20_Text"><text:span text:style-name="T441">:</text:span></text:span></text:p>
      <text:p text:style-name="P684"><text:span text:style-name="Source_20_Text"><text:span text:style-name="T217">&lt;?php </text:span></text:span></text:p>
      <text:p text:style-name="P458"><text:span text:style-name="Source_20_Text"><text:span text:style-name="T245">$obj = new stdClass;</text:span></text:span></text:p>
      <text:p text:style-name="P602"><text:span text:style-name="Source_20_Text"><text:span text:style-name="T236"/></text:span></text:p>
      <text:p text:style-name="P458"><text:span text:style-name="Source_20_Text"><text:span text:style-name="T245">$obj-&gt;one = 'eins';</text:span></text:span></text:p>
      <text:p text:style-name="P458"><text:span text:style-name="Source_20_Text"><text:span text:style-name="T245">$obj-&gt;two = 'zvei';</text:span></text:span></text:p>
      <text:p text:style-name="P458"><text:span text:style-name="Source_20_Text"><text:span text:style-name="T245">$obj-&gt;three = 'drei';</text:span></text:span></text:p>
      <text:p text:style-name="P602"><text:span text:style-name="Source_20_Text"><text:span text:style-name="T236"/></text:span></text:p>
      <text:p text:style-name="P602"><text:span text:style-name="Source_20_Text"><text:span text:style-name="T236">$ArrObj = new </text:span></text:span><text:span text:style-name="Source_20_Text"><text:span text:style-name="T496">ArrayObject(</text:span></text:span><text:span text:style-name="Source_20_Text"><text:span text:style-name="T236">$obj</text:span></text:span><text:span text:style-name="Source_20_Text"><text:span text:style-name="T496">)</text:span></text:span><text:span text:style-name="Source_20_Text"><text:span text:style-name="T236">;</text:span></text:span></text:p>
      <text:p text:style-name="P602"><text:span text:style-name="Source_20_Text"><text:span text:style-name="T236"/></text:span></text:p>
      <text:p text:style-name="P458"><text:span text:style-name="Source_20_Text"><text:span text:style-name="T499">$ArrObj-&gt;setFlags(</text:span></text:span><text:span text:style-name="Source_20_Text"><text:span text:style-name="T245">ArrayObject::ARRAY_AS_PROPS</text:span></text:span><text:span text:style-name="Source_20_Text"><text:span text:style-name="T499">);</text:span></text:span></text:p>
      <text:p text:style-name="P602"><text:span text:style-name="Source_20_Text"><text:span text:style-name="T236"/></text:span></text:p>
      <text:p text:style-name="P458"><text:span text:style-name="Source_20_Text"><text:span text:style-name="T245">var_export($ArrObj);</text:span></text:span></text:p>
      <text:p text:style-name="P458"><text:span text:style-name="Source_20_Text"><text:span text:style-name="T245">echo $ArrObj-&gt;one;</text:span></text:span></text:p>
      <text:p text:style-name="P602"><text:span text:style-name="Source_20_Text"><text:span text:style-name="T236"/></text:span></text:p>
      <text:p text:style-name="P458"><text:span text:style-name="Source_20_Text"><text:span text:style-name="T499">$ArrObj-&gt;setFlags(</text:span></text:span><text:span text:style-name="Source_20_Text"><text:span text:style-name="T245">ArrayObject::STD_PROP_LIST</text:span></text:span><text:span text:style-name="Source_20_Text"><text:span text:style-name="T499">);<text:tab/><text:tab/>// &lt;- </text:span></text:span><text:span text:style-name="Source_20_Text"><text:span text:style-name="T500">testing the 2nd Flag</text:span></text:span></text:p>
      <text:p text:style-name="P602"><text:span text:style-name="Source_20_Text"><text:span text:style-name="T236"/></text:span></text:p>
      <text:p text:style-name="P458"><text:span text:style-name="Source_20_Text"><text:span text:style-name="T599">var_export($ArrObj);</text:span></text:span></text:p>
      <text:p text:style-name="P458"><text:span text:style-name="Source_20_Text"><text:span text:style-name="T599">echo $ArrObj-&gt;one;</text:span></text:span></text:p>
      <text:p text:style-name="P478"><text:span text:style-name="Source_20_Text"><text:span text:style-name="T625">echo $ArrObj['one'];</text:span></text:span></text:p>
      <text:p text:style-name="P458"><text:span text:style-name="Source_20_Text"><text:span text:style-name="T245">?&gt;</text:span></text:span></text:p>
      <text:p text:style-name="P685"><text:line-break/><text:span text:style-name="Source_20_Text"><text:span text:style-name="T533">ArrayObject::__set_state(array( 'one' =&gt; 'eins', 'two' =&gt; 'zvei', 'three' =&gt; 'drei', ))</text:span></text:span><text:span text:style-name="Source_20_Text"><text:span text:style-name="T527"><text:line-break/>eins<text:line-break/><text:line-break/></text:span></text:span><text:span text:style-name="Source_20_Text"><text:span text:style-name="T598">ArrayObject::__set_state(array( ))<text:line-break/>Warning: Undefined property: ArrayObject::$one </text:span></text:span></text:p>
      <text:p text:style-name="P336"><text:span text:style-name="Source_20_Text"><text:span text:style-name="T1147">eins</text:span></text:span></text:p>
      <text:h text:style-name="P331" text:outline-level="1"><text:soft-page-break/><text:span text:style-name="Source_20_Text"><text:span text:style-name="T850">ArrayObject class <text:s/>VS <text:s/>ArrayIterator </text:span></text:span><text:span text:style-name="Source_20_Text"><text:span text:style-name="T832"><text:s text:c="3"/>(not in book) </text:span></text:span></text:h>
      <text:h text:style-name="P320" text:outline-level="1"><text:span text:style-name="Source_20_Text"><text:span text:style-name="T849">The ArrayObject class</text:span></text:span></text:h>
      <text:p text:style-name="P699"><text:span text:style-name="Source_20_Text"><text:span text:style-name="T619">ArrayObject</text:span></text:span><text:span text:style-name="Source_20_Text"><text:span text:style-name="T620"> is an </text:span></text:span><text:span text:style-name="Source_20_Text"><text:span text:style-name="T619">object</text:span></text:span><text:span text:style-name="Source_20_Text"><text:span text:style-name="T620"> that work exactly like arrays. These can be created using </text:span></text:span><text:span text:style-name="Source_20_Text"><text:span text:style-name="T619">new</text:span></text:span><text:span text:style-name="Source_20_Text"><text:span text:style-name="T620"> keyw</text:span></text:span><text:span text:style-name="Source_20_Text"><text:span text:style-name="T619">ord.</text:span></text:span></text:p>
      <text:p text:style-name="Text_20_body"><text:span text:style-name="T948">class</text:span><text:span text:style-name="T1116"> </text:span><text:span text:style-name="Strong_20_Emphasis"><text:span text:style-name="T137">ArrayObject</text:span></text:span><text:span text:style-name="T1116"> </text:span><text:span text:style-name="T948">implements</text:span><text:span text:style-name="T1116"> </text:span><text:span text:style-name="T1135">IteratorAggregate</text:span><text:span text:style-name="T1116">, </text:span><text:span text:style-name="T1135">ArrayAccess</text:span><text:span text:style-name="T1116">, </text:span><text:span text:style-name="T1135">Serializable</text:span><text:span text:style-name="T1116">, </text:span><text:span text:style-name="T1135">Countable</text:span><text:span text:style-name="T1116"> {</text:span></text:p>
      <text:p text:style-name="P687">// Constants </text:p>
      <text:p text:style-name="P697"><text:span text:style-name="T948">const</text:span><text:span text:style-name="T1116"> </text:span><text:span text:style-name="T708">int</text:span><text:span text:style-name="T1133"> </text:span><text:span text:style-name="Variable"><text:span text:style-name="T1134">STD_PROP_LIST</text:span></text:span><text:span text:style-name="T948"> = 1</text:span><text:span text:style-name="T1116">;</text:span></text:p>
      <text:p text:style-name="P510"><text:span text:style-name="T948">const</text:span><text:span text:style-name="T1116"> </text:span><text:span text:style-name="T708">int</text:span><text:span text:style-name="T1133"> </text:span><text:span text:style-name="Variable"><text:span text:style-name="T1134">ARRAY_AS_PROPS</text:span></text:span><text:span text:style-name="T948"> = 2</text:span><text:span text:style-name="T1116">;</text:span></text:p>
      <text:p text:style-name="P701"/>
      <text:p text:style-name="P688">// <text:span text:style-name="T1140">Some </text:span>Methods</text:p>
      <text:p text:style-name="P511"><text:span text:style-name="T948">public</text:span><text:span text:style-name="T646"> </text:span><text:span text:style-name="T1138">__construct</text:span><text:span text:style-name="T646">(</text:span><text:span text:style-name="T707">array|object</text:span><text:span text:style-name="T646"> </text:span><text:span text:style-name="Source_20_Text"><text:span text:style-name="T684">$array</text:span></text:span><text:span text:style-name="T947"> = []</text:span><text:span text:style-name="T646">, </text:span><text:span text:style-name="T707">int</text:span><text:span text:style-name="T646"> </text:span><text:span text:style-name="Source_20_Text"><text:span text:style-name="T684">$flags</text:span></text:span><text:span text:style-name="T947"> = 0</text:span><text:span text:style-name="T646">, </text:span><text:span text:style-name="T707">string</text:span><text:span text:style-name="T646"> </text:span><text:span text:style-name="Source_20_Text"><text:span text:style-name="T684">$iteratorClass</text:span></text:span><text:span text:style-name="T947"> = </text:span><text:span text:style-name="T884">ArrayIterator::class</text:span><text:span text:style-name="T646">)</text:span></text:p>
      <text:p text:style-name="P510"><text:span text:style-name="T948">public</text:span><text:span text:style-name="T647"> </text:span><text:span text:style-name="T1133">append</text:span><text:span text:style-name="T647">(</text:span><text:span text:style-name="T1135">mixed</text:span><text:span text:style-name="T647"> </text:span><text:span text:style-name="Source_20_Text"><text:span text:style-name="T685">$value</text:span></text:span><text:span text:style-name="T647">): </text:span><text:span text:style-name="T708">void</text:span></text:p>
      <text:p text:style-name="P510"><text:span text:style-name="T948">public</text:span><text:span text:style-name="T647"> </text:span><text:span text:style-name="T1135">asort</text:span><text:span text:style-name="T647">(</text:span><text:span text:style-name="T708">int</text:span><text:span text:style-name="T647"> </text:span><text:span text:style-name="Source_20_Text"><text:span text:style-name="T685">$flags</text:span></text:span><text:span text:style-name="T948"> = </text:span><text:span text:style-name="Strong_20_Emphasis"><text:span text:style-name="Source_20_Text"><text:span text:style-name="T472">SORT_REGULAR</text:span></text:span></text:span><text:span text:style-name="T647">): </text:span><text:span text:style-name="T708">bool</text:span></text:p>
      <text:p text:style-name="Text_20_body"><text:span text:style-name="T948">public</text:span><text:span text:style-name="T647"> </text:span><text:span text:style-name="T1135">count</text:span><text:span text:style-name="T647">(): </text:span><text:span text:style-name="T708">int</text:span></text:p>
      <text:p text:style-name="P510"><text:span text:style-name="T948">public</text:span><text:span text:style-name="T647"> </text:span><text:span text:style-name="T1133">exchangeArray</text:span><text:span text:style-name="T647">(</text:span><text:span text:style-name="T708">array|object</text:span><text:span text:style-name="T647"> </text:span><text:span text:style-name="Source_20_Text"><text:span text:style-name="T685">$array</text:span></text:span><text:span text:style-name="T647">): </text:span><text:span text:style-name="T708">array</text:span></text:p>
      <text:p text:style-name="P510"><text:span text:style-name="T948">public</text:span><text:span text:style-name="T647"> </text:span><text:span text:style-name="T1133">getArrayCopy</text:span><text:span text:style-name="T647">(): </text:span><text:span text:style-name="T708">array</text:span></text:p>
      <text:p text:style-name="P689">...</text:p>
      <text:p text:style-name="P510"><text:span text:style-name="T948">public</text:span><text:span text:style-name="T647"> </text:span><text:span text:style-name="T1133">ksort</text:span><text:span text:style-name="T647">(</text:span><text:span text:style-name="T708">int</text:span><text:span text:style-name="T647"> </text:span><text:span text:style-name="Source_20_Text"><text:span text:style-name="T685">$flags</text:span></text:span><text:span text:style-name="T948"> = </text:span><text:span text:style-name="Strong_20_Emphasis"><text:span text:style-name="Source_20_Text"><text:span text:style-name="T472">SORT_REGULAR</text:span></text:span></text:span><text:span text:style-name="T647">): </text:span><text:span text:style-name="T708">bool</text:span></text:p>
      <text:p text:style-name="P510"><text:span text:style-name="T948">public</text:span><text:span text:style-name="T647"> </text:span><text:span text:style-name="T1133">natcasesort</text:span><text:span text:style-name="T647">(): </text:span><text:span text:style-name="T708">bool</text:span></text:p>
      <text:p text:style-name="P510"><text:span text:style-name="T948">public</text:span><text:span text:style-name="T647"> </text:span><text:span text:style-name="T1133">natsort</text:span><text:span text:style-name="T647">(): </text:span><text:span text:style-name="T708">bool</text:span></text:p>
      <text:p text:style-name="P689">...</text:p>
      <text:p text:style-name="P370">}</text:p>
      <text:p text:style-name="P370"/>
      <text:h text:style-name="P289" text:outline-level="1"><text:span text:style-name="Source_20_Text"><text:span text:style-name="T849">The ArrayIterator class<text:tab/></text:span></text:span><text:span text:style-name="Source_20_Text"><text:span text:style-name="T851"> <text:s/></text:span></text:span></text:h>
      <text:p text:style-name="P700"><text:span text:style-name="Source_20_Text"><text:span text:style-name="T623">ArrayIterator</text:span></text:span><text:span text:style-name="Source_20_Text"><text:span text:style-name="T620"> is like </text:span></text:span><text:span text:style-name="Source_20_Text"><text:span text:style-name="T623">ArrayObject </text:span></text:span><text:span text:style-name="Source_20_Text"><text:span text:style-name="T620">but it can iterate on itself </text:span></text:span><text:span text:style-name="Source_20_Text"><text:span text:style-name="T621">, since it implements the </text:span></text:span><text:span text:style-name="Source_20_Text"><text:span text:style-name="T623">SeekableIterator</text:span></text:span><text:span text:style-name="Source_20_Text"><text:span text:style-name="T621"> which is a child of </text:span></text:span><text:span text:style-name="Source_20_Text"><text:span text:style-name="T623">Iterator</text:span></text:span><text:span text:style-name="Source_20_Text"><text:span text:style-name="T620">. Also created using new keyword.</text:span></text:span></text:p>
      <text:p text:style-name="P288"><text:span text:style-name="Source_20_Text"><text:span text:style-name="T1122">An iterator contains a list of items and provides methods to loop through them. It keeps a pointer to one of the elements in the list. Each item in the list should have a key which can be used to find the item.</text:span></text:span></text:p>
      <text:p text:style-name="P332"><text:span text:style-name="Source_20_Text"><text:span text:style-name="T1122">An iterator must have these methods:</text:span></text:span></text:p>
      <text:p text:style-name="P333"><text:span text:style-name="Source_20_Text"><text:span text:style-name="T72">current(), key(), next(), rewind() </text:span></text:span><text:span text:style-name="Source_20_Text"><text:span text:style-name="T1125">and</text:span></text:span><text:span text:style-name="Source_20_Text"><text:span text:style-name="T72"> valid().</text:span></text:span><text:span text:style-name="Source_20_Text"><text:span text:style-name="T1126"> <text:tab/></text:span></text:span><text:span text:style-name="Source_20_Text"><text:span text:style-name="T1123"> <text:s/></text:span></text:span></text:p>
      <text:p text:style-name="P334"><text:span text:style-name="Strong_20_Emphasis"><text:span text:style-name="T689">SeekableIterator</text:span></text:span><text:span text:style-name="Source_20_Text"><text:span text:style-name="T1139"> </text:span></text:span><text:span text:style-name="Source_20_Text"><text:span text:style-name="T1123">a</text:span></text:span><text:span text:style-name="Source_20_Text"><text:span text:style-name="T1124">lso have the </text:span></text:span><text:span text:style-name="Source_20_Text"><text:span text:style-name="T72">seek()</text:span></text:span><text:span text:style-name="Source_20_Text"><text:span text:style-name="T71"> </text:span></text:span><text:span text:style-name="Source_20_Text"><text:span text:style-name="T1124">method, which change the </text:span></text:span><text:span text:style-name="Source_20_Text"><text:span text:style-name="T1122">pointer </text:span></text:span><text:span text:style-name="Source_20_Text"><text:span text:style-name="T1124">(current position)</text:span></text:span><text:span text:style-name="Source_20_Text"><text:span text:style-name="T1122"> </text:span></text:span><text:span text:style-name="Source_20_Text"><text:span text:style-name="T1124">to the give value .</text:span></text:span></text:p>
      <text:p text:style-name="P512"><text:span text:style-name="T948">class</text:span><text:span text:style-name="T1116"> </text:span><text:span text:style-name="Strong_20_Emphasis"><text:span text:style-name="T137">ArrayIterator</text:span></text:span><text:span text:style-name="T1116"> </text:span><text:span text:style-name="T948">implements</text:span><text:span text:style-name="T1116">  </text:span><text:span text:style-name="T1133">SeekableIterator</text:span><text:span text:style-name="T1116">, </text:span><text:span text:style-name="T1133">ArrayAccess</text:span><text:span text:style-name="T1116">, </text:span><text:span text:style-name="T1133">Countable</text:span><text:span text:style-name="T1116">, </text:span><text:span text:style-name="T1133">Serializable</text:span><text:span text:style-name="T1116"> {</text:span></text:p>
      <text:p text:style-name="P687"/>
      <text:p text:style-name="P687">// Constants </text:p>
      <text:p text:style-name="P510"><text:span text:style-name="T948">const</text:span><text:span text:style-name="T1116"> </text:span><text:span text:style-name="T708">int</text:span><text:span text:style-name="T1116"> </text:span><text:span text:style-name="Variable"><text:span text:style-name="T1134">STD_PROP_LIST</text:span></text:span><text:span text:style-name="T949"> </text:span><text:span text:style-name="T948">= 1</text:span><text:span text:style-name="T1116">;</text:span></text:p>
      <text:p text:style-name="P510"><text:span text:style-name="T948">const</text:span><text:span text:style-name="T1116"> </text:span><text:span text:style-name="T708">int</text:span><text:span text:style-name="T1116"> </text:span><text:span text:style-name="Variable"><text:span text:style-name="T1134">ARRAY_AS_PROPS</text:span></text:span><text:span text:style-name="T1133"> </text:span><text:span text:style-name="T948">= 2</text:span><text:span text:style-name="T1116">;</text:span></text:p>
      <text:p text:style-name="P701"/>
      <text:p text:style-name="P687">// <text:span text:style-name="T1140">Some </text:span>Methods </text:p>
      <text:p text:style-name="P513"><text:span text:style-name="T948">public</text:span><text:span text:style-name="T647"> </text:span><text:span text:style-name="T1133">__construct</text:span><text:span text:style-name="T647">(</text:span><text:span text:style-name="T708">array|object</text:span><text:span text:style-name="T647"> </text:span><text:span text:style-name="Source_20_Text"><text:span text:style-name="T685">$array</text:span></text:span><text:span text:style-name="T948"> = []</text:span><text:span text:style-name="T647">, </text:span><text:span text:style-name="T708">int</text:span><text:span text:style-name="T647"> </text:span><text:span text:style-name="Source_20_Text"><text:span text:style-name="T685">$flags</text:span></text:span><text:span text:style-name="T948"> = 0</text:span><text:span text:style-name="T647">)</text:span></text:p>
      <text:p text:style-name="P513"><text:span text:style-name="T948">public</text:span><text:span text:style-name="T647"> </text:span><text:span text:style-name="T1133">append</text:span><text:span text:style-name="T647">(</text:span><text:span text:style-name="T1133">mixed</text:span><text:span text:style-name="T647"> </text:span><text:span text:style-name="Source_20_Text"><text:span text:style-name="T685">$value</text:span></text:span><text:span text:style-name="T647">): </text:span><text:span text:style-name="T708">void</text:span></text:p>
      <text:p text:style-name="P513"><text:span text:style-name="T948">public</text:span><text:span text:style-name="T647"> </text:span><text:span text:style-name="T1133">asort</text:span><text:span text:style-name="T647">(</text:span><text:span text:style-name="T708">int</text:span><text:span text:style-name="T647"> </text:span><text:span text:style-name="Source_20_Text"><text:span text:style-name="T685">$flags</text:span></text:span><text:span text:style-name="T948"> = </text:span><text:span text:style-name="Strong_20_Emphasis"><text:span text:style-name="Source_20_Text"><text:span text:style-name="T472">SORT_REGULAR</text:span></text:span></text:span><text:span text:style-name="T647">): </text:span><text:span text:style-name="T708">bool</text:span></text:p>
      <text:p text:style-name="P513"><text:span text:style-name="T948">public</text:span><text:span text:style-name="T647"> </text:span><text:span text:style-name="T1133">count</text:span><text:span text:style-name="T647">(): </text:span><text:span text:style-name="T708">int</text:span></text:p>
      <text:p text:style-name="P698"><text:span text:style-name="T948">public</text:span><text:span text:style-name="T647"> </text:span><text:span text:style-name="T1133">current</text:span><text:span text:style-name="T647">(): </text:span><text:span text:style-name="T1133">mixed</text:span></text:p>
      <text:p text:style-name="P513"><text:span text:style-name="T948">public</text:span><text:span text:style-name="T647"> </text:span><text:span text:style-name="T1133">key</text:span><text:span text:style-name="T647">(): </text:span><text:span text:style-name="T1133">mixed<text:tab/></text:span><text:span text:style-name="T708">...<text:tab/></text:span><text:span text:style-name="T1116">}</text:span></text:p>
      <text:p text:style-name="P631"><text:soft-page-break/><text:span text:style-name="Source_20_Text"><text:span text:style-name="T620">The </text:span></text:span><text:span text:style-name="Source_20_Text"><text:span text:style-name="T219">ArrayIterator</text:span></text:span><text:span text:style-name="Source_20_Text"><text:span text:style-name="T620"> implements </text:span></text:span><text:span text:style-name="Source_20_Text"><text:span text:style-name="T219">Iterator </text:span></text:span><text:span text:style-name="Source_20_Text"><text:span text:style-name="T620">interface which gives it methods related to iteration/looping over the elements. </text:span></text:span></text:p>
      <text:p text:style-name="P631"><text:span text:style-name="Source_20_Text"><text:span text:style-name="T219">ArrayObject</text:span></text:span><text:span text:style-name="Source_20_Text"><text:span text:style-name="T620"> has a method called </text:span></text:span><text:span text:style-name="Source_20_Text"><text:span text:style-name="T219">exchangeArray</text:span></text:span><text:span text:style-name="Source_20_Text"><text:span text:style-name="T620"> that swaps it's internal array with another one. </text:span></text:span></text:p>
      <text:p text:style-name="P631"><text:span text:style-name="Source_20_Text"><text:span text:style-name="T622">S</text:span></text:span><text:span text:style-name="Source_20_Text"><text:span text:style-name="T620">ince the </text:span></text:span><text:span text:style-name="Source_20_Text"><text:span text:style-name="T219">ArrayObject</text:span></text:span><text:span text:style-name="Source_20_Text"><text:span text:style-name="T620"> cannot be iterated, when you use it in </text:span></text:span><text:span text:style-name="Source_20_Text"><text:span text:style-name="T219">foreach</text:span></text:span><text:span text:style-name="Source_20_Text"><text:span text:style-name="T620"> it creates an </text:span></text:span><text:span text:style-name="Source_20_Text"><text:span text:style-name="T219">ArrayIterator</text:span></text:span><text:span text:style-name="Source_20_Text"><text:span text:style-name="T620"> object internally (same as arrays). <text:s/></text:span></text:span><text:span text:style-name="Source_20_Text"><text:span text:style-name="T622">(This is what gets swaped and looped).</text:span></text:span></text:p>
      <text:p text:style-name="P631"><text:span text:style-name="Source_20_Text"><text:span text:style-name="T620">This means php creates a copy of the original data &amp; there are now 2 objects with same contents. This will prove to be inefficient for large arrays. However, you can specify which class to use for iterator, so you can have custom iterators in your code.</text:span></text:span></text:p>
      <text:p text:style-name="P621"/>
      <text:p text:style-name="P621"><text:span text:style-name="T458">O</text:span><text:span text:style-name="T457">ther </text:span><text:span text:style-name="T458">f</text:span><text:span text:style-name="T457">unction and </text:span><text:span text:style-name="T458">c</text:span><text:span text:style-name="T457">lasses </text:span><text:span text:style-name="T458">mentioned but not covered:</text:span></text:p>
      <text:p text:style-name="P622"><text:span text:style-name="Strong_20_Emphasis"><text:span text:style-name="T366">array_values()</text:span></text:span><text:span text:style-name="Strong_20_Emphasis"><text:span text:style-name="T356"> </text:span></text:span><text:span text:style-name="Strong_20_Emphasis"><text:span text:style-name="T508">—</text:span></text:span><text:span text:style-name="T356"> returns all the values from the </text:span><text:span text:style-name="Source_20_Text"><text:span text:style-name="T185">array</text:span></text:span><text:span text:style-name="T356"> and indexes the array numerically.</text:span></text:p>
      <text:p text:style-name="P618"><text:span text:style-name="Strong_20_Emphasis"><text:span text:style-name="T113">array_values</text:span></text:span><text:span text:style-name="T78">(</text:span><text:span text:style-name="T162">array</text:span><text:span text:style-name="T78"> </text:span><text:span text:style-name="Source_20_Text"><text:span text:style-name="T105">$array</text:span></text:span><text:span text:style-name="T78">): </text:span><text:span text:style-name="T162">array</text:span></text:p>
      <text:p text:style-name="P233"><text:span text:style-name="Source_20_Text"><text:span text:style-name="T813">Example </text:span></text:span><text:span text:style-name="Source_20_Text"><text:span text:style-name="T814">7</text:span></text:span><text:span text:style-name="Source_20_Text"><text:span text:style-name="T815">7</text:span></text:span><text:span text:style-name="Source_20_Text"><text:span text:style-name="T816">:</text:span></text:span></text:p>
      <text:p text:style-name="P149"><text:span text:style-name="Source_20_Text"><text:span text:style-name="T11">&lt;?php<text:line-break/>$array = array("size" =&gt; "XL", "color" =&gt; "gold");<text:line-break/>print_r(array_values($array));<text:line-break/>?&gt;</text:span></text:span></text:p>
      <text:p text:style-name="P189"><text:span text:style-name="Source_20_Text"><text:span text:style-name="T888">// Array ( [0] =&gt; XL <text:s/>[1] =&gt; gold )</text:span></text:span></text:p>
      <text:p text:style-name="P190"><text:span text:style-name="Source_20_Text"><text:span text:style-name="T888"/></text:span></text:p>
      <text:p text:style-name="P141"><text:span text:style-name="Strong_20_Emphasis"><text:span text:style-name="T1037">array_keys()</text:span></text:span><text:span text:style-name="T1037"> — Return all the keys or a subset of the keys of an array</text:span></text:p>
      <text:p text:style-name="P549"><text:span text:style-name="Strong_20_Emphasis"><text:span text:style-name="T126">array_keys</text:span></text:span><text:span text:style-name="T86">(</text:span><text:span text:style-name="T170">array</text:span><text:span text:style-name="T86"> </text:span><text:span text:style-name="Source_20_Text"><text:span text:style-name="T120">$array</text:span></text:span><text:span text:style-name="T86">): </text:span><text:span text:style-name="T170">array</text:span></text:p>
      <text:p text:style-name="P550"><text:span text:style-name="Strong_20_Emphasis"><text:span text:style-name="T118">array_keys</text:span></text:span><text:span text:style-name="T84">(</text:span><text:span text:style-name="T168">array</text:span><text:span text:style-name="T84"> </text:span><text:span text:style-name="Source_20_Text"><text:span text:style-name="T117">$array</text:span></text:span><text:span text:style-name="T84">,</text:span><text:span text:style-name="Source_20_Text"><text:span text:style-name="T117"> mixed</text:span></text:span><text:span text:style-name="T84"> </text:span><text:span text:style-name="Source_20_Text"><text:span text:style-name="T117">$search_value</text:span></text:span><text:span text:style-name="T84">, </text:span><text:span text:style-name="T168">bool</text:span><text:span text:style-name="T84"> </text:span><text:span text:style-name="Source_20_Text"><text:span text:style-name="T117">$strict</text:span></text:span><text:span text:style-name="T461"> = </text:span><text:span text:style-name="Strong_20_Emphasis"><text:span text:style-name="Source_20_Text"><text:span text:style-name="T462">false</text:span></text:span></text:span><text:span text:style-name="T84">): </text:span><text:span text:style-name="T168">array</text:span></text:p>
      <text:p text:style-name="P141"><text:span text:style-name="T1037">If a </text:span><text:span text:style-name="Source_20_Text"><text:span text:style-name="T12">search_value</text:span></text:span><text:span text:style-name="T1037"> is specified, then only the keys for that value are returned. Otherwise, all the keys from the </text:span><text:span text:style-name="Source_20_Text"><text:span text:style-name="T1006">array</text:span></text:span><text:span text:style-name="T1037"> are returned.</text:span></text:p>
      <text:p text:style-name="P233"><text:span text:style-name="Source_20_Text"><text:span text:style-name="T813">Example </text:span></text:span><text:span text:style-name="Source_20_Text"><text:span text:style-name="T814">7</text:span></text:span><text:span text:style-name="Source_20_Text"><text:span text:style-name="T815">8</text:span></text:span><text:span text:style-name="Source_20_Text"><text:span text:style-name="T816">:</text:span></text:span></text:p>
      <text:p text:style-name="P161"><text:span text:style-name="Source_20_Text"><text:span text:style-name="T11">&lt;?php</text:span></text:span></text:p>
      <text:p text:style-name="P161"><text:span text:style-name="Source_20_Text"><text:span text:style-name="T11">$array = array(0 =&gt; 100, "color" =&gt; "red");</text:span></text:span></text:p>
      <text:p text:style-name="P161"><text:span text:style-name="Source_20_Text"><text:span text:style-name="T11">print_r(array_keys($array));</text:span></text:span></text:p>
      <text:p text:style-name="P161"><text:span text:style-name="Source_20_Text"><text:span text:style-name="T11"/></text:span></text:p>
      <text:p text:style-name="P161"><text:span text:style-name="Source_20_Text"><text:span text:style-name="T11">$array = array("blue", "red", "green", "blue", "blue");</text:span></text:span></text:p>
      <text:p text:style-name="P161"><text:span text:style-name="Source_20_Text"><text:span text:style-name="T11">print_r(array_keys($array, "blue"));</text:span></text:span></text:p>
      <text:p text:style-name="P160"><text:span text:style-name="Source_20_Text"><text:span text:style-name="T11">?&gt;</text:span></text:span></text:p>
      <text:p text:style-name="P49"><text:span text:style-name="Source_20_Text"><text:span text:style-name="T958">Array ([0] =&gt; 0 <text:s/>[1] =&gt; color )</text:span></text:span></text:p>
      <text:p text:style-name="P51"><text:span text:style-name="Source_20_Text"><text:span text:style-name="T960">Array ([0] =&gt; 0 <text:s/>[1] =&gt; 3 <text:s/>[2] =&gt; 4 )</text:span></text:span></text:p>
      <text:p text:style-name="P144"><text:soft-page-break/><text:span text:style-name="Strong_20_Emphasis"><text:span text:style-name="T971">array_key_exists()</text:span></text:span><text:span text:style-name="T968"> returns </text:span><text:span text:style-name="Strong_20_Emphasis"><text:span text:style-name="Source_20_Text"><text:span text:style-name="T968">true</text:span></text:span></text:span><text:span text:style-name="T968"> if the given </text:span><text:span text:style-name="Source_20_Text"><text:span text:style-name="T11">key</text:span></text:span><text:span text:style-name="T968"> is set in the array. </text:span></text:p>
      <text:p text:style-name="P141"><text:span text:style-name="Strong_20_Emphasis"><text:span text:style-name="T654">array_key_exists</text:span></text:span><text:span text:style-name="T631">(</text:span><text:span text:style-name="T693">string|int</text:span><text:span text:style-name="T631"> </text:span><text:span text:style-name="Source_20_Text"><text:span text:style-name="T653">$key</text:span></text:span><text:span text:style-name="T631">, </text:span><text:span text:style-name="T693">array</text:span><text:span text:style-name="T631"> </text:span><text:span text:style-name="Source_20_Text"><text:span text:style-name="T653">$array</text:span></text:span><text:span text:style-name="T631">): </text:span><text:span text:style-name="T693">bool</text:span></text:p>
      <text:p text:style-name="P233"><text:span text:style-name="Source_20_Text"><text:span text:style-name="T813"/></text:span></text:p>
      <text:p text:style-name="P233"><text:span text:style-name="Source_20_Text"><text:span text:style-name="T813">Example </text:span></text:span><text:span text:style-name="Source_20_Text"><text:span text:style-name="T814">7</text:span></text:span><text:span text:style-name="Source_20_Text"><text:span text:style-name="T815">9</text:span></text:span><text:span text:style-name="Source_20_Text"><text:span text:style-name="T816">:</text:span></text:span></text:p>
      <text:p text:style-name="P163"><text:span text:style-name="Source_20_Text"><text:span text:style-name="T11">&lt;?php</text:span></text:span></text:p>
      <text:p text:style-name="P164"><text:span text:style-name="Source_20_Text"><text:span text:style-name="T11">$</text:span></text:span><text:span text:style-name="Source_20_Text"><text:span text:style-name="T13">arr</text:span></text:span><text:span text:style-name="Source_20_Text"><text:span text:style-name="T11"> = array('first' =&gt; </text:span></text:span><text:span text:style-name="Source_20_Text"><text:span text:style-name="T872">null</text:span></text:span><text:span text:style-name="Source_20_Text"><text:span text:style-name="T11">, 'second' =&gt; 4);</text:span></text:span></text:p>
      <text:p text:style-name="P173"><text:span text:style-name="Source_20_Text"><text:span text:style-name="T11">isset($</text:span></text:span><text:span text:style-name="Source_20_Text"><text:span text:style-name="T13">arr</text:span></text:span><text:span text:style-name="Source_20_Text"><text:span text:style-name="T11">['first']);<text:tab/><text:tab/><text:tab/><text:tab/><text:tab/></text:span></text:span><text:span text:style-name="Source_20_Text"><text:span text:style-name="T1023">// </text:span></text:span><text:span text:style-name="Source_20_Text"><text:span text:style-name="T1024">false</text:span></text:span></text:p>
      <text:p text:style-name="P163"><text:span text:style-name="Source_20_Text"><text:span text:style-name="T11">array_key_exists('first', $search_array);<text:tab/><text:tab/></text:span></text:span><text:span text:style-name="Source_20_Text"><text:span text:style-name="T1024">// true</text:span></text:span></text:p>
      <text:p text:style-name="P162"><text:span text:style-name="Source_20_Text"><text:span text:style-name="T11">?&gt;</text:span></text:span></text:p>
      <text:p text:style-name="P581"><text:span text:style-name="T975">Note: </text:span><text:span text:style-name="Source_20_Text"><text:span text:style-name="T24">isset()</text:span></text:span><text:span text:style-name="T974"> does not return </text:span><text:span text:style-name="Strong_20_Emphasis"><text:span text:style-name="Source_20_Text"><text:span text:style-name="T24">true</text:span></text:span></text:span><text:span text:style-name="T974"> for array keys that correspond to a </text:span><text:span text:style-name="Strong_20_Emphasis"><text:span text:style-name="Source_20_Text"><text:span text:style-name="T24">null</text:span></text:span></text:span><text:span text:style-name="T974"> value, while  </text:span><text:span text:style-name="Source_20_Text"><text:span text:style-name="T24">array_key_exists()</text:span></text:span><text:span text:style-name="T24"> </text:span><text:span text:style-name="T974"> does.</text:span></text:p>
      <text:p text:style-name="P153"/>
      <text:p text:style-name="P582"><text:span text:style-name="Strong_20_Emphasis"><text:span text:style-name="T1129">Note</text:span></text:span><text:span text:style-name="T1129">: For backward compatibility reasons, </text:span><text:span text:style-name="Strong_20_Emphasis"><text:span text:style-name="T1130">array_key_exists()</text:span></text:span><text:span text:style-name="T1129"> will also return </text:span><text:span text:style-name="Source_20_Text"><text:span text:style-name="T1130">tr</text:span></text:span><text:span text:style-name="Strong_20_Emphasis"><text:span text:style-name="Source_20_Text"><text:span text:style-name="T1130">ue</text:span></text:span></text:span><text:span text:style-name="T1129"> if </text:span><text:span text:style-name="Source_20_Text"><text:span text:style-name="T1129">key</text:span></text:span><text:span text:style-name="T1129"> is a property defined within an object given as </text:span><text:span text:style-name="Source_20_Text"><text:span text:style-name="T1130">array</text:span></text:span><text:span text:style-name="T1129">. This behaviour is deprecated as of PHP 7.4.0, and removed as of PHP 8.0.0.</text:span></text:p>
      <text:p text:style-name="P702">To check whether a property exists in an object, property_exists() should be used.</text:p>
      <text:p text:style-name="P141"/>
      <text:p text:style-name="P77"><text:span text:style-name="Strong_20_Emphasis"/></text:p>
      <text:p text:style-name="P77"><text:span text:style-name="Strong_20_Emphasis">array_search() </text:span>— Searches the array for a given value and returns the first corresponding key if successful</text:p>
      <text:p text:style-name="P165"><text:span text:style-name="Strong_20_Emphasis"><text:span text:style-name="T656">array_search</text:span></text:span><text:span text:style-name="T630">(</text:span><text:span text:style-name="Source_20_Text"><text:span text:style-name="T652">mixed</text:span></text:span><text:span text:style-name="T632"> </text:span><text:span text:style-name="Source_20_Text"><text:span text:style-name="T652">$needle</text:span></text:span><text:span text:style-name="T630">, </text:span><text:span text:style-name="T692">array</text:span><text:span text:style-name="T630"> </text:span><text:span text:style-name="Source_20_Text"><text:span text:style-name="T652">$haystack</text:span></text:span><text:span text:style-name="T630">, </text:span><text:span text:style-name="T692">bool</text:span><text:span text:style-name="T630"> </text:span><text:span text:style-name="Source_20_Text"><text:span text:style-name="T652">$strict</text:span></text:span><text:span text:style-name="T932"> = </text:span><text:span text:style-name="T933">false</text:span><text:span text:style-name="T630">): </text:span><text:span text:style-name="T692">int|string|false</text:span></text:p>
      <text:p text:style-name="P141"><text:span text:style-name="T968">If the third parameter </text:span><text:span text:style-name="Strong_20_Emphasis"><text:span text:style-name="T25">strict</text:span></text:span><text:span text:style-name="T968"> is set to </text:span><text:span text:style-name="Strong_20_Emphasis"><text:span text:style-name="T25">true</text:span></text:span><text:span text:style-name="T968"> then the </text:span><text:span text:style-name="Strong_20_Emphasis"><text:span text:style-name="T25">array_search()</text:span></text:span><text:span text:style-name="T968"> function will search for </text:span><text:span text:style-name="Strong_20_Emphasis"><text:span text:style-name="T25">identical </text:span></text:span><text:span text:style-name="T968">elements in the </text:span><text:span text:style-name="Strong_20_Emphasis"><text:span text:style-name="T25">haystack</text:span></text:span><text:span text:style-name="T968">.</text:span></text:p>
      <text:p text:style-name="P517"><text:span text:style-name="Strong_20_Emphasis"><text:span text:style-name="T294">Warning </text:span></text:span><text:span text:style-name="Strong_20_Emphasis"><text:span text:style-name="T264"><text:s/></text:span></text:span><text:span text:style-name="T264">This function may return Boolean </text:span><text:span text:style-name="Strong_20_Emphasis"><text:span text:style-name="T209">false</text:span></text:span><text:span text:style-name="T264">, but may also return a non-Boolean value </text:span><text:span text:style-name="Strong_20_Emphasis"><text:span text:style-name="T222">‘0’</text:span></text:span><text:span text:style-name="T264"> which evaluates to </text:span><text:span text:style-name="Strong_20_Emphasis"><text:span text:style-name="Source_20_Text"><text:span text:style-name="T264">false</text:span></text:span></text:span><text:span text:style-name="T264">. <text:s/>Use </text:span><text:a xlink:type="simple" xlink:href="https://www.php.net/manual/en/language.operators.comparison.php" text:style-name="Internet_20_link" text:visited-style-name="Visited_20_Internet_20_Link"><text:span text:style-name="Strong_20_Emphasis"><text:span text:style-name="T209">the === operator</text:span></text:span></text:a><text:span text:style-name="T264"> for testing the return value of this function.</text:span></text:p>
      <text:p text:style-name="P233"><text:span text:style-name="Source_20_Text"><text:span text:style-name="T813"/></text:span></text:p>
      <text:p text:style-name="P233"><text:span text:style-name="Source_20_Text"><text:span text:style-name="T813">Example </text:span></text:span><text:span text:style-name="Source_20_Text"><text:span text:style-name="T817">80</text:span></text:span><text:span text:style-name="Source_20_Text"><text:span text:style-name="T816">:</text:span></text:span></text:p>
      <text:p text:style-name="P154"><text:span text:style-name="Source_20_Text"><text:span text:style-name="T11">&lt;?php<text:line-break/>$array = array(0 =&gt; 'blue', 1 =&gt; 'red', 2 =&gt; 'green', 3 =&gt; 'red');<text:line-break/><text:line-break/>$key = array_search('green', $array); <text:tab/></text:span></text:span><text:span text:style-name="Source_20_Text"><text:span text:style-name="T1032">// $key = 2;</text:span></text:span><text:span text:style-name="Source_20_Text"><text:span text:style-name="T11"><text:line-break/>$key = array_search('red', $array);   <text:tab/></text:span></text:span><text:span text:style-name="Source_20_Text"><text:span text:style-name="T1032">// $key = 1;</text:span></text:span><text:span text:style-name="Source_20_Text"><text:span text:style-name="T11"><text:line-break/>?&gt;</text:span></text:span></text:p>
      <text:p text:style-name="P174"><text:span text:style-name="Strong_20_Emphasis"><text:span text:style-name="T968">in_array()</text:span></text:span><text:span text:style-name="Source_20_Text"><text:span text:style-name="T895"> </text:span></text:span><text:span text:style-name="Source_20_Text"><text:span text:style-name="T968">— Checks if a value exists in an array</text:span></text:span></text:p>
      <text:p text:style-name="P516"><text:span text:style-name="Source_20_Text"><text:span text:style-name="Strong_20_Emphasis"><text:span text:style-name="T109">in_array</text:span></text:span></text:span><text:span text:style-name="Source_20_Text"><text:span text:style-name="T80">(</text:span></text:span><text:span text:style-name="Source_20_Text"><text:span text:style-name="T109">mixed</text:span></text:span><text:span text:style-name="Source_20_Text"><text:span text:style-name="T80"> </text:span></text:span><text:span text:style-name="Source_20_Text"><text:span text:style-name="T109">$needle</text:span></text:span><text:span text:style-name="Source_20_Text"><text:span text:style-name="T80">, </text:span></text:span><text:span text:style-name="Source_20_Text"><text:span text:style-name="T164">array</text:span></text:span><text:span text:style-name="Source_20_Text"><text:span text:style-name="T80"> </text:span></text:span><text:span text:style-name="Source_20_Text"><text:span text:style-name="T109">$haystack</text:span></text:span><text:span text:style-name="Source_20_Text"><text:span text:style-name="T80">, </text:span></text:span><text:span text:style-name="Source_20_Text"><text:span text:style-name="T164">bool</text:span></text:span><text:span text:style-name="Source_20_Text"><text:span text:style-name="T80"> </text:span></text:span><text:span text:style-name="Source_20_Text"><text:span text:style-name="T109">$strict</text:span></text:span><text:span text:style-name="Source_20_Text"><text:span text:style-name="T468"> = </text:span></text:span><text:span text:style-name="Strong_20_Emphasis"><text:span text:style-name="Source_20_Text"><text:span text:style-name="T468">false</text:span></text:span></text:span><text:span text:style-name="Source_20_Text"><text:span text:style-name="T80">): </text:span></text:span><text:span text:style-name="Source_20_Text"><text:span text:style-name="T164">bool</text:span></text:span></text:p>
      <text:p text:style-name="P516"><text:span text:style-name="Source_20_Text"><text:span text:style-name="T264">If the third parameter </text:span></text:span><text:span text:style-name="Source_20_Text"><text:span text:style-name="T222">strict</text:span></text:span><text:span text:style-name="Source_20_Text"><text:span text:style-name="T264"> is set to </text:span></text:span><text:span text:style-name="Source_20_Text"><text:span text:style-name="T222">true</text:span></text:span><text:span text:style-name="Source_20_Text"><text:span text:style-name="T264"> then the </text:span></text:span><text:span text:style-name="Source_20_Text"><text:span text:style-name="T222">in_array() </text:span></text:span><text:span text:style-name="Source_20_Text"><text:span text:style-name="T264">function will also check the types of the </text:span></text:span><text:span text:style-name="Source_20_Text"><text:span text:style-name="T222">needle</text:span></text:span><text:span text:style-name="Source_20_Text"><text:span text:style-name="T264"> in the </text:span></text:span><text:span text:style-name="Source_20_Text"><text:span text:style-name="T222">haystack</text:span></text:span><text:span text:style-name="Source_20_Text"><text:span text:style-name="T264">.</text:span></text:span></text:p>
      <text:h text:style-name="P539" text:outline-level="1"><text:soft-page-break/><text:span text:style-name="T332">array_unique</text:span><text:span text:style-name="T333">()</text:span><text:span text:style-name="T331"> - </text:span><text:span text:style-name="T330">Takes an input </text:span><text:span text:style-name="Source_20_Text"><text:span text:style-name="T330">array</text:span></text:span><text:span text:style-name="T330"> and returns a new array without duplicate values.</text:span></text:h>
      <text:p text:style-name="P261"><text:span text:style-name="Strong_20_Emphasis"><text:span text:style-name="T659">array_unique</text:span></text:span><text:span text:style-name="T633">(</text:span><text:span text:style-name="T694">array</text:span><text:span text:style-name="T633"> </text:span><text:span text:style-name="Source_20_Text"><text:span text:style-name="T663">$array</text:span></text:span><text:span text:style-name="T633">, </text:span><text:span text:style-name="T694">int</text:span><text:span text:style-name="T633"> </text:span><text:span text:style-name="Source_20_Text"><text:span text:style-name="T663">$flags</text:span></text:span><text:span text:style-name="T934"> = </text:span><text:span text:style-name="Source_20_Text"><text:span text:style-name="T936">SORT_STRING</text:span></text:span><text:span text:style-name="T633">): </text:span><text:span text:style-name="T694">array</text:span></text:p>
      <text:p text:style-name="P220"/>
      <text:p text:style-name="P232"><text:span text:style-name="Source_20_Text"><text:span text:style-name="T813">Example </text:span></text:span><text:span text:style-name="Source_20_Text"><text:span text:style-name="T815">81</text:span></text:span><text:span text:style-name="Source_20_Text"><text:span text:style-name="T718"> </text:span></text:span><text:span text:style-name="Source_20_Text"><text:span text:style-name="T719">(Note the array marked in red and the last two elements marked in green):</text:span></text:span></text:p>
      <text:p text:style-name="P260"><text:span text:style-name="Source_20_Text"><text:span text:style-name="T33">&lt;?php </text:span></text:span></text:p>
      <text:p text:style-name="P260"><text:span text:style-name="Source_20_Text"><text:span text:style-name="T52">$</text:span></text:span><text:span text:style-name="Source_20_Text"><text:span text:style-name="T53">arr</text:span></text:span><text:span text:style-name="Source_20_Text"><text:span text:style-name="T52"> = array("a" =&gt; "green", "red", "b" =&gt; "green", "blue", "red", </text:span></text:span><text:span text:style-name="Source_20_Text"><text:span text:style-name="T875">8=&gt;</text:span></text:span><text:span text:style-name="Source_20_Text"><text:span text:style-name="T877">[2]</text:span></text:span><text:span text:style-name="Source_20_Text"><text:span text:style-name="T875">, 6=&gt;</text:span></text:span><text:span text:style-name="Source_20_Text"><text:span text:style-name="T876">[1], </text:span></text:span><text:span text:style-name="Source_20_Text"><text:span text:style-name="T1063">10 =&gt; 1, 11 =&gt; '1'</text:span></text:span><text:span text:style-name="Source_20_Text"><text:span text:style-name="T52">);</text:span></text:span></text:p>
      <text:p text:style-name="P260"><text:span text:style-name="Source_20_Text"><text:span text:style-name="T33">$result = array_unique($input);</text:span></text:span></text:p>
      <text:p text:style-name="P260"><text:span text:style-name="Source_20_Text"><text:span text:style-name="T33">print_r($result);</text:span></text:span></text:p>
      <text:p text:style-name="P262"><text:span text:style-name="Source_20_Text"><text:span text:style-name="T33">?&gt;</text:span></text:span></text:p>
      <text:p text:style-name="P263"><text:span text:style-name="Source_20_Text"><text:span text:style-name="T874">W</text:span></text:span><text:span text:style-name="Source_20_Text"><text:span text:style-name="T873">arning Array to string conversion</text:span></text:span></text:p>
      <text:p text:style-name="P547"><text:span text:style-name="Source_20_Text"><text:span text:style-name="T534">Array ( [a] =&gt; green [0] =&gt; red [1] =&gt; blue </text:span></text:span><text:span text:style-name="Source_20_Text"><text:span text:style-name="T490">[8] =&gt; Array ([0] =&gt; 2</text:span></text:span><text:span text:style-name="Source_20_Text"><text:span text:style-name="T534"> </text:span></text:span><text:span text:style-name="Source_20_Text"><text:span text:style-name="T490">)</text:span></text:span><text:span text:style-name="Source_20_Text"><text:span text:style-name="T534"> </text:span></text:span><text:span text:style-name="Source_20_Text"><text:span text:style-name="T572">[10] =&gt; 1</text:span></text:span><text:span text:style-name="Source_20_Text"><text:span text:style-name="T534">)</text:span></text:span></text:p>
      <text:p text:style-name="P547"><text:span text:style-name="Source_20_Text"><text:span text:style-name="T534"/></text:span></text:p>
      <text:p text:style-name="P547"><text:span text:style-name="Source_20_Text"><text:span text:style-name="T534"/></text:span></text:p>
      <text:p text:style-name="P547"><text:span text:style-name="Source_20_Text"><text:span text:style-name="T534"/></text:span></text:p>
      <text:p text:style-name="P264"><text:span text:style-name="Source_20_Text"><text:span text:style-name="T951">Note: </text:span></text:span><text:span text:style-name="Source_20_Text"><text:span text:style-name="T954">Two elements are considered equal if and only if </text:span></text:span><text:span text:style-name="Source_20_Text"><text:span text:style-name="T26">(string) $elem1 === (string) $elem2</text:span></text:span><text:span text:style-name="Source_20_Text"><text:span text:style-name="T954"> . </text:span></text:span></text:p>
      <text:p text:style-name="P264"><text:span text:style-name="Source_20_Text"><text:span text:style-name="T955">W</text:span></text:span><text:span text:style-name="Source_20_Text"><text:span text:style-name="T954">hen SORT_STRING </text:span></text:span><text:span text:style-name="Source_20_Text"><text:span text:style-name="T956">is selected.</text:span></text:span></text:p>
      <text:p text:style-name="P260"><text:span text:style-name="Source_20_Text"><text:span text:style-name="T931"/></text:span></text:p>
      <text:p text:style-name="P260"><text:span text:style-name="Strong_20_Emphasis"><text:span text:style-name="T950">SORT_REGULAR</text:span></text:span><text:span text:style-name="Source_20_Text"><text:span text:style-name="T952">  <text:tab/><text:tab/>compare items normally (don't change types, </text:span></text:span><text:span text:style-name="Source_20_Text"><text:span text:style-name="T953">(array and objects accepted)</text:span></text:span><text:span text:style-name="Source_20_Text"><text:span text:style-name="T952">)</text:span></text:span></text:p>
      <text:list xml:id="list4090520632" text:style-name="L13">
        <text:list-header>
          <text:p text:style-name="P731"><text:span text:style-name="Source_20_Text"><text:span text:style-name="T473">SORT_NUMERIC</text:span></text:span><text:span text:style-name="T474">  <text:tab/><text:tab/>compare items numerically </text:span><text:span text:style-name="T475">(nested array = 1 </text:span><text:span text:style-name="T476">or 0</text:span><text:span text:style-name="T475">)</text:span></text:p>
          <text:p text:style-name="P731"><text:span text:style-name="Source_20_Text"><text:span text:style-name="T473">SORT_STRING</text:span></text:span><text:span text:style-name="T474">  <text:tab/><text:tab/>compare items as strings</text:span></text:p>
          <text:p text:style-name="P732"><text:span text:style-name="Source_20_Text"><text:span text:style-name="T473">SORT_LOCALE_STRING</text:span></text:span><text:span text:style-name="T474">  <text:tab/>compare items as strings, based on the current locale.</text:span></text:p>
        </text:list-header>
      </text:list>
      <text:p text:style-name="P371"/>
      <text:p text:style-name="P233"><text:span text:style-name="Source_20_Text"><text:span text:style-name="T843">Example </text:span></text:span><text:span text:style-name="Source_20_Text"><text:span text:style-name="T817">82</text:span></text:span><text:span text:style-name="Source_20_Text"><text:span text:style-name="T847">:</text:span></text:span></text:p>
      <text:p text:style-name="P265"><text:span text:style-name="Source_20_Text"><text:span text:style-name="T33">&lt;?php </text:span></text:span></text:p>
      <text:p text:style-name="P265"><text:span text:style-name="Source_20_Text"><text:span text:style-name="T33">$input = array("a" =&gt; "green", "red", "b" =&gt; "green", "blue", "red", 6=&gt;new stdClass());</text:span></text:span></text:p>
      <text:p text:style-name="P265"><text:span text:style-name="Source_20_Text"><text:span text:style-name="T33">$result = array_unique($input, SORT_REGULAR);</text:span></text:span></text:p>
      <text:p text:style-name="P265"><text:span text:style-name="Source_20_Text"><text:span text:style-name="T33">print_r($result);</text:span></text:span></text:p>
      <text:p text:style-name="P265"><text:span text:style-name="Source_20_Text"><text:span text:style-name="T33">?&gt;</text:span></text:span></text:p>
      <text:p text:style-name="P266"><text:span text:style-name="Source_20_Text"><text:span text:style-name="T902">Array ( [a] =&gt; green [0] =&gt; red [1] =&gt; blue [6] =&gt; stdClass Object ( ) )</text:span></text:span></text:p>
      <text:p text:style-name="P266"><text:span text:style-name="Source_20_Text"><text:span text:style-name="T902"/></text:span></text:p>
      <text:p text:style-name="P266"><text:span text:style-name="Source_20_Text"><text:span text:style-name="T902"/></text:span></text:p>
      <text:p text:style-name="P266"><text:span text:style-name="Source_20_Text"><text:span text:style-name="T33">&lt;?php </text:span></text:span></text:p>
      <text:p text:style-name="P266"><text:span text:style-name="Source_20_Text"><text:span text:style-name="T33">$input = array("a" =&gt; "green", "red", "b" =&gt; "green", "blue", "red", 8=&gt;1, 6=&gt;['7']);</text:span></text:span></text:p>
      <text:p text:style-name="P266"><text:span text:style-name="Source_20_Text"><text:span text:style-name="T33">$result = array_unique($input, SORT_NUMERIC);</text:span></text:span></text:p>
      <text:p text:style-name="P266"><text:span text:style-name="Source_20_Text"><text:span text:style-name="T33">print_r($result);</text:span></text:span></text:p>
      <text:p text:style-name="P266"><text:span text:style-name="Source_20_Text"><text:span text:style-name="T33">?&gt;</text:span></text:span></text:p>
      <text:p text:style-name="P260"><text:span text:style-name="Source_20_Text"><text:span text:style-name="T902">Array ( [a] =&gt; green [8] =&gt; 1 )</text:span></text:span></text:p>
      <text:p text:style-name="P260"><text:span text:style-name="Source_20_Text"><text:span text:style-name="T3"/></text:span></text:p>
      <text:h text:style-name="P277" text:outline-level="1"/>
      <text:p text:style-name="P112"/>
      <text:p text:style-name="P112"/>
      <text:p text:style-name="P114"><text:soft-page-break/><text:span text:style-name="T714">count</text:span><text:span text:style-name="T715">()</text:span><text:span text:style-name="T714"> </text:span><text:span text:style-name="T1038">— Count all elements in an array, or something in <text:s/>an object</text:span></text:p>
      <text:p text:style-name="P540"><text:span text:style-name="Strong_20_Emphasis"><text:span text:style-name="T119">count</text:span></text:span><text:span text:style-name="T85">(</text:span><text:span text:style-name="Source_20_Text"><text:span text:style-name="T119">Countable</text:span></text:span><text:span text:style-name="T169">|array</text:span><text:span text:style-name="T85"> </text:span><text:span text:style-name="Source_20_Text"><text:span text:style-name="T119">$value</text:span></text:span><text:span text:style-name="T85">, </text:span><text:span text:style-name="T169">int</text:span><text:span text:style-name="T85"> </text:span><text:span text:style-name="Source_20_Text"><text:span text:style-name="T119">$mode</text:span></text:span><text:span text:style-name="T463"> = </text:span><text:span text:style-name="Strong_20_Emphasis"><text:span text:style-name="Source_20_Text"><text:span text:style-name="T464">COUNT_NORMAL</text:span></text:span></text:span><text:span text:style-name="T85">): </text:span><text:span text:style-name="T169">int</text:span></text:p>
      <text:p text:style-name="P660"><text:span text:style-name="T334">For objects, if you have</text:span><text:span text:style-name="Source_20_Text"><text:span text:style-name="T334"> </text:span></text:span><text:span text:style-name="Source_20_Text"><text:span text:style-name="T254">SPL</text:span></text:span><text:span text:style-name="T335"> </text:span><text:span text:style-name="T334">installed </text:span><text:span text:style-name="T335">(Standard PHP Library)</text:span><text:span text:style-name="T334">, you can hook into </text:span><text:span text:style-name="Source_20_Text"><text:span text:style-name="T254">count()</text:span></text:span><text:span text:style-name="T334"> by implementing interface </text:span><text:span text:style-name="Source_20_Text"><text:span text:style-name="T254">Countable</text:span></text:span><text:span text:style-name="Source_20_Text"><text:span text:style-name="T337">.</text:span></text:span><text:span text:style-name="T334"> The interface has exactly one method, </text:span><text:span text:style-name="Source_20_Text"><text:span text:style-name="T254">Countable::count()</text:span></text:span><text:span text:style-name="T334">, which returns the return value for the </text:span><text:span text:style-name="Source_20_Text"><text:span text:style-name="T254">count()</text:span></text:span><text:span text:style-name="T334"> function.</text:span></text:p>
      <text:p text:style-name="P541"><text:span text:style-name="T334">If the optional </text:span><text:span text:style-name="Source_20_Text"><text:span text:style-name="T336">mode</text:span></text:span><text:span text:style-name="T334"> parameter is set to </text:span><text:span text:style-name="Strong_20_Emphasis"><text:span text:style-name="Source_20_Text"><text:span text:style-name="T336">COUNT_RECURSIVE</text:span></text:span></text:span><text:span text:style-name="T334"> (or 1), </text:span><text:span text:style-name="Strong_20_Emphasis"><text:span text:style-name="T336">count()</text:span></text:span><text:span text:style-name="T334"> will recursively count the array.</text:span></text:p>
      <text:p text:style-name="P234"><text:span text:style-name="Source_20_Text"><text:span text:style-name="T813"/></text:span></text:p>
      <text:p text:style-name="P234"><text:span text:style-name="Source_20_Text"><text:span text:style-name="T813">Example </text:span></text:span><text:span text:style-name="Source_20_Text"><text:span text:style-name="T817">8</text:span></text:span><text:span text:style-name="Source_20_Text"><text:span text:style-name="T818">3</text:span></text:span><text:span text:style-name="Source_20_Text"><text:span text:style-name="T816">:</text:span></text:span></text:p>
      <text:p text:style-name="P661"><text:span text:style-name="Source_20_Text"><text:span text:style-name="T232">&lt;?php</text:span></text:span></text:p>
      <text:p text:style-name="P661"><text:span text:style-name="Source_20_Text"><text:span text:style-name="T232">$b[0] <text:s/>= 7;</text:span></text:span></text:p>
      <text:p text:style-name="P662"><text:span text:style-name="Source_20_Text"><text:span text:style-name="T232">$b[5] <text:s/>= 9;</text:span></text:span></text:p>
      <text:p text:style-name="P662"><text:span text:style-name="Source_20_Text"><text:span text:style-name="T232">$b[10] = 11;</text:span></text:span></text:p>
      <text:p text:style-name="P662"><text:span text:style-name="Source_20_Text"><text:span text:style-name="T232"/></text:span></text:p>
      <text:p text:style-name="P542"><text:span text:style-name="Source_20_Text"><text:span text:style-name="T232">var_dump(count($b));<text:tab/><text:tab/></text:span></text:span><text:span text:style-name="Source_20_Text"><text:span text:style-name="T524">// int(3)</text:span></text:span></text:p>
      <text:p text:style-name="P542"><text:span text:style-name="Source_20_Text"><text:span text:style-name="T232">var_dump(count(null));<text:tab/><text:tab/></text:span></text:span><text:span text:style-name="Source_20_Text"><text:span text:style-name="T524">// int(0)</text:span></text:span></text:p>
      <text:p text:style-name="P542"><text:span text:style-name="Source_20_Text"><text:span text:style-name="T232">var_dump(count(false));<text:tab/><text:tab/></text:span></text:span><text:span text:style-name="Source_20_Text"><text:span text:style-name="T524">// int(1)</text:span></text:span></text:p>
      <text:p text:style-name="P661"><text:span text:style-name="Source_20_Text"><text:span text:style-name="T232">?&gt;</text:span></text:span></text:p>
      <text:p text:style-name="P661"><text:span text:style-name="Source_20_Text"><text:span text:style-name="T232"/></text:span></text:p>
      <text:p text:style-name="P524"><text:span text:style-name="Source_20_Text"><text:span text:style-name="T605">Warning</text:span></text:span><text:span text:style-name="Source_20_Text"><text:span text:style-name="T608">: In PHP8 <text:s/>count() will now throw </text:span></text:span><text:span text:style-name="Source_20_Text"><text:span text:style-name="T605">TypeError</text:span></text:span><text:span text:style-name="Source_20_Text"><text:span text:style-name="T608"> if an invalid <text:s/>type i</text:span></text:span><text:span text:style-name="Source_20_Text"><text:span text:style-name="T601">s p</text:span></text:span><text:span text:style-name="Source_20_Text"><text:span text:style-name="T608">assed </text:span></text:span><text:span text:style-name="Source_20_Text"><text:span text:style-name="T609">(</text:span></text:span><text:span text:style-name="Source_20_Text"><text:span text:style-name="T610">as </text:span></text:span><text:span text:style-name="Source_20_Text"><text:span text:style-name="T606">null </text:span></text:span><text:span text:style-name="Source_20_Text"><text:span text:style-name="T610">or </text:span></text:span><text:span text:style-name="Source_20_Text"><text:span text:style-name="T606">false</text:span></text:span><text:span text:style-name="Source_20_Text"><text:span text:style-name="T607">)</text:span></text:span><text:span text:style-name="Source_20_Text"><text:span text:style-name="T608"> .</text:span></text:span></text:p>
      <text:p text:style-name="P234"><text:span text:style-name="Source_20_Text"><text:span text:style-name="T813"/></text:span></text:p>
      <text:p text:style-name="P234"><text:span text:style-name="Source_20_Text"><text:span text:style-name="T813">Example </text:span></text:span><text:span text:style-name="Source_20_Text"><text:span text:style-name="T817">8</text:span></text:span><text:span text:style-name="Source_20_Text"><text:span text:style-name="T818">4</text:span></text:span><text:span text:style-name="Source_20_Text"><text:span text:style-name="T816">:</text:span></text:span></text:p>
      <text:p text:style-name="P273"><text:span text:style-name="Source_20_Text"><text:span text:style-name="T34">&lt;?php<text:line-break/>$food = array('fruits' =&gt; array('orange', 'banana', 'apple'),<text:line-break/>              'veggie' =&gt; array('carrot', 'collard', 'pea'));<text:line-break/><text:line-break/></text:span></text:span><text:span text:style-name="Source_20_Text"><text:span text:style-name="T1034">// recursive count</text:span></text:span><text:span text:style-name="Source_20_Text"><text:span text:style-name="T34"><text:line-break/>echo count($food, </text:span></text:span><text:span text:style-name="Source_20_Text"><text:span text:style-name="T941">COUNT_RECURSIVE</text:span></text:span><text:span text:style-name="Source_20_Text"><text:span text:style-name="T34">); <text:tab/></text:span></text:span><text:span text:style-name="Source_20_Text"><text:span text:style-name="T903">// output 8</text:span></text:span><text:span text:style-name="Source_20_Text"><text:span text:style-name="T34"><text:line-break/><text:line-break/></text:span></text:span><text:span text:style-name="Source_20_Text"><text:span text:style-name="T1034">// normal count</text:span></text:span><text:span text:style-name="Source_20_Text"><text:span text:style-name="T34"><text:line-break/>echo count($food); <text:tab/><text:tab/><text:tab/> <text:tab/></text:span></text:span><text:span text:style-name="Source_20_Text"><text:span text:style-name="T903">// output 2</text:span></text:span></text:p>
      <text:p text:style-name="P273"><text:span text:style-name="Source_20_Text"><text:span text:style-name="T34">?&gt;</text:span></text:span></text:p>
      <text:p text:style-name="P274"/>
      <text:p text:style-name="P555"><text:soft-page-break/><text:span text:style-name="Source_20_Text"><text:span text:style-name="T352">Array Distruction</text:span></text:span></text:p>
      <text:p text:style-name="P554"><text:span text:style-name="Source_20_Text"><text:span text:style-name="T441">Example </text:span></text:span><text:span text:style-name="Source_20_Text"><text:span text:style-name="T439">8</text:span></text:span><text:span text:style-name="Source_20_Text"><text:span text:style-name="T440">5</text:span></text:span><text:span text:style-name="Source_20_Text"><text:span text:style-name="T437">:</text:span></text:span></text:p>
      <text:p text:style-name="P259"><text:span text:style-name="Source_20_Text"><text:span text:style-name="T34">&lt;?php </text:span></text:span></text:p>
      <text:p text:style-name="P411"><text:span text:style-name="Source_20_Text"><text:span text:style-name="T248">header('Content-Type: application/json');</text:span></text:span></text:p>
      <text:p text:style-name="P583"><text:span text:style-name="Source_20_Text"><text:span text:style-name="T232"/></text:span></text:p>
      <text:p text:style-name="P411"><text:span text:style-name="Source_20_Text"><text:span text:style-name="T248">$german = ['eins', 'zvie', 'drie'];</text:span></text:span></text:p>
      <text:p text:style-name="P411"><text:span text:style-name="Source_20_Text"><text:span text:style-name="T248">$italian = ['uno', 'due', 'tre'];</text:span></text:span></text:p>
      <text:p text:style-name="P583"><text:span text:style-name="Source_20_Text"><text:span text:style-name="T232"/></text:span></text:p>
      <text:p text:style-name="P612"><text:span text:style-name="Source_20_Text"><text:span text:style-name="T501">method1:</text:span></text:span></text:p>
      <text:p text:style-name="P411"><text:span text:style-name="Source_20_Text"><text:span text:style-name="T248">$numbers = ['one', 'two', 'three', ...$german, ...$italian];</text:span></text:span></text:p>
      <text:p text:style-name="P583"><text:span text:style-name="Source_20_Text"><text:span text:style-name="T232"/></text:span></text:p>
      <text:p text:style-name="P443"><text:span text:style-name="Source_20_Text"><text:span text:style-name="T248">var_export($numbers);</text:span></text:span></text:p>
      <text:p text:style-name="P472"><text:span text:style-name="Source_20_Text"><text:span text:style-name="T248"><text:line-break/></text:span></text:span><text:span text:style-name="Source_20_Text"><text:span text:style-name="T502">method</text:span></text:span><text:span text:style-name="Source_20_Text"><text:span text:style-name="T503">2</text:span></text:span><text:span text:style-name="Source_20_Text"><text:span text:style-name="T502">:</text:span></text:span></text:p>
      <text:p text:style-name="P583"><text:span text:style-name="Source_20_Text"><text:span text:style-name="T232">[, , , $one</text:span></text:span><text:span text:style-name="Source_20_Text"><text:span text:style-name="T239">DE</text:span></text:span><text:span text:style-name="Source_20_Text"><text:span text:style-name="T232">] = $numbers;</text:span></text:span></text:p>
      <text:p text:style-name="P411"><text:span text:style-name="Source_20_Text"><text:span text:style-name="T248">echo $one</text:span></text:span><text:span text:style-name="Source_20_Text"><text:span text:style-name="T251">DE</text:span></text:span><text:span text:style-name="Source_20_Text"><text:span text:style-name="T248">;</text:span></text:span></text:p>
      <text:p text:style-name="P411"><text:span text:style-name="Source_20_Text"><text:span text:style-name="T248"/></text:span></text:p>
      <text:p text:style-name="P472"><text:span text:style-name="Source_20_Text"><text:span text:style-name="T502">method3:</text:span></text:span></text:p>
      <text:p text:style-name="P473"><text:span text:style-name="Source_20_Text"><text:span text:style-name="T248">list(, , , , , , $one</text:span></text:span><text:span text:style-name="Source_20_Text"><text:span text:style-name="T251">IT</text:span></text:span><text:span text:style-name="Source_20_Text"><text:span text:style-name="T248">) = $numbers;</text:span></text:span></text:p>
      <text:p text:style-name="P411"><text:span text:style-name="Source_20_Text"><text:span text:style-name="T248">echo $one</text:span></text:span><text:span text:style-name="Source_20_Text"><text:span text:style-name="T252">IT</text:span></text:span><text:span text:style-name="Source_20_Text"><text:span text:style-name="T248">;</text:span></text:span></text:p>
      <text:p text:style-name="P411"><text:span text:style-name="Source_20_Text"><text:span text:style-name="T248">?&gt;</text:span></text:span></text:p>
      <text:p text:style-name="P459"><text:span text:style-name="Source_20_Text"><text:span text:style-name="T529">array (</text:span></text:span></text:p>
      <text:p text:style-name="P353"><text:span text:style-name="Source_20_Text"><text:span text:style-name="T906"><text:s text:c="2"/>0 =&gt; 'one',</text:span></text:span></text:p>
      <text:p text:style-name="P353"><text:span text:style-name="Source_20_Text"><text:span text:style-name="T906"><text:s text:c="2"/>1 =&gt; 'two',</text:span></text:span></text:p>
      <text:p text:style-name="P353"><text:span text:style-name="Source_20_Text"><text:span text:style-name="T906"><text:s text:c="2"/>2 =&gt; 'three',</text:span></text:span></text:p>
      <text:p text:style-name="P353"><text:span text:style-name="Source_20_Text"><text:span text:style-name="T906"><text:s text:c="2"/>3 =&gt; 'eins',</text:span></text:span></text:p>
      <text:p text:style-name="P353"><text:span text:style-name="Source_20_Text"><text:span text:style-name="T906"><text:s text:c="2"/>4 =&gt; 'zvie',</text:span></text:span></text:p>
      <text:p text:style-name="P353"><text:span text:style-name="Source_20_Text"><text:span text:style-name="T906"><text:s text:c="2"/>5 =&gt; 'drie',</text:span></text:span></text:p>
      <text:p text:style-name="P353"><text:span text:style-name="Source_20_Text"><text:span text:style-name="T906"><text:s text:c="2"/>6 =&gt; 'uno',</text:span></text:span></text:p>
      <text:p text:style-name="P353"><text:span text:style-name="Source_20_Text"><text:span text:style-name="T906"><text:s text:c="2"/>7 =&gt; 'due',</text:span></text:span></text:p>
      <text:p text:style-name="P353"><text:span text:style-name="Source_20_Text"><text:span text:style-name="T906"><text:s text:c="2"/>8 =&gt; 'tre',</text:span></text:span></text:p>
      <text:p text:style-name="P349"><text:span text:style-name="Source_20_Text"><text:span text:style-name="T903">)</text:span></text:span></text:p>
      <text:p text:style-name="P349"><text:span text:style-name="Source_20_Text"><text:span text:style-name="T903">eins</text:span></text:span></text:p>
      <text:p text:style-name="P349"><text:span text:style-name="Source_20_Text"><text:span text:style-name="T904">uno</text:span></text:span></text:p>
      <text:p text:style-name="P349"><text:span text:style-name="Source_20_Text"><text:span text:style-name="T904"/></text:span></text:p>
      <text:p text:style-name="P375"><text:span text:style-name="Source_20_Text"><text:span text:style-name="T770">Changing element in the loop</text:span></text:span></text:p>
      <text:p text:style-name="P380"><text:span text:style-name="Source_20_Text"><text:span text:style-name="T852">Example </text:span></text:span><text:span text:style-name="Source_20_Text"><text:span text:style-name="T853">8</text:span></text:span><text:span text:style-name="Source_20_Text"><text:span text:style-name="T855">6</text:span></text:span><text:span text:style-name="Source_20_Text"><text:span text:style-name="T854">:</text:span></text:span></text:p>
      <text:p text:style-name="P379"><text:span text:style-name="Source_20_Text"><text:span text:style-name="T63">&lt;?php</text:span></text:span></text:p>
      <text:p text:style-name="P374"><text:span text:style-name="Source_20_Text"><text:span text:style-name="T37">$colors = array('red', 'blue', 'green', 'yellow');</text:span></text:span></text:p>
      <text:p text:style-name="P378"><text:span text:style-name="Source_20_Text"><text:span text:style-name="T63">foreach ($colors as </text:span></text:span><text:span text:style-name="Source_20_Text"><text:span text:style-name="T1074">&amp;</text:span></text:span><text:span text:style-name="Source_20_Text"><text:span text:style-name="T63">$color) {</text:span></text:span></text:p>
      <text:p text:style-name="P376"><text:span text:style-name="Source_20_Text"><text:span text:style-name="T64"><text:s text:c="4"/>$color = strtoupper($color);</text:span></text:span></text:p>
      <text:p text:style-name="P376"><text:span text:style-name="Source_20_Text"><text:span text:style-name="T64">}</text:span></text:span></text:p>
      <text:p text:style-name="P377"><text:span text:style-name="Source_20_Text"><text:span text:style-name="T64">unset($color); </text:span></text:span><text:span text:style-name="Source_20_Text"><text:span text:style-name="T1073">/* ensure that following writes to $color will not modify the last <text:tab/><text:tab/><text:tab/> <text:s text:c="5"/>array element */</text:span></text:span></text:p>
      <text:p text:style-name="P376"><text:span text:style-name="Source_20_Text"><text:span text:style-name="T234"/></text:span></text:p>
      <text:p text:style-name="P376"><text:span text:style-name="Source_20_Text"><text:span text:style-name="T64">print_r($colors);</text:span></text:span></text:p>
      <text:p text:style-name="P383"><text:span text:style-name="Source_20_Text"><text:span text:style-name="T40">?&gt;<text:tab/><text:tab/> <text:s text:c="10"/></text:span></text:span><text:span text:style-name="Source_20_Text"><text:span text:style-name="T907">Array </text:span></text:span><text:span text:style-name="T918">( [0] =&gt; RED <text:s/>[1] =&gt; BLUE [2] =&gt; GREEN [3] =&gt; YELLOW )</text:span></text:p>
      <text:p text:style-name="P128"><text:soft-page-break/><text:span text:style-name="Source_20_Text"><text:span text:style-name="T1002">Assigning </text:span></text:span><text:span text:style-name="Source_20_Text"><text:span text:style-name="T1003">an index by</text:span></text:span><text:span text:style-name="Source_20_Text"><text:span text:style-name="T1002"> referance</text:span></text:span></text:p>
      <text:p text:style-name="P133"><text:span text:style-name="Source_20_Text"><text:span text:style-name="T1004"/></text:span></text:p>
      <text:p text:style-name="P382"><text:span text:style-name="Source_20_Text"><text:span text:style-name="T856">Example 8</text:span></text:span><text:span text:style-name="Source_20_Text"><text:span text:style-name="T857">7</text:span></text:span><text:span text:style-name="Source_20_Text"><text:span text:style-name="T856">:</text:span></text:span></text:p>
      <text:p text:style-name="P381"><text:span text:style-name="Source_20_Text"><text:span text:style-name="T856"/></text:span></text:p>
      <text:p text:style-name="P130"><text:span text:style-name="Source_20_Text"><text:span text:style-name="T42">&lt;?</text:span></text:span><text:span text:style-name="Source_20_Text"><text:span text:style-name="T43">php</text:span></text:span></text:p>
      <text:p text:style-name="P130"><text:span text:style-name="Source_20_Text"><text:span text:style-name="T42">$arr = ['a', 'b', 'c'];</text:span></text:span></text:p>
      <text:p text:style-name="P129"><text:span text:style-name="Source_20_Text"><text:span text:style-name="T42">$var = <text:s/></text:span></text:span><text:span text:style-name="Source_20_Text"><text:span text:style-name="T879">&amp;</text:span></text:span><text:span text:style-name="Source_20_Text"><text:span text:style-name="T42">$arr['d']; <text:s/><text:tab/></text:span></text:span><text:span text:style-name="Source_20_Text"><text:span text:style-name="T1141">// &lt;- </text:span></text:span><text:span text:style-name="Source_20_Text"><text:span text:style-name="T1142">this will create a new element in the array with </text:span></text:span></text:p>
      <text:p text:style-name="P134"><text:span text:style-name="Source_20_Text"><text:span text:style-name="T43"><text:tab/><text:tab/><text:tab/><text:tab/></text:span></text:span><text:span text:style-name="Source_20_Text"><text:span text:style-name="T1142">// <text:s text:c="3"/>index 'd' and value NULL. And passed by ref to $var.</text:span></text:span></text:p>
      <text:p text:style-name="P130"><text:span text:style-name="Source_20_Text"><text:span text:style-name="T42">var_export($arr); <text:tab/></text:span></text:span></text:p>
      <text:p text:style-name="P130"><text:span text:style-name="Source_20_Text"><text:span text:style-name="T42">$var = 'A';</text:span></text:span></text:p>
      <text:p text:style-name="P556"><text:span text:style-name="Source_20_Text"><text:span text:style-name="T234">var_export($arr);<text:tab/><text:tab/></text:span></text:span></text:p>
      <text:p text:style-name="P130"><text:span text:style-name="Source_20_Text"><text:span text:style-name="T42">?&gt;</text:span></text:span></text:p>
      <text:p text:style-name="P132"><text:span text:style-name="Source_20_Text"><text:span text:style-name="T910">array ( 0 =&gt; 'a', 1 =&gt; 'b', 2 =&gt; 'c', 'd' =&gt; NULL, )</text:span></text:span></text:p>
      <text:p text:style-name="P131"><text:span text:style-name="Source_20_Text"><text:span text:style-name="T911">a</text:span></text:span><text:span text:style-name="Source_20_Text"><text:span text:style-name="T910">rray ( 0 =&gt; 'a', 1 =&gt; 'b', 2 =&gt; 'c', 'd' =&gt; 'A', )</text:span></text:span></text:p>
      <text:p text:style-name="P131"><text:span text:style-name="Source_20_Text"><text:span text:style-name="T910"/></text:span></text:p>
      <text:p text:style-name="P135"><text:span text:style-name="Source_20_Text"><text:span text:style-name="T1081">Example 88:</text:span></text:span></text:p>
      <text:p text:style-name="P553"><text:span text:style-name="Source_20_Text"><text:span text:style-name="T218">&lt;?php</text:span></text:span></text:p>
      <text:p text:style-name="P553"><text:span text:style-name="Source_20_Text"><text:span text:style-name="T234">function </text:span></text:span><text:span text:style-name="Source_20_Text"><text:span text:style-name="T495">&amp;</text:span></text:span><text:span text:style-name="Source_20_Text"><text:span text:style-name="T234">test ($i) {</text:span></text:span></text:p>
      <text:p text:style-name="P444"><text:span text:style-name="Source_20_Text"><text:span text:style-name="T249"><text:tab/>static $arr = ['a'=&gt;1, 'b'=&gt;2, 'c'=&gt;3];</text:span></text:span></text:p>
      <text:p text:style-name="P444"><text:span text:style-name="Source_20_Text"><text:span text:style-name="T249"><text:tab/>var_export($arr);</text:span></text:span></text:p>
      <text:p text:style-name="P444"><text:span text:style-name="Source_20_Text"><text:span text:style-name="T249"><text:tab/>return $arr[$i];</text:span></text:span></text:p>
      <text:p text:style-name="P444"><text:span text:style-name="Source_20_Text"><text:span text:style-name="T249">}</text:span></text:span></text:p>
      <text:p text:style-name="P617"><text:span text:style-name="Source_20_Text"><text:span text:style-name="T234"/></text:span></text:p>
      <text:p text:style-name="P444"><text:span text:style-name="Source_20_Text"><text:span text:style-name="T624">$var[] = test('x');</text:span></text:span><text:span text:style-name="Source_20_Text"><text:span text:style-name="T249"> </text:span></text:span></text:p>
      <text:p text:style-name="P444"><text:span text:style-name="Source_20_Text"><text:span text:style-name="T615">test('xx'); </text:span></text:span></text:p>
      <text:p text:style-name="P617"><text:span text:style-name="Source_20_Text"><text:span text:style-name="T627">var_export($var);</text:span></text:span></text:p>
      <text:p text:style-name="P444"><text:span text:style-name="Source_20_Text"><text:span text:style-name="T249">?&gt;</text:span></text:span></text:p>
      <text:p text:style-name="P475"><text:span text:style-name="Source_20_Text"><text:span text:style-name="T624">array ( 'a' =&gt; 1, 'b' =&gt; 2, 'c' =&gt; 3, )</text:span></text:span></text:p>
      <text:p text:style-name="P475"><text:span text:style-name="Source_20_Text"><text:span text:style-name="T615">array ( 'a' =&gt; 1, 'b' =&gt; 2, 'c' =&gt; 3, 'x' =&gt; NULL, )</text:span></text:span></text:p>
      <text:p text:style-name="P475"><text:span text:style-name="Source_20_Text"><text:span text:style-name="T626">array ( 0 =&gt; NULL, )</text:span></text:span></text:p>
      <text:p text:style-name="P135"><text:span text:style-name="Source_20_Text"><text:span text:style-name="T2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1T19:21:01.910329166</dc:date>
    <meta:editing-duration>P1DT14H11M14S</meta:editing-duration>
    <meta:editing-cycles>237</meta:editing-cycles>
    <meta:generator>LibreOffice/7.2.3.2$Linux_X86_64 LibreOffice_project/20$Build-2</meta:generator>
    <meta:print-date>2021-11-16T08:06:54.329451553</meta:print-date>
    <meta:document-statistic meta:table-count="1" meta:image-count="0" meta:object-count="0" meta:page-count="53" meta:paragraph-count="1443" meta:word-count="11225" meta:character-count="68960" meta:non-whitespace-character-count="57300"/>
  </office:meta>
</office:document-meta>
</file>